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da2339" officeooo:paragraph-rsid="04da2339"/>
    </style:style>
    <style:style style:name="P207" style:family="paragraph" style:parent-style-name="Text_20_body">
      <style:text-properties officeooo:rsid="04da2413" officeooo:paragraph-rsid="04da2413"/>
    </style:style>
    <style:style style:name="P208" style:family="paragraph" style:parent-style-name="Text_20_body">
      <style:text-properties officeooo:rsid="04dc9a9f" officeooo:paragraph-rsid="04dc9a9f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507ef00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2e20cd" officeooo:paragraph-rsid="052e20cd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0753c" officeooo:paragraph-rsid="053248e7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Исходный_20_код">
      <style:text-properties officeooo:paragraph-rsid="050a0cbb"/>
    </style:style>
    <style:style style:name="P225" style:family="paragraph" style:parent-style-name="Исходный_20_код">
      <style:text-properties officeooo:paragraph-rsid="052ec773"/>
    </style:style>
    <style:style style:name="P226" style:family="paragraph" style:parent-style-name="Text_20_body">
      <style:text-properties officeooo:rsid="055251ce" officeooo:paragraph-rsid="055251ce"/>
    </style:style>
    <style:style style:name="P227" style:family="paragraph" style:parent-style-name="Text_20_body">
      <style:text-properties officeooo:rsid="0553fa1d" officeooo:paragraph-rsid="056fabf7"/>
    </style:style>
    <style:style style:name="P228" style:family="paragraph" style:parent-style-name="Text_20_body">
      <style:text-properties officeooo:rsid="0564b2e0" officeooo:paragraph-rsid="0564b2e0"/>
    </style:style>
    <style:style style:name="P229" style:family="paragraph" style:parent-style-name="Исходный_20_код">
      <style:text-properties officeooo:rsid="0565ca3e" officeooo:paragraph-rsid="0565ca3e"/>
    </style:style>
    <style:style style:name="P230" style:family="paragraph" style:parent-style-name="Text_20_body">
      <style:text-properties officeooo:rsid="05738872" officeooo:paragraph-rsid="05738872"/>
    </style:style>
    <style:style style:name="P231" style:family="paragraph" style:parent-style-name="Text_20_body">
      <style:text-properties officeooo:rsid="05861cab" officeooo:paragraph-rsid="05861cab"/>
    </style:style>
    <style:style style:name="P232" style:family="paragraph" style:parent-style-name="Исходный_20_код">
      <style:text-properties officeooo:rsid="05598566" officeooo:paragraph-rsid="0584226d"/>
    </style:style>
    <style:style style:name="P233" style:family="paragraph" style:parent-style-name="Text_20_body">
      <style:text-properties officeooo:rsid="05920142" officeooo:paragraph-rsid="05920142"/>
    </style:style>
    <style:style style:name="P234" style:family="paragraph" style:parent-style-name="Text_20_body">
      <style:text-properties officeooo:rsid="0593a96b" officeooo:paragraph-rsid="0593a96b"/>
    </style:style>
    <style:style style:name="P235" style:family="paragraph" style:parent-style-name="Text_20_body">
      <style:text-properties officeooo:rsid="0598e2b5" officeooo:paragraph-rsid="0598e2b5"/>
    </style:style>
    <style:style style:name="P236" style:family="paragraph" style:parent-style-name="Text_20_body">
      <style:text-properties officeooo:rsid="059ad923" officeooo:paragraph-rsid="059ad923"/>
    </style:style>
    <style:style style:name="P237" style:family="paragraph" style:parent-style-name="Text_20_body">
      <style:text-properties officeooo:rsid="059c866d" officeooo:paragraph-rsid="059c866d"/>
    </style:style>
    <style:style style:name="P238" style:family="paragraph" style:parent-style-name="Text_20_body">
      <style:text-properties officeooo:rsid="059de58d" officeooo:paragraph-rsid="059de58d"/>
    </style:style>
    <style:style style:name="P239" style:family="paragraph" style:parent-style-name="Text_20_body">
      <style:text-properties officeooo:rsid="05adf266" officeooo:paragraph-rsid="05adf266"/>
    </style:style>
    <style:style style:name="P240" style:family="paragraph" style:parent-style-name="Text_20_body">
      <style:text-properties officeooo:rsid="05b0dc3b" officeooo:paragraph-rsid="05b0dc3b"/>
    </style:style>
    <style:style style:name="P241" style:family="paragraph" style:parent-style-name="Исходный_20_код">
      <style:text-properties officeooo:paragraph-rsid="05a292c6"/>
    </style:style>
    <style:style style:name="P242" style:family="paragraph" style:parent-style-name="Исходный_20_код">
      <style:text-properties officeooo:paragraph-rsid="05b36f57"/>
    </style:style>
    <style:style style:name="P243" style:family="paragraph" style:parent-style-name="Исходный_20_код">
      <style:text-properties officeooo:paragraph-rsid="05b53f40"/>
    </style:style>
    <style:style style:name="P244" style:family="paragraph" style:parent-style-name="Text_20_body">
      <style:text-properties officeooo:rsid="05cb0c17" officeooo:paragraph-rsid="05ebd4ef"/>
    </style:style>
    <style:style style:name="P245" style:family="paragraph" style:parent-style-name="Text_20_body">
      <style:text-properties officeooo:rsid="05cc541c" officeooo:paragraph-rsid="05cc541c"/>
    </style:style>
    <style:style style:name="P246" style:family="paragraph" style:parent-style-name="Text_20_body">
      <style:text-properties officeooo:rsid="05cc541c" officeooo:paragraph-rsid="07322ddb"/>
    </style:style>
    <style:style style:name="P247" style:family="paragraph" style:parent-style-name="Исходный_20_код">
      <style:text-properties officeooo:paragraph-rsid="05eba585"/>
    </style:style>
    <style:style style:name="P248" style:family="paragraph" style:parent-style-name="Исходный_20_код">
      <style:text-properties officeooo:rsid="0315ed85" officeooo:paragraph-rsid="0315ed85"/>
    </style:style>
    <style:style style:name="P249" style:family="paragraph" style:parent-style-name="Исходный_20_код">
      <style:text-properties officeooo:rsid="05eba585" officeooo:paragraph-rsid="05eba585"/>
    </style:style>
    <style:style style:name="P250" style:family="paragraph" style:parent-style-name="Text_20_body">
      <style:text-properties officeooo:rsid="05f7b27b" officeooo:paragraph-rsid="05f7b27b"/>
    </style:style>
    <style:style style:name="P251" style:family="paragraph" style:parent-style-name="Text_20_body">
      <style:text-properties officeooo:rsid="05f86f03" officeooo:paragraph-rsid="05f86f03"/>
    </style:style>
    <style:style style:name="P252" style:family="paragraph" style:parent-style-name="Text_20_body">
      <style:text-properties officeooo:rsid="05fc5a8b" officeooo:paragraph-rsid="05fc5a8b"/>
    </style:style>
    <style:style style:name="P253" style:family="paragraph" style:parent-style-name="Text_20_body">
      <style:text-properties officeooo:rsid="06005d4c" officeooo:paragraph-rsid="06005d4c"/>
    </style:style>
    <style:style style:name="P254" style:family="paragraph" style:parent-style-name="Text_20_body">
      <style:text-properties officeooo:rsid="0601ba37" officeooo:paragraph-rsid="0601ba37"/>
    </style:style>
    <style:style style:name="P255" style:family="paragraph" style:parent-style-name="Text_20_body">
      <style:text-properties officeooo:rsid="03112720" officeooo:paragraph-rsid="03112720"/>
    </style:style>
    <style:style style:name="P256" style:family="paragraph" style:parent-style-name="Text_20_body">
      <style:text-properties officeooo:paragraph-rsid="06086fbd"/>
    </style:style>
    <style:style style:name="P257" style:family="paragraph" style:parent-style-name="Исходный_20_код">
      <style:text-properties officeooo:paragraph-rsid="06086fbd"/>
    </style:style>
    <style:style style:name="P258" style:family="paragraph" style:parent-style-name="Text_20_body">
      <style:text-properties officeooo:rsid="033764c2" officeooo:paragraph-rsid="033764c2"/>
    </style:style>
    <style:style style:name="P259" style:family="paragraph" style:parent-style-name="Text_20_body">
      <style:text-properties officeooo:rsid="033764c2" officeooo:paragraph-rsid="0609f852"/>
    </style:style>
    <style:style style:name="P260" style:family="paragraph" style:parent-style-name="Text_20_body">
      <style:text-properties officeooo:rsid="03bfd133" officeooo:paragraph-rsid="03daeedf"/>
    </style:style>
    <style:style style:name="P261" style:family="paragraph" style:parent-style-name="Text_20_body">
      <style:text-properties officeooo:rsid="03bfd133" officeooo:paragraph-rsid="060ad3d7"/>
    </style:style>
    <style:style style:name="P262" style:family="paragraph" style:parent-style-name="Text_20_body">
      <style:text-properties officeooo:paragraph-rsid="060af3f5"/>
    </style:style>
    <style:style style:name="P263" style:family="paragraph" style:parent-style-name="Исходный_20_код">
      <style:text-properties officeooo:paragraph-rsid="060af3f5"/>
    </style:style>
    <style:style style:name="P264" style:family="paragraph" style:parent-style-name="Text_20_body">
      <style:text-properties officeooo:rsid="03a412d8" officeooo:paragraph-rsid="03a412d8"/>
    </style:style>
    <style:style style:name="P265" style:family="paragraph" style:parent-style-name="Text_20_body">
      <style:text-properties officeooo:rsid="03a412d8" officeooo:paragraph-rsid="060c39b8"/>
    </style:style>
    <style:style style:name="P266" style:family="paragraph" style:parent-style-name="Text_20_body">
      <style:text-properties officeooo:rsid="03a412d8" officeooo:paragraph-rsid="060f284b"/>
    </style:style>
    <style:style style:name="P267" style:family="paragraph" style:parent-style-name="Text_20_body">
      <style:text-properties officeooo:rsid="03a412d8" officeooo:paragraph-rsid="061d21be"/>
    </style:style>
    <style:style style:name="P268" style:family="paragraph" style:parent-style-name="Text_20_body">
      <style:text-properties officeooo:rsid="03a412d8" officeooo:paragraph-rsid="06cd0ea7"/>
    </style:style>
    <style:style style:name="P269" style:family="paragraph" style:parent-style-name="Text_20_body">
      <style:text-properties officeooo:rsid="0613474a" officeooo:paragraph-rsid="0613474a"/>
    </style:style>
    <style:style style:name="P270" style:family="paragraph" style:parent-style-name="Исходный_20_код">
      <style:text-properties officeooo:paragraph-rsid="05fab04e"/>
    </style:style>
    <style:style style:name="P271" style:family="paragraph" style:parent-style-name="Исходный_20_код">
      <style:text-properties officeooo:paragraph-rsid="0609f852"/>
    </style:style>
    <style:style style:name="P272" style:family="paragraph" style:parent-style-name="Исходный_20_код">
      <style:text-properties officeooo:paragraph-rsid="060ad3d7"/>
    </style:style>
    <style:style style:name="P273" style:family="paragraph" style:parent-style-name="Исходный_20_код">
      <style:text-properties officeooo:paragraph-rsid="060c39b8"/>
    </style:style>
    <style:style style:name="P274" style:family="paragraph" style:parent-style-name="Исходный_20_код">
      <style:text-properties officeooo:paragraph-rsid="061d21be"/>
    </style:style>
    <style:style style:name="P275" style:family="paragraph" style:parent-style-name="Text_20_body">
      <style:text-properties officeooo:rsid="03a87793" officeooo:paragraph-rsid="03a87793"/>
    </style:style>
    <style:style style:name="P276" style:family="paragraph" style:parent-style-name="Text_20_body">
      <style:text-properties officeooo:rsid="0620e95d" officeooo:paragraph-rsid="063e9233"/>
    </style:style>
    <style:style style:name="P277" style:family="paragraph" style:parent-style-name="Text_20_body">
      <style:text-properties officeooo:rsid="0634c7b6" officeooo:paragraph-rsid="0634c7b6"/>
    </style:style>
    <style:style style:name="P278" style:family="paragraph" style:parent-style-name="Text_20_body">
      <style:text-properties officeooo:rsid="06354b6b" officeooo:paragraph-rsid="06354b6b"/>
    </style:style>
    <style:style style:name="P279" style:family="paragraph" style:parent-style-name="Text_20_body">
      <style:text-properties officeooo:rsid="05002b32" officeooo:paragraph-rsid="05002b32"/>
    </style:style>
    <style:style style:name="P280" style:family="paragraph" style:parent-style-name="Исходный_20_код">
      <style:text-properties officeooo:paragraph-rsid="066218da"/>
    </style:style>
    <style:style style:name="P281" style:family="paragraph" style:parent-style-name="Исходный_20_код">
      <style:text-properties officeooo:rsid="066218da" officeooo:paragraph-rsid="066218da"/>
    </style:style>
    <style:style style:name="P282" style:family="paragraph" style:parent-style-name="Исходный_20_код">
      <style:text-properties officeooo:rsid="066218da" officeooo:paragraph-rsid="087a0a4f"/>
    </style:style>
    <style:style style:name="P283" style:family="paragraph" style:parent-style-name="Исходный_20_код">
      <style:text-properties officeooo:paragraph-rsid="066b3141"/>
    </style:style>
    <style:style style:name="P284" style:family="paragraph" style:parent-style-name="Исходный_20_код">
      <style:text-properties officeooo:paragraph-rsid="066b5984"/>
    </style:style>
    <style:style style:name="P285" style:family="paragraph" style:parent-style-name="Text_20_body">
      <style:text-properties officeooo:rsid="0627815a" officeooo:paragraph-rsid="06d42fd3"/>
    </style:style>
    <style:style style:name="P286" style:family="paragraph" style:parent-style-name="Text_20_body">
      <style:text-properties officeooo:rsid="062a8f9d" officeooo:paragraph-rsid="06d42fd3"/>
    </style:style>
    <style:style style:name="P28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8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8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291" style:family="paragraph" style:parent-style-name="Исходный_20_код">
      <style:text-properties officeooo:paragraph-rsid="06903f5c"/>
    </style:style>
    <style:style style:name="P29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29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294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295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96" style:family="paragraph" style:parent-style-name="Исходный_20_код">
      <style:text-properties officeooo:paragraph-rsid="069e3f3c"/>
    </style:style>
    <style:style style:name="P297" style:family="paragraph" style:parent-style-name="Text_20_body">
      <style:text-properties officeooo:rsid="00d615d9" officeooo:paragraph-rsid="0723ea59"/>
    </style:style>
    <style:style style:name="P298" style:family="paragraph" style:parent-style-name="Text_20_body">
      <style:text-properties officeooo:rsid="00e49875" officeooo:paragraph-rsid="072afc5d"/>
    </style:style>
    <style:style style:name="P299" style:family="paragraph" style:parent-style-name="Text_20_body">
      <style:text-properties officeooo:rsid="07577a03" officeooo:paragraph-rsid="07577a03"/>
    </style:style>
    <style:style style:name="P300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01" style:family="paragraph" style:parent-style-name="Text_20_body">
      <style:text-properties officeooo:rsid="07577a03" officeooo:paragraph-rsid="076dde53"/>
    </style:style>
    <style:style style:name="P302" style:family="paragraph" style:parent-style-name="Text_20_body">
      <style:text-properties officeooo:rsid="07577a03" officeooo:paragraph-rsid="076ee35a"/>
    </style:style>
    <style:style style:name="P303" style:family="paragraph" style:parent-style-name="Text_20_body">
      <style:text-properties officeooo:rsid="075b1c15" officeooo:paragraph-rsid="075b1c15"/>
    </style:style>
    <style:style style:name="P304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05" style:family="paragraph" style:parent-style-name="Text_20_body">
      <style:text-properties officeooo:rsid="075fe862" officeooo:paragraph-rsid="075fe862"/>
    </style:style>
    <style:style style:name="P306" style:family="paragraph" style:parent-style-name="Text_20_body">
      <style:text-properties officeooo:rsid="0764e0b4" officeooo:paragraph-rsid="0764e0b4"/>
    </style:style>
    <style:style style:name="P307" style:family="paragraph" style:parent-style-name="Text_20_body">
      <style:text-properties officeooo:rsid="0764e0b4" officeooo:paragraph-rsid="076c388a"/>
    </style:style>
    <style:style style:name="P308" style:family="paragraph" style:parent-style-name="Text_20_body">
      <style:text-properties officeooo:rsid="01e6a17f" officeooo:paragraph-rsid="07b729ce"/>
    </style:style>
    <style:style style:name="P309" style:family="paragraph" style:parent-style-name="Исходный_20_код">
      <style:text-properties officeooo:paragraph-rsid="0750966a"/>
    </style:style>
    <style:style style:name="P310" style:family="paragraph" style:parent-style-name="Исходный_20_код">
      <style:text-properties officeooo:paragraph-rsid="06690a4e"/>
    </style:style>
    <style:style style:name="P311" style:family="paragraph" style:parent-style-name="Исходный_20_код">
      <style:text-properties officeooo:paragraph-rsid="07632cc8"/>
    </style:style>
    <style:style style:name="P312" style:family="paragraph" style:parent-style-name="Text_20_body">
      <style:text-properties officeooo:rsid="07bc1eef" officeooo:paragraph-rsid="07be8631"/>
    </style:style>
    <style:style style:name="P313" style:family="paragraph" style:parent-style-name="Text_20_body">
      <style:text-properties officeooo:rsid="07bd6177" officeooo:paragraph-rsid="07bd6177"/>
    </style:style>
    <style:style style:name="P314" style:family="paragraph" style:parent-style-name="Text_20_body">
      <style:text-properties officeooo:rsid="07bd96ca" officeooo:paragraph-rsid="07bd96ca"/>
    </style:style>
    <style:style style:name="P315" style:family="paragraph" style:parent-style-name="Text_20_body">
      <style:text-properties officeooo:rsid="07c16ce6" officeooo:paragraph-rsid="07c16ce6"/>
    </style:style>
    <style:style style:name="P316" style:family="paragraph" style:parent-style-name="Исходный_20_код">
      <style:text-properties officeooo:paragraph-rsid="06fa67cc"/>
    </style:style>
    <style:style style:name="P317" style:family="paragraph" style:parent-style-name="Text_20_body">
      <style:text-properties officeooo:rsid="07c974ee" officeooo:paragraph-rsid="07c974ee"/>
    </style:style>
    <style:style style:name="P318" style:family="paragraph" style:parent-style-name="Text_20_body">
      <style:text-properties officeooo:rsid="07cc2237" officeooo:paragraph-rsid="07cc2237"/>
    </style:style>
    <style:style style:name="P319" style:family="paragraph" style:parent-style-name="Text_20_body">
      <style:text-properties officeooo:rsid="07cc2237" officeooo:paragraph-rsid="07e7abec"/>
    </style:style>
    <style:style style:name="P320" style:family="paragraph" style:parent-style-name="Text_20_body">
      <style:text-properties officeooo:rsid="07ce040e" officeooo:paragraph-rsid="07ec9397"/>
    </style:style>
    <style:style style:name="P321" style:family="paragraph" style:parent-style-name="Text_20_body">
      <style:text-properties officeooo:rsid="07ce040e" officeooo:paragraph-rsid="07eeae75"/>
    </style:style>
    <style:style style:name="P322" style:family="paragraph" style:parent-style-name="Text_20_body">
      <style:text-properties officeooo:rsid="07ce040e" officeooo:paragraph-rsid="07f12425"/>
    </style:style>
    <style:style style:name="P323" style:family="paragraph" style:parent-style-name="Text_20_body">
      <style:text-properties officeooo:rsid="07ce040e" officeooo:paragraph-rsid="07f22e13"/>
    </style:style>
    <style:style style:name="P324" style:family="paragraph" style:parent-style-name="Text_20_body">
      <style:text-properties officeooo:rsid="07e30975" officeooo:paragraph-rsid="07e30975"/>
    </style:style>
    <style:style style:name="P325" style:family="paragraph" style:parent-style-name="Исходный_20_код">
      <style:text-properties officeooo:paragraph-rsid="066f57ff"/>
    </style:style>
    <style:style style:name="P326" style:family="paragraph" style:parent-style-name="Исходный_20_код">
      <style:text-properties officeooo:paragraph-rsid="0672426f"/>
    </style:style>
    <style:style style:name="P327" style:family="paragraph" style:parent-style-name="Text_20_body">
      <style:text-properties officeooo:rsid="08376563" officeooo:paragraph-rsid="08376563"/>
    </style:style>
    <style:style style:name="P328" style:family="paragraph" style:parent-style-name="Text_20_body">
      <style:text-properties officeooo:rsid="05da01fa" officeooo:paragraph-rsid="05da01fa"/>
    </style:style>
    <style:style style:name="P329" style:family="paragraph" style:parent-style-name="Text_20_body">
      <style:text-properties officeooo:rsid="0815f31e" officeooo:paragraph-rsid="0815f31e"/>
    </style:style>
    <style:style style:name="P330" style:family="paragraph" style:parent-style-name="Text_20_body">
      <style:text-properties officeooo:rsid="08194868" officeooo:paragraph-rsid="08194868"/>
    </style:style>
    <style:style style:name="P331" style:family="paragraph" style:parent-style-name="Text_20_body">
      <style:text-properties officeooo:rsid="08195eda" officeooo:paragraph-rsid="081d68db"/>
    </style:style>
    <style:style style:name="P332" style:family="paragraph" style:parent-style-name="Text_20_body">
      <style:text-properties officeooo:paragraph-rsid="081a0aa8"/>
    </style:style>
    <style:style style:name="P333" style:family="paragraph" style:parent-style-name="Text_20_body">
      <style:text-properties officeooo:rsid="0823fcfa" officeooo:paragraph-rsid="0823fcfa"/>
    </style:style>
    <style:style style:name="P334" style:family="paragraph" style:parent-style-name="Text_20_body">
      <style:text-properties officeooo:rsid="00c42a1b" officeooo:paragraph-rsid="08376563"/>
    </style:style>
    <style:style style:name="P335" style:family="paragraph" style:parent-style-name="Исходный_20_код">
      <style:text-properties officeooo:paragraph-rsid="0822c67e"/>
    </style:style>
    <style:style style:name="P336" style:family="paragraph" style:parent-style-name="Исходный_20_код">
      <style:text-properties officeooo:paragraph-rsid="0845f5a3"/>
    </style:style>
    <style:style style:name="P337" style:family="paragraph" style:parent-style-name="Text_20_body">
      <style:text-properties officeooo:rsid="084794a4" officeooo:paragraph-rsid="084a7113"/>
    </style:style>
    <style:style style:name="P338" style:family="paragraph" style:parent-style-name="Text_20_body">
      <style:text-properties officeooo:rsid="084e411f" officeooo:paragraph-rsid="084e411f"/>
    </style:style>
    <style:style style:name="P339" style:family="paragraph" style:parent-style-name="Text_20_body">
      <style:text-properties officeooo:rsid="084e411f" officeooo:paragraph-rsid="08505a1a"/>
    </style:style>
    <style:style style:name="P340" style:family="paragraph" style:parent-style-name="Исходный_20_код">
      <style:text-properties officeooo:paragraph-rsid="083e787c"/>
    </style:style>
    <style:style style:name="P341" style:family="paragraph" style:parent-style-name="Исходный_20_код">
      <style:text-properties officeooo:paragraph-rsid="08446432"/>
    </style:style>
    <style:style style:name="P342" style:family="paragraph" style:parent-style-name="Исходный_20_код">
      <style:text-properties officeooo:paragraph-rsid="08505a1a"/>
    </style:style>
    <style:style style:name="P343" style:family="paragraph" style:parent-style-name="Исходный_20_код">
      <style:text-properties officeooo:paragraph-rsid="0858963c"/>
    </style:style>
    <style:style style:name="P344" style:family="paragraph" style:parent-style-name="Text_20_body">
      <style:text-properties officeooo:rsid="08569c4b" officeooo:paragraph-rsid="08569c4b"/>
    </style:style>
    <style:style style:name="P345" style:family="paragraph" style:parent-style-name="Text_20_body">
      <style:text-properties officeooo:rsid="08569c4b" officeooo:paragraph-rsid="085e8842"/>
    </style:style>
    <style:style style:name="P346" style:family="paragraph" style:parent-style-name="Text_20_body">
      <style:text-properties officeooo:rsid="085cffdc" officeooo:paragraph-rsid="085cffdc"/>
    </style:style>
    <style:style style:name="P347" style:family="paragraph" style:parent-style-name="Text_20_body">
      <style:text-properties officeooo:rsid="0861cddb" officeooo:paragraph-rsid="0869d2bd"/>
    </style:style>
    <style:style style:name="P348" style:family="paragraph" style:parent-style-name="Text_20_body">
      <style:text-properties officeooo:rsid="0861cddb" officeooo:paragraph-rsid="087290ff"/>
    </style:style>
    <style:style style:name="P349" style:family="paragraph" style:parent-style-name="Text_20_body">
      <style:text-properties officeooo:rsid="0861cddb" officeooo:paragraph-rsid="087306ba"/>
    </style:style>
    <style:style style:name="P350" style:family="paragraph" style:parent-style-name="Text_20_body">
      <style:text-properties officeooo:rsid="0861cddb" officeooo:paragraph-rsid="0874e748"/>
    </style:style>
    <style:style style:name="P351" style:family="paragraph" style:parent-style-name="Text_20_body">
      <style:text-properties officeooo:rsid="0861cddb" officeooo:paragraph-rsid="087d3abf"/>
    </style:style>
    <style:style style:name="P352" style:family="paragraph" style:parent-style-name="Text_20_body">
      <style:text-properties officeooo:paragraph-rsid="0870bacb"/>
    </style:style>
    <style:style style:name="P353" style:family="paragraph" style:parent-style-name="Исходный_20_код">
      <style:text-properties officeooo:paragraph-rsid="087290ff"/>
    </style:style>
    <style:style style:name="P354" style:family="paragraph" style:parent-style-name="Исходный_20_код">
      <style:text-properties officeooo:paragraph-rsid="087306ba"/>
    </style:style>
    <style:style style:name="P355" style:family="paragraph" style:parent-style-name="Исходный_20_код">
      <style:text-properties officeooo:paragraph-rsid="0874e748"/>
    </style:style>
    <style:style style:name="P356" style:family="paragraph" style:parent-style-name="Исходный_20_код">
      <style:text-properties officeooo:paragraph-rsid="087d3abf"/>
    </style:style>
    <style:style style:name="P357" style:family="paragraph" style:parent-style-name="Исходный_20_код">
      <style:text-properties officeooo:paragraph-rsid="087f2f39"/>
    </style:style>
    <style:style style:name="P358" style:family="paragraph" style:parent-style-name="Исходный_20_код">
      <style:text-properties officeooo:paragraph-rsid="08828c49"/>
    </style:style>
    <style:style style:name="P359" style:family="paragraph" style:parent-style-name="Text_20_body">
      <style:text-properties officeooo:rsid="087768a5" officeooo:paragraph-rsid="087768a5"/>
    </style:style>
    <style:style style:name="P360" style:family="paragraph" style:parent-style-name="Text_20_body">
      <style:text-properties officeooo:rsid="087f2f39" officeooo:paragraph-rsid="087f2f39"/>
    </style:style>
    <style:style style:name="P361" style:family="paragraph" style:parent-style-name="Text_20_body">
      <style:text-properties officeooo:rsid="087f2f39" officeooo:paragraph-rsid="08828c49"/>
    </style:style>
    <style:style style:name="P362" style:family="paragraph" style:parent-style-name="Исходный_20_код">
      <style:text-properties officeooo:paragraph-rsid="088437af"/>
    </style:style>
    <style:style style:name="P363" style:family="paragraph" style:parent-style-name="Исходный_20_код">
      <style:text-properties officeooo:paragraph-rsid="088978d3"/>
    </style:style>
    <style:style style:name="P364" style:family="paragraph" style:parent-style-name="Text_20_body">
      <style:text-properties officeooo:rsid="089fcd00" officeooo:paragraph-rsid="089fcd00"/>
    </style:style>
    <style:style style:name="P365" style:family="paragraph" style:parent-style-name="Исходный_20_код">
      <style:text-properties officeooo:paragraph-rsid="089539aa"/>
    </style:style>
    <style:style style:name="P366" style:family="paragraph" style:parent-style-name="Text_20_body">
      <style:text-properties officeooo:rsid="088f2807" officeooo:paragraph-rsid="088f2807"/>
    </style:style>
    <style:style style:name="P367" style:family="paragraph" style:parent-style-name="Text_20_body">
      <style:text-properties officeooo:rsid="089539aa" officeooo:paragraph-rsid="089c4f1c"/>
    </style:style>
    <style:style style:name="P368" style:family="paragraph" style:parent-style-name="Text_20_body">
      <style:text-properties officeooo:rsid="089830a1" officeooo:paragraph-rsid="089830a1"/>
    </style:style>
    <style:style style:name="P369" style:family="paragraph" style:parent-style-name="Text_20_body">
      <style:text-properties officeooo:rsid="089fff8f" officeooo:paragraph-rsid="089fff8f"/>
    </style:style>
    <style:style style:name="P370" style:family="paragraph" style:parent-style-name="Text_20_body">
      <style:text-properties officeooo:rsid="08ab5a51" officeooo:paragraph-rsid="08ab5a51"/>
    </style:style>
    <style:style style:name="P371" style:family="paragraph" style:parent-style-name="Text_20_body">
      <style:text-properties officeooo:rsid="08ae6576" officeooo:paragraph-rsid="08b5bdc5"/>
    </style:style>
    <style:style style:name="P372" style:family="paragraph" style:parent-style-name="Text_20_body">
      <style:text-properties officeooo:rsid="08af039e" officeooo:paragraph-rsid="08af039e"/>
    </style:style>
    <style:style style:name="P373" style:family="paragraph" style:parent-style-name="Исходный_20_код">
      <style:text-properties officeooo:paragraph-rsid="08928c6c"/>
    </style:style>
    <style:style style:name="P374" style:family="paragraph" style:parent-style-name="Text_20_body">
      <style:text-properties officeooo:paragraph-rsid="08d53d8c"/>
    </style:style>
    <style:style style:name="P375" style:family="paragraph" style:parent-style-name="Исходный_20_код">
      <style:text-properties officeooo:paragraph-rsid="08d53d8c"/>
    </style:style>
    <style:style style:name="P376" style:family="paragraph" style:parent-style-name="Синтаксическое_20_правило">
      <style:text-properties officeooo:paragraph-rsid="08d53d8c"/>
    </style:style>
    <style:style style:name="P377" style:family="paragraph" style:parent-style-name="Text_20_body">
      <style:text-properties officeooo:rsid="08dd77e6" officeooo:paragraph-rsid="08dd77e6"/>
    </style:style>
    <style:style style:name="P378" style:family="paragraph" style:parent-style-name="Text_20_body">
      <style:text-properties officeooo:rsid="08dd77e6" officeooo:paragraph-rsid="09260fd6"/>
    </style:style>
    <style:style style:name="P379" style:family="paragraph" style:parent-style-name="Text_20_body">
      <style:text-properties officeooo:rsid="00951bc6" officeooo:paragraph-rsid="08d53d8c"/>
    </style:style>
    <style:style style:name="P380" style:family="paragraph" style:parent-style-name="Text_20_body">
      <style:text-properties officeooo:rsid="08d53d8c" officeooo:paragraph-rsid="08d53d8c"/>
    </style:style>
    <style:style style:name="P381" style:family="paragraph" style:parent-style-name="Text_20_body">
      <style:text-properties officeooo:rsid="08e4c7b0" officeooo:paragraph-rsid="08e4c7b0"/>
    </style:style>
    <style:style style:name="P382" style:family="paragraph" style:parent-style-name="Text_20_body">
      <style:text-properties officeooo:rsid="08e6ddf6" officeooo:paragraph-rsid="08e6ddf6"/>
    </style:style>
    <style:style style:name="P383" style:family="paragraph" style:parent-style-name="Text_20_body">
      <style:text-properties officeooo:rsid="08ee940e" officeooo:paragraph-rsid="08ee940e"/>
    </style:style>
    <style:style style:name="P384" style:family="paragraph" style:parent-style-name="Text_20_body">
      <style:text-properties officeooo:rsid="08f17972" officeooo:paragraph-rsid="08f17972"/>
    </style:style>
    <style:style style:name="P385" style:family="paragraph" style:parent-style-name="Text_20_body">
      <style:text-properties officeooo:rsid="08f6b53a" officeooo:paragraph-rsid="08f6b53a"/>
    </style:style>
    <style:style style:name="P386" style:family="paragraph" style:parent-style-name="Text_20_body">
      <style:text-properties officeooo:rsid="08f815b1" officeooo:paragraph-rsid="08f815b1"/>
    </style:style>
    <style:style style:name="P387" style:family="paragraph" style:parent-style-name="Text_20_body">
      <style:text-properties officeooo:rsid="08f89a21" officeooo:paragraph-rsid="08f89a21"/>
    </style:style>
    <style:style style:name="P388" style:family="paragraph" style:parent-style-name="Text_20_body">
      <style:text-properties officeooo:rsid="0901a250" officeooo:paragraph-rsid="0901a250"/>
    </style:style>
    <style:style style:name="P389" style:family="paragraph" style:parent-style-name="Text_20_body">
      <style:text-properties officeooo:rsid="09048a2d" officeooo:paragraph-rsid="09048a2d"/>
    </style:style>
    <style:style style:name="P390" style:family="paragraph" style:parent-style-name="Text_20_body">
      <style:text-properties officeooo:rsid="0904b99b" officeooo:paragraph-rsid="0904b99b"/>
    </style:style>
    <style:style style:name="P391" style:family="paragraph" style:parent-style-name="Text_20_body">
      <style:text-properties officeooo:rsid="09089e80" officeooo:paragraph-rsid="09089e80"/>
    </style:style>
    <style:style style:name="P392" style:family="paragraph" style:parent-style-name="Text_20_body">
      <style:text-properties officeooo:rsid="09089e80" officeooo:paragraph-rsid="090c53cb"/>
    </style:style>
    <style:style style:name="P393" style:family="paragraph" style:parent-style-name="Text_20_body">
      <style:text-properties officeooo:rsid="090ffc8a" officeooo:paragraph-rsid="090ffc8a"/>
    </style:style>
    <style:style style:name="P394" style:family="paragraph" style:parent-style-name="Text_20_body">
      <style:text-properties officeooo:rsid="091162cc" officeooo:paragraph-rsid="091162cc"/>
    </style:style>
    <style:style style:name="P395" style:family="paragraph" style:parent-style-name="Text_20_body">
      <style:text-properties officeooo:rsid="091a5b33" officeooo:paragraph-rsid="091a5b33"/>
    </style:style>
    <style:style style:name="P396" style:family="paragraph" style:parent-style-name="Text_20_body">
      <style:text-properties officeooo:rsid="09294072" officeooo:paragraph-rsid="09294072"/>
    </style:style>
    <style:style style:name="P397" style:family="paragraph" style:parent-style-name="Text_20_body">
      <style:text-properties officeooo:paragraph-rsid="08a66b1d"/>
    </style:style>
    <style:style style:name="P398" style:family="paragraph" style:parent-style-name="Text_20_body">
      <style:text-properties officeooo:rsid="092b0c67" officeooo:paragraph-rsid="092b0c67"/>
    </style:style>
    <style:style style:name="P399" style:family="paragraph" style:parent-style-name="Text_20_body">
      <style:text-properties officeooo:rsid="092dc161" officeooo:paragraph-rsid="092dc161"/>
    </style:style>
    <style:style style:name="P400" style:family="paragraph" style:parent-style-name="Text_20_body">
      <style:text-properties officeooo:rsid="092e9839" officeooo:paragraph-rsid="092e9839"/>
    </style:style>
    <style:style style:name="P401" style:family="paragraph" style:parent-style-name="Text_20_body">
      <style:text-properties officeooo:rsid="092ffedd" officeooo:paragraph-rsid="092ffedd"/>
    </style:style>
    <style:style style:name="P402" style:family="paragraph" style:parent-style-name="Text_20_body">
      <style:text-properties officeooo:rsid="0935eb79" officeooo:paragraph-rsid="0945e383"/>
    </style:style>
    <style:style style:name="P403" style:family="paragraph" style:parent-style-name="Text_20_body">
      <style:text-properties officeooo:rsid="093a1e20" officeooo:paragraph-rsid="093a1e20"/>
    </style:style>
    <style:style style:name="P404" style:family="paragraph" style:parent-style-name="Исходный_20_код">
      <style:text-properties officeooo:rsid="0619a082" officeooo:paragraph-rsid="08d53d8c"/>
    </style:style>
    <style:style style:name="P405" style:family="paragraph" style:parent-style-name="Исходный_20_код">
      <style:text-properties officeooo:rsid="061a2143" officeooo:paragraph-rsid="08d53d8c"/>
    </style:style>
    <style:style style:name="P406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07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08" style:family="paragraph" style:parent-style-name="Исходный_20_код">
      <style:text-properties officeooo:paragraph-rsid="08e2bf57"/>
    </style:style>
    <style:style style:name="P409" style:family="paragraph" style:parent-style-name="Исходный_20_код">
      <style:text-properties officeooo:paragraph-rsid="08e4c7b0"/>
    </style:style>
    <style:style style:name="P410" style:family="paragraph" style:parent-style-name="Исходный_20_код">
      <style:text-properties officeooo:rsid="09124caa" officeooo:paragraph-rsid="09124caa"/>
    </style:style>
    <style:style style:name="P411" style:family="paragraph" style:parent-style-name="Исходный_20_код">
      <style:text-properties officeooo:rsid="09124caa" officeooo:paragraph-rsid="09234619"/>
    </style:style>
    <style:style style:name="P412" style:family="paragraph" style:parent-style-name="Heading_20_1">
      <style:paragraph-properties fo:text-align="center" style:justify-single-word="false"/>
    </style:style>
    <style:style style:name="P413" style:family="paragraph" style:parent-style-name="Heading_20_2">
      <style:text-properties officeooo:rsid="089fcd00" officeooo:paragraph-rsid="089fcd00"/>
    </style:style>
    <style:style style:name="P414" style:family="paragraph" style:parent-style-name="Heading_20_2">
      <style:text-properties officeooo:paragraph-rsid="08d53d8c"/>
    </style:style>
    <style:style style:name="P415" style:family="paragraph" style:parent-style-name="Heading_20_2">
      <style:text-properties officeooo:rsid="08dd77e6" officeooo:paragraph-rsid="08dd77e6"/>
    </style:style>
    <style:style style:name="P416" style:family="paragraph" style:parent-style-name="Heading_20_2">
      <style:text-properties officeooo:rsid="030668d5" officeooo:paragraph-rsid="0945e383"/>
    </style:style>
    <style:style style:name="P417" style:family="paragraph" style:parent-style-name="Heading_20_2">
      <style:text-properties officeooo:rsid="08376563" officeooo:paragraph-rsid="08376563"/>
    </style:style>
    <style:style style:name="P418" style:family="paragraph" style:parent-style-name="Heading_20_2">
      <style:text-properties officeooo:paragraph-rsid="01023fd0"/>
    </style:style>
    <style:style style:name="P419" style:family="paragraph" style:parent-style-name="Heading_20_3">
      <style:text-properties officeooo:paragraph-rsid="08d53d8c"/>
    </style:style>
    <style:style style:name="P420" style:family="paragraph" style:parent-style-name="Heading_20_3">
      <style:text-properties officeooo:rsid="058fbb7a" officeooo:paragraph-rsid="08d53d8c"/>
    </style:style>
    <style:style style:name="P421" style:family="paragraph" style:parent-style-name="Heading_20_3">
      <style:text-properties officeooo:rsid="08ea5360" officeooo:paragraph-rsid="08ea5360"/>
    </style:style>
    <style:style style:name="P422" style:family="paragraph" style:parent-style-name="Heading_20_3">
      <style:text-properties officeooo:paragraph-rsid="07294ebc"/>
    </style:style>
    <style:style style:name="P423" style:family="paragraph" style:parent-style-name="Heading_20_3">
      <style:text-properties officeooo:rsid="0506f2f0" officeooo:paragraph-rsid="0506f2f0"/>
    </style:style>
    <style:style style:name="P424" style:family="paragraph" style:parent-style-name="Heading_20_3">
      <style:text-properties officeooo:rsid="0007ce7d" officeooo:paragraph-rsid="01023fd0"/>
    </style:style>
    <style:style style:name="P425" style:family="paragraph" style:parent-style-name="Heading_20_3">
      <style:text-properties officeooo:rsid="02524ea3" officeooo:paragraph-rsid="02524ea3"/>
    </style:style>
    <style:style style:name="P426" style:family="paragraph" style:parent-style-name="Heading_20_3">
      <style:text-properties officeooo:rsid="047bd7da" officeooo:paragraph-rsid="047bd7da"/>
    </style:style>
    <style:style style:name="P427" style:family="paragraph" style:parent-style-name="Heading_20_3">
      <style:text-properties officeooo:rsid="0251c04e" officeooo:paragraph-rsid="089539aa"/>
    </style:style>
    <style:style style:name="P428" style:family="paragraph" style:parent-style-name="Heading_20_3">
      <style:text-properties officeooo:rsid="0251c04e" officeooo:paragraph-rsid="0251c04e"/>
    </style:style>
    <style:style style:name="P429" style:family="paragraph" style:parent-style-name="Heading_20_3">
      <style:text-properties officeooo:rsid="0251c04e" officeooo:paragraph-rsid="05049cfa"/>
    </style:style>
    <style:style style:name="P430" style:family="paragraph" style:parent-style-name="Heading_20_3">
      <style:text-properties officeooo:rsid="04306acc" officeooo:paragraph-rsid="04306acc"/>
    </style:style>
    <style:style style:name="P431" style:family="paragraph" style:parent-style-name="Heading_20_3">
      <style:text-properties officeooo:paragraph-rsid="0845f5a3"/>
    </style:style>
    <style:style style:name="P432" style:family="paragraph" style:parent-style-name="Heading_20_4">
      <style:text-properties officeooo:rsid="061d21be" officeooo:paragraph-rsid="061d21be"/>
    </style:style>
    <style:style style:name="P433" style:family="paragraph" style:parent-style-name="Heading_20_4">
      <style:text-properties officeooo:paragraph-rsid="01023fd0"/>
    </style:style>
    <style:style style:name="P434" style:family="paragraph" style:parent-style-name="Heading_20_4">
      <style:text-properties officeooo:rsid="00fb200b" officeooo:paragraph-rsid="01023fd0"/>
    </style:style>
    <style:style style:name="P435" style:family="paragraph" style:parent-style-name="Heading_20_4">
      <style:text-properties officeooo:paragraph-rsid="025e6b69"/>
    </style:style>
    <style:style style:name="P436" style:family="paragraph" style:parent-style-name="Heading_20_4">
      <style:text-properties officeooo:rsid="07060c18" officeooo:paragraph-rsid="07060c18"/>
    </style:style>
    <style:style style:name="P437" style:family="paragraph" style:parent-style-name="Heading_20_4">
      <style:text-properties officeooo:rsid="04a0107e" officeooo:paragraph-rsid="04c9d0e6"/>
    </style:style>
    <style:style style:name="P438" style:family="paragraph" style:parent-style-name="Heading_20_4">
      <style:text-properties officeooo:rsid="04a0107e" officeooo:paragraph-rsid="04a0107e"/>
    </style:style>
    <style:style style:name="P439" style:family="paragraph" style:parent-style-name="Heading_20_4">
      <style:text-properties officeooo:rsid="04a234b8" officeooo:paragraph-rsid="04a234b8"/>
    </style:style>
    <style:style style:name="P440" style:family="paragraph" style:parent-style-name="Heading_20_4">
      <style:text-properties officeooo:rsid="04a4a5b3" officeooo:paragraph-rsid="04a4a5b3"/>
    </style:style>
    <style:style style:name="P441" style:family="paragraph" style:parent-style-name="Heading_20_4">
      <style:text-properties officeooo:rsid="04a4e6c6" officeooo:paragraph-rsid="04a4e6c6"/>
    </style:style>
    <style:style style:name="P442" style:family="paragraph" style:parent-style-name="Heading_20_4">
      <style:text-properties officeooo:rsid="04a88932" officeooo:paragraph-rsid="04a88932"/>
    </style:style>
    <style:style style:name="P443" style:family="paragraph" style:parent-style-name="Heading_20_4">
      <style:text-properties officeooo:rsid="04aa6536" officeooo:paragraph-rsid="04aa6536"/>
    </style:style>
    <style:style style:name="P444" style:family="paragraph" style:parent-style-name="Heading_20_4">
      <style:text-properties officeooo:rsid="04b01eb2" officeooo:paragraph-rsid="04b01eb2"/>
    </style:style>
    <style:style style:name="P445" style:family="paragraph" style:parent-style-name="Heading_20_4">
      <style:text-properties officeooo:rsid="088978d3" officeooo:paragraph-rsid="088978d3"/>
    </style:style>
    <style:style style:name="P446" style:family="paragraph" style:parent-style-name="Heading_20_4">
      <style:text-properties officeooo:paragraph-rsid="087a0a4f"/>
    </style:style>
    <style:style style:name="P447" style:family="paragraph" style:parent-style-name="Heading_20_4">
      <style:text-properties officeooo:paragraph-rsid="069e3f3c"/>
    </style:style>
    <style:style style:name="P448" style:family="paragraph" style:parent-style-name="Heading_20_4">
      <style:text-properties officeooo:paragraph-rsid="06903f5c"/>
    </style:style>
    <style:style style:name="P449" style:family="paragraph" style:parent-style-name="Heading_20_4">
      <style:text-properties officeooo:rsid="07d05194" officeooo:paragraph-rsid="084bf5e0"/>
    </style:style>
    <style:style style:name="P450" style:family="paragraph" style:parent-style-name="Heading_20_4">
      <style:text-properties officeooo:rsid="07d05194" officeooo:paragraph-rsid="08505a1a"/>
    </style:style>
    <style:style style:name="P451" style:family="paragraph" style:parent-style-name="Heading_20_4">
      <style:text-properties officeooo:paragraph-rsid="0858963c"/>
    </style:style>
    <style:style style:name="P452" style:family="paragraph" style:parent-style-name="Heading_20_4">
      <style:text-properties officeooo:paragraph-rsid="087290ff"/>
    </style:style>
    <style:style style:name="P453" style:family="paragraph" style:parent-style-name="Heading_20_4">
      <style:text-properties officeooo:paragraph-rsid="087306ba"/>
    </style:style>
    <style:style style:name="P454" style:family="paragraph" style:parent-style-name="Heading_20_4">
      <style:text-properties officeooo:paragraph-rsid="0874e748"/>
    </style:style>
    <style:style style:name="P455" style:family="paragraph" style:parent-style-name="Heading_20_4">
      <style:text-properties officeooo:paragraph-rsid="087d3abf"/>
    </style:style>
    <style:style style:name="P456" style:family="paragraph" style:parent-style-name="Heading_20_4">
      <style:text-properties officeooo:paragraph-rsid="087f2f39"/>
    </style:style>
    <style:style style:name="P457" style:family="paragraph" style:parent-style-name="Heading_20_4">
      <style:text-properties officeooo:paragraph-rsid="08828c49"/>
    </style:style>
    <style:style style:name="P458" style:family="paragraph" style:parent-style-name="Heading_20_4">
      <style:text-properties officeooo:paragraph-rsid="089539aa"/>
    </style:style>
    <style:style style:name="P459" style:family="paragraph" style:parent-style-name="Heading_20_4">
      <style:text-properties officeooo:paragraph-rsid="02d46ef4"/>
    </style:style>
    <style:style style:name="P460" style:family="paragraph" style:parent-style-name="Heading_20_4">
      <style:text-properties officeooo:paragraph-rsid="04321c81"/>
    </style:style>
    <style:style style:name="P461" style:family="paragraph" style:parent-style-name="Heading_20_4">
      <style:text-properties officeooo:paragraph-rsid="0432b9bb"/>
    </style:style>
    <style:style style:name="P462" style:family="paragraph" style:parent-style-name="Heading_20_4">
      <style:text-properties officeooo:paragraph-rsid="043b125e"/>
    </style:style>
    <style:style style:name="P463" style:family="paragraph" style:parent-style-name="Heading_20_4">
      <style:text-properties officeooo:paragraph-rsid="043ce005"/>
    </style:style>
    <style:style style:name="P464" style:family="paragraph" style:parent-style-name="Heading_20_4">
      <style:text-properties officeooo:paragraph-rsid="043f83fe"/>
    </style:style>
    <style:style style:name="P465" style:family="paragraph" style:parent-style-name="Heading_20_4">
      <style:text-properties officeooo:paragraph-rsid="04406dcf"/>
    </style:style>
    <style:style style:name="P466" style:family="paragraph" style:parent-style-name="Heading_20_4">
      <style:text-properties officeooo:paragraph-rsid="04423082"/>
    </style:style>
    <style:style style:name="P467" style:family="paragraph" style:parent-style-name="Heading_20_4">
      <style:text-properties officeooo:paragraph-rsid="04429bdc"/>
    </style:style>
    <style:style style:name="P468" style:family="paragraph" style:parent-style-name="Heading_20_4">
      <style:text-properties officeooo:paragraph-rsid="0443e35b"/>
    </style:style>
    <style:style style:name="P469" style:family="paragraph" style:parent-style-name="Heading_20_4">
      <style:text-properties officeooo:paragraph-rsid="05049cfa"/>
    </style:style>
    <style:style style:name="P470" style:family="paragraph" style:parent-style-name="Heading_20_4">
      <style:text-properties officeooo:paragraph-rsid="01091fb4"/>
    </style:style>
    <style:style style:name="P471" style:family="paragraph" style:parent-style-name="Heading_20_4">
      <style:text-properties officeooo:rsid="0112e62a" officeooo:paragraph-rsid="0112e62a"/>
    </style:style>
    <style:style style:name="P472" style:family="paragraph" style:parent-style-name="Heading_20_4">
      <style:text-properties officeooo:rsid="0112e62a" officeooo:paragraph-rsid="08446432"/>
    </style:style>
    <style:style style:name="P473" style:family="paragraph" style:parent-style-name="Heading_20_4">
      <style:text-properties officeooo:rsid="0112e62a" officeooo:paragraph-rsid="0845f5a3"/>
    </style:style>
    <style:style style:name="P474" style:family="paragraph" style:parent-style-name="Heading_20_4">
      <style:text-properties officeooo:paragraph-rsid="0139fdf0"/>
    </style:style>
    <style:style style:name="P475" style:family="paragraph" style:parent-style-name="Heading_20_4">
      <style:text-properties officeooo:rsid="01c5a1f7" officeooo:paragraph-rsid="01dfee0d"/>
    </style:style>
    <style:style style:name="P476" style:family="paragraph" style:parent-style-name="Heading_20_4">
      <style:text-properties officeooo:rsid="084794a4" officeooo:paragraph-rsid="084794a4"/>
    </style:style>
    <style:style style:name="P477" style:family="paragraph" style:parent-style-name="Heading_20_5">
      <style:text-properties officeooo:rsid="06051fca" officeooo:paragraph-rsid="06051fca"/>
    </style:style>
    <style:style style:name="P478" style:family="paragraph" style:parent-style-name="Heading_20_5">
      <style:text-properties officeooo:rsid="06051fca" officeooo:paragraph-rsid="06086fbd"/>
    </style:style>
    <style:style style:name="P479" style:family="paragraph" style:parent-style-name="Heading_20_5">
      <style:text-properties officeooo:rsid="06051fca" officeooo:paragraph-rsid="0609f852"/>
    </style:style>
    <style:style style:name="P480" style:family="paragraph" style:parent-style-name="Heading_20_5">
      <style:text-properties officeooo:rsid="06051fca" officeooo:paragraph-rsid="060ad3d7"/>
    </style:style>
    <style:style style:name="P481" style:family="paragraph" style:parent-style-name="Heading_20_5">
      <style:text-properties officeooo:rsid="06051fca" officeooo:paragraph-rsid="060af3f5"/>
    </style:style>
    <style:style style:name="P482" style:family="paragraph" style:parent-style-name="Heading_20_5">
      <style:text-properties officeooo:rsid="06051fca" officeooo:paragraph-rsid="060c39b8"/>
    </style:style>
    <style:style style:name="P483" style:family="paragraph" style:parent-style-name="Heading_20_5">
      <style:text-properties officeooo:rsid="06051fca" officeooo:paragraph-rsid="06d1b10a"/>
    </style:style>
    <style:style style:name="P484" style:family="paragraph" style:parent-style-name="Heading_20_5">
      <style:text-properties officeooo:rsid="034fdf84" officeooo:paragraph-rsid="03d7655a"/>
    </style:style>
    <style:style style:name="P485" style:family="paragraph" style:parent-style-name="Heading_20_5">
      <style:text-properties officeooo:rsid="034fdf84" officeooo:paragraph-rsid="03dd9cce"/>
    </style:style>
    <style:style style:name="P486" style:family="paragraph" style:parent-style-name="Heading_20_5">
      <style:text-properties officeooo:rsid="060f284b" officeooo:paragraph-rsid="060f284b"/>
    </style:style>
    <style:style style:name="P487" style:family="paragraph" style:parent-style-name="Heading_20_5">
      <style:text-properties officeooo:rsid="060f284b" officeooo:paragraph-rsid="061d21be"/>
    </style:style>
    <style:style style:name="P488" style:family="paragraph" style:parent-style-name="Heading_20_5">
      <style:text-properties officeooo:paragraph-rsid="061d21be"/>
    </style:style>
    <style:style style:name="P489" style:family="paragraph" style:parent-style-name="Heading_20_5">
      <style:text-properties officeooo:rsid="060d7cba" officeooo:paragraph-rsid="060d7cba"/>
    </style:style>
    <style:style style:name="P490" style:family="paragraph" style:parent-style-name="Heading_20_5">
      <style:text-properties officeooo:paragraph-rsid="07e7abec"/>
    </style:style>
    <style:style style:name="P491" style:family="paragraph" style:parent-style-name="Heading_20_5">
      <style:text-properties officeooo:paragraph-rsid="07ec9397"/>
    </style:style>
    <style:style style:name="P492" style:family="paragraph" style:parent-style-name="Heading_20_5">
      <style:text-properties officeooo:paragraph-rsid="022f637c"/>
    </style:style>
    <style:style style:name="P493" style:family="paragraph" style:parent-style-name="Text_20_body" style:list-style-name="L1">
      <style:text-properties officeooo:paragraph-rsid="089fff8f"/>
    </style:style>
    <style:style style:name="P494" style:family="paragraph" style:parent-style-name="Text_20_body" style:list-style-name="L1">
      <style:text-properties officeooo:rsid="08a73dc6" officeooo:paragraph-rsid="08a73dc6"/>
    </style:style>
    <style:style style:name="P495" style:family="paragraph" style:parent-style-name="Text_20_body" style:list-style-name="L1">
      <style:text-properties officeooo:rsid="089fff8f" officeooo:paragraph-rsid="089fff8f"/>
    </style:style>
    <style:style style:name="P496" style:family="paragraph" style:parent-style-name="Text_20_body" style:list-style-name="L2">
      <style:text-properties officeooo:rsid="08ae6576" officeooo:paragraph-rsid="08b5bdc5"/>
    </style:style>
    <style:style style:name="P497" style:family="paragraph" style:parent-style-name="Text_20_body" style:list-style-name="L3">
      <style:text-properties officeooo:rsid="08ae6576" officeooo:paragraph-rsid="08ae6576"/>
    </style:style>
    <style:style style:name="P498" style:family="paragraph" style:parent-style-name="Text_20_body" style:list-style-name="L3">
      <style:text-properties officeooo:paragraph-rsid="08ab5a51"/>
    </style:style>
    <style:style style:name="P499" style:family="paragraph" style:parent-style-name="Text_20_body" style:list-style-name="L3">
      <style:text-properties officeooo:rsid="08bbbe4a" officeooo:paragraph-rsid="08bbbe4a"/>
    </style:style>
    <style:style style:name="P500" style:family="paragraph" style:parent-style-name="Text_20_body" style:list-style-name="L3">
      <style:text-properties officeooo:rsid="08c2cdb8" officeooo:paragraph-rsid="08c2cdb8"/>
    </style:style>
    <style:style style:name="P501" style:family="paragraph" style:parent-style-name="Text_20_body" style:list-style-name="L3">
      <style:text-properties officeooo:rsid="08c5140a" officeooo:paragraph-rsid="08c5140a"/>
    </style:style>
    <style:style style:name="P502" style:family="paragraph" style:parent-style-name="Text_20_body" style:list-style-name="L3">
      <style:text-properties officeooo:rsid="08c6f77f" officeooo:paragraph-rsid="08d35a7d"/>
    </style:style>
    <style:style style:name="P503" style:family="paragraph" style:parent-style-name="Text_20_body" style:list-style-name="L4">
      <style:text-properties officeooo:paragraph-rsid="08d53d8c"/>
    </style:style>
    <style:style style:name="P504" style:family="paragraph" style:parent-style-name="Text_20_body" style:list-style-name="L5">
      <style:text-properties officeooo:paragraph-rsid="08d53d8c"/>
    </style:style>
    <style:style style:name="P505" style:family="paragraph" style:parent-style-name="Text_20_body" style:list-style-name="L6">
      <style:text-properties officeooo:rsid="092e9839" officeooo:paragraph-rsid="092e9839"/>
    </style:style>
    <style:style style:name="P506" style:family="paragraph" style:parent-style-name="Text_20_body" style:list-style-name="L7">
      <style:text-properties officeooo:paragraph-rsid="093a1e20"/>
    </style:style>
    <style:style style:name="P507" style:family="paragraph" style:parent-style-name="Text_20_body" style:list-style-name="L7">
      <style:text-properties officeooo:rsid="093b0e08" officeooo:paragraph-rsid="093b0e08"/>
    </style:style>
    <style:style style:name="P508" style:family="paragraph" style:parent-style-name="Text_20_body" style:list-style-name="L8">
      <style:text-properties officeooo:rsid="039cc364" officeooo:paragraph-rsid="0473ccea"/>
    </style:style>
    <style:style style:name="P509" style:family="paragraph" style:parent-style-name="Text_20_body" style:list-style-name="L8">
      <style:text-properties officeooo:rsid="039cc364" officeooo:paragraph-rsid="039cc364"/>
    </style:style>
    <style:style style:name="P510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511" style:family="paragraph" style:parent-style-name="Text_20_body" style:list-style-name="L9">
      <style:text-properties officeooo:paragraph-rsid="00c89376"/>
    </style:style>
    <style:style style:name="P512" style:family="paragraph" style:parent-style-name="Text_20_body" style:list-style-name="L9">
      <style:text-properties officeooo:rsid="00c6b5db" officeooo:paragraph-rsid="00c89376"/>
    </style:style>
    <style:style style:name="P513" style:family="paragraph" style:parent-style-name="Text_20_body" style:list-style-name="L9">
      <style:text-properties officeooo:rsid="00ca897b" officeooo:paragraph-rsid="00ca897b"/>
    </style:style>
    <style:style style:name="P514" style:family="paragraph" style:parent-style-name="Text_20_body" style:list-style-name="L9">
      <style:text-properties officeooo:rsid="00cab932" officeooo:paragraph-rsid="00cab932"/>
    </style:style>
    <style:style style:name="P515" style:family="paragraph" style:parent-style-name="Text_20_body" style:list-style-name="L9">
      <style:text-properties officeooo:rsid="06ea49fa" officeooo:paragraph-rsid="06ea49fa"/>
    </style:style>
    <style:style style:name="P516" style:family="paragraph" style:parent-style-name="Text_20_body" style:list-style-name="L10">
      <style:text-properties officeooo:rsid="001998ef" officeooo:paragraph-rsid="01023fd0"/>
    </style:style>
    <style:style style:name="P517" style:family="paragraph" style:parent-style-name="Text_20_body" style:list-style-name="L11">
      <style:text-properties officeooo:rsid="001998ef" officeooo:paragraph-rsid="01023fd0"/>
    </style:style>
    <style:style style:name="P518" style:family="paragraph" style:parent-style-name="Text_20_body" style:list-style-name="L12">
      <style:text-properties officeooo:rsid="05b0dc3b" officeooo:paragraph-rsid="05b0dc3b"/>
    </style:style>
    <style:style style:name="P519" style:family="paragraph" style:parent-style-name="Text_20_body" style:list-style-name="L13">
      <style:text-properties officeooo:paragraph-rsid="05cc541c"/>
    </style:style>
    <style:style style:name="P520" style:family="paragraph" style:parent-style-name="Text_20_body" style:list-style-name="L13">
      <style:text-properties officeooo:rsid="05cc541c" officeooo:paragraph-rsid="05cc541c"/>
    </style:style>
    <style:style style:name="P521" style:family="paragraph" style:parent-style-name="Text_20_body" style:list-style-name="L14">
      <style:text-properties officeooo:paragraph-rsid="04078734"/>
    </style:style>
    <style:style style:name="P522" style:family="paragraph" style:parent-style-name="Text_20_body" style:list-style-name="L14">
      <style:text-properties officeooo:rsid="026903af" officeooo:paragraph-rsid="026903af"/>
    </style:style>
    <style:style style:name="P523" style:family="paragraph" style:parent-style-name="Text_20_body" style:list-style-name="L14">
      <style:text-properties officeooo:rsid="026ade76" officeooo:paragraph-rsid="0417c449"/>
    </style:style>
    <style:style style:name="P524" style:family="paragraph" style:parent-style-name="Text_20_body" style:list-style-name="L15">
      <style:text-properties officeooo:paragraph-rsid="07c16ce6"/>
    </style:style>
    <style:style style:name="P525" style:family="paragraph" style:parent-style-name="Text_20_body" style:list-style-name="L15">
      <style:text-properties officeooo:rsid="07c16ce6" officeooo:paragraph-rsid="07c16ce6"/>
    </style:style>
    <style:style style:name="P526" style:family="paragraph" style:parent-style-name="Text_20_body" style:list-style-name="L16">
      <style:text-properties officeooo:paragraph-rsid="07ce040e"/>
    </style:style>
    <style:style style:name="P527" style:family="paragraph" style:parent-style-name="Text_20_body" style:list-style-name="L16">
      <style:text-properties officeooo:paragraph-rsid="07e7abec"/>
    </style:style>
    <style:style style:name="P528" style:family="paragraph" style:parent-style-name="Text_20_body" style:list-style-name="L16">
      <style:text-properties officeooo:rsid="07ce040e" officeooo:paragraph-rsid="07ce040e"/>
    </style:style>
    <style:style style:name="P529" style:family="paragraph" style:parent-style-name="Text_20_body" style:list-style-name="L16">
      <style:text-properties officeooo:rsid="07ce0f00" officeooo:paragraph-rsid="07ce0f00"/>
    </style:style>
    <style:style style:name="P530" style:family="paragraph" style:parent-style-name="Text_20_body" style:list-style-name="L16">
      <style:text-properties officeooo:rsid="07ce0f00" officeooo:paragraph-rsid="07e7abec"/>
    </style:style>
    <style:style style:name="P531" style:family="paragraph" style:parent-style-name="Text_20_body" style:list-style-name="L16">
      <style:text-properties officeooo:rsid="07d05194" officeooo:paragraph-rsid="07d05194"/>
    </style:style>
    <style:style style:name="P532" style:family="paragraph" style:parent-style-name="Text_20_body" style:list-style-name="L16">
      <style:text-properties officeooo:rsid="07d05194" officeooo:paragraph-rsid="07e7abec"/>
    </style:style>
    <style:style style:name="P533" style:family="paragraph" style:parent-style-name="Text_20_body" style:list-style-name="L16">
      <style:text-properties officeooo:rsid="07d05194" officeooo:paragraph-rsid="07ec9397"/>
    </style:style>
    <style:style style:name="P534" style:family="paragraph" style:parent-style-name="Text_20_body" style:list-style-name="L17">
      <style:text-properties officeooo:rsid="07d05194" officeooo:paragraph-rsid="07d42575"/>
    </style:style>
    <style:style style:name="P535" style:family="paragraph" style:parent-style-name="Text_20_body" style:list-style-name="L17">
      <style:text-properties officeooo:rsid="07d1e99f" officeooo:paragraph-rsid="07d1e99f"/>
    </style:style>
    <style:style style:name="P536" style:family="paragraph" style:parent-style-name="Text_20_body" style:list-style-name="L16">
      <style:text-properties officeooo:rsid="07d1e99f" officeooo:paragraph-rsid="07ec9397"/>
    </style:style>
    <style:style style:name="P537" style:family="paragraph" style:parent-style-name="Text_20_body" style:list-style-name="L17">
      <style:text-properties officeooo:rsid="07d2dfac" officeooo:paragraph-rsid="07d2dfac"/>
    </style:style>
    <style:style style:name="P538" style:family="paragraph" style:parent-style-name="Text_20_body" style:list-style-name="L16">
      <style:text-properties officeooo:rsid="07d2dfac" officeooo:paragraph-rsid="07ec9397"/>
    </style:style>
    <style:style style:name="P539" style:family="paragraph" style:parent-style-name="Text_20_body">
      <style:text-properties officeooo:rsid="0942c874" officeooo:paragraph-rsid="0942c874"/>
    </style:style>
    <style:style style:name="P540" style:family="paragraph" style:parent-style-name="Text_20_body">
      <style:text-properties officeooo:rsid="095623d0" officeooo:paragraph-rsid="095623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officeooo:rsid="008e66a9"/>
    </style:style>
    <style:style style:name="T24" style:family="text">
      <style:text-properties officeooo:rsid="00902699"/>
    </style:style>
    <style:style style:name="T25" style:family="text">
      <style:text-properties officeooo:rsid="00909eac"/>
    </style:style>
    <style:style style:name="T26" style:family="text">
      <style:text-properties officeooo:rsid="0092266a"/>
    </style:style>
    <style:style style:name="T27" style:family="text">
      <style:text-properties officeooo:rsid="0092a35f"/>
    </style:style>
    <style:style style:name="T28" style:family="text">
      <style:text-properties officeooo:rsid="00947581"/>
    </style:style>
    <style:style style:name="T29" style:family="text">
      <style:text-properties officeooo:rsid="009d5c13"/>
    </style:style>
    <style:style style:name="T30" style:family="text">
      <style:text-properties officeooo:rsid="009efd40"/>
    </style:style>
    <style:style style:name="T31" style:family="text">
      <style:text-properties officeooo:rsid="00a0c267"/>
    </style:style>
    <style:style style:name="T32" style:family="text">
      <style:text-properties officeooo:rsid="00a11caf"/>
    </style:style>
    <style:style style:name="T33" style:family="text">
      <style:text-properties officeooo:rsid="00a16ce4"/>
    </style:style>
    <style:style style:name="T34" style:family="text">
      <style:text-properties officeooo:rsid="00a6bd25"/>
    </style:style>
    <style:style style:name="T35" style:family="text">
      <style:text-properties officeooo:rsid="00a820ab"/>
    </style:style>
    <style:style style:name="T36" style:family="text">
      <style:text-properties officeooo:rsid="00a8e95b"/>
    </style:style>
    <style:style style:name="T37" style:family="text">
      <style:text-properties officeooo:rsid="00abf211"/>
    </style:style>
    <style:style style:name="T38" style:family="text">
      <style:text-properties officeooo:rsid="00adcc0a"/>
    </style:style>
    <style:style style:name="T39" style:family="text">
      <style:text-properties officeooo:rsid="00b59701"/>
    </style:style>
    <style:style style:name="T40" style:family="text">
      <style:text-properties officeooo:rsid="00b7820c"/>
    </style:style>
    <style:style style:name="T41" style:family="text">
      <style:text-properties officeooo:rsid="00bf4de3"/>
    </style:style>
    <style:style style:name="T42" style:family="text">
      <style:text-properties officeooo:rsid="00c6b5db"/>
    </style:style>
    <style:style style:name="T43" style:family="text">
      <style:text-properties officeooo:rsid="00c89376"/>
    </style:style>
    <style:style style:name="T44" style:family="text">
      <style:text-properties officeooo:rsid="00cc7913"/>
    </style:style>
    <style:style style:name="T45" style:family="text">
      <style:text-properties officeooo:rsid="00ccacb2"/>
    </style:style>
    <style:style style:name="T46" style:family="text">
      <style:text-properties officeooo:rsid="00ccb9c2"/>
    </style:style>
    <style:style style:name="T47" style:family="text">
      <style:text-properties officeooo:rsid="00cce436"/>
    </style:style>
    <style:style style:name="T48" style:family="text">
      <style:text-properties officeooo:rsid="00cd1368"/>
    </style:style>
    <style:style style:name="T49" style:family="text">
      <style:text-properties officeooo:rsid="00ceb451"/>
    </style:style>
    <style:style style:name="T50" style:family="text">
      <style:text-properties officeooo:rsid="00d17e36"/>
    </style:style>
    <style:style style:name="T51" style:family="text">
      <style:text-properties officeooo:rsid="00d2e410"/>
    </style:style>
    <style:style style:name="T52" style:family="text">
      <style:text-properties officeooo:rsid="00d5c59a"/>
    </style:style>
    <style:style style:name="T53" style:family="text">
      <style:text-properties officeooo:rsid="00d72e6a"/>
    </style:style>
    <style:style style:name="T54" style:family="text">
      <style:text-properties officeooo:rsid="00d7844c"/>
    </style:style>
    <style:style style:name="T55" style:family="text">
      <style:text-properties officeooo:rsid="00df2460"/>
    </style:style>
    <style:style style:name="T56" style:family="text">
      <style:text-properties officeooo:rsid="00e004ab"/>
    </style:style>
    <style:style style:name="T57" style:family="text">
      <style:text-properties officeooo:rsid="00e39aee"/>
    </style:style>
    <style:style style:name="T58" style:family="text">
      <style:text-properties officeooo:rsid="00e6cd6d"/>
    </style:style>
    <style:style style:name="T59" style:family="text">
      <style:text-properties officeooo:rsid="00e8cb39"/>
    </style:style>
    <style:style style:name="T60" style:family="text">
      <style:text-properties officeooo:rsid="00ea2ee5"/>
    </style:style>
    <style:style style:name="T61" style:family="text">
      <style:text-properties officeooo:rsid="00eb02ff"/>
    </style:style>
    <style:style style:name="T62" style:family="text">
      <style:text-properties officeooo:rsid="00ec19fe"/>
    </style:style>
    <style:style style:name="T63" style:family="text">
      <style:text-properties officeooo:rsid="00ee2a08"/>
    </style:style>
    <style:style style:name="T64" style:family="text">
      <style:text-properties officeooo:rsid="00f3291b"/>
    </style:style>
    <style:style style:name="T65" style:family="text">
      <style:text-properties officeooo:rsid="00f8dfc7"/>
    </style:style>
    <style:style style:name="T66" style:family="text">
      <style:text-properties officeooo:rsid="00f92bd2"/>
    </style:style>
    <style:style style:name="T67" style:family="text">
      <style:text-properties officeooo:rsid="00f988cd"/>
    </style:style>
    <style:style style:name="T68" style:family="text">
      <style:text-properties officeooo:rsid="00f7a045"/>
    </style:style>
    <style:style style:name="T69" style:family="text">
      <style:text-properties officeooo:rsid="00f83948"/>
    </style:style>
    <style:style style:name="T70" style:family="text">
      <style:text-properties officeooo:rsid="010493cc"/>
    </style:style>
    <style:style style:name="T71" style:family="text">
      <style:text-properties officeooo:rsid="00f85b41"/>
    </style:style>
    <style:style style:name="T72" style:family="text">
      <style:text-properties officeooo:rsid="00fa556e"/>
    </style:style>
    <style:style style:name="T73" style:family="text">
      <style:text-properties officeooo:rsid="005f0c0c"/>
    </style:style>
    <style:style style:name="T74" style:family="text">
      <style:text-properties officeooo:rsid="00d4605f"/>
    </style:style>
    <style:style style:name="T75" style:family="text">
      <style:text-properties officeooo:rsid="0008960a"/>
    </style:style>
    <style:style style:name="T76" style:family="text">
      <style:text-properties officeooo:rsid="01124599"/>
    </style:style>
    <style:style style:name="T77" style:family="text">
      <style:text-properties officeooo:rsid="00fddb32"/>
    </style:style>
    <style:style style:name="T78" style:family="text">
      <style:text-properties officeooo:rsid="00daab37"/>
    </style:style>
    <style:style style:name="T79" style:family="text">
      <style:text-properties officeooo:rsid="00093938"/>
    </style:style>
    <style:style style:name="T80" style:family="text">
      <style:text-properties officeooo:rsid="000ceb46"/>
    </style:style>
    <style:style style:name="T81" style:family="text">
      <style:text-properties officeooo:rsid="000eacd6"/>
    </style:style>
    <style:style style:name="T82" style:family="text">
      <style:text-properties officeooo:rsid="0078e064"/>
    </style:style>
    <style:style style:name="T83" style:family="text">
      <style:text-properties officeooo:rsid="0079a7d8"/>
    </style:style>
    <style:style style:name="T84" style:family="text">
      <style:text-properties officeooo:rsid="008373f7"/>
    </style:style>
    <style:style style:name="T85" style:family="text">
      <style:text-properties officeooo:rsid="00542dad"/>
    </style:style>
    <style:style style:name="T86" style:family="text">
      <style:text-properties officeooo:rsid="007b3623"/>
    </style:style>
    <style:style style:name="T87" style:family="text">
      <style:text-properties officeooo:rsid="007ba89e"/>
    </style:style>
    <style:style style:name="T88" style:family="text">
      <style:text-properties officeooo:rsid="00deb5ee"/>
    </style:style>
    <style:style style:name="T89" style:family="text">
      <style:text-properties officeooo:rsid="00531944"/>
    </style:style>
    <style:style style:name="T90" style:family="text">
      <style:text-properties officeooo:rsid="00881ea3"/>
    </style:style>
    <style:style style:name="T91" style:family="text">
      <style:text-properties officeooo:rsid="00ff2c80"/>
    </style:style>
    <style:style style:name="T92" style:family="text">
      <style:text-properties officeooo:rsid="0105b662"/>
    </style:style>
    <style:style style:name="T93" style:family="text">
      <style:text-properties officeooo:rsid="0108ad4a"/>
    </style:style>
    <style:style style:name="T94" style:family="text">
      <style:text-properties officeooo:rsid="010a840d"/>
    </style:style>
    <style:style style:name="T95" style:family="text">
      <style:text-properties officeooo:rsid="001d4876"/>
    </style:style>
    <style:style style:name="T96" style:family="text">
      <style:text-properties officeooo:rsid="0056881d"/>
    </style:style>
    <style:style style:name="T97" style:family="text">
      <style:text-properties officeooo:rsid="011785dd"/>
    </style:style>
    <style:style style:name="T98" style:family="text">
      <style:text-properties officeooo:rsid="00f3572a"/>
    </style:style>
    <style:style style:name="T99" style:family="text">
      <style:text-properties officeooo:rsid="00f5dc2e"/>
    </style:style>
    <style:style style:name="T100" style:family="text">
      <style:text-properties officeooo:rsid="00f3b28a"/>
    </style:style>
    <style:style style:name="T101" style:family="text">
      <style:text-properties officeooo:rsid="0101c9b3"/>
    </style:style>
    <style:style style:name="T102" style:family="text">
      <style:text-properties officeooo:rsid="00f6be78"/>
    </style:style>
    <style:style style:name="T103" style:family="text">
      <style:text-properties officeooo:rsid="01047fb5"/>
    </style:style>
    <style:style style:name="T104" style:family="text">
      <style:text-properties officeooo:rsid="010ff261"/>
    </style:style>
    <style:style style:name="T105" style:family="text">
      <style:text-properties officeooo:rsid="01106a1d"/>
    </style:style>
    <style:style style:name="T106" style:family="text">
      <style:text-properties officeooo:rsid="00f71673"/>
    </style:style>
    <style:style style:name="T107" style:family="text">
      <style:text-properties officeooo:rsid="010420c2"/>
    </style:style>
    <style:style style:name="T108" style:family="text">
      <style:text-properties officeooo:rsid="0106d0eb"/>
    </style:style>
    <style:style style:name="T109" style:family="text">
      <style:text-properties officeooo:rsid="01091fb4"/>
    </style:style>
    <style:style style:name="T110" style:family="text">
      <style:text-properties officeooo:rsid="010b1765"/>
    </style:style>
    <style:style style:name="T111" style:family="text">
      <style:text-properties officeooo:rsid="010b1a08"/>
    </style:style>
    <style:style style:name="T112" style:family="text">
      <style:text-properties officeooo:rsid="01161f69"/>
    </style:style>
    <style:style style:name="T113" style:family="text">
      <style:text-properties officeooo:rsid="0118a6a6"/>
    </style:style>
    <style:style style:name="T114" style:family="text">
      <style:text-properties officeooo:rsid="011a214a"/>
    </style:style>
    <style:style style:name="T115" style:family="text">
      <style:text-properties officeooo:rsid="011accf9"/>
    </style:style>
    <style:style style:name="T116" style:family="text">
      <style:text-properties officeooo:rsid="011c29ea"/>
    </style:style>
    <style:style style:name="T117" style:family="text">
      <style:text-properties officeooo:rsid="011c3786"/>
    </style:style>
    <style:style style:name="T118" style:family="text">
      <style:text-properties officeooo:rsid="011cc289"/>
    </style:style>
    <style:style style:name="T119" style:family="text">
      <style:text-properties officeooo:rsid="011e24d5"/>
    </style:style>
    <style:style style:name="T120" style:family="text">
      <style:text-properties officeooo:rsid="011f3927"/>
    </style:style>
    <style:style style:name="T121" style:family="text">
      <style:text-properties officeooo:rsid="0120ea38"/>
    </style:style>
    <style:style style:name="T122" style:family="text">
      <style:text-properties officeooo:rsid="01243237"/>
    </style:style>
    <style:style style:name="T123" style:family="text">
      <style:text-properties officeooo:rsid="0124de3c"/>
    </style:style>
    <style:style style:name="T124" style:family="text">
      <style:text-properties officeooo:rsid="0126b176"/>
    </style:style>
    <style:style style:name="T125" style:family="text">
      <style:text-properties officeooo:rsid="012b9245"/>
    </style:style>
    <style:style style:name="T126" style:family="text">
      <style:text-properties officeooo:rsid="01302863"/>
    </style:style>
    <style:style style:name="T127" style:family="text">
      <style:text-properties officeooo:rsid="01318492"/>
    </style:style>
    <style:style style:name="T128" style:family="text">
      <style:text-properties officeooo:rsid="0133721b"/>
    </style:style>
    <style:style style:name="T129" style:family="text">
      <style:text-properties officeooo:rsid="01384f38"/>
    </style:style>
    <style:style style:name="T130" style:family="text">
      <style:text-properties officeooo:rsid="0139fdf0"/>
    </style:style>
    <style:style style:name="T131" style:family="text">
      <style:text-properties officeooo:rsid="013b8750"/>
    </style:style>
    <style:style style:name="T132" style:family="text">
      <style:text-properties officeooo:rsid="013c0327"/>
    </style:style>
    <style:style style:name="T133" style:family="text">
      <style:text-properties officeooo:rsid="013de234"/>
    </style:style>
    <style:style style:name="T134" style:family="text">
      <style:text-properties officeooo:rsid="013f4cee"/>
    </style:style>
    <style:style style:name="T135" style:family="text">
      <style:text-properties officeooo:rsid="0140e9c3"/>
    </style:style>
    <style:style style:name="T136" style:family="text">
      <style:text-properties officeooo:rsid="0141cb56"/>
    </style:style>
    <style:style style:name="T137" style:family="text">
      <style:text-properties officeooo:rsid="0141da61"/>
    </style:style>
    <style:style style:name="T138" style:family="text">
      <style:text-properties officeooo:rsid="01455174"/>
    </style:style>
    <style:style style:name="T139" style:family="text">
      <style:text-properties officeooo:rsid="014aa14f"/>
    </style:style>
    <style:style style:name="T140" style:family="text">
      <style:text-properties officeooo:rsid="014c70b1"/>
    </style:style>
    <style:style style:name="T141" style:family="text">
      <style:text-properties officeooo:rsid="014feb0b"/>
    </style:style>
    <style:style style:name="T142" style:family="text">
      <style:text-properties officeooo:rsid="0152a3b1"/>
    </style:style>
    <style:style style:name="T143" style:family="text">
      <style:text-properties officeooo:rsid="0152be03"/>
    </style:style>
    <style:style style:name="T144" style:family="text">
      <style:text-properties officeooo:rsid="01542fe6"/>
    </style:style>
    <style:style style:name="T145" style:family="text">
      <style:text-properties officeooo:rsid="01555294"/>
    </style:style>
    <style:style style:name="T146" style:family="text">
      <style:text-properties officeooo:rsid="0155e9c6"/>
    </style:style>
    <style:style style:name="T147" style:family="text">
      <style:text-properties officeooo:rsid="0158ebc6"/>
    </style:style>
    <style:style style:name="T148" style:family="text">
      <style:text-properties officeooo:rsid="015a2e49"/>
    </style:style>
    <style:style style:name="T149" style:family="text">
      <style:text-properties officeooo:rsid="015a6093"/>
    </style:style>
    <style:style style:name="T150" style:family="text">
      <style:text-properties officeooo:rsid="015bc618"/>
    </style:style>
    <style:style style:name="T151" style:family="text">
      <style:text-properties officeooo:rsid="016235f3"/>
    </style:style>
    <style:style style:name="T152" style:family="text">
      <style:text-properties officeooo:rsid="0163799d"/>
    </style:style>
    <style:style style:name="T153" style:family="text">
      <style:text-properties officeooo:rsid="0164fce0"/>
    </style:style>
    <style:style style:name="T154" style:family="text">
      <style:text-properties officeooo:rsid="0165f960"/>
    </style:style>
    <style:style style:name="T155" style:family="text">
      <style:text-properties officeooo:rsid="0167c4c9"/>
    </style:style>
    <style:style style:name="T156" style:family="text">
      <style:text-properties officeooo:rsid="016810d5"/>
    </style:style>
    <style:style style:name="T157" style:family="text">
      <style:text-properties officeooo:rsid="01694780"/>
    </style:style>
    <style:style style:name="T158" style:family="text">
      <style:text-properties officeooo:rsid="016e4581"/>
    </style:style>
    <style:style style:name="T159" style:family="text">
      <style:text-properties officeooo:rsid="01701766"/>
    </style:style>
    <style:style style:name="T160" style:family="text">
      <style:text-properties officeooo:rsid="0173fa91"/>
    </style:style>
    <style:style style:name="T161" style:family="text">
      <style:text-properties officeooo:rsid="01760203"/>
    </style:style>
    <style:style style:name="T162" style:family="text">
      <style:text-properties officeooo:rsid="017a0847"/>
    </style:style>
    <style:style style:name="T163" style:family="text">
      <style:text-properties fo:font-weight="normal" style:font-weight-asian="normal" style:font-weight-complex="normal"/>
    </style:style>
    <style:style style:name="T164" style:family="text">
      <style:text-properties fo:font-weight="normal" officeooo:rsid="017a0847" style:font-weight-asian="normal" style:font-weight-complex="normal"/>
    </style:style>
    <style:style style:name="T165" style:family="text">
      <style:text-properties fo:font-weight="normal" officeooo:rsid="017ccc0d" style:font-weight-asian="normal" style:font-weight-complex="normal"/>
    </style:style>
    <style:style style:name="T166" style:family="text">
      <style:text-properties fo:font-weight="normal" officeooo:rsid="019e2b1f" style:font-weight-asian="normal" style:font-weight-complex="normal"/>
    </style:style>
    <style:style style:name="T167" style:family="text">
      <style:text-properties fo:font-weight="normal" officeooo:rsid="03b58cec" style:font-weight-asian="normal" style:font-weight-complex="normal"/>
    </style:style>
    <style:style style:name="T168" style:family="text">
      <style:text-properties fo:font-weight="normal" officeooo:rsid="03b6cf4b" style:font-weight-asian="normal" style:font-weight-complex="normal"/>
    </style:style>
    <style:style style:name="T169" style:family="text">
      <style:text-properties fo:font-weight="normal" officeooo:rsid="03ba6d63" style:font-weight-asian="normal" style:font-weight-complex="normal"/>
    </style:style>
    <style:style style:name="T170" style:family="text">
      <style:text-properties fo:font-weight="normal" officeooo:rsid="03bd842d" style:font-weight-asian="normal" style:font-weight-complex="normal"/>
    </style:style>
    <style:style style:name="T171" style:family="text">
      <style:text-properties fo:font-weight="normal" officeooo:rsid="03d57526" style:font-weight-asian="normal" style:font-weight-complex="normal"/>
    </style:style>
    <style:style style:name="T172" style:family="text">
      <style:text-properties fo:font-weight="normal" officeooo:rsid="03dd9cce" style:font-weight-asian="normal" style:font-weight-complex="normal"/>
    </style:style>
    <style:style style:name="T173" style:family="text">
      <style:text-properties fo:font-weight="normal" officeooo:rsid="04238af5" style:font-weight-asian="normal" style:font-weight-complex="normal"/>
    </style:style>
    <style:style style:name="T174" style:family="text">
      <style:text-properties fo:font-weight="normal" officeooo:rsid="04248413" style:font-weight-asian="normal" style:font-weight-complex="normal"/>
    </style:style>
    <style:style style:name="T175" style:family="text">
      <style:text-properties fo:font-weight="normal" officeooo:rsid="042556b2" style:font-weight-asian="normal" style:font-weight-complex="normal"/>
    </style:style>
    <style:style style:name="T176" style:family="text">
      <style:text-properties fo:font-weight="normal" officeooo:rsid="0426a494" style:font-weight-asian="normal" style:font-weight-complex="normal"/>
    </style:style>
    <style:style style:name="T177" style:family="text">
      <style:text-properties fo:font-weight="normal" officeooo:rsid="03bcfdbe" style:font-weight-asian="normal" style:font-weight-complex="normal"/>
    </style:style>
    <style:style style:name="T178" style:family="text">
      <style:text-properties fo:font-weight="normal" officeooo:rsid="047724f1" style:font-weight-asian="normal" style:font-weight-complex="normal"/>
    </style:style>
    <style:style style:name="T179" style:family="text">
      <style:text-properties fo:font-weight="normal" officeooo:rsid="03a4e9a6" style:font-weight-asian="normal" style:font-weight-complex="normal"/>
    </style:style>
    <style:style style:name="T180" style:family="text">
      <style:text-properties fo:font-weight="normal" officeooo:rsid="062f324e" style:font-weight-asian="normal" style:font-weight-complex="normal"/>
    </style:style>
    <style:style style:name="T181" style:family="text">
      <style:text-properties fo:font-weight="normal" officeooo:rsid="077b1431" style:font-weight-asian="normal" style:font-weight-complex="normal"/>
    </style:style>
    <style:style style:name="T182" style:family="text">
      <style:text-properties officeooo:rsid="0185fa46"/>
    </style:style>
    <style:style style:name="T183" style:family="text">
      <style:text-properties officeooo:rsid="018787be"/>
    </style:style>
    <style:style style:name="T184" style:family="text">
      <style:text-properties officeooo:rsid="0187aaba"/>
    </style:style>
    <style:style style:name="T185" style:family="text">
      <style:text-properties officeooo:rsid="018949bc"/>
    </style:style>
    <style:style style:name="T186" style:family="text">
      <style:text-properties officeooo:rsid="01895983"/>
    </style:style>
    <style:style style:name="T187" style:family="text">
      <style:text-properties officeooo:rsid="01907083"/>
    </style:style>
    <style:style style:name="T188" style:family="text">
      <style:text-properties officeooo:rsid="01936573"/>
    </style:style>
    <style:style style:name="T189" style:family="text">
      <style:text-properties officeooo:rsid="01943d04"/>
    </style:style>
    <style:style style:name="T190" style:family="text">
      <style:text-properties officeooo:rsid="01984cb2"/>
    </style:style>
    <style:style style:name="T191" style:family="text">
      <style:text-properties officeooo:rsid="019ce3cc"/>
    </style:style>
    <style:style style:name="T192" style:family="text">
      <style:text-properties officeooo:rsid="019e2b1f"/>
    </style:style>
    <style:style style:name="T193" style:family="text">
      <style:text-properties fo:font-style="italic"/>
    </style:style>
    <style:style style:name="T1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5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7" style:family="text">
      <style:text-properties officeooo:rsid="01a5ba4a"/>
    </style:style>
    <style:style style:name="T198" style:family="text">
      <style:text-properties officeooo:rsid="01a94156"/>
    </style:style>
    <style:style style:name="T199" style:family="text">
      <style:text-properties officeooo:rsid="01aaa7d7"/>
    </style:style>
    <style:style style:name="T200" style:family="text">
      <style:text-properties officeooo:rsid="01aae690"/>
    </style:style>
    <style:style style:name="T201" style:family="text">
      <style:text-properties officeooo:rsid="01abcdd8"/>
    </style:style>
    <style:style style:name="T202" style:family="text">
      <style:text-properties officeooo:rsid="01abf68c"/>
    </style:style>
    <style:style style:name="T203" style:family="text">
      <style:text-properties officeooo:rsid="01ad1496"/>
    </style:style>
    <style:style style:name="T204" style:family="text">
      <style:text-properties officeooo:rsid="01ae729f"/>
    </style:style>
    <style:style style:name="T205" style:family="text">
      <style:text-properties officeooo:rsid="01b41e90"/>
    </style:style>
    <style:style style:name="T206" style:family="text">
      <style:text-properties officeooo:rsid="01b58856"/>
    </style:style>
    <style:style style:name="T207" style:family="text">
      <style:text-properties officeooo:rsid="01b71cae"/>
    </style:style>
    <style:style style:name="T208" style:family="text">
      <style:text-properties officeooo:rsid="01b76a58"/>
    </style:style>
    <style:style style:name="T209" style:family="text">
      <style:text-properties officeooo:rsid="01bb3fb3"/>
    </style:style>
    <style:style style:name="T210" style:family="text">
      <style:text-properties officeooo:rsid="01bf3ed5"/>
    </style:style>
    <style:style style:name="T211" style:family="text">
      <style:text-properties officeooo:rsid="01c6a9f5"/>
    </style:style>
    <style:style style:name="T212" style:family="text">
      <style:text-properties officeooo:rsid="01c832ff"/>
    </style:style>
    <style:style style:name="T213" style:family="text">
      <style:text-properties officeooo:rsid="01c882b9"/>
    </style:style>
    <style:style style:name="T214" style:family="text">
      <style:text-properties officeooo:rsid="01c8da3c"/>
    </style:style>
    <style:style style:name="T215" style:family="text">
      <style:text-properties officeooo:rsid="01cb6914"/>
    </style:style>
    <style:style style:name="T216" style:family="text">
      <style:text-properties officeooo:rsid="01cd684b"/>
    </style:style>
    <style:style style:name="T217" style:family="text">
      <style:text-properties officeooo:rsid="01cf0e85"/>
    </style:style>
    <style:style style:name="T218" style:family="text">
      <style:text-properties officeooo:rsid="01cf1236"/>
    </style:style>
    <style:style style:name="T219" style:family="text">
      <style:text-properties officeooo:rsid="01cf521d"/>
    </style:style>
    <style:style style:name="T220" style:family="text">
      <style:text-properties officeooo:rsid="01d4361f"/>
    </style:style>
    <style:style style:name="T221" style:family="text">
      <style:text-properties officeooo:rsid="01d6d942"/>
    </style:style>
    <style:style style:name="T222" style:family="text">
      <style:text-properties officeooo:rsid="01d85de3"/>
    </style:style>
    <style:style style:name="T223" style:family="text">
      <style:text-properties officeooo:rsid="01ddf533"/>
    </style:style>
    <style:style style:name="T224" style:family="text">
      <style:text-properties officeooo:rsid="01dfee0d"/>
    </style:style>
    <style:style style:name="T225" style:family="text">
      <style:text-properties officeooo:rsid="01e198b0"/>
    </style:style>
    <style:style style:name="T226" style:family="text">
      <style:text-properties officeooo:rsid="01e29e5c"/>
    </style:style>
    <style:style style:name="T227" style:family="text">
      <style:text-properties officeooo:rsid="01e513ea"/>
    </style:style>
    <style:style style:name="T228" style:family="text">
      <style:text-properties officeooo:rsid="01e51e3c"/>
    </style:style>
    <style:style style:name="T229" style:family="text">
      <style:text-properties officeooo:rsid="01e7f486"/>
    </style:style>
    <style:style style:name="T230" style:family="text">
      <style:text-properties officeooo:rsid="01ec8359"/>
    </style:style>
    <style:style style:name="T231" style:family="text">
      <style:text-properties officeooo:rsid="01edff67"/>
    </style:style>
    <style:style style:name="T232" style:family="text">
      <style:text-properties officeooo:rsid="01efa177"/>
    </style:style>
    <style:style style:name="T233" style:family="text">
      <style:text-properties officeooo:rsid="01f3bbe6"/>
    </style:style>
    <style:style style:name="T234" style:family="text">
      <style:text-properties officeooo:rsid="01f59790"/>
    </style:style>
    <style:style style:name="T235" style:family="text">
      <style:text-properties officeooo:rsid="01f7aba1"/>
    </style:style>
    <style:style style:name="T236" style:family="text">
      <style:text-properties officeooo:rsid="01fae4cf"/>
    </style:style>
    <style:style style:name="T237" style:family="text">
      <style:text-properties officeooo:rsid="02023326"/>
    </style:style>
    <style:style style:name="T238" style:family="text">
      <style:text-properties officeooo:rsid="0203c2be"/>
    </style:style>
    <style:style style:name="T239" style:family="text">
      <style:text-properties officeooo:rsid="0207536f"/>
    </style:style>
    <style:style style:name="T240" style:family="text">
      <style:text-properties officeooo:rsid="02089710"/>
    </style:style>
    <style:style style:name="T241" style:family="text">
      <style:text-properties officeooo:rsid="02096631"/>
    </style:style>
    <style:style style:name="T242" style:family="text">
      <style:text-properties officeooo:rsid="020a53c1"/>
    </style:style>
    <style:style style:name="T243" style:family="text">
      <style:text-properties officeooo:rsid="020d04e9"/>
    </style:style>
    <style:style style:name="T244" style:family="text">
      <style:text-properties officeooo:rsid="020d9699"/>
    </style:style>
    <style:style style:name="T245" style:family="text">
      <style:text-properties officeooo:rsid="020efbcf"/>
    </style:style>
    <style:style style:name="T246" style:family="text">
      <style:text-properties officeooo:rsid="02106f81"/>
    </style:style>
    <style:style style:name="T247" style:family="text">
      <style:text-properties officeooo:rsid="02113e85"/>
    </style:style>
    <style:style style:name="T248" style:family="text">
      <style:text-properties officeooo:rsid="02124031"/>
    </style:style>
    <style:style style:name="T249" style:family="text">
      <style:text-properties officeooo:rsid="02129465"/>
    </style:style>
    <style:style style:name="T250" style:family="text">
      <style:text-properties officeooo:rsid="02143c22"/>
    </style:style>
    <style:style style:name="T251" style:family="text">
      <style:text-properties officeooo:rsid="02193569"/>
    </style:style>
    <style:style style:name="T252" style:family="text">
      <style:text-properties officeooo:rsid="0219b4bb"/>
    </style:style>
    <style:style style:name="T253" style:family="text">
      <style:text-properties officeooo:rsid="021ae34c"/>
    </style:style>
    <style:style style:name="T254" style:family="text">
      <style:text-properties officeooo:rsid="021c9192"/>
    </style:style>
    <style:style style:name="T255" style:family="text">
      <style:text-properties officeooo:rsid="021d47a9"/>
    </style:style>
    <style:style style:name="T256" style:family="text">
      <style:text-properties officeooo:rsid="021e2e85"/>
    </style:style>
    <style:style style:name="T257" style:family="text">
      <style:text-properties officeooo:rsid="0220026f"/>
    </style:style>
    <style:style style:name="T258" style:family="text">
      <style:text-properties officeooo:rsid="0222103b"/>
    </style:style>
    <style:style style:name="T259" style:family="text">
      <style:text-properties officeooo:rsid="02227558"/>
    </style:style>
    <style:style style:name="T260" style:family="text">
      <style:text-properties officeooo:rsid="02252b73"/>
    </style:style>
    <style:style style:name="T261" style:family="text">
      <style:text-properties officeooo:rsid="02298a11"/>
    </style:style>
    <style:style style:name="T262" style:family="text">
      <style:text-properties officeooo:rsid="0229e3b9"/>
    </style:style>
    <style:style style:name="T263" style:family="text">
      <style:text-properties officeooo:rsid="022acebe"/>
    </style:style>
    <style:style style:name="T264" style:family="text">
      <style:text-properties officeooo:rsid="022d1c2c"/>
    </style:style>
    <style:style style:name="T265" style:family="text">
      <style:text-properties officeooo:rsid="0230fbe9"/>
    </style:style>
    <style:style style:name="T266" style:family="text">
      <style:text-properties officeooo:rsid="02328a24"/>
    </style:style>
    <style:style style:name="T267" style:family="text">
      <style:text-properties officeooo:rsid="0232e02c"/>
    </style:style>
    <style:style style:name="T268" style:family="text">
      <style:text-properties officeooo:rsid="02374d4e"/>
    </style:style>
    <style:style style:name="T269" style:family="text">
      <style:text-properties officeooo:rsid="023c4b73"/>
    </style:style>
    <style:style style:name="T270" style:family="text">
      <style:text-properties officeooo:rsid="02413593"/>
    </style:style>
    <style:style style:name="T271" style:family="text">
      <style:text-properties officeooo:rsid="0247bca1"/>
    </style:style>
    <style:style style:name="T272" style:family="text">
      <style:text-properties officeooo:rsid="02489750"/>
    </style:style>
    <style:style style:name="T273" style:family="text">
      <style:text-properties officeooo:rsid="0248b6e9"/>
    </style:style>
    <style:style style:name="T274" style:family="text">
      <style:text-properties officeooo:rsid="025bc158"/>
    </style:style>
    <style:style style:name="T275" style:family="text">
      <style:text-properties officeooo:rsid="025caa0e"/>
    </style:style>
    <style:style style:name="T276" style:family="text">
      <style:text-properties officeooo:rsid="025e6b69"/>
    </style:style>
    <style:style style:name="T277" style:family="text">
      <style:text-properties officeooo:rsid="025fa6d6"/>
    </style:style>
    <style:style style:name="T278" style:family="text">
      <style:text-properties officeooo:rsid="02618de7"/>
    </style:style>
    <style:style style:name="T279" style:family="text">
      <style:text-properties officeooo:rsid="026302a4"/>
    </style:style>
    <style:style style:name="T280" style:family="text">
      <style:text-properties officeooo:rsid="02630a57"/>
    </style:style>
    <style:style style:name="T281" style:family="text">
      <style:text-properties officeooo:rsid="02649f85"/>
    </style:style>
    <style:style style:name="T282" style:family="text">
      <style:text-properties officeooo:rsid="0265b83e"/>
    </style:style>
    <style:style style:name="T283" style:family="text">
      <style:text-properties officeooo:rsid="0267117f"/>
    </style:style>
    <style:style style:name="T284" style:family="text">
      <style:text-properties officeooo:rsid="026903af"/>
    </style:style>
    <style:style style:name="T285" style:family="text">
      <style:text-properties officeooo:rsid="026a496d"/>
    </style:style>
    <style:style style:name="T286" style:family="text">
      <style:text-properties officeooo:rsid="026ade76"/>
    </style:style>
    <style:style style:name="T287" style:family="text">
      <style:text-properties officeooo:rsid="02735c8a"/>
    </style:style>
    <style:style style:name="T288" style:family="text">
      <style:text-properties officeooo:rsid="02747d7a"/>
    </style:style>
    <style:style style:name="T289" style:family="text">
      <style:text-properties officeooo:rsid="0276724b"/>
    </style:style>
    <style:style style:name="T290" style:family="text">
      <style:text-properties officeooo:rsid="02783f62"/>
    </style:style>
    <style:style style:name="T291" style:family="text">
      <style:text-properties officeooo:rsid="0279ac81"/>
    </style:style>
    <style:style style:name="T292" style:family="text">
      <style:text-properties officeooo:rsid="027a6621"/>
    </style:style>
    <style:style style:name="T293" style:family="text">
      <style:text-properties officeooo:rsid="027ac61a"/>
    </style:style>
    <style:style style:name="T294" style:family="text">
      <style:text-properties officeooo:rsid="027c0b03"/>
    </style:style>
    <style:style style:name="T295" style:family="text">
      <style:text-properties officeooo:rsid="02807284"/>
    </style:style>
    <style:style style:name="T296" style:family="text">
      <style:text-properties officeooo:rsid="028106f2"/>
    </style:style>
    <style:style style:name="T297" style:family="text">
      <style:text-properties officeooo:rsid="028230ea"/>
    </style:style>
    <style:style style:name="T298" style:family="text">
      <style:text-properties officeooo:rsid="0283fe61"/>
    </style:style>
    <style:style style:name="T299" style:family="text">
      <style:text-properties officeooo:rsid="0284bc8a"/>
    </style:style>
    <style:style style:name="T300" style:family="text">
      <style:text-properties officeooo:rsid="02877614"/>
    </style:style>
    <style:style style:name="T301" style:family="text">
      <style:text-properties officeooo:rsid="0288aaee"/>
    </style:style>
    <style:style style:name="T302" style:family="text">
      <style:text-properties officeooo:rsid="028b32a4"/>
    </style:style>
    <style:style style:name="T303" style:family="text">
      <style:text-properties officeooo:rsid="028b8780"/>
    </style:style>
    <style:style style:name="T304" style:family="text">
      <style:text-properties officeooo:rsid="028d8cf7"/>
    </style:style>
    <style:style style:name="T305" style:family="text">
      <style:text-properties officeooo:rsid="0291f5f4"/>
    </style:style>
    <style:style style:name="T306" style:family="text">
      <style:text-properties officeooo:rsid="02989196"/>
    </style:style>
    <style:style style:name="T307" style:family="text">
      <style:text-properties officeooo:rsid="029a7cc6"/>
    </style:style>
    <style:style style:name="T308" style:family="text">
      <style:text-properties officeooo:rsid="029cd95d"/>
    </style:style>
    <style:style style:name="T309" style:family="text">
      <style:text-properties officeooo:rsid="029eceda"/>
    </style:style>
    <style:style style:name="T310" style:family="text">
      <style:text-properties officeooo:rsid="029fa2ed"/>
    </style:style>
    <style:style style:name="T311" style:family="text">
      <style:text-properties officeooo:rsid="02a960a4"/>
    </style:style>
    <style:style style:name="T312" style:family="text">
      <style:text-properties officeooo:rsid="02aaebe6"/>
    </style:style>
    <style:style style:name="T313" style:family="text">
      <style:text-properties officeooo:rsid="02abf696"/>
    </style:style>
    <style:style style:name="T314" style:family="text">
      <style:text-properties officeooo:rsid="02b17efc"/>
    </style:style>
    <style:style style:name="T315" style:family="text">
      <style:text-properties officeooo:rsid="02b21d4e"/>
    </style:style>
    <style:style style:name="T316" style:family="text">
      <style:text-properties officeooo:rsid="02b3acad"/>
    </style:style>
    <style:style style:name="T317" style:family="text">
      <style:text-properties officeooo:rsid="02b3e303"/>
    </style:style>
    <style:style style:name="T318" style:family="text">
      <style:text-properties officeooo:rsid="02b559c8"/>
    </style:style>
    <style:style style:name="T319" style:family="text">
      <style:text-properties officeooo:rsid="02ba83eb"/>
    </style:style>
    <style:style style:name="T320" style:family="text">
      <style:text-properties officeooo:rsid="02bce96f"/>
    </style:style>
    <style:style style:name="T321" style:family="text">
      <style:text-properties officeooo:rsid="02bdff85"/>
    </style:style>
    <style:style style:name="T322" style:family="text">
      <style:text-properties officeooo:rsid="02bf9f20"/>
    </style:style>
    <style:style style:name="T323" style:family="text">
      <style:text-properties officeooo:rsid="02bfee2a"/>
    </style:style>
    <style:style style:name="T324" style:family="text">
      <style:text-properties officeooo:rsid="02c27374"/>
    </style:style>
    <style:style style:name="T325" style:family="text">
      <style:text-properties officeooo:rsid="02c8afb1"/>
    </style:style>
    <style:style style:name="T326" style:family="text">
      <style:text-properties officeooo:rsid="02cfc5de"/>
    </style:style>
    <style:style style:name="T327" style:family="text">
      <style:text-properties officeooo:rsid="02d18386"/>
    </style:style>
    <style:style style:name="T328" style:family="text">
      <style:text-properties officeooo:rsid="02d5a489"/>
    </style:style>
    <style:style style:name="T329" style:family="text">
      <style:text-properties officeooo:rsid="02d66ad7"/>
    </style:style>
    <style:style style:name="T330" style:family="text">
      <style:text-properties officeooo:rsid="02d75df3"/>
    </style:style>
    <style:style style:name="T331" style:family="text">
      <style:text-properties officeooo:rsid="02d7f4b0"/>
    </style:style>
    <style:style style:name="T332" style:family="text">
      <style:text-properties officeooo:rsid="02d9118e"/>
    </style:style>
    <style:style style:name="T333" style:family="text">
      <style:text-properties officeooo:rsid="02db5400"/>
    </style:style>
    <style:style style:name="T334" style:family="text">
      <style:text-properties officeooo:rsid="02dce639"/>
    </style:style>
    <style:style style:name="T335" style:family="text">
      <style:text-properties officeooo:rsid="02deda76"/>
    </style:style>
    <style:style style:name="T336" style:family="text">
      <style:text-properties officeooo:rsid="02dee797"/>
    </style:style>
    <style:style style:name="T337" style:family="text">
      <style:text-properties officeooo:rsid="02e0831e"/>
    </style:style>
    <style:style style:name="T338" style:family="text">
      <style:text-properties officeooo:rsid="02e0db8c"/>
    </style:style>
    <style:style style:name="T339" style:family="text">
      <style:text-properties officeooo:rsid="02e2ba83"/>
    </style:style>
    <style:style style:name="T340" style:family="text">
      <style:text-properties officeooo:rsid="02e317f6"/>
    </style:style>
    <style:style style:name="T341" style:family="text">
      <style:text-properties officeooo:rsid="02e4cc24"/>
    </style:style>
    <style:style style:name="T342" style:family="text">
      <style:text-properties officeooo:rsid="02e61189"/>
    </style:style>
    <style:style style:name="T343" style:family="text">
      <style:text-properties officeooo:rsid="02e6e887"/>
    </style:style>
    <style:style style:name="T344" style:family="text">
      <style:text-properties officeooo:rsid="02e99c25"/>
    </style:style>
    <style:style style:name="T345" style:family="text">
      <style:text-properties officeooo:rsid="02eaec55"/>
    </style:style>
    <style:style style:name="T346" style:family="text">
      <style:text-properties officeooo:rsid="02ed213d"/>
    </style:style>
    <style:style style:name="T347" style:family="text">
      <style:text-properties officeooo:rsid="02f3caaa"/>
    </style:style>
    <style:style style:name="T348" style:family="text">
      <style:text-properties officeooo:rsid="02fabaf0"/>
    </style:style>
    <style:style style:name="T349" style:family="text">
      <style:text-properties officeooo:rsid="02fb9645"/>
    </style:style>
    <style:style style:name="T350" style:family="text">
      <style:text-properties officeooo:rsid="02ff9eba"/>
    </style:style>
    <style:style style:name="T351" style:family="text">
      <style:text-properties officeooo:rsid="03003bce"/>
    </style:style>
    <style:style style:name="T352" style:family="text">
      <style:text-properties officeooo:rsid="03079981"/>
    </style:style>
    <style:style style:name="T353" style:family="text">
      <style:text-properties officeooo:rsid="030cf816"/>
    </style:style>
    <style:style style:name="T354" style:family="text">
      <style:text-properties officeooo:rsid="0310e900"/>
    </style:style>
    <style:style style:name="T355" style:family="text">
      <style:text-properties officeooo:rsid="0312d470"/>
    </style:style>
    <style:style style:name="T356" style:family="text">
      <style:text-properties officeooo:rsid="0315ed85"/>
    </style:style>
    <style:style style:name="T357" style:family="text">
      <style:text-properties officeooo:rsid="0315fa58"/>
    </style:style>
    <style:style style:name="T358" style:family="text">
      <style:text-properties officeooo:rsid="0317cc67"/>
    </style:style>
    <style:style style:name="T359" style:family="text">
      <style:text-properties officeooo:rsid="031876c5"/>
    </style:style>
    <style:style style:name="T360" style:family="text">
      <style:text-properties officeooo:rsid="0319339e"/>
    </style:style>
    <style:style style:name="T361" style:family="text">
      <style:text-properties officeooo:rsid="031cc679"/>
    </style:style>
    <style:style style:name="T362" style:family="text">
      <style:text-properties officeooo:rsid="031d6c5b"/>
    </style:style>
    <style:style style:name="T363" style:family="text">
      <style:text-properties officeooo:rsid="0326d110"/>
    </style:style>
    <style:style style:name="T364" style:family="text">
      <style:text-properties officeooo:rsid="0328b3c2"/>
    </style:style>
    <style:style style:name="T365" style:family="text">
      <style:text-properties officeooo:rsid="032a2673"/>
    </style:style>
    <style:style style:name="T366" style:family="text">
      <style:text-properties officeooo:rsid="032d8803"/>
    </style:style>
    <style:style style:name="T367" style:family="text">
      <style:text-properties officeooo:rsid="0330eb99"/>
    </style:style>
    <style:style style:name="T368" style:family="text">
      <style:text-properties officeooo:rsid="0332cafd"/>
    </style:style>
    <style:style style:name="T369" style:family="text">
      <style:text-properties officeooo:rsid="0332efea"/>
    </style:style>
    <style:style style:name="T370" style:family="text">
      <style:text-properties officeooo:rsid="033ed10e"/>
    </style:style>
    <style:style style:name="T371" style:family="text">
      <style:text-properties officeooo:rsid="03404570"/>
    </style:style>
    <style:style style:name="T372" style:family="text">
      <style:text-properties officeooo:rsid="0342187c"/>
    </style:style>
    <style:style style:name="T373" style:family="text">
      <style:text-properties officeooo:rsid="034a28aa"/>
    </style:style>
    <style:style style:name="T374" style:family="text">
      <style:text-properties officeooo:rsid="034b8f63"/>
    </style:style>
    <style:style style:name="T375" style:family="text">
      <style:text-properties officeooo:rsid="0350ca97"/>
    </style:style>
    <style:style style:name="T376" style:family="text">
      <style:text-properties officeooo:rsid="035b4341"/>
    </style:style>
    <style:style style:name="T377" style:family="text">
      <style:text-properties officeooo:rsid="035b5aa9"/>
    </style:style>
    <style:style style:name="T378" style:family="text">
      <style:text-properties officeooo:rsid="035e0270"/>
    </style:style>
    <style:style style:name="T379" style:family="text">
      <style:text-properties officeooo:rsid="035e200e"/>
    </style:style>
    <style:style style:name="T380" style:family="text">
      <style:text-properties officeooo:rsid="035f317e"/>
    </style:style>
    <style:style style:name="T381" style:family="text">
      <style:text-properties officeooo:rsid="03650859"/>
    </style:style>
    <style:style style:name="T382" style:family="text">
      <style:text-properties officeooo:rsid="036874b5"/>
    </style:style>
    <style:style style:name="T383" style:family="text">
      <style:text-properties officeooo:rsid="0369c876"/>
    </style:style>
    <style:style style:name="T384" style:family="text">
      <style:text-properties officeooo:rsid="036a070b"/>
    </style:style>
    <style:style style:name="T385" style:family="text">
      <style:text-properties officeooo:rsid="036c8cf7"/>
    </style:style>
    <style:style style:name="T386" style:family="text">
      <style:text-properties officeooo:rsid="036ec633"/>
    </style:style>
    <style:style style:name="T387" style:family="text">
      <style:text-properties officeooo:rsid="0372aeaf"/>
    </style:style>
    <style:style style:name="T388" style:family="text">
      <style:text-properties officeooo:rsid="0378149b"/>
    </style:style>
    <style:style style:name="T389" style:family="text">
      <style:text-properties officeooo:rsid="0379b7c9"/>
    </style:style>
    <style:style style:name="T390" style:family="text">
      <style:text-properties officeooo:rsid="0379c28c"/>
    </style:style>
    <style:style style:name="T391" style:family="text">
      <style:text-properties officeooo:rsid="037e8102"/>
    </style:style>
    <style:style style:name="T392" style:family="text">
      <style:text-properties officeooo:rsid="037ebd1d"/>
    </style:style>
    <style:style style:name="T393" style:family="text">
      <style:text-properties officeooo:rsid="03830eab"/>
    </style:style>
    <style:style style:name="T394" style:family="text">
      <style:text-properties officeooo:rsid="03861570"/>
    </style:style>
    <style:style style:name="T395" style:family="text">
      <style:text-properties officeooo:rsid="0388f7d7"/>
    </style:style>
    <style:style style:name="T396" style:family="text">
      <style:text-properties officeooo:rsid="0389204d"/>
    </style:style>
    <style:style style:name="T397" style:family="text">
      <style:text-properties officeooo:rsid="038a54cd"/>
    </style:style>
    <style:style style:name="T398" style:family="text">
      <style:text-properties officeooo:rsid="038b91e7"/>
    </style:style>
    <style:style style:name="T399" style:family="text">
      <style:text-properties officeooo:rsid="03931a7e"/>
    </style:style>
    <style:style style:name="T400" style:family="text">
      <style:text-properties officeooo:rsid="03945cc6"/>
    </style:style>
    <style:style style:name="T401" style:family="text">
      <style:text-properties officeooo:rsid="03949656"/>
    </style:style>
    <style:style style:name="T402" style:family="text">
      <style:text-properties officeooo:rsid="03967e68"/>
    </style:style>
    <style:style style:name="T403" style:family="text">
      <style:text-properties officeooo:rsid="03997416"/>
    </style:style>
    <style:style style:name="T404" style:family="text">
      <style:text-properties officeooo:rsid="039e402d"/>
    </style:style>
    <style:style style:name="T405" style:family="text">
      <style:text-properties officeooo:rsid="039ff57d"/>
    </style:style>
    <style:style style:name="T406" style:family="text">
      <style:text-properties officeooo:rsid="03a04517"/>
    </style:style>
    <style:style style:name="T407" style:family="text">
      <style:text-properties officeooo:rsid="03a4e9a6"/>
    </style:style>
    <style:style style:name="T408" style:family="text">
      <style:text-properties officeooo:rsid="03a5ab3e"/>
    </style:style>
    <style:style style:name="T409" style:family="text">
      <style:text-properties officeooo:rsid="03a71467"/>
    </style:style>
    <style:style style:name="T410" style:family="text">
      <style:text-properties officeooo:rsid="03a7e282"/>
    </style:style>
    <style:style style:name="T411" style:family="text">
      <style:text-properties officeooo:rsid="03a87793"/>
    </style:style>
    <style:style style:name="T412" style:family="text">
      <style:text-properties officeooo:rsid="03aac06b"/>
    </style:style>
    <style:style style:name="T413" style:family="text">
      <style:text-properties officeooo:rsid="03ab2cea"/>
    </style:style>
    <style:style style:name="T414" style:family="text">
      <style:text-properties officeooo:rsid="03b10939"/>
    </style:style>
    <style:style style:name="T415" style:family="text">
      <style:text-properties officeooo:rsid="03b1cea9"/>
    </style:style>
    <style:style style:name="T416" style:family="text">
      <style:text-properties officeooo:rsid="03b58cec"/>
    </style:style>
    <style:style style:name="T417" style:family="text">
      <style:text-properties officeooo:rsid="03c1c749"/>
    </style:style>
    <style:style style:name="T418" style:family="text">
      <style:text-properties officeooo:rsid="03c44fba"/>
    </style:style>
    <style:style style:name="T419" style:family="text">
      <style:text-properties officeooo:rsid="03cd8dd9"/>
    </style:style>
    <style:style style:name="T420" style:family="text">
      <style:text-properties officeooo:rsid="03cf09b1"/>
    </style:style>
    <style:style style:name="T421" style:family="text">
      <style:text-properties officeooo:rsid="03d3cd60"/>
    </style:style>
    <style:style style:name="T422" style:family="text">
      <style:text-properties officeooo:rsid="03d7655a"/>
    </style:style>
    <style:style style:name="T423" style:family="text">
      <style:text-properties officeooo:rsid="03e28553"/>
    </style:style>
    <style:style style:name="T424" style:family="text">
      <style:text-properties officeooo:rsid="03e5e5b6"/>
    </style:style>
    <style:style style:name="T425" style:family="text">
      <style:text-properties officeooo:rsid="03e6f2dc"/>
    </style:style>
    <style:style style:name="T426" style:family="text">
      <style:text-properties officeooo:rsid="03ea4a99"/>
    </style:style>
    <style:style style:name="T427" style:family="text">
      <style:text-properties officeooo:rsid="03eb2adf"/>
    </style:style>
    <style:style style:name="T428" style:family="text">
      <style:text-properties officeooo:rsid="03f3317a"/>
    </style:style>
    <style:style style:name="T429" style:family="text">
      <style:text-properties officeooo:rsid="03f423d9"/>
    </style:style>
    <style:style style:name="T430" style:family="text">
      <style:text-properties officeooo:rsid="03f75089"/>
    </style:style>
    <style:style style:name="T431" style:family="text">
      <style:text-properties officeooo:rsid="03ff42b1"/>
    </style:style>
    <style:style style:name="T432" style:family="text">
      <style:text-properties officeooo:rsid="03ffc6a0"/>
    </style:style>
    <style:style style:name="T433" style:family="text">
      <style:text-properties officeooo:rsid="0401caf9"/>
    </style:style>
    <style:style style:name="T434" style:family="text">
      <style:text-properties officeooo:rsid="040291e8"/>
    </style:style>
    <style:style style:name="T435" style:family="text">
      <style:text-properties officeooo:rsid="040f16cc"/>
    </style:style>
    <style:style style:name="T436" style:family="text">
      <style:text-properties officeooo:rsid="0410d2c6"/>
    </style:style>
    <style:style style:name="T437" style:family="text">
      <style:text-properties officeooo:rsid="04134abd"/>
    </style:style>
    <style:style style:name="T438" style:family="text">
      <style:text-properties officeooo:rsid="04147550"/>
    </style:style>
    <style:style style:name="T439" style:family="text">
      <style:text-properties officeooo:rsid="0417c449"/>
    </style:style>
    <style:style style:name="T440" style:family="text">
      <style:text-properties officeooo:rsid="04198eff"/>
    </style:style>
    <style:style style:name="T441" style:family="text">
      <style:text-properties officeooo:rsid="041a88a0"/>
    </style:style>
    <style:style style:name="T442" style:family="text">
      <style:text-properties officeooo:rsid="041c2ed9"/>
    </style:style>
    <style:style style:name="T443" style:family="text">
      <style:text-properties officeooo:rsid="042d613b"/>
    </style:style>
    <style:style style:name="T444" style:family="text">
      <style:text-properties officeooo:rsid="042dd690"/>
    </style:style>
    <style:style style:name="T445" style:family="text">
      <style:text-properties officeooo:rsid="042e964f"/>
    </style:style>
    <style:style style:name="T446" style:family="text">
      <style:text-properties officeooo:rsid="04321c81"/>
    </style:style>
    <style:style style:name="T447" style:family="text">
      <style:text-properties officeooo:rsid="0432b9bb"/>
    </style:style>
    <style:style style:name="T448" style:family="text">
      <style:text-properties officeooo:rsid="0433c03b"/>
    </style:style>
    <style:style style:name="T449" style:family="text">
      <style:text-properties officeooo:rsid="04359fe8"/>
    </style:style>
    <style:style style:name="T450" style:family="text">
      <style:text-properties officeooo:rsid="0435c687"/>
    </style:style>
    <style:style style:name="T451" style:family="text">
      <style:text-properties officeooo:rsid="043620ca"/>
    </style:style>
    <style:style style:name="T452" style:family="text">
      <style:text-properties officeooo:rsid="0437df6e"/>
    </style:style>
    <style:style style:name="T453" style:family="text">
      <style:text-properties officeooo:rsid="043b125e"/>
    </style:style>
    <style:style style:name="T454" style:family="text">
      <style:text-properties officeooo:rsid="043ce005"/>
    </style:style>
    <style:style style:name="T455" style:family="text">
      <style:text-properties officeooo:rsid="043ef67a"/>
    </style:style>
    <style:style style:name="T456" style:family="text">
      <style:text-properties officeooo:rsid="043f83fe"/>
    </style:style>
    <style:style style:name="T457" style:family="text">
      <style:text-properties officeooo:rsid="043f9f48"/>
    </style:style>
    <style:style style:name="T458" style:family="text">
      <style:text-properties officeooo:rsid="04406dcf"/>
    </style:style>
    <style:style style:name="T459" style:family="text">
      <style:text-properties officeooo:rsid="04423082"/>
    </style:style>
    <style:style style:name="T460" style:family="text">
      <style:text-properties officeooo:rsid="04429bdc"/>
    </style:style>
    <style:style style:name="T461" style:family="text">
      <style:text-properties officeooo:rsid="0443e35b"/>
    </style:style>
    <style:style style:name="T462" style:family="text">
      <style:text-properties officeooo:rsid="0447f2c0"/>
    </style:style>
    <style:style style:name="T463" style:family="text">
      <style:text-properties officeooo:rsid="044907a9"/>
    </style:style>
    <style:style style:name="T464" style:family="text">
      <style:text-properties officeooo:rsid="044bb851"/>
    </style:style>
    <style:style style:name="T465" style:family="text">
      <style:text-properties officeooo:rsid="044d0de0"/>
    </style:style>
    <style:style style:name="T466" style:family="text">
      <style:text-properties officeooo:rsid="044ffafc"/>
    </style:style>
    <style:style style:name="T467" style:family="text">
      <style:text-properties officeooo:rsid="04507600"/>
    </style:style>
    <style:style style:name="T468" style:family="text">
      <style:text-properties officeooo:rsid="04525b31"/>
    </style:style>
    <style:style style:name="T469" style:family="text">
      <style:text-properties officeooo:rsid="04540251"/>
    </style:style>
    <style:style style:name="T470" style:family="text">
      <style:text-properties officeooo:rsid="04541b79"/>
    </style:style>
    <style:style style:name="T471" style:family="text">
      <style:text-properties officeooo:rsid="0457ef80"/>
    </style:style>
    <style:style style:name="T472" style:family="text">
      <style:text-properties officeooo:rsid="0459992a"/>
    </style:style>
    <style:style style:name="T473" style:family="text">
      <style:text-properties officeooo:rsid="045a8cd9"/>
    </style:style>
    <style:style style:name="T474" style:family="text">
      <style:text-properties officeooo:rsid="045fa117"/>
    </style:style>
    <style:style style:name="T475" style:family="text">
      <style:text-properties officeooo:rsid="046187e1"/>
    </style:style>
    <style:style style:name="T476" style:family="text">
      <style:text-properties officeooo:rsid="04635ad3"/>
    </style:style>
    <style:style style:name="T477" style:family="text">
      <style:text-properties officeooo:rsid="0463fbe9"/>
    </style:style>
    <style:style style:name="T478" style:family="text">
      <style:text-properties officeooo:rsid="04662cef"/>
    </style:style>
    <style:style style:name="T479" style:family="text">
      <style:text-properties officeooo:rsid="0467fbb3"/>
    </style:style>
    <style:style style:name="T480" style:family="text">
      <style:text-properties officeooo:rsid="0468aaf3"/>
    </style:style>
    <style:style style:name="T481" style:family="text">
      <style:text-properties officeooo:rsid="047a10d0"/>
    </style:style>
    <style:style style:name="T482" style:family="text">
      <style:text-properties officeooo:rsid="047e91c4"/>
    </style:style>
    <style:style style:name="T483" style:family="text">
      <style:text-properties officeooo:rsid="047f0927"/>
    </style:style>
    <style:style style:name="T484" style:family="text">
      <style:text-properties officeooo:rsid="0482be84"/>
    </style:style>
    <style:style style:name="T485" style:family="text">
      <style:text-properties officeooo:rsid="04840713"/>
    </style:style>
    <style:style style:name="T486" style:family="text">
      <style:text-properties officeooo:rsid="048b0f8a"/>
    </style:style>
    <style:style style:name="T487" style:family="text">
      <style:text-properties officeooo:rsid="048d357d"/>
    </style:style>
    <style:style style:name="T488" style:family="text">
      <style:text-properties officeooo:rsid="04902187"/>
    </style:style>
    <style:style style:name="T489" style:family="text">
      <style:text-properties officeooo:rsid="04970dd8"/>
    </style:style>
    <style:style style:name="T490" style:family="text">
      <style:text-properties officeooo:rsid="04972a72"/>
    </style:style>
    <style:style style:name="T491" style:family="text">
      <style:text-properties officeooo:rsid="049b2ba8"/>
    </style:style>
    <style:style style:name="T492" style:family="text">
      <style:text-properties officeooo:rsid="049cf4da"/>
    </style:style>
    <style:style style:name="T493" style:family="text">
      <style:text-properties officeooo:rsid="049e6d83"/>
    </style:style>
    <style:style style:name="T494" style:family="text">
      <style:text-properties officeooo:rsid="04a0107e"/>
    </style:style>
    <style:style style:name="T495" style:family="text">
      <style:text-properties officeooo:rsid="04a1c038"/>
    </style:style>
    <style:style style:name="T496" style:family="text">
      <style:text-properties officeooo:rsid="04a234b8"/>
    </style:style>
    <style:style style:name="T497" style:family="text">
      <style:text-properties officeooo:rsid="04a3ec90"/>
    </style:style>
    <style:style style:name="T498" style:family="text">
      <style:text-properties officeooo:rsid="04a4e6c6"/>
    </style:style>
    <style:style style:name="T499" style:family="text">
      <style:text-properties officeooo:rsid="04a6d9be"/>
    </style:style>
    <style:style style:name="T500" style:family="text">
      <style:text-properties officeooo:rsid="04aea14c"/>
    </style:style>
    <style:style style:name="T501" style:family="text">
      <style:text-properties officeooo:rsid="04b01eb2"/>
    </style:style>
    <style:style style:name="T502" style:family="text">
      <style:text-properties officeooo:rsid="04b1ba7e"/>
    </style:style>
    <style:style style:name="T503" style:family="text">
      <style:text-properties officeooo:rsid="04b3b459"/>
    </style:style>
    <style:style style:name="T504" style:family="text">
      <style:text-properties officeooo:rsid="04b6c830"/>
    </style:style>
    <style:style style:name="T505" style:family="text">
      <style:text-properties officeooo:rsid="04bad703"/>
    </style:style>
    <style:style style:name="T506" style:family="text">
      <style:text-properties officeooo:rsid="04bbc895"/>
    </style:style>
    <style:style style:name="T507" style:family="text">
      <style:text-properties officeooo:rsid="04be5f9c"/>
    </style:style>
    <style:style style:name="T508" style:family="text">
      <style:text-properties officeooo:rsid="04bf7578"/>
    </style:style>
    <style:style style:name="T509" style:family="text">
      <style:text-properties officeooo:rsid="04c294b5"/>
    </style:style>
    <style:style style:name="T510" style:family="text">
      <style:text-properties officeooo:rsid="04c59a3a"/>
    </style:style>
    <style:style style:name="T511" style:family="text">
      <style:text-properties officeooo:rsid="04c83b69"/>
    </style:style>
    <style:style style:name="T512" style:family="text">
      <style:text-properties officeooo:rsid="04c9d0e6"/>
    </style:style>
    <style:style style:name="T513" style:family="text">
      <style:text-properties officeooo:rsid="04cb2278"/>
    </style:style>
    <style:style style:name="T514" style:family="text">
      <style:text-properties officeooo:rsid="04cd2f01"/>
    </style:style>
    <style:style style:name="T515" style:family="text">
      <style:text-properties officeooo:rsid="04cfdb2c"/>
    </style:style>
    <style:style style:name="T516" style:family="text">
      <style:text-properties officeooo:rsid="04d19214"/>
    </style:style>
    <style:style style:name="T517" style:family="text">
      <style:text-properties officeooo:rsid="04d2ca81"/>
    </style:style>
    <style:style style:name="T518" style:family="text">
      <style:text-properties officeooo:rsid="04d86354"/>
    </style:style>
    <style:style style:name="T519" style:family="text">
      <style:text-properties officeooo:rsid="04da2339"/>
    </style:style>
    <style:style style:name="T520" style:family="text">
      <style:text-properties officeooo:rsid="04de7130"/>
    </style:style>
    <style:style style:name="T521" style:family="text">
      <style:text-properties officeooo:rsid="04df355e"/>
    </style:style>
    <style:style style:name="T522" style:family="text">
      <style:text-properties officeooo:rsid="04e0bc04"/>
    </style:style>
    <style:style style:name="T523" style:family="text">
      <style:text-properties officeooo:rsid="04e1ec2b"/>
    </style:style>
    <style:style style:name="T524" style:family="text">
      <style:text-properties officeooo:rsid="04e3c51d"/>
    </style:style>
    <style:style style:name="T525" style:family="text">
      <style:text-properties officeooo:rsid="04ef8ca6"/>
    </style:style>
    <style:style style:name="T526" style:family="text">
      <style:text-properties officeooo:rsid="04f012a4"/>
    </style:style>
    <style:style style:name="T527" style:family="text">
      <style:text-properties officeooo:rsid="04f08296"/>
    </style:style>
    <style:style style:name="T528" style:family="text">
      <style:text-properties officeooo:rsid="04f27061"/>
    </style:style>
    <style:style style:name="T529" style:family="text">
      <style:text-properties officeooo:rsid="04f4d907"/>
    </style:style>
    <style:style style:name="T530" style:family="text">
      <style:text-properties officeooo:rsid="04f6bc6a"/>
    </style:style>
    <style:style style:name="T531" style:family="text">
      <style:text-properties officeooo:rsid="04f8d124"/>
    </style:style>
    <style:style style:name="T532" style:family="text">
      <style:text-properties officeooo:rsid="04f92c26"/>
    </style:style>
    <style:style style:name="T533" style:family="text">
      <style:text-properties officeooo:rsid="04fb2344"/>
    </style:style>
    <style:style style:name="T534" style:family="text">
      <style:text-properties officeooo:rsid="0501b171"/>
    </style:style>
    <style:style style:name="T535" style:family="text">
      <style:text-properties officeooo:rsid="05049cfa"/>
    </style:style>
    <style:style style:name="T536" style:family="text">
      <style:text-properties fo:font-style="normal" officeooo:rsid="050502b2" style:font-style-asian="normal" style:font-style-complex="normal"/>
    </style:style>
    <style:style style:name="T537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8" style:family="text">
      <style:text-properties officeooo:rsid="05056000"/>
    </style:style>
    <style:style style:name="T539" style:family="text">
      <style:text-properties officeooo:rsid="05083e85"/>
    </style:style>
    <style:style style:name="T540" style:family="text">
      <style:text-properties officeooo:rsid="050a0cbb"/>
    </style:style>
    <style:style style:name="T541" style:family="text">
      <style:text-properties officeooo:rsid="050abf9a"/>
    </style:style>
    <style:style style:name="T542" style:family="text">
      <style:text-properties officeooo:rsid="050afb79"/>
    </style:style>
    <style:style style:name="T543" style:family="text">
      <style:text-properties officeooo:rsid="050d33b2"/>
    </style:style>
    <style:style style:name="T544" style:family="text">
      <style:text-properties officeooo:rsid="050ec05a"/>
    </style:style>
    <style:style style:name="T545" style:family="text">
      <style:text-properties officeooo:rsid="0511c958"/>
    </style:style>
    <style:style style:name="T546" style:family="text">
      <style:text-properties officeooo:rsid="0514727d"/>
    </style:style>
    <style:style style:name="T547" style:family="text">
      <style:text-properties officeooo:rsid="0515605f"/>
    </style:style>
    <style:style style:name="T548" style:family="text">
      <style:text-properties officeooo:rsid="051773da"/>
    </style:style>
    <style:style style:name="T549" style:family="text">
      <style:text-properties officeooo:rsid="0519554e"/>
    </style:style>
    <style:style style:name="T550" style:family="text">
      <style:text-properties officeooo:rsid="051c713a"/>
    </style:style>
    <style:style style:name="T551" style:family="text">
      <style:text-properties officeooo:rsid="051d031f"/>
    </style:style>
    <style:style style:name="T552" style:family="text">
      <style:text-properties officeooo:rsid="051d8c5e"/>
    </style:style>
    <style:style style:name="T553" style:family="text">
      <style:text-properties officeooo:rsid="05229994"/>
    </style:style>
    <style:style style:name="T554" style:family="text">
      <style:text-properties officeooo:rsid="0523a25e"/>
    </style:style>
    <style:style style:name="T555" style:family="text">
      <style:text-properties officeooo:rsid="05251621"/>
    </style:style>
    <style:style style:name="T556" style:family="text">
      <style:text-properties officeooo:rsid="05261a10"/>
    </style:style>
    <style:style style:name="T557" style:family="text">
      <style:text-properties officeooo:rsid="052ec773"/>
    </style:style>
    <style:style style:name="T558" style:family="text">
      <style:text-properties officeooo:rsid="0531eb54"/>
    </style:style>
    <style:style style:name="T559" style:family="text">
      <style:text-properties officeooo:rsid="053248e7"/>
    </style:style>
    <style:style style:name="T560" style:family="text">
      <style:text-properties officeooo:rsid="05361ad5"/>
    </style:style>
    <style:style style:name="T561" style:family="text">
      <style:text-properties officeooo:rsid="05390305"/>
    </style:style>
    <style:style style:name="T562" style:family="text">
      <style:text-properties officeooo:rsid="053a2a8b"/>
    </style:style>
    <style:style style:name="T563" style:family="text">
      <style:text-properties officeooo:rsid="053aa5da"/>
    </style:style>
    <style:style style:name="T564" style:family="text">
      <style:text-properties officeooo:rsid="053dcc15"/>
    </style:style>
    <style:style style:name="T565" style:family="text">
      <style:text-properties officeooo:rsid="05407cab"/>
    </style:style>
    <style:style style:name="T566" style:family="text">
      <style:text-properties officeooo:rsid="05444e4a"/>
    </style:style>
    <style:style style:name="T567" style:family="text">
      <style:text-properties officeooo:rsid="054519d6"/>
    </style:style>
    <style:style style:name="T568" style:family="text">
      <style:text-properties officeooo:rsid="0545b740"/>
    </style:style>
    <style:style style:name="T569" style:family="text">
      <style:text-properties officeooo:rsid="05478595"/>
    </style:style>
    <style:style style:name="T570" style:family="text">
      <style:text-properties officeooo:rsid="0548320e"/>
    </style:style>
    <style:style style:name="T571" style:family="text">
      <style:text-properties officeooo:rsid="0548518e"/>
    </style:style>
    <style:style style:name="T572" style:family="text">
      <style:text-properties officeooo:rsid="054bfa88"/>
    </style:style>
    <style:style style:name="T573" style:family="text">
      <style:text-properties officeooo:rsid="054d07b0"/>
    </style:style>
    <style:style style:name="T574" style:family="text">
      <style:text-properties officeooo:rsid="054e7390"/>
    </style:style>
    <style:style style:name="T575" style:family="text">
      <style:text-properties officeooo:rsid="055469f5"/>
    </style:style>
    <style:style style:name="T576" style:family="text">
      <style:text-properties officeooo:rsid="05566f5d"/>
    </style:style>
    <style:style style:name="T577" style:family="text">
      <style:text-properties officeooo:rsid="055855d5"/>
    </style:style>
    <style:style style:name="T578" style:family="text">
      <style:text-properties officeooo:rsid="05598566"/>
    </style:style>
    <style:style style:name="T579" style:family="text">
      <style:text-properties officeooo:rsid="055c6bb3"/>
    </style:style>
    <style:style style:name="T580" style:family="text">
      <style:text-properties officeooo:rsid="0560e7bb"/>
    </style:style>
    <style:style style:name="T581" style:family="text">
      <style:text-properties officeooo:rsid="0564b2e0"/>
    </style:style>
    <style:style style:name="T582" style:family="text">
      <style:text-properties officeooo:rsid="05670662"/>
    </style:style>
    <style:style style:name="T583" style:family="text">
      <style:text-properties officeooo:rsid="05676101"/>
    </style:style>
    <style:style style:name="T584" style:family="text">
      <style:text-properties officeooo:rsid="056ce861"/>
    </style:style>
    <style:style style:name="T585" style:family="text">
      <style:text-properties officeooo:rsid="057177f5"/>
    </style:style>
    <style:style style:name="T586" style:family="text">
      <style:text-properties officeooo:rsid="0571d3b8"/>
    </style:style>
    <style:style style:name="T587" style:family="text">
      <style:text-properties officeooo:rsid="0575f65f"/>
    </style:style>
    <style:style style:name="T588" style:family="text">
      <style:text-properties officeooo:rsid="0580b058"/>
    </style:style>
    <style:style style:name="T589" style:family="text">
      <style:text-properties officeooo:rsid="0584226d"/>
    </style:style>
    <style:style style:name="T590" style:family="text">
      <style:text-properties officeooo:rsid="058c48a7"/>
    </style:style>
    <style:style style:name="T591" style:family="text">
      <style:text-properties officeooo:rsid="05905131"/>
    </style:style>
    <style:style style:name="T592" style:family="text">
      <style:text-properties officeooo:rsid="059c866d"/>
    </style:style>
    <style:style style:name="T593" style:family="text">
      <style:text-properties officeooo:rsid="059de58d"/>
    </style:style>
    <style:style style:name="T594" style:family="text">
      <style:text-properties officeooo:rsid="059ed84a"/>
    </style:style>
    <style:style style:name="T595" style:family="text">
      <style:text-properties officeooo:rsid="05a0a2ac"/>
    </style:style>
    <style:style style:name="T596" style:family="text">
      <style:text-properties officeooo:rsid="05a1f602"/>
    </style:style>
    <style:style style:name="T597" style:family="text">
      <style:text-properties officeooo:rsid="05a292c6"/>
    </style:style>
    <style:style style:name="T598" style:family="text">
      <style:text-properties officeooo:rsid="05a3a1b5"/>
    </style:style>
    <style:style style:name="T599" style:family="text">
      <style:text-properties officeooo:rsid="05a59321"/>
    </style:style>
    <style:style style:name="T600" style:family="text">
      <style:text-properties officeooo:rsid="05a62f6f"/>
    </style:style>
    <style:style style:name="T601" style:family="text">
      <style:text-properties officeooo:rsid="05a7e536"/>
    </style:style>
    <style:style style:name="T602" style:family="text">
      <style:text-properties officeooo:rsid="05a9b1c8"/>
    </style:style>
    <style:style style:name="T603" style:family="text">
      <style:text-properties officeooo:rsid="05a9fac9"/>
    </style:style>
    <style:style style:name="T604" style:family="text">
      <style:text-properties officeooo:rsid="05b0e64d"/>
    </style:style>
    <style:style style:name="T605" style:family="text">
      <style:text-properties officeooo:rsid="05b36f57"/>
    </style:style>
    <style:style style:name="T606" style:family="text">
      <style:text-properties officeooo:rsid="05b3931f"/>
    </style:style>
    <style:style style:name="T607" style:family="text">
      <style:text-properties officeooo:rsid="05b53f40"/>
    </style:style>
    <style:style style:name="T608" style:family="text">
      <style:text-properties officeooo:rsid="05b608f2"/>
    </style:style>
    <style:style style:name="T609" style:family="text">
      <style:text-properties officeooo:rsid="05b74463"/>
    </style:style>
    <style:style style:name="T610" style:family="text">
      <style:text-properties officeooo:rsid="05b8f47d"/>
    </style:style>
    <style:style style:name="T611" style:family="text">
      <style:text-properties officeooo:rsid="05bcc462"/>
    </style:style>
    <style:style style:name="T612" style:family="text">
      <style:text-properties officeooo:rsid="05bd5e48"/>
    </style:style>
    <style:style style:name="T613" style:family="text">
      <style:text-properties officeooo:rsid="05bf0f78"/>
    </style:style>
    <style:style style:name="T614" style:family="text">
      <style:text-properties officeooo:rsid="05c1ba57"/>
    </style:style>
    <style:style style:name="T615" style:family="text">
      <style:text-properties officeooo:rsid="05c32a62"/>
    </style:style>
    <style:style style:name="T616" style:family="text">
      <style:text-properties officeooo:rsid="05c52d6f"/>
    </style:style>
    <style:style style:name="T617" style:family="text">
      <style:text-properties officeooo:rsid="05c68fdc"/>
    </style:style>
    <style:style style:name="T618" style:family="text">
      <style:text-properties officeooo:rsid="05c927dc"/>
    </style:style>
    <style:style style:name="T619" style:family="text">
      <style:text-properties officeooo:rsid="05c958d4"/>
    </style:style>
    <style:style style:name="T620" style:family="text">
      <style:text-properties officeooo:rsid="05cbc119"/>
    </style:style>
    <style:style style:name="T621" style:family="text">
      <style:text-properties officeooo:rsid="05cc541c"/>
    </style:style>
    <style:style style:name="T622" style:family="text">
      <style:text-properties officeooo:rsid="05cd2502"/>
    </style:style>
    <style:style style:name="T623" style:family="text">
      <style:text-properties officeooo:rsid="05ce8af1"/>
    </style:style>
    <style:style style:name="T624" style:family="text">
      <style:text-properties officeooo:rsid="05cfe2a6"/>
    </style:style>
    <style:style style:name="T625" style:family="text">
      <style:text-properties officeooo:rsid="05d0754e"/>
    </style:style>
    <style:style style:name="T626" style:family="text">
      <style:text-properties officeooo:rsid="05d0f9b2"/>
    </style:style>
    <style:style style:name="T627" style:family="text">
      <style:text-properties officeooo:rsid="05d29889"/>
    </style:style>
    <style:style style:name="T628" style:family="text">
      <style:text-properties officeooo:rsid="05d46a28"/>
    </style:style>
    <style:style style:name="T629" style:family="text">
      <style:text-properties officeooo:rsid="05d5d109"/>
    </style:style>
    <style:style style:name="T630" style:family="text">
      <style:text-properties officeooo:rsid="05d74cd6"/>
    </style:style>
    <style:style style:name="T631" style:family="text">
      <style:text-properties officeooo:rsid="05d7f79c"/>
    </style:style>
    <style:style style:name="T632" style:family="text">
      <style:text-properties officeooo:rsid="05d9c8b5"/>
    </style:style>
    <style:style style:name="T633" style:family="text">
      <style:text-properties officeooo:rsid="05dbf847"/>
    </style:style>
    <style:style style:name="T634" style:family="text">
      <style:text-properties officeooo:rsid="05dec2ce"/>
    </style:style>
    <style:style style:name="T635" style:family="text">
      <style:text-properties officeooo:rsid="05e07efd"/>
    </style:style>
    <style:style style:name="T636" style:family="text">
      <style:text-properties officeooo:rsid="05e6ab55"/>
    </style:style>
    <style:style style:name="T637" style:family="text">
      <style:text-properties officeooo:rsid="05e6aec6"/>
    </style:style>
    <style:style style:name="T638" style:family="text">
      <style:text-properties officeooo:rsid="05e79034"/>
    </style:style>
    <style:style style:name="T639" style:family="text">
      <style:text-properties officeooo:rsid="05e8221b"/>
    </style:style>
    <style:style style:name="T640" style:family="text">
      <style:text-properties officeooo:rsid="05e91cab"/>
    </style:style>
    <style:style style:name="T641" style:family="text">
      <style:text-properties officeooo:rsid="05ea8f2c"/>
    </style:style>
    <style:style style:name="T642" style:family="text">
      <style:text-properties officeooo:rsid="05eba585"/>
    </style:style>
    <style:style style:name="T643" style:family="text">
      <style:text-properties officeooo:rsid="05ebd4ef"/>
    </style:style>
    <style:style style:name="T644" style:family="text">
      <style:text-properties officeooo:rsid="05ed25ed"/>
    </style:style>
    <style:style style:name="T645" style:family="text">
      <style:text-properties officeooo:rsid="05efedba"/>
    </style:style>
    <style:style style:name="T646" style:family="text">
      <style:text-properties officeooo:rsid="05f1a256"/>
    </style:style>
    <style:style style:name="T647" style:family="text">
      <style:text-properties officeooo:rsid="05f64025"/>
    </style:style>
    <style:style style:name="T648" style:family="text">
      <style:text-properties officeooo:rsid="05f6ac15"/>
    </style:style>
    <style:style style:name="T649" style:family="text">
      <style:text-properties officeooo:rsid="05f86f03"/>
    </style:style>
    <style:style style:name="T650" style:family="text">
      <style:text-properties officeooo:rsid="05f9ba46"/>
    </style:style>
    <style:style style:name="T651" style:family="text">
      <style:text-properties officeooo:rsid="05fa2cdb"/>
    </style:style>
    <style:style style:name="T652" style:family="text">
      <style:text-properties officeooo:rsid="05fab04e"/>
    </style:style>
    <style:style style:name="T653" style:family="text">
      <style:text-properties officeooo:rsid="05fd2575"/>
    </style:style>
    <style:style style:name="T654" style:family="text">
      <style:text-properties officeooo:rsid="05febb41"/>
    </style:style>
    <style:style style:name="T655" style:family="text">
      <style:text-properties officeooo:rsid="0603ba34"/>
    </style:style>
    <style:style style:name="T656" style:family="text">
      <style:text-properties officeooo:rsid="06045f7b"/>
    </style:style>
    <style:style style:name="T657" style:family="text">
      <style:text-properties officeooo:rsid="06058356"/>
    </style:style>
    <style:style style:name="T658" style:family="text">
      <style:text-properties officeooo:rsid="03112720"/>
    </style:style>
    <style:style style:name="T659" style:family="text">
      <style:text-properties officeooo:rsid="06086fbd"/>
    </style:style>
    <style:style style:name="T660" style:family="text">
      <style:text-properties officeooo:rsid="0609f852"/>
    </style:style>
    <style:style style:name="T661" style:family="text">
      <style:text-properties officeooo:rsid="060ad3d7"/>
    </style:style>
    <style:style style:name="T662" style:family="text">
      <style:text-properties officeooo:rsid="060af3f5"/>
    </style:style>
    <style:style style:name="T663" style:family="text">
      <style:text-properties officeooo:rsid="060c39b8"/>
    </style:style>
    <style:style style:name="T664" style:family="text">
      <style:text-properties officeooo:rsid="0613474a"/>
    </style:style>
    <style:style style:name="T665" style:family="text">
      <style:text-properties officeooo:rsid="061555f3"/>
    </style:style>
    <style:style style:name="T666" style:family="text">
      <style:text-properties officeooo:rsid="06157f82"/>
    </style:style>
    <style:style style:name="T667" style:family="text">
      <style:text-properties officeooo:rsid="0617326b"/>
    </style:style>
    <style:style style:name="T668" style:family="text">
      <style:text-properties officeooo:rsid="061757a2"/>
    </style:style>
    <style:style style:name="T669" style:family="text">
      <style:text-properties officeooo:rsid="061a385b"/>
    </style:style>
    <style:style style:name="T670" style:family="text">
      <style:text-properties officeooo:rsid="061bd79b"/>
    </style:style>
    <style:style style:name="T671" style:family="text">
      <style:text-properties officeooo:rsid="061d21be"/>
    </style:style>
    <style:style style:name="T672" style:family="text">
      <style:text-properties officeooo:rsid="061f4f9c"/>
    </style:style>
    <style:style style:name="T673" style:family="text">
      <style:text-properties officeooo:rsid="06215d56"/>
    </style:style>
    <style:style style:name="T674" style:family="text">
      <style:text-properties officeooo:rsid="0625277d"/>
    </style:style>
    <style:style style:name="T675" style:family="text">
      <style:text-properties officeooo:rsid="0627b679"/>
    </style:style>
    <style:style style:name="T676" style:family="text">
      <style:text-properties officeooo:rsid="0629875e"/>
    </style:style>
    <style:style style:name="T677" style:family="text">
      <style:text-properties officeooo:rsid="062c31af"/>
    </style:style>
    <style:style style:name="T678" style:family="text">
      <style:text-properties officeooo:rsid="062d3f84"/>
    </style:style>
    <style:style style:name="T679" style:family="text">
      <style:text-properties officeooo:rsid="062f324e"/>
    </style:style>
    <style:style style:name="T680" style:family="text">
      <style:text-properties officeooo:rsid="062fbcd6"/>
    </style:style>
    <style:style style:name="T681" style:family="text">
      <style:text-properties officeooo:rsid="0632e3da"/>
    </style:style>
    <style:style style:name="T682" style:family="text">
      <style:text-properties officeooo:rsid="0634c7b6"/>
    </style:style>
    <style:style style:name="T683" style:family="text">
      <style:text-properties officeooo:rsid="06354b6b"/>
    </style:style>
    <style:style style:name="T684" style:family="text">
      <style:text-properties officeooo:rsid="0636eaa8"/>
    </style:style>
    <style:style style:name="T685" style:family="text">
      <style:text-properties officeooo:rsid="063a5e79"/>
    </style:style>
    <style:style style:name="T686" style:family="text">
      <style:text-properties officeooo:rsid="063c9232"/>
    </style:style>
    <style:style style:name="T687" style:family="text">
      <style:text-properties officeooo:rsid="063e2dc1"/>
    </style:style>
    <style:style style:name="T688" style:family="text">
      <style:text-properties officeooo:rsid="063e9233"/>
    </style:style>
    <style:style style:name="T689" style:family="text">
      <style:text-properties officeooo:rsid="06409836"/>
    </style:style>
    <style:style style:name="T690" style:family="text">
      <style:text-properties officeooo:rsid="0640c641"/>
    </style:style>
    <style:style style:name="T691" style:family="text">
      <style:text-properties officeooo:rsid="0640ffcc"/>
    </style:style>
    <style:style style:name="T692" style:family="text">
      <style:text-properties officeooo:rsid="0641df49"/>
    </style:style>
    <style:style style:name="T693" style:family="text">
      <style:text-properties officeooo:rsid="06422c26"/>
    </style:style>
    <style:style style:name="T694" style:family="text">
      <style:text-properties officeooo:rsid="06440ffd"/>
    </style:style>
    <style:style style:name="T695" style:family="text">
      <style:text-properties officeooo:rsid="06448f0a"/>
    </style:style>
    <style:style style:name="T696" style:family="text">
      <style:text-properties officeooo:rsid="06476f6d"/>
    </style:style>
    <style:style style:name="T697" style:family="text">
      <style:text-properties officeooo:rsid="064d9428"/>
    </style:style>
    <style:style style:name="T698" style:family="text">
      <style:text-properties officeooo:rsid="064f35b0"/>
    </style:style>
    <style:style style:name="T699" style:family="text">
      <style:text-properties officeooo:rsid="065177a8"/>
    </style:style>
    <style:style style:name="T700" style:family="text">
      <style:text-properties officeooo:rsid="0652071d"/>
    </style:style>
    <style:style style:name="T701" style:family="text">
      <style:text-properties officeooo:rsid="0652e0c9"/>
    </style:style>
    <style:style style:name="T702" style:family="text">
      <style:text-properties officeooo:rsid="06538d69"/>
    </style:style>
    <style:style style:name="T703" style:family="text">
      <style:text-properties officeooo:rsid="066218da"/>
    </style:style>
    <style:style style:name="T704" style:family="text">
      <style:text-properties officeooo:rsid="066377a9"/>
    </style:style>
    <style:style style:name="T705" style:family="text">
      <style:text-properties officeooo:rsid="06690a4e"/>
    </style:style>
    <style:style style:name="T706" style:family="text">
      <style:text-properties officeooo:rsid="066b3141"/>
    </style:style>
    <style:style style:name="T707" style:family="text">
      <style:text-properties officeooo:rsid="066b5984"/>
    </style:style>
    <style:style style:name="T708" style:family="text">
      <style:text-properties officeooo:rsid="066ba6b7"/>
    </style:style>
    <style:style style:name="T709" style:family="text">
      <style:text-properties officeooo:rsid="066cb29f"/>
    </style:style>
    <style:style style:name="T710" style:family="text">
      <style:text-properties officeooo:rsid="066f57ff"/>
    </style:style>
    <style:style style:name="T711" style:family="text">
      <style:text-properties officeooo:rsid="066f5a60"/>
    </style:style>
    <style:style style:name="T712" style:family="text">
      <style:text-properties officeooo:rsid="0670db4e"/>
    </style:style>
    <style:style style:name="T713" style:family="text">
      <style:text-properties officeooo:rsid="0670f1c7"/>
    </style:style>
    <style:style style:name="T714" style:family="text">
      <style:text-properties officeooo:rsid="0672426f"/>
    </style:style>
    <style:style style:name="T715" style:family="text">
      <style:text-properties officeooo:rsid="067713fd"/>
    </style:style>
    <style:style style:name="T716" style:family="text">
      <style:text-properties officeooo:rsid="06823666"/>
    </style:style>
    <style:style style:name="T717" style:family="text">
      <style:text-properties officeooo:rsid="068880ef"/>
    </style:style>
    <style:style style:name="T718" style:family="text">
      <style:text-properties officeooo:rsid="068aa851"/>
    </style:style>
    <style:style style:name="T719" style:family="text">
      <style:text-properties officeooo:rsid="068c0046"/>
    </style:style>
    <style:style style:name="T720" style:family="text">
      <style:text-properties officeooo:rsid="06903f5c"/>
    </style:style>
    <style:style style:name="T721" style:family="text">
      <style:text-properties officeooo:rsid="069e3f3c"/>
    </style:style>
    <style:style style:name="T722" style:family="text">
      <style:text-properties officeooo:rsid="06a5894c"/>
    </style:style>
    <style:style style:name="T723" style:family="text">
      <style:text-properties officeooo:rsid="06a77c9d"/>
    </style:style>
    <style:style style:name="T724" style:family="text">
      <style:text-properties officeooo:rsid="06a982cd"/>
    </style:style>
    <style:style style:name="T725" style:family="text">
      <style:text-properties officeooo:rsid="06ace1e8"/>
    </style:style>
    <style:style style:name="T726" style:family="text">
      <style:text-properties officeooo:rsid="06aeefe3"/>
    </style:style>
    <style:style style:name="T727" style:family="text">
      <style:text-properties officeooo:rsid="06b232a1"/>
    </style:style>
    <style:style style:name="T728" style:family="text">
      <style:text-properties officeooo:rsid="06b41c8c"/>
    </style:style>
    <style:style style:name="T729" style:family="text">
      <style:text-properties officeooo:rsid="06b69599"/>
    </style:style>
    <style:style style:name="T730" style:family="text">
      <style:text-properties officeooo:rsid="06bde250"/>
    </style:style>
    <style:style style:name="T731" style:family="text">
      <style:text-properties officeooo:rsid="06c0acd6"/>
    </style:style>
    <style:style style:name="T732" style:family="text">
      <style:text-properties officeooo:rsid="06ca7224"/>
    </style:style>
    <style:style style:name="T733" style:family="text">
      <style:text-properties officeooo:rsid="06cb304e"/>
    </style:style>
    <style:style style:name="T734" style:family="text">
      <style:text-properties officeooo:rsid="06cd0ea7"/>
    </style:style>
    <style:style style:name="T735" style:family="text">
      <style:text-properties officeooo:rsid="06d34c49"/>
    </style:style>
    <style:style style:name="T736" style:family="text">
      <style:text-properties officeooo:rsid="06d6e703"/>
    </style:style>
    <style:style style:name="T737" style:family="text">
      <style:text-properties officeooo:rsid="06d7c28d"/>
    </style:style>
    <style:style style:name="T738" style:family="text">
      <style:text-properties officeooo:rsid="06db3c30"/>
    </style:style>
    <style:style style:name="T739" style:family="text">
      <style:text-properties officeooo:rsid="06dddd87"/>
    </style:style>
    <style:style style:name="T740" style:family="text">
      <style:text-properties officeooo:rsid="06e39fe8"/>
    </style:style>
    <style:style style:name="T741" style:family="text">
      <style:text-properties officeooo:rsid="06e7dec8"/>
    </style:style>
    <style:style style:name="T742" style:family="text">
      <style:text-properties officeooo:rsid="06ea7091"/>
    </style:style>
    <style:style style:name="T743" style:family="text">
      <style:text-properties officeooo:rsid="06ec9652"/>
    </style:style>
    <style:style style:name="T744" style:family="text">
      <style:text-properties officeooo:rsid="06eea9dc"/>
    </style:style>
    <style:style style:name="T745" style:family="text">
      <style:text-properties officeooo:rsid="06f1f316"/>
    </style:style>
    <style:style style:name="T746" style:family="text">
      <style:text-properties officeooo:rsid="06f39c4d"/>
    </style:style>
    <style:style style:name="T747" style:family="text">
      <style:text-properties officeooo:rsid="06f8657a"/>
    </style:style>
    <style:style style:name="T748" style:family="text">
      <style:text-properties officeooo:rsid="06fa67cc"/>
    </style:style>
    <style:style style:name="T749" style:family="text">
      <style:text-properties officeooo:rsid="06faf284"/>
    </style:style>
    <style:style style:name="T750" style:family="text">
      <style:text-properties officeooo:rsid="06faf6de"/>
    </style:style>
    <style:style style:name="T751" style:family="text">
      <style:text-properties officeooo:rsid="06fc29c9"/>
    </style:style>
    <style:style style:name="T752" style:family="text">
      <style:text-properties officeooo:rsid="06fd4c4f"/>
    </style:style>
    <style:style style:name="T753" style:family="text">
      <style:text-properties officeooo:rsid="06ff0e9d"/>
    </style:style>
    <style:style style:name="T754" style:family="text">
      <style:text-properties officeooo:rsid="07005ff3"/>
    </style:style>
    <style:style style:name="T755" style:family="text">
      <style:text-properties officeooo:rsid="07033ede"/>
    </style:style>
    <style:style style:name="T756" style:family="text">
      <style:text-properties officeooo:rsid="0704cc8f"/>
    </style:style>
    <style:style style:name="T757" style:family="text">
      <style:text-properties officeooo:rsid="07086371"/>
    </style:style>
    <style:style style:name="T758" style:family="text">
      <style:text-properties officeooo:rsid="0709d32c"/>
    </style:style>
    <style:style style:name="T759" style:family="text">
      <style:text-properties officeooo:rsid="0717d5b7"/>
    </style:style>
    <style:style style:name="T760" style:family="text">
      <style:text-properties officeooo:rsid="071d7ab4"/>
    </style:style>
    <style:style style:name="T761" style:family="text">
      <style:text-properties officeooo:rsid="0723ea59"/>
    </style:style>
    <style:style style:name="T762" style:family="text">
      <style:text-properties officeooo:rsid="07259521"/>
    </style:style>
    <style:style style:name="T763" style:family="text">
      <style:text-properties officeooo:rsid="0730b50e"/>
    </style:style>
    <style:style style:name="T764" style:family="text">
      <style:text-properties officeooo:rsid="07317418"/>
    </style:style>
    <style:style style:name="T765" style:family="text">
      <style:text-properties officeooo:rsid="07321227"/>
    </style:style>
    <style:style style:name="T766" style:family="text">
      <style:text-properties officeooo:rsid="07322ddb"/>
    </style:style>
    <style:style style:name="T767" style:family="text">
      <style:text-properties officeooo:rsid="0732d496"/>
    </style:style>
    <style:style style:name="T768" style:family="text">
      <style:text-properties officeooo:rsid="07332d8f"/>
    </style:style>
    <style:style style:name="T769" style:family="text">
      <style:text-properties officeooo:rsid="0736e651"/>
    </style:style>
    <style:style style:name="T770" style:family="text">
      <style:text-properties officeooo:rsid="073727fe"/>
    </style:style>
    <style:style style:name="T771" style:family="text">
      <style:text-properties officeooo:rsid="07390b95"/>
    </style:style>
    <style:style style:name="T772" style:family="text">
      <style:text-properties officeooo:rsid="073cc43a"/>
    </style:style>
    <style:style style:name="T773" style:family="text">
      <style:text-properties officeooo:rsid="073d6416"/>
    </style:style>
    <style:style style:name="T774" style:family="text">
      <style:text-properties officeooo:rsid="073f60ae"/>
    </style:style>
    <style:style style:name="T775" style:family="text">
      <style:text-properties officeooo:rsid="07400827"/>
    </style:style>
    <style:style style:name="T776" style:family="text">
      <style:text-properties officeooo:rsid="074018af"/>
    </style:style>
    <style:style style:name="T777" style:family="text">
      <style:text-properties officeooo:rsid="0740c370"/>
    </style:style>
    <style:style style:name="T778" style:family="text">
      <style:text-properties officeooo:rsid="0741127e"/>
    </style:style>
    <style:style style:name="T779" style:family="text">
      <style:text-properties officeooo:rsid="0742cb23"/>
    </style:style>
    <style:style style:name="T780" style:family="text">
      <style:text-properties officeooo:rsid="07448ac8"/>
    </style:style>
    <style:style style:name="T781" style:family="text">
      <style:text-properties officeooo:rsid="07449890"/>
    </style:style>
    <style:style style:name="T782" style:family="text">
      <style:text-properties officeooo:rsid="0746052f"/>
    </style:style>
    <style:style style:name="T783" style:family="text">
      <style:text-properties officeooo:rsid="074811af"/>
    </style:style>
    <style:style style:name="T784" style:family="text">
      <style:text-properties officeooo:rsid="074b7844"/>
    </style:style>
    <style:style style:name="T785" style:family="text">
      <style:text-properties officeooo:rsid="074dabb9"/>
    </style:style>
    <style:style style:name="T786" style:family="text">
      <style:text-properties officeooo:rsid="075027e6"/>
    </style:style>
    <style:style style:name="T787" style:family="text">
      <style:text-properties officeooo:rsid="0750966a"/>
    </style:style>
    <style:style style:name="T788" style:family="text">
      <style:text-properties officeooo:rsid="0752dee5"/>
    </style:style>
    <style:style style:name="T789" style:family="text">
      <style:text-properties officeooo:rsid="075920e0"/>
    </style:style>
    <style:style style:name="T790" style:family="text">
      <style:text-properties officeooo:rsid="07598a85"/>
    </style:style>
    <style:style style:name="T791" style:family="text">
      <style:text-properties officeooo:rsid="0759a1b2"/>
    </style:style>
    <style:style style:name="T792" style:family="text">
      <style:text-properties officeooo:rsid="0759d3a3"/>
    </style:style>
    <style:style style:name="T793" style:family="text">
      <style:text-properties officeooo:rsid="075ce370"/>
    </style:style>
    <style:style style:name="T794" style:family="text">
      <style:text-properties officeooo:rsid="075d51d0"/>
    </style:style>
    <style:style style:name="T795" style:family="text">
      <style:text-properties officeooo:rsid="075e0569"/>
    </style:style>
    <style:style style:name="T796" style:family="text">
      <style:text-properties officeooo:rsid="075fc138"/>
    </style:style>
    <style:style style:name="T797" style:family="text">
      <style:text-properties officeooo:rsid="075ff862"/>
    </style:style>
    <style:style style:name="T798" style:family="text">
      <style:text-properties officeooo:rsid="07601cd9"/>
    </style:style>
    <style:style style:name="T799" style:family="text">
      <style:text-properties officeooo:rsid="0761e988"/>
    </style:style>
    <style:style style:name="T800" style:family="text">
      <style:text-properties officeooo:rsid="0767c80e"/>
    </style:style>
    <style:style style:name="T801" style:family="text">
      <style:text-properties officeooo:rsid="0769c79d"/>
    </style:style>
    <style:style style:name="T802" style:family="text">
      <style:text-properties officeooo:rsid="076c388a"/>
    </style:style>
    <style:style style:name="T803" style:family="text">
      <style:text-properties officeooo:rsid="0770e6b7"/>
    </style:style>
    <style:style style:name="T804" style:family="text">
      <style:text-properties style:font-weight-asian="bold" style:font-weight-complex="bold"/>
    </style:style>
    <style:style style:name="T805" style:family="text">
      <style:text-properties officeooo:rsid="05d74cd6" style:font-weight-asian="bold" style:font-weight-complex="bold"/>
    </style:style>
    <style:style style:name="T806" style:family="text">
      <style:text-properties officeooo:rsid="07332d8f" style:font-weight-asian="bold" style:font-weight-complex="bold"/>
    </style:style>
    <style:style style:name="T807" style:family="text">
      <style:text-properties officeooo:rsid="06086fbd" style:font-weight-asian="bold" style:font-weight-complex="bold"/>
    </style:style>
    <style:style style:name="T808" style:family="text">
      <style:text-properties officeooo:rsid="0609f852" style:font-weight-asian="bold" style:font-weight-complex="bold"/>
    </style:style>
    <style:style style:name="T809" style:family="text">
      <style:text-properties officeooo:rsid="060ad3d7" style:font-weight-asian="bold" style:font-weight-complex="bold"/>
    </style:style>
    <style:style style:name="T810" style:family="text">
      <style:text-properties officeooo:rsid="0632e3da" style:font-weight-asian="bold" style:font-weight-complex="bold"/>
    </style:style>
    <style:style style:name="T811" style:family="text">
      <style:text-properties officeooo:rsid="0437df6e" style:font-weight-asian="bold" style:font-weight-complex="bold"/>
    </style:style>
    <style:style style:name="T812" style:family="text">
      <style:text-properties officeooo:rsid="0372aeaf" style:font-weight-asian="bold" style:font-weight-complex="bold"/>
    </style:style>
    <style:style style:name="T813" style:family="text">
      <style:text-properties officeooo:rsid="060af3f5" style:font-weight-asian="bold" style:font-weight-complex="bold"/>
    </style:style>
    <style:style style:name="T814" style:family="text">
      <style:text-properties officeooo:rsid="04238af5" style:font-weight-asian="bold" style:font-weight-complex="bold"/>
    </style:style>
    <style:style style:name="T815" style:family="text">
      <style:text-properties officeooo:rsid="060c39b8" style:font-weight-asian="bold" style:font-weight-complex="bold"/>
    </style:style>
    <style:style style:name="T816" style:family="text">
      <style:text-properties officeooo:rsid="03a4e9a6" style:font-weight-asian="bold" style:font-weight-complex="bold"/>
    </style:style>
    <style:style style:name="T817" style:family="text">
      <style:text-properties officeooo:rsid="061f4f9c" style:font-weight-asian="bold" style:font-weight-complex="bold"/>
    </style:style>
    <style:style style:name="T818" style:family="text">
      <style:text-properties officeooo:rsid="06ca7224" style:font-weight-asian="bold" style:font-weight-complex="bold"/>
    </style:style>
    <style:style style:name="T819" style:family="text">
      <style:text-properties officeooo:rsid="0625277d" style:font-weight-asian="bold" style:font-weight-complex="bold"/>
    </style:style>
    <style:style style:name="T820" style:family="text">
      <style:text-properties officeooo:rsid="06cd0ea7" style:font-weight-asian="bold" style:font-weight-complex="bold"/>
    </style:style>
    <style:style style:name="T821" style:family="text">
      <style:text-properties officeooo:rsid="063e9233" style:font-weight-asian="bold" style:font-weight-complex="bold"/>
    </style:style>
    <style:style style:name="T822" style:family="text">
      <style:text-properties officeooo:rsid="061df09b" style:font-weight-asian="bold" style:font-weight-complex="bold"/>
    </style:style>
    <style:style style:name="T823" style:family="text">
      <style:text-properties officeooo:rsid="062f324e" style:font-weight-asian="bold" style:font-weight-complex="bold"/>
    </style:style>
    <style:style style:name="T824" style:family="text">
      <style:text-properties officeooo:rsid="0634c7b6" style:font-weight-asian="bold" style:font-weight-complex="bold"/>
    </style:style>
    <style:style style:name="T825" style:family="text">
      <style:text-properties officeooo:rsid="05f9ba46" style:font-weight-asian="bold" style:font-weight-complex="bold"/>
    </style:style>
    <style:style style:name="T826" style:family="text">
      <style:text-properties officeooo:rsid="06ea7091" style:font-weight-asian="bold" style:font-weight-complex="bold"/>
    </style:style>
    <style:style style:name="T827" style:family="text">
      <style:text-properties officeooo:rsid="042e993b" style:font-weight-asian="bold" style:font-weight-complex="bold"/>
    </style:style>
    <style:style style:name="T828" style:family="text">
      <style:text-properties officeooo:rsid="050bb4ca" style:font-weight-asian="bold" style:font-weight-complex="bold"/>
    </style:style>
    <style:style style:name="T829" style:family="text">
      <style:text-properties officeooo:rsid="051d8c5e" style:font-weight-asian="bold" style:font-weight-complex="bold"/>
    </style:style>
    <style:style style:name="T830" style:family="text">
      <style:text-properties officeooo:rsid="0523a25e" style:font-weight-asian="bold" style:font-weight-complex="bold"/>
    </style:style>
    <style:style style:name="T831" style:family="text">
      <style:text-properties officeooo:rsid="053248e7" style:font-weight-asian="bold" style:font-weight-complex="bold"/>
    </style:style>
    <style:style style:name="T832" style:family="text">
      <style:text-properties officeooo:rsid="05354e78" style:font-weight-asian="bold" style:font-weight-complex="bold"/>
    </style:style>
    <style:style style:name="T833" style:family="text">
      <style:text-properties officeooo:rsid="0537219d" style:font-weight-asian="bold" style:font-weight-complex="bold"/>
    </style:style>
    <style:style style:name="T834" style:family="text">
      <style:text-properties officeooo:rsid="055469f5" style:font-weight-asian="bold" style:font-weight-complex="bold"/>
    </style:style>
    <style:style style:name="T835" style:family="text">
      <style:text-properties officeooo:rsid="05a0a2ac" style:font-weight-asian="bold" style:font-weight-complex="bold"/>
    </style:style>
    <style:style style:name="T836" style:family="text">
      <style:text-properties officeooo:rsid="05d29889" style:font-weight-asian="bold" style:font-weight-complex="bold"/>
    </style:style>
    <style:style style:name="T837" style:family="text">
      <style:text-properties officeooo:rsid="05b8f47d" style:font-weight-asian="bold" style:font-weight-complex="bold"/>
    </style:style>
    <style:style style:name="T838" style:family="text">
      <style:text-properties officeooo:rsid="05c958d4" style:font-weight-asian="bold" style:font-weight-complex="bold"/>
    </style:style>
    <style:style style:name="T839" style:family="text">
      <style:text-properties officeooo:rsid="05e07efd" style:font-weight-asian="bold" style:font-weight-complex="bold"/>
    </style:style>
    <style:style style:name="T840" style:family="text">
      <style:text-properties officeooo:rsid="025caa0e" style:font-weight-asian="bold" style:font-weight-complex="bold"/>
    </style:style>
    <style:style style:name="T841" style:family="text">
      <style:text-properties officeooo:rsid="04d86354" style:font-weight-asian="bold" style:font-weight-complex="bold"/>
    </style:style>
    <style:style style:name="T842" style:family="text">
      <style:text-properties officeooo:rsid="04de7130" style:font-weight-asian="bold" style:font-weight-complex="bold"/>
    </style:style>
    <style:style style:name="T843" style:family="text">
      <style:text-properties officeooo:rsid="0753718c" style:font-weight-asian="bold" style:font-weight-complex="bold"/>
    </style:style>
    <style:style style:name="T844" style:family="text">
      <style:text-properties officeooo:rsid="07550873" style:font-weight-asian="bold" style:font-weight-complex="bold"/>
    </style:style>
    <style:style style:name="T845" style:family="text">
      <style:text-properties officeooo:rsid="04bf7578" style:font-weight-asian="bold" style:font-weight-complex="bold"/>
    </style:style>
    <style:style style:name="T846" style:family="text">
      <style:text-properties officeooo:rsid="04b6c830" style:font-weight-asian="bold" style:font-weight-complex="bold"/>
    </style:style>
    <style:style style:name="T847" style:family="text">
      <style:text-properties officeooo:rsid="0766af6c" style:font-weight-asian="bold" style:font-weight-complex="bold"/>
    </style:style>
    <style:style style:name="T848" style:family="text">
      <style:text-properties officeooo:rsid="0767c80e" style:font-weight-asian="bold" style:font-weight-complex="bold"/>
    </style:style>
    <style:style style:name="T849" style:family="text">
      <style:text-properties officeooo:rsid="07598a85" style:font-weight-asian="bold" style:font-weight-complex="bold"/>
    </style:style>
    <style:style style:name="T850" style:family="text">
      <style:text-properties officeooo:rsid="0759d3a3" style:font-weight-asian="bold" style:font-weight-complex="bold"/>
    </style:style>
    <style:style style:name="T851" style:family="text">
      <style:text-properties officeooo:rsid="075fc138" style:font-weight-asian="bold" style:font-weight-complex="bold"/>
    </style:style>
    <style:style style:name="T852" style:family="text">
      <style:text-properties officeooo:rsid="014cf5a9" style:font-weight-asian="bold" style:font-weight-complex="bold"/>
    </style:style>
    <style:style style:name="T853" style:family="text">
      <style:text-properties officeooo:rsid="02b3acad" style:font-weight-asian="bold" style:font-weight-complex="bold"/>
    </style:style>
    <style:style style:name="T854" style:family="text">
      <style:text-properties officeooo:rsid="02c27374" style:font-weight-asian="bold" style:font-weight-complex="bold"/>
    </style:style>
    <style:style style:name="T855" style:family="text">
      <style:text-properties officeooo:rsid="02d7f4b0" style:font-weight-asian="bold" style:font-weight-complex="bold"/>
    </style:style>
    <style:style style:name="T856" style:family="text">
      <style:text-properties officeooo:rsid="02e6e887" style:font-weight-asian="bold" style:font-weight-complex="bold"/>
    </style:style>
    <style:style style:name="T857" style:family="text">
      <style:text-properties officeooo:rsid="0118a6a6" style:font-weight-asian="bold" style:font-weight-complex="bold"/>
    </style:style>
    <style:style style:name="T858" style:family="text">
      <style:text-properties officeooo:rsid="0118e77e" style:font-weight-asian="bold" style:font-weight-complex="bold"/>
    </style:style>
    <style:style style:name="T859" style:family="text">
      <style:text-properties officeooo:rsid="01d4361f" style:font-weight-asian="bold" style:font-weight-complex="bold"/>
    </style:style>
    <style:style style:name="T860" style:family="text">
      <style:text-properties officeooo:rsid="0120ea38" style:font-weight-asian="bold" style:font-weight-complex="bold"/>
    </style:style>
    <style:style style:name="T861" style:family="text">
      <style:text-properties officeooo:rsid="01311a80" style:font-weight-asian="bold" style:font-weight-complex="bold"/>
    </style:style>
    <style:style style:name="T862" style:family="text">
      <style:text-properties officeooo:rsid="01318492" style:font-weight-asian="bold" style:font-weight-complex="bold"/>
    </style:style>
    <style:style style:name="T863" style:family="text">
      <style:text-properties officeooo:rsid="01384f38" style:font-weight-asian="bold" style:font-weight-complex="bold"/>
    </style:style>
    <style:style style:name="T864" style:family="text">
      <style:text-properties officeooo:rsid="0133721b" style:font-weight-asian="bold" style:font-weight-complex="bold"/>
    </style:style>
    <style:style style:name="T865" style:family="text">
      <style:text-properties officeooo:rsid="013de234" style:font-weight-asian="bold" style:font-weight-complex="bold"/>
    </style:style>
    <style:style style:name="T866" style:family="text">
      <style:text-properties officeooo:rsid="01438800" style:font-weight-asian="bold" style:font-weight-complex="bold"/>
    </style:style>
    <style:style style:name="T867" style:family="text">
      <style:text-properties officeooo:rsid="014feb0b" style:font-weight-asian="bold" style:font-weight-complex="bold"/>
    </style:style>
    <style:style style:name="T868" style:family="text">
      <style:text-properties officeooo:rsid="0173fa91" style:font-weight-asian="bold" style:font-weight-complex="bold"/>
    </style:style>
    <style:style style:name="T869" style:family="text">
      <style:text-properties officeooo:rsid="017a0847" style:font-weight-asian="bold" style:font-weight-complex="bold"/>
    </style:style>
    <style:style style:name="T870" style:family="text">
      <style:text-properties officeooo:rsid="017aa7f2" style:font-weight-asian="bold" style:font-weight-complex="bold"/>
    </style:style>
    <style:style style:name="T871" style:family="text">
      <style:text-properties officeooo:rsid="019ce3cc" style:font-weight-asian="bold" style:font-weight-complex="bold"/>
    </style:style>
    <style:style style:name="T872" style:family="text">
      <style:text-properties officeooo:rsid="019e2b1f" style:font-weight-asian="bold" style:font-weight-complex="bold"/>
    </style:style>
    <style:style style:name="T873" style:family="text">
      <style:text-properties officeooo:rsid="01bf3ed5" style:font-weight-asian="bold" style:font-weight-complex="bold"/>
    </style:style>
    <style:style style:name="T874" style:family="text">
      <style:text-properties officeooo:rsid="02227558" style:font-weight-asian="bold" style:font-weight-complex="bold"/>
    </style:style>
    <style:style style:name="T875" style:family="text">
      <style:text-properties officeooo:rsid="0830bbed" style:font-weight-asian="bold" style:font-weight-complex="bold"/>
    </style:style>
    <style:style style:name="T876" style:family="text">
      <style:text-properties officeooo:rsid="00ea2ee5" style:font-size-asian="12pt" style:font-weight-asian="bold" style:font-size-complex="12pt" style:font-weight-complex="bold"/>
    </style:style>
    <style:style style:name="T877" style:family="text">
      <style:text-properties officeooo:rsid="079340a9"/>
    </style:style>
    <style:style style:name="T878" style:family="text">
      <style:text-properties officeooo:rsid="07943d53"/>
    </style:style>
    <style:style style:name="T879" style:family="text">
      <style:text-properties officeooo:rsid="07a0537a"/>
    </style:style>
    <style:style style:name="T880" style:family="text">
      <style:text-properties officeooo:rsid="07a8a14b"/>
    </style:style>
    <style:style style:name="T881" style:family="text">
      <style:text-properties officeooo:rsid="07aa0252"/>
    </style:style>
    <style:style style:name="T882" style:family="text">
      <style:text-properties officeooo:rsid="07b0c38b"/>
    </style:style>
    <style:style style:name="T883" style:family="text">
      <style:text-properties officeooo:rsid="07b729ce"/>
    </style:style>
    <style:style style:name="T884" style:family="text">
      <style:text-properties officeooo:rsid="07b896f7"/>
    </style:style>
    <style:style style:name="T885" style:family="text">
      <style:text-properties officeooo:rsid="07b93712"/>
    </style:style>
    <style:style style:name="T886" style:family="text">
      <style:text-properties officeooo:rsid="07bd6177"/>
    </style:style>
    <style:style style:name="T887" style:family="text">
      <style:text-properties officeooo:rsid="07bd96ca"/>
    </style:style>
    <style:style style:name="T888" style:family="text">
      <style:text-properties officeooo:rsid="07be8631"/>
    </style:style>
    <style:style style:name="T889" style:family="text">
      <style:text-properties officeooo:rsid="07bf300a"/>
    </style:style>
    <style:style style:name="T890" style:family="text">
      <style:text-properties officeooo:rsid="07bf79f7"/>
    </style:style>
    <style:style style:name="T891" style:family="text">
      <style:text-properties officeooo:rsid="07c16ce6"/>
    </style:style>
    <style:style style:name="T892" style:family="text">
      <style:text-properties officeooo:rsid="07c27967"/>
    </style:style>
    <style:style style:name="T893" style:family="text">
      <style:text-properties officeooo:rsid="07c7fe8f"/>
    </style:style>
    <style:style style:name="T894" style:family="text">
      <style:text-properties officeooo:rsid="07c8c7e4"/>
    </style:style>
    <style:style style:name="T895" style:family="text">
      <style:text-properties officeooo:rsid="07cb4b54"/>
    </style:style>
    <style:style style:name="T896" style:family="text">
      <style:text-properties officeooo:rsid="07ce040e"/>
    </style:style>
    <style:style style:name="T897" style:family="text">
      <style:text-properties officeooo:rsid="07ce0f00"/>
    </style:style>
    <style:style style:name="T898" style:family="text">
      <style:text-properties officeooo:rsid="07cf7bcd"/>
    </style:style>
    <style:style style:name="T899" style:family="text">
      <style:text-properties officeooo:rsid="07d41262"/>
    </style:style>
    <style:style style:name="T900" style:family="text">
      <style:text-properties officeooo:rsid="07d5633c"/>
    </style:style>
    <style:style style:name="T901" style:family="text">
      <style:text-properties officeooo:rsid="07d5843b"/>
    </style:style>
    <style:style style:name="T902" style:family="text">
      <style:text-properties officeooo:rsid="07d69de3"/>
    </style:style>
    <style:style style:name="T903" style:family="text">
      <style:text-properties officeooo:rsid="07d82fd4"/>
    </style:style>
    <style:style style:name="T904" style:family="text">
      <style:text-properties officeooo:rsid="07da0771"/>
    </style:style>
    <style:style style:name="T905" style:family="text">
      <style:text-properties officeooo:rsid="07dcfb14"/>
    </style:style>
    <style:style style:name="T906" style:family="text">
      <style:text-properties officeooo:rsid="07dfc171"/>
    </style:style>
    <style:style style:name="T907" style:family="text">
      <style:text-properties officeooo:rsid="07e1abd0"/>
    </style:style>
    <style:style style:name="T908" style:family="text">
      <style:text-properties officeooo:rsid="07e5f11c"/>
    </style:style>
    <style:style style:name="T909" style:family="text">
      <style:text-properties officeooo:rsid="07e7abec"/>
    </style:style>
    <style:style style:name="T910" style:family="text">
      <style:text-properties officeooo:rsid="07e7d761"/>
    </style:style>
    <style:style style:name="T911" style:family="text">
      <style:text-properties officeooo:rsid="07e87943"/>
    </style:style>
    <style:style style:name="T912" style:family="text">
      <style:text-properties officeooo:rsid="07ea724b"/>
    </style:style>
    <style:style style:name="T913" style:family="text">
      <style:text-properties officeooo:rsid="07eb58b1"/>
    </style:style>
    <style:style style:name="T914" style:family="text">
      <style:text-properties officeooo:rsid="07ec9397"/>
    </style:style>
    <style:style style:name="T915" style:family="text">
      <style:text-properties officeooo:rsid="07edaf0c"/>
    </style:style>
    <style:style style:name="T916" style:family="text">
      <style:text-properties officeooo:rsid="07edb52c"/>
    </style:style>
    <style:style style:name="T917" style:family="text">
      <style:text-properties officeooo:rsid="07eeae75"/>
    </style:style>
    <style:style style:name="T918" style:family="text">
      <style:text-properties officeooo:rsid="07ef765f"/>
    </style:style>
    <style:style style:name="T919" style:family="text">
      <style:text-properties officeooo:rsid="07f12425"/>
    </style:style>
    <style:style style:name="T920" style:family="text">
      <style:text-properties officeooo:rsid="07f22e13"/>
    </style:style>
    <style:style style:name="T921" style:family="text">
      <style:text-properties officeooo:rsid="07f3ee20"/>
    </style:style>
    <style:style style:name="T922" style:family="text">
      <style:text-properties officeooo:rsid="07f4568f"/>
    </style:style>
    <style:style style:name="T923" style:family="text">
      <style:text-properties officeooo:rsid="07f53974"/>
    </style:style>
    <style:style style:name="T924" style:family="text">
      <style:text-properties officeooo:rsid="07f68ce8"/>
    </style:style>
    <style:style style:name="T925" style:family="text">
      <style:text-properties officeooo:rsid="07f7a56a"/>
    </style:style>
    <style:style style:name="T926" style:family="text">
      <style:text-properties officeooo:rsid="07f87ada"/>
    </style:style>
    <style:style style:name="T927" style:family="text">
      <style:text-properties officeooo:rsid="07fb9066"/>
    </style:style>
    <style:style style:name="T928" style:family="text">
      <style:text-properties officeooo:rsid="07fbbbfd"/>
    </style:style>
    <style:style style:name="T929" style:family="text">
      <style:text-properties officeooo:rsid="07fd6c70"/>
    </style:style>
    <style:style style:name="T930" style:family="text">
      <style:text-properties officeooo:rsid="07fee197"/>
    </style:style>
    <style:style style:name="T931" style:family="text">
      <style:text-properties officeooo:rsid="07ffbc24"/>
    </style:style>
    <style:style style:name="T932" style:family="text">
      <style:text-properties officeooo:rsid="07ffdc71"/>
    </style:style>
    <style:style style:name="T933" style:family="text">
      <style:text-properties officeooo:rsid="08000b39"/>
    </style:style>
    <style:style style:name="T934" style:family="text">
      <style:text-properties officeooo:rsid="0801f095"/>
    </style:style>
    <style:style style:name="T935" style:family="text">
      <style:text-properties officeooo:rsid="0802bf6a"/>
    </style:style>
    <style:style style:name="T936" style:family="text">
      <style:text-properties officeooo:rsid="080395a1"/>
    </style:style>
    <style:style style:name="T937" style:family="text">
      <style:text-properties officeooo:rsid="0806b93d"/>
    </style:style>
    <style:style style:name="T938" style:family="text">
      <style:text-properties officeooo:rsid="08091ec0"/>
    </style:style>
    <style:style style:name="T939" style:family="text">
      <style:text-properties officeooo:rsid="080bc407"/>
    </style:style>
    <style:style style:name="T940" style:family="text">
      <style:text-properties officeooo:rsid="080fba1e"/>
    </style:style>
    <style:style style:name="T941" style:family="text">
      <style:text-properties officeooo:rsid="0812832f"/>
    </style:style>
    <style:style style:name="T942" style:family="text">
      <style:text-properties officeooo:rsid="08137b70"/>
    </style:style>
    <style:style style:name="T943" style:family="text">
      <style:text-properties officeooo:rsid="0814d3fd"/>
    </style:style>
    <style:style style:name="T944" style:family="text">
      <style:text-properties officeooo:rsid="0817a2eb"/>
    </style:style>
    <style:style style:name="T945" style:family="text">
      <style:text-properties officeooo:rsid="08195eda"/>
    </style:style>
    <style:style style:name="T946" style:family="text">
      <style:text-properties officeooo:rsid="081a0aa8"/>
    </style:style>
    <style:style style:name="T947" style:family="text">
      <style:text-properties officeooo:rsid="081bec56"/>
    </style:style>
    <style:style style:name="T948" style:family="text">
      <style:text-properties officeooo:rsid="081c1144"/>
    </style:style>
    <style:style style:name="T949" style:family="text">
      <style:text-properties officeooo:rsid="081caec0"/>
    </style:style>
    <style:style style:name="T950" style:family="text">
      <style:text-properties officeooo:rsid="081d68db"/>
    </style:style>
    <style:style style:name="T951" style:family="text">
      <style:text-properties officeooo:rsid="082122bf"/>
    </style:style>
    <style:style style:name="T952" style:family="text">
      <style:text-properties officeooo:rsid="0822c67e"/>
    </style:style>
    <style:style style:name="T953" style:family="text">
      <style:text-properties officeooo:rsid="0827e8f0"/>
    </style:style>
    <style:style style:name="T954" style:family="text">
      <style:text-properties officeooo:rsid="08292718"/>
    </style:style>
    <style:style style:name="T955" style:family="text">
      <style:text-properties officeooo:rsid="082a2123"/>
    </style:style>
    <style:style style:name="T956" style:family="text">
      <style:text-properties officeooo:rsid="082a547a"/>
    </style:style>
    <style:style style:name="T957" style:family="text">
      <style:text-properties officeooo:rsid="082bf695"/>
    </style:style>
    <style:style style:name="T958" style:family="text">
      <style:text-properties officeooo:rsid="082de23e"/>
    </style:style>
    <style:style style:name="T959" style:family="text">
      <style:text-properties officeooo:rsid="082eb775"/>
    </style:style>
    <style:style style:name="T960" style:family="text">
      <style:text-properties officeooo:rsid="0832a904"/>
    </style:style>
    <style:style style:name="T961" style:family="text">
      <style:text-properties officeooo:rsid="03f3db74"/>
    </style:style>
    <style:style style:name="T962" style:family="text">
      <style:text-properties officeooo:rsid="083e46f7"/>
    </style:style>
    <style:style style:name="T963" style:family="text">
      <style:text-properties officeooo:rsid="02cab066"/>
    </style:style>
    <style:style style:name="T964" style:family="text">
      <style:text-properties officeooo:rsid="083e787c"/>
    </style:style>
    <style:style style:name="T965" style:family="text">
      <style:text-properties officeooo:rsid="0840593f"/>
    </style:style>
    <style:style style:name="T966" style:family="text">
      <style:text-properties officeooo:rsid="08414ae1"/>
    </style:style>
    <style:style style:name="T967" style:family="text">
      <style:text-properties officeooo:rsid="084270b7"/>
    </style:style>
    <style:style style:name="T968" style:family="text">
      <style:text-properties officeooo:rsid="08446432"/>
    </style:style>
    <style:style style:name="T969" style:family="text">
      <style:text-properties officeooo:rsid="0845f5a3"/>
    </style:style>
    <style:style style:name="T970" style:family="text">
      <style:text-properties officeooo:rsid="08493dba"/>
    </style:style>
    <style:style style:name="T971" style:family="text">
      <style:text-properties officeooo:rsid="084bf5e0"/>
    </style:style>
    <style:style style:name="T972" style:family="text">
      <style:text-properties officeooo:rsid="084cfa00"/>
    </style:style>
    <style:style style:name="T973" style:family="text">
      <style:text-properties officeooo:rsid="084e5390"/>
    </style:style>
    <style:style style:name="T974" style:family="text">
      <style:text-properties officeooo:rsid="08505a1a"/>
    </style:style>
    <style:style style:name="T975" style:family="text">
      <style:text-properties officeooo:rsid="08542f14"/>
    </style:style>
    <style:style style:name="T976" style:family="text">
      <style:text-properties officeooo:rsid="08552323"/>
    </style:style>
    <style:style style:name="T977" style:family="text">
      <style:text-properties officeooo:rsid="0858963c"/>
    </style:style>
    <style:style style:name="T978" style:family="text">
      <style:text-properties officeooo:rsid="0858d414"/>
    </style:style>
    <style:style style:name="T979" style:family="text">
      <style:text-properties officeooo:rsid="085a3191"/>
    </style:style>
    <style:style style:name="T980" style:family="text">
      <style:text-properties officeooo:rsid="085ac14a"/>
    </style:style>
    <style:style style:name="T981" style:family="text">
      <style:text-properties officeooo:rsid="085ca051"/>
    </style:style>
    <style:style style:name="T982" style:family="text">
      <style:text-properties officeooo:rsid="085e8842"/>
    </style:style>
    <style:style style:name="T983" style:family="text">
      <style:text-properties officeooo:rsid="086392ec"/>
    </style:style>
    <style:style style:name="T984" style:family="text">
      <style:text-properties officeooo:rsid="0865900f"/>
    </style:style>
    <style:style style:name="T985" style:family="text">
      <style:text-properties officeooo:rsid="086634fb"/>
    </style:style>
    <style:style style:name="T986" style:family="text">
      <style:text-properties officeooo:rsid="0869d2bd"/>
    </style:style>
    <style:style style:name="T987" style:family="text">
      <style:text-properties officeooo:rsid="086a5e9c"/>
    </style:style>
    <style:style style:name="T988" style:family="text">
      <style:text-properties officeooo:rsid="086d03d7"/>
    </style:style>
    <style:style style:name="T989" style:family="text">
      <style:text-properties officeooo:rsid="086e178e"/>
    </style:style>
    <style:style style:name="T990" style:family="text">
      <style:text-properties officeooo:rsid="086ff0fa"/>
    </style:style>
    <style:style style:name="T991" style:family="text">
      <style:text-properties officeooo:rsid="087290ff"/>
    </style:style>
    <style:style style:name="T992" style:family="text">
      <style:text-properties officeooo:rsid="087306ba"/>
    </style:style>
    <style:style style:name="T993" style:family="text">
      <style:text-properties officeooo:rsid="0874e748"/>
    </style:style>
    <style:style style:name="T994" style:family="text">
      <style:text-properties officeooo:rsid="087593c4"/>
    </style:style>
    <style:style style:name="T995" style:family="text">
      <style:text-properties officeooo:rsid="087921da"/>
    </style:style>
    <style:style style:name="T996" style:family="text">
      <style:text-properties officeooo:rsid="087a0a4f"/>
    </style:style>
    <style:style style:name="T997" style:family="text">
      <style:text-properties officeooo:rsid="087a12f4"/>
    </style:style>
    <style:style style:name="T998" style:family="text">
      <style:text-properties officeooo:rsid="087b1727"/>
    </style:style>
    <style:style style:name="T999" style:family="text">
      <style:text-properties officeooo:rsid="087d18ca"/>
    </style:style>
    <style:style style:name="T1000" style:family="text">
      <style:text-properties officeooo:rsid="087d3abf"/>
    </style:style>
    <style:style style:name="T1001" style:family="text">
      <style:text-properties officeooo:rsid="087f2f39"/>
    </style:style>
    <style:style style:name="T1002" style:family="text">
      <style:text-properties officeooo:rsid="087f6eae"/>
    </style:style>
    <style:style style:name="T1003" style:family="text">
      <style:text-properties officeooo:rsid="088113a0"/>
    </style:style>
    <style:style style:name="T1004" style:family="text">
      <style:text-properties officeooo:rsid="08825cee"/>
    </style:style>
    <style:style style:name="T1005" style:family="text">
      <style:text-properties officeooo:rsid="08828c49"/>
    </style:style>
    <style:style style:name="T1006" style:family="text">
      <style:text-properties officeooo:rsid="088516da"/>
    </style:style>
    <style:style style:name="T1007" style:family="text">
      <style:text-properties officeooo:rsid="08874e19"/>
    </style:style>
    <style:style style:name="T1008" style:family="text">
      <style:text-properties officeooo:rsid="088978d3"/>
    </style:style>
    <style:style style:name="T1009" style:family="text">
      <style:text-properties officeooo:rsid="088b5b26"/>
    </style:style>
    <style:style style:name="T1010" style:family="text">
      <style:text-properties officeooo:rsid="088c64a6"/>
    </style:style>
    <style:style style:name="T1011" style:family="text">
      <style:text-properties officeooo:rsid="088d258e"/>
    </style:style>
    <style:style style:name="T1012" style:family="text">
      <style:text-properties officeooo:rsid="088e08f4"/>
    </style:style>
    <style:style style:name="T1013" style:family="text">
      <style:text-properties officeooo:rsid="0890b8c4"/>
    </style:style>
    <style:style style:name="T1014" style:family="text">
      <style:text-properties officeooo:rsid="08925cc5"/>
    </style:style>
    <style:style style:name="T1015" style:family="text">
      <style:text-properties officeooo:rsid="08928c6c"/>
    </style:style>
    <style:style style:name="T1016" style:family="text">
      <style:text-properties officeooo:rsid="089539aa"/>
    </style:style>
    <style:style style:name="T1017" style:family="text">
      <style:text-properties officeooo:rsid="089687aa"/>
    </style:style>
    <style:style style:name="T1018" style:family="text">
      <style:text-properties officeooo:rsid="0896acde"/>
    </style:style>
    <style:style style:name="T1019" style:family="text">
      <style:text-properties officeooo:rsid="0899d6d5"/>
    </style:style>
    <style:style style:name="T1020" style:family="text">
      <style:text-properties officeooo:rsid="089a7954"/>
    </style:style>
    <style:style style:name="T1021" style:family="text">
      <style:text-properties officeooo:rsid="089dd5ba"/>
    </style:style>
    <style:style style:name="T1022" style:family="text">
      <style:text-properties officeooo:rsid="089fff8f"/>
    </style:style>
    <style:style style:name="T1023" style:family="text">
      <style:text-properties officeooo:rsid="08a172bf"/>
    </style:style>
    <style:style style:name="T1024" style:family="text">
      <style:text-properties officeooo:rsid="08a2a082"/>
    </style:style>
    <style:style style:name="T1025" style:family="text">
      <style:text-properties officeooo:rsid="08a46e41"/>
    </style:style>
    <style:style style:name="T1026" style:family="text">
      <style:text-properties officeooo:rsid="08a66b1d"/>
    </style:style>
    <style:style style:name="T1027" style:family="text">
      <style:text-properties officeooo:rsid="08aa0307"/>
    </style:style>
    <style:style style:name="T1028" style:family="text">
      <style:text-properties officeooo:rsid="08ab5a51"/>
    </style:style>
    <style:style style:name="T1029" style:family="text">
      <style:text-properties officeooo:rsid="08acf39a"/>
    </style:style>
    <style:style style:name="T1030" style:family="text">
      <style:text-properties officeooo:rsid="08ae6576"/>
    </style:style>
    <style:style style:name="T1031" style:family="text">
      <style:text-properties officeooo:rsid="08af039e"/>
    </style:style>
    <style:style style:name="T1032" style:family="text">
      <style:text-properties officeooo:rsid="08b001a2"/>
    </style:style>
    <style:style style:name="T1033" style:family="text">
      <style:text-properties officeooo:rsid="08b136a8"/>
    </style:style>
    <style:style style:name="T1034" style:family="text">
      <style:text-properties officeooo:rsid="08b36d74"/>
    </style:style>
    <style:style style:name="T1035" style:family="text">
      <style:text-properties officeooo:rsid="08b3d34f"/>
    </style:style>
    <style:style style:name="T1036" style:family="text">
      <style:text-properties officeooo:rsid="08b59f09"/>
    </style:style>
    <style:style style:name="T1037" style:family="text">
      <style:text-properties officeooo:rsid="08b5bdc5"/>
    </style:style>
    <style:style style:name="T1038" style:family="text">
      <style:text-properties officeooo:rsid="08b82b3d"/>
    </style:style>
    <style:style style:name="T1039" style:family="text">
      <style:text-properties officeooo:rsid="08b8d286"/>
    </style:style>
    <style:style style:name="T1040" style:family="text">
      <style:text-properties officeooo:rsid="08b93abe"/>
    </style:style>
    <style:style style:name="T1041" style:family="text">
      <style:text-properties officeooo:rsid="08bd1e55"/>
    </style:style>
    <style:style style:name="T1042" style:family="text">
      <style:text-properties officeooo:rsid="08bf140f"/>
    </style:style>
    <style:style style:name="T1043" style:family="text">
      <style:text-properties officeooo:rsid="08bf3a67"/>
    </style:style>
    <style:style style:name="T1044" style:family="text">
      <style:text-properties officeooo:rsid="08bfcd67"/>
    </style:style>
    <style:style style:name="T1045" style:family="text">
      <style:text-properties officeooo:rsid="08c12692"/>
    </style:style>
    <style:style style:name="T1046" style:family="text">
      <style:text-properties officeooo:rsid="08cbda9e"/>
    </style:style>
    <style:style style:name="T1047" style:family="text">
      <style:text-properties officeooo:rsid="08ce8d1a"/>
    </style:style>
    <style:style style:name="T1048" style:family="text">
      <style:text-properties officeooo:rsid="08cf8749"/>
    </style:style>
    <style:style style:name="T1049" style:family="text">
      <style:text-properties officeooo:rsid="08d35a7d"/>
    </style:style>
    <style:style style:name="T1050" style:family="text">
      <style:text-properties officeooo:rsid="08d53d8c"/>
    </style:style>
    <style:style style:name="T1051" style:family="text">
      <style:text-properties officeooo:rsid="08d617ea"/>
    </style:style>
    <style:style style:name="T1052" style:family="text">
      <style:text-properties officeooo:rsid="08deb17f"/>
    </style:style>
    <style:style style:name="T1053" style:family="text">
      <style:text-properties officeooo:rsid="08dfc2f1"/>
    </style:style>
    <style:style style:name="T1054" style:family="text">
      <style:text-properties officeooo:rsid="08e17f29"/>
    </style:style>
    <style:style style:name="T1055" style:family="text">
      <style:text-properties officeooo:rsid="08e184d6"/>
    </style:style>
    <style:style style:name="T1056" style:family="text">
      <style:text-properties officeooo:rsid="08e6ddf6"/>
    </style:style>
    <style:style style:name="T1057" style:family="text">
      <style:text-properties officeooo:rsid="08e7720d"/>
    </style:style>
    <style:style style:name="T1058" style:family="text">
      <style:text-properties officeooo:rsid="08e7fa60"/>
    </style:style>
    <style:style style:name="T1059" style:family="text">
      <style:text-properties officeooo:rsid="08e99531"/>
    </style:style>
    <style:style style:name="T1060" style:family="text">
      <style:text-properties officeooo:rsid="08ec32c1"/>
    </style:style>
    <style:style style:name="T1061" style:family="text">
      <style:text-properties officeooo:rsid="08f82700"/>
    </style:style>
    <style:style style:name="T1062" style:family="text">
      <style:text-properties officeooo:rsid="08f89a21"/>
    </style:style>
    <style:style style:name="T1063" style:family="text">
      <style:text-properties officeooo:rsid="08f8a93a"/>
    </style:style>
    <style:style style:name="T1064" style:family="text">
      <style:text-properties officeooo:rsid="08fc6d86"/>
    </style:style>
    <style:style style:name="T1065" style:family="text">
      <style:text-properties officeooo:rsid="08fdd2d0"/>
    </style:style>
    <style:style style:name="T1066" style:family="text">
      <style:text-properties officeooo:rsid="08ff4a6c"/>
    </style:style>
    <style:style style:name="T1067" style:family="text">
      <style:text-properties officeooo:rsid="08ffea82"/>
    </style:style>
    <style:style style:name="T1068" style:family="text">
      <style:text-properties officeooo:rsid="0902b2b7"/>
    </style:style>
    <style:style style:name="T1069" style:family="text">
      <style:text-properties officeooo:rsid="0907685b"/>
    </style:style>
    <style:style style:name="T1070" style:family="text">
      <style:text-properties officeooo:rsid="09092fae"/>
    </style:style>
    <style:style style:name="T1071" style:family="text">
      <style:text-properties officeooo:rsid="090a81f0"/>
    </style:style>
    <style:style style:name="T1072" style:family="text">
      <style:text-properties officeooo:rsid="090d20ae"/>
    </style:style>
    <style:style style:name="T1073" style:family="text">
      <style:text-properties officeooo:rsid="091162cc"/>
    </style:style>
    <style:style style:name="T1074" style:family="text">
      <style:text-properties officeooo:rsid="09124caa"/>
    </style:style>
    <style:style style:name="T1075" style:family="text">
      <style:text-properties officeooo:rsid="09139e05"/>
    </style:style>
    <style:style style:name="T1076" style:family="text">
      <style:text-properties officeooo:rsid="09151866"/>
    </style:style>
    <style:style style:name="T1077" style:family="text">
      <style:text-properties officeooo:rsid="0916e88d"/>
    </style:style>
    <style:style style:name="T1078" style:family="text">
      <style:text-properties officeooo:rsid="0917906c"/>
    </style:style>
    <style:style style:name="T1079" style:family="text">
      <style:text-properties officeooo:rsid="091af1fc"/>
    </style:style>
    <style:style style:name="T1080" style:family="text">
      <style:text-properties officeooo:rsid="091c1e47"/>
    </style:style>
    <style:style style:name="T1081" style:family="text">
      <style:text-properties officeooo:rsid="091d25f8"/>
    </style:style>
    <style:style style:name="T1082" style:family="text">
      <style:text-properties officeooo:rsid="091dfcce"/>
    </style:style>
    <style:style style:name="T1083" style:family="text">
      <style:text-properties officeooo:rsid="091f6557"/>
    </style:style>
    <style:style style:name="T1084" style:family="text">
      <style:text-properties officeooo:rsid="092370f8"/>
    </style:style>
    <style:style style:name="T1085" style:family="text">
      <style:text-properties officeooo:rsid="0924b8ed"/>
    </style:style>
    <style:style style:name="T1086" style:family="text">
      <style:text-properties officeooo:rsid="09260fd6"/>
    </style:style>
    <style:style style:name="T1087" style:family="text">
      <style:text-properties officeooo:rsid="0926c302"/>
    </style:style>
    <style:style style:name="T1088" style:family="text">
      <style:text-properties officeooo:rsid="0928c144"/>
    </style:style>
    <style:style style:name="T1089" style:family="text">
      <style:text-properties officeooo:rsid="092da239"/>
    </style:style>
    <style:style style:name="T1090" style:family="text">
      <style:text-properties officeooo:rsid="092e9839"/>
    </style:style>
    <style:style style:name="T1091" style:family="text">
      <style:text-properties officeooo:rsid="092f7ffa"/>
    </style:style>
    <style:style style:name="T1092" style:family="text">
      <style:text-properties officeooo:rsid="09313398"/>
    </style:style>
    <style:style style:name="T1093" style:family="text">
      <style:text-properties officeooo:rsid="0932cd0b"/>
    </style:style>
    <style:style style:name="T1094" style:family="text">
      <style:text-properties officeooo:rsid="093405eb"/>
    </style:style>
    <style:style style:name="T1095" style:family="text">
      <style:text-properties officeooo:rsid="093605c9"/>
    </style:style>
    <style:style style:name="T1096" style:family="text">
      <style:text-properties officeooo:rsid="09372ee8"/>
    </style:style>
    <style:style style:name="T1097" style:family="text">
      <style:text-properties officeooo:rsid="09379c7e"/>
    </style:style>
    <style:style style:name="T1098" style:family="text">
      <style:text-properties officeooo:rsid="09397865"/>
    </style:style>
    <style:style style:name="T1099" style:family="text">
      <style:text-properties officeooo:rsid="093a1e20"/>
    </style:style>
    <style:style style:name="T1100" style:family="text">
      <style:text-properties officeooo:rsid="093b5601"/>
    </style:style>
    <style:style style:name="T1101" style:family="text">
      <style:text-properties officeooo:rsid="093e6757"/>
    </style:style>
    <style:style style:name="T1102" style:family="text">
      <style:text-properties officeooo:rsid="09413357"/>
    </style:style>
    <style:style style:name="T1103" style:family="text">
      <style:text-properties officeooo:rsid="09421b2d"/>
    </style:style>
    <style:style style:name="T1104" style:family="text">
      <style:text-properties officeooo:rsid="094366ac"/>
    </style:style>
    <style:style style:name="T1105" style:family="text">
      <style:text-properties officeooo:rsid="0944aa60"/>
    </style:style>
    <style:style style:name="T1106" style:family="text">
      <style:text-properties officeooo:rsid="0946c1e2"/>
    </style:style>
    <style:style style:name="T1107" style:family="text">
      <style:text-properties officeooo:rsid="09480e95"/>
    </style:style>
    <style:style style:name="T1108" style:family="text">
      <style:text-properties officeooo:rsid="09490017"/>
    </style:style>
    <style:style style:name="T1109" style:family="text">
      <style:text-properties officeooo:rsid="0949a577"/>
    </style:style>
    <style:style style:name="T1110" style:family="text">
      <style:text-properties officeooo:rsid="094bb121"/>
    </style:style>
    <style:style style:name="T1111" style:family="text">
      <style:text-properties officeooo:rsid="094c25fe"/>
    </style:style>
    <style:style style:name="T1112" style:family="text">
      <style:text-properties officeooo:rsid="094d60b9"/>
    </style:style>
    <style:style style:name="T1113" style:family="text">
      <style:text-properties officeooo:rsid="094e524e"/>
    </style:style>
    <style:style style:name="T1114" style:family="text">
      <style:text-properties officeooo:rsid="094ff7f2"/>
    </style:style>
    <style:style style:name="T1115" style:family="text">
      <style:text-properties officeooo:rsid="0951813b"/>
    </style:style>
    <style:style style:name="T1116" style:family="text">
      <style:text-properties officeooo:rsid="095251d5"/>
    </style:style>
    <style:style style:name="T1117" style:family="text">
      <style:text-properties officeooo:rsid="0953fc00"/>
    </style:style>
    <style:style style:name="T1118" style:family="text">
      <style:text-properties officeooo:rsid="0954319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2" text:outline-level="1">Язык Клаус</text:h>
      <text:h text:style-name="P413" text:outline-level="2">Алфавит и кодировка</text:h>
      <text:p text:style-name="P36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9">Алфавит языка включает в себя:</text:p>
      <text:list xml:id="list3886542534" text:style-name="L1">
        <text:list-item>
          <text:p text:style-name="P494">пробельные символы: пробел, табуляция, возврат каретки, перевод строки;</text:p>
        </text:list-item>
        <text:list-item>
          <text:p text:style-name="P493"><text:span text:style-name="T1022">буквы латиницы: </text:span><text:span text:style-name="Source_20_Text"><text:span text:style-name="T1022">A-Z</text:span></text:span><text:span text:style-name="T1022"> и </text:span><text:span text:style-name="Source_20_Text"><text:span text:style-name="T1022">a-z</text:span></text:span><text:span text:style-name="T1022">;</text:span></text:p>
        </text:list-item>
        <text:list-item>
          <text:p text:style-name="P495">буквы кириллицы: <text:span text:style-name="Source_20_Text">А-Я</text:span> и <text:span text:style-name="Source_20_Text">а-я</text:span>;</text:p>
        </text:list-item>
        <text:list-item>
          <text:p text:style-name="P495">арабские цифры: <text:span text:style-name="Source_20_Text">0-9</text:span>;</text:p>
        </text:list-item>
        <text:list-item>
          <text:p text:style-name="P493"><text:span text:style-name="T1022">символы:</text:span><text:span text:style-name="Source_20_Text"><text:span text:style-name="T1022"> _ </text:span></text:span><text:span text:style-name="Source_20_Text"><text:span text:style-name="T1023">+ - * \ / % ^ = &lt; &gt; ! &amp; | ~ : ; . , ( ) [ ] { } </text:span></text:span><text:span text:style-name="Source_20_Text"><text:span text:style-name="T1024">$ # ` ' " </text:span></text:span><text:span text:style-name="Source_20_Text"><text:span text:style-name="T1025">№</text:span></text:span></text:p>
        </text:list-item>
      </text:list>
      <text:p text:style-name="P397"><text:span text:style-name="T1026">Строковые и символьные литералы в исходном коде могут содержать любые символы, допустимые в кодировке UTF-8, </text:span><text:span text:style-name="T1027">за исключением символов возврата каретки, перевода строки и нулевого символа</text:span><text:span text:style-name="T1026">.</text:span></text:p>
      <text:p text:style-name="P398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2" text:outline-level="2">Лексика</text:h>
      <text:p text:style-name="P371">Лексемы язык<text:span text:style-name="T1039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8">равнозначны пробелу и </text:span>не имеют специального синтаксического значения, с той оговоркой, что:</text:p>
      <text:list xml:id="list1436522962" text:style-name="L2">
        <text:list-item>
          <text:p text:style-name="P496"><text:span text:style-name="T1037">перевод строки и возврат каретки</text:span> недопустимы в<text:span text:style-name="T1042">нутри</text:span> строковых и символьных литерал<text:span text:style-name="T1042">ов</text:span>;</text:p>
        </text:list-item>
        <text:list-item>
          <text:p text:style-name="P496"><text:span text:style-name="T1037">перевод строки и возврат каретки считаются окончанием</text:span><text:span text:style-name="T1043"> </text:span><text:span text:style-name="T1037">однострочного комментария.</text:span></text:p>
        </text:list-item>
      </text:list>
      <text:p text:style-name="P371"><text:span text:style-name="T1037">В остальном</text:span><text:span text:style-name="T1031">, </text:span>разбиение исходного текста на строки остаётся <text:span text:style-name="T1044">полностью </text:span>на усмотрение программиста.</text:p>
      <text:p text:style-name="P372">В тех случаях, когда <text:span text:style-name="T1045">Клаус может распознать </text:span><text:span text:style-name="T1032">лексемы однозначно, отделять их </text:span><text:span text:style-name="T1033">друг от друга </text:span><text:span text:style-name="T1032">пробельными символами не требуется.</text:span></text:p>
      <text:p text:style-name="P370">В языке Клаус допустимы следующие виды лексических единиц:</text:p>
      <text:list xml:id="list1213419670" text:style-name="L3">
        <text:list-item>
          <text:p text:style-name="P498"><text:span text:style-name="T22">Ключевое слово</text:span><text:span text:style-name="T1028"> </text:span><text:span text:style-name="T1041">(зарезервированное слово) </text:span><text:span text:style-name="T1028">— слово, состоящее только из букв кириллицы </text:span><text:span text:style-name="T1029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6">одинаковое</text:span><text:span text:style-name="T1029"> значение, например, </text:span><text:span text:style-name="Source_20_Text"><text:span text:style-name="T1029">любой любая любое</text:span></text:span><text:span text:style-name="T1029"> </text:span><text:span text:style-name="T1036">или</text:span><text:span text:style-name="T1029"> </text:span><text:span text:style-name="Source_20_Text"><text:span text:style-name="T1029">целое целых</text:span></text:span><text:span text:style-name="T1029">, и т. п. </text:span><text:span text:style-name="T1030">Перечень ключевых слов и их синонимов приведён в соответствующем разделе.</text:span></text:p>
        </text:list-item>
        <text:list-item>
          <text:p text:style-name="P497"><text:span text:style-name="T1">Идентификатор</text:span> — слово, состоящее из букв <text:span text:style-name="T1040">латиницы или кириллицы</text:span>, арабских цифр и символов нижнего подчёркивания; первым символом идентификатора не может быть цифра. Идентификаторы используются в качестве имён программ <text:span text:style-name="T1034">и их параметров</text:span>, подпрограмм и их параметров, типов данных, констант, переменных, исключений и их параметров, полей структур<text:span text:style-name="T1035">.</text:span></text:p>
        </text:list-item>
        <text:list-item>
          <text:p text:style-name="P499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41">круглые и квадратные скобки, </text:span><text:span text:style-name="T1048">точка, двоеточие,</text:span><text:span text:style-name="T1041"> а также другие знаки, имеющие специальное синтаксическое значение.</text:span></text:p>
        </text:list-item>
        <text:list-item>
          <text:p text:style-name="P500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501"><text:soft-page-break/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7">конца строки — т. е., до </text:span>ближайшего символа перевода строки или возврата каретки.</text:p>
        </text:list-item>
        <text:list-item>
          <text:p text:style-name="P502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49">Вложенные многострочные</text:span> <text:span text:style-name="T1049">комментарии не допускаются.</text:span></text:p>
        </text:list-item>
      </text:list>
      <text:h text:style-name="P414" text:outline-level="2"><text:span text:style-name="T23">Ключевые слова </text:span><text:span text:style-name="T24">языка</text:span></text:h>
      <text:h text:style-name="P419" text:outline-level="3">Пояснения</text:h>
      <text:p text:style-name="P379">Ключевые слова, перечисленные в одной строке, являются синонимами — т. е., в исходном тексте <text:span text:style-name="T29">программист </text:span>может использовать люб<text:span text:style-name="T29">ую</text:span> из перечисленных форм <text:span text:style-name="T32">по своему усмотрению</text:span>. <text:span text:style-name="T30">Это позволяет заметно, хотя и не полностью, приблизить </text:span><text:span text:style-name="T34">текст</text:span><text:span text:style-name="T30"> программы к нормам русского языка.</text:span></text:p>
      <text:p text:style-name="P379"><text:span text:style-name="T36">П</text:span><text:span text:style-name="T30">ример:</text:span></text:p>
      <text:p text:style-name="P375">типы<text:line-break/> <text:s text:c="3"/><text:span text:style-name="T741">с: строка;<text:line-break/> <text:s text:c="3"/>ц: целое;</text:span><text:line-break/> <text:s text:c="3"/>тПервый <text:span text:style-name="T31">=</text:span> массив строк;<text:line-break/> <text:s text:c="3"/>тВторой <text:span text:style-name="T31">=</text:span> словарь <text:span text:style-name="T37">целых</text:span> ключ символ;<text:line-break/> <text:s text:c="3"/>тТретий <text:span text:style-name="T31">=</text:span> <text:span text:style-name="T30">массив </text:span>словар<text:span text:style-name="T30">ей</text:span> массивов структур<text:line-break/> <text:s text:c="7"/>поле1: <text:span text:style-name="T38">дробное</text:span>;<text:line-break/> <text:s text:c="7"/>поле2: логическое;<text:line-break/> <text:s text:c="3"/>окончание ключ строка;</text:p>
      <text:p text:style-name="P374"><text:span text:style-name="T59">Использование тех или иных форм </text:span><text:span text:style-name="T61">ключевых </text:span><text:span text:style-name="T59">слов остаётся на усмотрение программиста: </text:span><text:span text:style-name="T67">конструкции</text:span><text:span text:style-name="T60"> «</text:span><text:span text:style-name="Source_20_Text"><text:span text:style-name="T876">словарей массив строка</text:span></text:span><text:span text:style-name="T60">» и «</text:span><text:span text:style-name="Source_20_Text"><text:span text:style-name="T876">словарь массивов строк</text:span></text:span><text:span text:style-name="T60">» </text:span><text:span text:style-name="T59">с точки зрения синтаксиса</text:span><text:span text:style-name="T60"> полностью эквивалентны. Автор</text:span><text:span text:style-name="T590">ы</text:span><text:span text:style-name="T60">, однако, наде</text:span><text:span text:style-name="T590">ю</text:span><text:span text:style-name="T60">тся, что </text:span><text:span text:style-name="T63">из соображений читаемости кода </text:span><text:span text:style-name="T62">большинство </text:span><text:span text:style-name="T60">программист</text:span><text:span text:style-name="T62">ов</text:span><text:span text:style-name="T60"> </text:span><text:span text:style-name="T64">всегда </text:span><text:span text:style-name="T108">предпочтут</text:span><text:span text:style-name="T60"> второй вариант.</text:span></text:p>
      <text:h text:style-name="P419" text:outline-level="3">Перечень ключевых слов</text:h>
      <text:p text:style-name="P375">программа</text:p>
      <text:p text:style-name="P375">начало</text:p>
      <text:p text:style-name="P375">окончание <text:span text:style-name="T590">конец</text:span></text:p>
      <text:p text:style-name="P375">переменная переменные</text:p>
      <text:p text:style-name="P375">константа константы</text:p>
      <text:p text:style-name="P375">тип типы</text:p>
      <text:p text:style-name="P375">символ символов</text:p>
      <text:p text:style-name="P375">строка строк</text:p>
      <text:p text:style-name="P375">целое целых</text:p>
      <text:p text:style-name="P375">дробное дробных</text:p>
      <text:p text:style-name="P375">момент моментов</text:p>
      <text:p text:style-name="P375">логическое логических</text:p>
      <text:p text:style-name="P404">объект объектов</text:p>
      <text:p text:style-name="P375">да</text:p>
      <text:p text:style-name="P375">нет</text:p>
      <text:p text:style-name="P375">массив массивов</text:p>
      <text:p text:style-name="P375">словарь словарей</text:p>
      <text:p text:style-name="P375">структура структур</text:p>
      <text:p text:style-name="P375">ключ</text:p>
      <text:p text:style-name="P375">процедура</text:p>
      <text:p text:style-name="P375">функция</text:p>
      <text:p text:style-name="P375">ничего</text:p>
      <text:p text:style-name="P375">прервать</text:p>
      <text:p text:style-name="P375"><text:soft-page-break/>продолжить</text:p>
      <text:p text:style-name="P375">вернуть вернуться</text:p>
      <text:p text:style-name="P375">если</text:p>
      <text:p text:style-name="P375">то</text:p>
      <text:p text:style-name="P375">иначе</text:p>
      <text:p text:style-name="P375">для</text:p>
      <text:p text:style-name="P375">от</text:p>
      <text:p text:style-name="P375">до</text:p>
      <text:p text:style-name="P375">цикл</text:p>
      <text:p text:style-name="P375">обратный</text:p>
      <text:p text:style-name="P375">пока</text:p>
      <text:p text:style-name="P375">выбор</text:p>
      <text:p text:style-name="P375">из</text:p>
      <text:p text:style-name="P375">исключение исключения</text:p>
      <text:p text:style-name="P375">ошибка</text:p>
      <text:p text:style-name="P375">бросить</text:p>
      <text:p text:style-name="P375">сообщение</text:p>
      <text:p text:style-name="P375">завершить</text:p>
      <text:p text:style-name="P375">когда</text:p>
      <text:p text:style-name="P375">тогда</text:p>
      <text:p text:style-name="P375">напоследок</text:p>
      <text:p text:style-name="P375">любой любая любое</text:p>
      <text:p text:style-name="P375">вх</text:p>
      <text:p text:style-name="P375">вых</text:p>
      <text:p text:style-name="P375">вв</text:p>
      <text:p text:style-name="P375">каждый каждого каждой</text:p>
      <text:p text:style-name="P375">есть</text:p>
      <text:p text:style-name="P375">нету</text:p>
      <text:p text:style-name="P405">пусто</text:p>
      <text:h text:style-name="P414" text:outline-level="2">Синтакси<text:span text:style-name="T28">ческая диаграмма</text:span></text:h>
      <text:h text:style-name="P419" text:outline-level="3">Пояснения</text:h>
      <text:p text:style-name="P380">Синтаксическая диаграмма представляет собой перечень именованных синтаксических правил языка Клаус. <text:span text:style-name="T1051">П</text:span>равила могут состоять из следующих элементов:</text:p>
      <text:list xml:id="list3880219517" text:style-name="L4">
        <text:list-item>
          <text:p text:style-name="P503">В угловых скобках — имя <text:span text:style-name="T35">вложенного </text:span><text:span text:style-name="T25">синтаксического</text:span> правила.</text:p>
        </text:list-item>
        <text:list-item>
          <text:p text:style-name="P503">В обратных апострофах — ключевое слово языка Клаус. В исходном коде <text:span text:style-name="T33">программы </text:span>допустимо также любое ключевое слово, синонимичное указанному.</text:p>
        </text:list-item>
        <text:list-item>
          <text:p text:style-name="P503">В двойных кавычках — знак языка Клаус.</text:p>
        </text:list-item>
        <text:list-item>
          <text:p text:style-name="P503">После <text:span text:style-name="T1050">символа </text:span>«#» — лексема Клаус:</text:p>
        </text:list-item>
      </text:list>
      <text:p text:style-name="P406"><text:span text:style-name="T25">#</text:span>keyword<text:tab/>— <text:span text:style-name="T26">ключевое слово</text:span></text:p>
      <text:p text:style-name="P407">#id<text:tab/>— <text:span text:style-name="T26">идентификатор</text:span></text:p>
      <text:p text:style-name="P407">#char<text:tab/>— <text:span text:style-name="T26">символьный литерал</text:span></text:p>
      <text:p text:style-name="P407">#string<text:tab/>— <text:span text:style-name="T26">строковый литерал</text:span></text:p>
      <text:p text:style-name="P407">#integer<text:tab/>— <text:span text:style-name="T26">целочисленный литерал</text:span></text:p>
      <text:p text:style-name="P407">#float<text:tab/>— <text:span text:style-name="T26">вещественный литерал</text:span></text:p>
      <text:p text:style-name="P407">#moment<text:tab/>— <text:span text:style-name="T26">литерал момента (дата/время)</text:span></text:p>
      <text:p text:style-name="P407">#symbol<text:tab/>— <text:span text:style-name="T26">знак языка</text:span></text:p>
      <text:list xml:id="list3037545801" text:style-name="L5">
        <text:list-item>
          <text:p text:style-name="P504">В круглых скобках — обязательная группа <text:span text:style-name="T27">правил</text:span>. Как правило, один из нескольких вариантов через "|". В квадратных скобках — необязательная группа <text:span text:style-name="T27">правил</text:span>.</text:p>
        </text:list-item>
        <text:list-item>
          <text:p text:style-name="P504"><text:soft-page-break/>Звёздочка после открывающей круглой или квадратной скобки <text:span text:style-name="T27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504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P420" text:outline-level="3">Синтаксис</text:h>
      <text:p text:style-name="P376"><text:span text:style-name="T1">program</text:span> ::= `программа` #id [&lt;program_params&gt;] ";" &lt;routine&gt; "."</text:p>
      <text:p text:style-name="P376"><text:span text:style-name="T1">program_params</text:span> ::= "(" <text:span text:style-name="T1055">[`вх`] </text:span>#id ":" `массив` `строк` ")"</text:p>
      <text:p text:style-name="P376"><text:span text:style-name="T1">routine</text:span> ::= [&lt;declarations&gt;] &lt;compound&gt;</text:p>
      <text:p text:style-name="P376"><text:span text:style-name="T1">declarations</text:span> ::= (* &lt;type_declarations&gt; | &lt;const_declarations&gt; | &lt;var_declarations&gt; | &lt;exception_declarations&gt; | &lt;procedure&gt; | &lt;function&gt;)</text:p>
      <text:p text:style-name="P376"><text:span text:style-name="T1">type_declarations</text:span> ::= `тип` (* &lt;type_decl&gt;)</text:p>
      <text:p text:style-name="P376"><text:span text:style-name="T1">type_decl</text:span> ::= #id "=" &lt;type_def&gt; ";"</text:p>
      <text:p text:style-name="P376"><text:span text:style-name="T1">simple_type</text:span> ::= (`символ` | `строка` | `целое` | `дробное` | `момент` | `логическое` <text:span text:style-name="T669">| `объект`</text:span>)</text:p>
      <text:p text:style-name="P376"><text:span text:style-name="T1">type_id</text:span> ::= (&lt;simple_type&gt; | #id)</text:p>
      <text:p text:style-name="P376"><text:span text:style-name="T1">type_def</text:span> ::= (&lt;simple_type&gt; | #id | &lt;type_def_array&gt; | &lt;type_def_dict&gt; | &lt;type_def_struct&gt;)</text:p>
      <text:p text:style-name="P376"><text:span text:style-name="T1">type_def_array</text:span> ::= `массив` [* `массивов`] &lt;type_def&gt;</text:p>
      <text:p text:style-name="P376"><text:span text:style-name="T1">type_def_dict</text:span> ::= `словарь` &lt;type_def&gt; `ключ` &lt;simple_type&gt;</text:p>
      <text:p text:style-name="P376"><text:span text:style-name="T1">type_def_struct</text:span> ::= `структура` &lt;struct_body&gt; `окончание`</text:p>
      <text:p text:style-name="P376"><text:span text:style-name="T1">struct_body</text:span> ::= &lt;struct_field&gt; [* &lt;struct_field&gt;]</text:p>
      <text:p text:style-name="P376"><text:span text:style-name="T1">struct_field</text:span> ::= #id [* "," #id] ":" &lt;type_def&gt; ";"</text:p>
      <text:p text:style-name="P376"><text:span text:style-name="T1">var_declarations</text:span> ::= `переменная` (* &lt;var_decl&gt;)</text:p>
      <text:p text:style-name="P376"><text:span text:style-name="T1">var_decl</text:span> ::= #id [* "," #id] ":" &lt;type_def&gt; ["=" &lt;expression&gt;] ";"</text:p>
      <text:p text:style-name="P376"><text:span text:style-name="T1">const_declarations</text:span> ::= `константа` (* &lt;const_decl&gt;)</text:p>
      <text:p text:style-name="P376"><text:span text:style-name="T1">const_decl</text:span> ::= #id "=" &lt;expression&gt; ";"</text:p>
      <text:p text:style-name="P376"><text:span text:style-name="T1">exception_declarations</text:span> ::= `исключение` (* &lt;exception_decl&gt;)</text:p>
      <text:p text:style-name="P376"><text:span text:style-name="T1">exception_decl</text:span> ::= #id ["(" &lt;exception_param&gt; [* ";" &lt;exception_param&gt;] ")"] [`сообщение` #string] ";"</text:p>
      <text:p text:style-name="P376"><text:soft-page-break/><text:span text:style-name="T1">exception_param</text:span> ::= #id [* "," #id] ":" &lt;simple_type&gt;</text:p>
      <text:p text:style-name="P376"><text:span text:style-name="T1">procedure</text:span> ::= `процедура` #id ["(" &lt;param&gt; [* ";" &lt;param&gt;] ")"] ";" &lt;routine&gt; ";"</text:p>
      <text:p text:style-name="P376"><text:span text:style-name="T1">function</text:span> ::= `функция` #id ["(" &lt;param&gt; [* ";" &lt;param&gt;] ")"] ":" &lt;type_id&gt; ";" &lt;routine&gt; ";"</text:p>
      <text:p text:style-name="P376"><text:span text:style-name="T1">param</text:span> ::= [`вх` | `вых` | `вв`] #id [* "," #id] ":" &lt;type_id&gt;</text:p>
      <text:p text:style-name="P376"><text:span text:style-name="T1">statements</text:span> ::= &lt;statement&gt; ";" [* &lt;statement&gt; ";"]</text:p>
      <text:p text:style-name="P376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76"><text:span text:style-name="T1">exception</text:span> ::= #id ["(" &lt;expression&gt; [* "," &lt;expression&gt;] ")"] [`сообщение` &lt;expression&gt;]</text:p>
      <text:p text:style-name="P376"><text:span text:style-name="T1">typecast</text:span> ::= &lt;simple_type&gt; "(" &lt;expression&gt; ")"</text:p>
      <text:p text:style-name="P376"><text:span text:style-name="T1">call</text:span> ::= #id "(" [&lt;expression&gt; [* "," &lt;expression&gt;]] ")"</text:p>
      <text:p text:style-name="P376"><text:span text:style-name="T1">assignment</text:span> ::= &lt;var_path&gt; &lt;assign_symbol&gt; &lt;expression&gt;</text:p>
      <text:p text:style-name="P376"><text:span text:style-name="T1">var_path</text:span> ::= &lt;var_ref&gt; [* "." &lt;var_ref&gt;]</text:p>
      <text:p text:style-name="P376"><text:span text:style-name="T1">var_ref</text:span> ::= #id [* "[" &lt;expression&gt; "]"]</text:p>
      <text:p text:style-name="P376"><text:span text:style-name="T1">assign_symbol</text:span> ::= (":=" | "+=" | "-=" | "*=" | "/=" | "\=" | "%=" | "^=" | "&amp;=" | "|=" | "~=")</text:p>
      <text:p text:style-name="P376"><text:span text:style-name="T1">expression</text:span> ::= &lt;operand&gt; [* &lt;binary_operation&gt; &lt;operand&gt;]</text:p>
      <text:p text:style-name="P376"><text:span text:style-name="T1">unary_operation</text:span> ::= ("-" | "!")</text:p>
      <text:p text:style-name="P376"><text:span text:style-name="T1">binary_operation</text:span> ::= ("+" | "++" | "-" | "*" | "/" | "\" | "%" | "^" | "=" | "&lt;&gt;" | "&gt;" | "&lt;" | "&gt;=" | "&lt;=" | "&amp;&amp;" | "||" | "~<text:span text:style-name="T759">~</text:span>" | "&amp;" | "|" | "~")</text:p>
      <text:p text:style-name="P376"><text:span text:style-name="T1">operand</text:span> ::= [&lt;unary_operation&gt;] (&lt;literal&gt; | &lt;typecast&gt; | &lt;call&gt; | &lt;var_path&gt; | &lt;exists&gt; | "(" &lt;expression&gt; ")")</text:p>
      <text:p text:style-name="P376"><text:span text:style-name="T1">literal</text:span> ::= (#char | #string | #integer | #float | #moment | `да` | `нет` <text:span text:style-name="T670">| `пусто`</text:span>)</text:p>
      <text:p text:style-name="P376"><text:span text:style-name="T1">exists</text:span> ::= (`есть` "(" &lt;var_path&gt; ")" | `нету` "(" &lt;var_path&gt; ")")</text:p>
      <text:p text:style-name="P376"><text:span text:style-name="T1">compound</text:span> ::= `начало` &lt;statements&gt; [`исключение` &lt;except_block&gt;] [`напоследок` &lt;statements&gt;] `окончание`</text:p>
      <text:p text:style-name="P376"><text:span text:style-name="T1">except_block</text:span> ::= (&lt;except_else&gt; | &lt;except_handler&gt; [* &lt;except_handler&gt;] [&lt;except_else&gt;] | &lt;statements&gt;)</text:p>
      <text:p text:style-name="P376"><text:span text:style-name="T1">except_handler</text:span> ::= `когда` (#id ":" #id | #id [* "," #id]) `тогда` &lt;statement&gt; ";"</text:p>
      <text:p text:style-name="P376"><text:span text:style-name="T1">except_else</text:span> ::= `когда` `любое` `тогда` &lt;statement&gt; ";"</text:p>
      <text:p text:style-name="P376"><text:soft-page-break/><text:span text:style-name="T1">control_structure</text:span> ::= (&lt;if&gt; | &lt;for&gt; | &lt;for_each&gt; | &lt;while&gt; | &lt;repeat&gt; | &lt;case&gt;)</text:p>
      <text:p text:style-name="P376"><text:span text:style-name="T1">if</text:span> ::= `если` &lt;expression&gt; `то` &lt;statement&gt; [`иначе` &lt;statement&gt;]</text:p>
      <text:p text:style-name="P376"><text:span text:style-name="T1">for</text:span> ::= `для` #id `от` &lt;expression&gt; `до` &lt;expression&gt; [`обратный`] `цикл` &lt;statement&gt;</text:p>
      <text:p text:style-name="P376"><text:span text:style-name="T1">for_each</text:span> ::= `для` `каждого` #id `из` &lt;var_path&gt; <text:span text:style-name="T943">[`от` &lt;expression&gt;] </text:span>[`обратный`] `цикл` &lt;statement&gt;</text:p>
      <text:p text:style-name="P376"><text:span text:style-name="T1">while</text:span> ::= `пока` &lt;expression&gt; `цикл` &lt;statement&gt;</text:p>
      <text:p text:style-name="P376"><text:span text:style-name="T1">repeat</text:span> ::= `цикл` &lt;statement&gt; `пока` &lt;expression&gt;</text:p>
      <text:p text:style-name="P376"><text:span text:style-name="T1">case</text:span> ::= `выбор` &lt;expression&gt; `из` &lt;case_body&gt; `окончание`</text:p>
      <text:p text:style-name="P376"><text:span text:style-name="T1">case_body</text:span> ::= &lt;case_item&gt; [* &lt;case_item&gt;] [&lt;case_else&gt;]</text:p>
      <text:p text:style-name="P376"><text:span text:style-name="T1">case_item</text:span> ::= &lt;expression&gt; [* "," &lt;expression&gt;] ":" &lt;statement&gt; ";"</text:p>
      <text:p text:style-name="P376"><text:span text:style-name="T1">case_else</text:span> ::= `иначе` &lt;statement&gt; ";"</text:p>
      <text:h text:style-name="P415" text:outline-level="2">Структура <text:span text:style-name="T1059">исходного кода</text:span></text:h>
      <text:p text:style-name="P377">Программа на языке Клаус, а также любая подпрограмма — процедура или функция — состоит из заголовка, <text:span text:style-name="T1114">раздела</text:span> определений и составного блока инструкций, представляющего собой тело программы или подпрограммы.</text:p>
      <text:h text:style-name="P421" text:outline-level="3">Определение программы</text:h>
      <text:p text:style-name="P378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52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52">массив строк</text:span></text:span><text:span text:style-name="T1052">.</text:span></text:p>
      <text:p text:style-name="P378"><text:span text:style-name="T1062">З</text:span><text:span text:style-name="T1053">аголов</text:span><text:span text:style-name="T1062">ок</text:span><text:span text:style-name="T1053"> программы завершается знаком «</text:span><text:span text:style-name="Source_20_Text"><text:span text:style-name="T1053">;</text:span></text:span><text:span text:style-name="T1053">».</text:span></text:p>
      <text:p text:style-name="P408">программа <text:span text:style-name="T1086">Пустая</text:span>;<text:line-break/><text:span text:style-name="T1054">начало<text:line-break/> <text:s text:c="3"/>ничего;<text:line-break/>окончание.</text:span></text:p>
      <text:p text:style-name="P408"/>
      <text:p text:style-name="P409">программа МояВтораяПрограмма(вх арг: массив строк);</text:p>
      <text:p text:style-name="P409">переменная</text:p>
      <text:p text:style-name="P409"><text:s text:c="4"/>и: целое;</text:p>
      <text:p text:style-name="P409">начало</text:p>
      <text:p text:style-name="P409"><text:s text:c="4"/>для каждого и из арг цикл<text:line-break/> <text:s text:c="7"/>вывести(арг[и] <text:span text:style-name="T1058">++ " "</text:span>);</text:p>
      <text:p text:style-name="P409">окончание.</text:p>
      <text:p text:style-name="P381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7">объявленным</text:span> выше него по тексту исходного кода.</text:p>
      <text:p text:style-name="P381">Тело программы <text:span text:style-name="T1056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82"><text:soft-page-break/>После окончания тела программы должен следовать знак «<text:span text:style-name="Source_20_Text">.</text:span>».</text:p>
      <text:h text:style-name="Heading_20_3" text:outline-level="3"><text:span text:style-name="T1060">Определение</text:span> подпрограмм<text:span text:style-name="T1085">ы</text:span></text:h>
      <text:p text:style-name="P383">В языке Клаус существует две разновидности подпрограмм: процедуры и функции. Они полностью идентичны во всём, за <text:span text:style-name="T1064">тем </text:span>исключением, что функция возвращает значение, а процедура <text:span text:style-name="T1087">не возвращает</text:span>.</text:p>
      <text:p text:style-name="P384">Подпрограммы могут быть определены в <text:span text:style-name="T1115">разделе</text:span> определений основной программы, либо внутри других подпрограмм с произвольным уровнем вложенности.</text:p>
      <text:p text:style-name="P385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85">Далее <text:span text:style-name="T1067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65">пустые </text:span>скобки не допускаются в заголовке, <text:span text:style-name="T1066">хотя</text:span> обязательны при вызове.</text:p>
      <text:p text:style-name="P386">Затем, только <text:span text:style-name="T108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61">Безымянное определение типа данных в этом случае не допускается.</text:span></text:p>
      <text:p text:style-name="P387">Заголовок подпрограммы <text:span text:style-name="T1063">завершается знаком «</text:span><text:span text:style-name="Source_20_Text"><text:span text:style-name="T1063">;</text:span></text:span><text:span text:style-name="T1063">».</text:span></text:p>
      <text:p text:style-name="P388"><text:span text:style-name="T1116">Раздел</text:span> определений подпрограммы и её тело <text:span text:style-name="T1117">устроены так же</text:span>, <text:span text:style-name="T1117">как</text:span> <text:span text:style-name="T1117">у</text:span> основной программы. После окончания тела подпрограммы должен следовать знак «<text:span text:style-name="Source_20_Text">;</text:span>».</text:p>
      <text:h text:style-name="Heading_20_4" text:outline-level="4">Параметры подпрограмм</text:h>
      <text:p text:style-name="P389">В Клаусе определено три режима передачи параметров в подпрограммы: входные, выходные и проходные параметры.</text:p>
      <text:p text:style-name="P390">Значение входного параметра непосредственно переда<text:span text:style-name="T107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9">им</text:span> было перед вызовом.</text:p>
      <text:p text:style-name="P390">В качестве входных параметров можно указывать переменные, константы, буквальные значения и выражения, включая вызовы функций.</text:p>
      <text:p text:style-name="P391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70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392">Различие между выходными и проходными параметрами состоит в том, что значения проходных параметров передаются в подпрограмму <text:span text:style-name="T1071">без изменений</text:span>, а значения выходных обнуляются перед вызовом подпрограммы.</text:p>
      <text:p text:style-name="P393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73">Ключевое слово </text:span><text:span text:style-name="Source_20_Text"><text:span text:style-name="T1073">вх</text:span></text:span><text:span text:style-name="T1073"> можно опустить, в таком случае параметр будет считаться входным.</text:span></text:p>
      <text:p text:style-name="P394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8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395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80">данных</text:span>. Безымянные определения типов в данном случае не допускаются. Единственным исключением из этого правила является <text:span text:style-name="T107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4" text:outline-level="4"><text:soft-page-break/>Примеры</text:h>
      <text:p text:style-name="Исходный_20_код">процедура пустая;<text:line-break/><text:span text:style-name="T1074">начало<text:line-break/> <text:s text:c="3"/>ничего;<text:line-break/>окончание;</text:span></text:p>
      <text:p text:style-name="Исходный_20_код"/>
      <text:p text:style-name="P410">функция синус(х: дробное): дробное;<text:line-break/>начало<text:line-break/> <text:s text:c="3"/>вернуть sin(х);<text:line-break/>окончание;</text:p>
      <text:p text:style-name="P411"><text:line-break/><text:span text:style-name="T1076">функция </text:span><text:span text:style-name="T1084">к</text:span><text:span text:style-name="T107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1"/>
      <text:p text:style-name="P411"><text:span text:style-name="T1075">тип тТочка = структура<text:line-break/> <text:s text:c="3"/></text:span><text:span text:style-name="T1077">х</text:span><text:span text:style-name="T1075">, </text:span><text:span text:style-name="T1077">у</text:span><text:span text:style-name="T1075">: целое;<text:line-break/>конец;<text:line-break/><text:line-break/>функция точка(</text:span><text:span text:style-name="T1077">х</text:span><text:span text:style-name="T1075">, </text:span><text:span text:style-name="T1077">у</text:span><text:span text:style-name="T1075">: целое): тТочка;<text:line-break/>переменная<text:line-break/> <text:s text:c="3"/>т: тТочка;<text:line-break/>начало<text:line-break/> <text:s text:c="3"/>т.</text:span><text:span text:style-name="T1077">х</text:span><text:span text:style-name="T1075"> := </text:span><text:span text:style-name="T1078">х</text:span><text:span text:style-name="T1075">;<text:line-break/> <text:s text:c="3"/>т.</text:span><text:span text:style-name="T1078">у</text:span><text:span text:style-name="T1075"> := </text:span><text:span text:style-name="T1077">у</text:span><text:span text:style-name="T1075">;<text:line-break/> <text:s text:c="3"/>вернуть т;<text:line-break/>окончание;</text:span></text:p>
      <text:p text:style-name="P410"/>
      <text:p text:style-name="Исходный_20_код"><text:span text:style-name="T1083">процедура</text:span><text:span text:style-name="T1075"> </text:span><text:span text:style-name="T1083">подвинуть</text:span><text:span text:style-name="T1075">(</text:span><text:span text:style-name="T1083">вв т: тТочка; </text:span><text:span text:style-name="T1088">вх </text:span><text:span text:style-name="T1083">д</text:span><text:span text:style-name="T1077">х</text:span><text:span text:style-name="T1075">, </text:span><text:span text:style-name="T1083">д</text:span><text:span text:style-name="T1077">у</text:span><text:span text:style-name="T1075">: целое);<text:line-break/>начало<text:line-break/> <text:s text:c="3"/>т.</text:span><text:span text:style-name="T1077">х</text:span><text:span text:style-name="T1075"> </text:span><text:span text:style-name="T1083">+</text:span><text:span text:style-name="T1075">= </text:span><text:span text:style-name="T1083">д</text:span><text:span text:style-name="T1078">х</text:span><text:span text:style-name="T1075">;<text:line-break/> <text:s text:c="3"/>т.</text:span><text:span text:style-name="T1078">у</text:span><text:span text:style-name="T1075"> </text:span><text:span text:style-name="T1083">+</text:span><text:span text:style-name="T1075">= </text:span><text:span text:style-name="T1083">д</text:span><text:span text:style-name="T1077">у</text:span><text:span text:style-name="T1075">;<text:line-break/>окончание;</text:span></text:p>
      <text:h text:style-name="Heading_20_3" text:outline-level="3">Области видимости</text:h>
      <text:p text:style-name="P396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12">имена</text:span> должны быть уникальны — т. е., ни одно имя не может совпадать с другим именем, объявленным в той же области видимости. <text:span text:style-name="T1089">Регистр букв в именах </text:span><text:span text:style-name="T1092">не учитывается — </text:span><text:span text:style-name="T1089">т. е., </text:span><text:span text:style-name="T1103">слова</text:span><text:span text:style-name="T1089"> </text:span><text:span text:style-name="Source_20_Text"><text:span text:style-name="T1089">имя</text:span></text:span><text:span text:style-name="T1089">, </text:span><text:span text:style-name="Source_20_Text"><text:span text:style-name="T1089">ИМЯ</text:span></text:span><text:span text:style-name="T1089"> и </text:span><text:span text:style-name="Source_20_Text"><text:span text:style-name="T1089">Имя</text:span></text:span><text:span text:style-name="T1089"> считаются совпадающими.</text:span></text:p>
      <text:p text:style-name="P399">Область видимости подпрограммы является вложенной по отношению к основной программе или <text:span text:style-name="T1098">к </text:span>объемлющей подпрограмме, в которой она определена. <text:span text:style-name="T1090">Имена, объявленные во вложенной области видимости, могут совпадать с именами, объявленными в объемлющ</text:span><text:span text:style-name="T1091">их</text:span><text:span text:style-name="T1090"> област</text:span><text:span text:style-name="T1091">ях</text:span><text:span text:style-name="T1090"> видимости, </text:span><text:span text:style-name="T1091">но не друг с другом</text:span><text:span text:style-name="T1090">.</text:span></text:p>
      <text:p text:style-name="P400">К области видимости основной программы относятся:</text:p>
      <text:list xml:id="list2908667249" text:style-name="L6">
        <text:list-item>
          <text:p text:style-name="P505">Имя программы;</text:p>
        </text:list-item>
        <text:list-item>
          <text:p text:style-name="P505">Имя входного параметра программы, если он объявлен;</text:p>
        </text:list-item>
        <text:list-item>
          <text:p text:style-name="P505">Все имена, объявленные в области определений программы.</text:p>
        </text:list-item>
      </text:list>
      <text:p text:style-name="P401"><text:span text:style-name="T1095">По аналогии</text:span>, к области видимости подпрограммы относятся имя подпрограммы, имена её параметров и вс<text:span text:style-name="T1092">е</text:span> локально объявленные имена.</text:p>
      <text:p text:style-name="P401"><text:soft-page-break/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94">С</text:span><text:span text:style-name="T1093">ледовательно, имя подпрограммы должно быть уникально в обеих </text:span><text:span text:style-name="T1106">этих </text:span><text:span text:style-name="T1093">областях.</text:span></text:p>
      <text:p text:style-name="P403">При обращении к идентификатору в исходном <text:span text:style-name="T1102">коде</text:span> программы <text:span text:style-name="T1107">имя разрешается по следующим правилам</text:span>:</text:p>
      <text:list xml:id="list1082843759" text:style-name="L7">
        <text:list-item>
          <text:p text:style-name="P506"><text:span text:style-name="T1107">Выполняется п</text:span><text:span text:style-name="T1099">оиск </text:span><text:span text:style-name="T1118">имени</text:span><text:span text:style-name="T1099"> в локальной области видимости, </text:span><text:span text:style-name="T1118">среди тех имён, что объявлены выше по тексту исходного кода</text:span><text:span text:style-name="T1099">;</text:span></text:p>
        </text:list-item>
        <text:list-item>
          <text:p text:style-name="P507">Если имя не найдено, <text:span text:style-name="T1107">то</text:span> <text:span text:style-name="T1107">выполняется </text:span>поиск <text:span text:style-name="T1118">выше по тексту </text:span>в<text:span text:style-name="T1111">о всех</text:span> объемлющих областях видимости, по порядку <text:span text:style-name="T1100">изнутри наружу</text:span>;</text:p>
        </text:list-item>
      </text:list>
      <text:p text:style-name="P539">Иными слова<text:span text:style-name="T1104">ми</text:span>, <text:span text:style-name="T1105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13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540">Имена, объявленные во вложенных областях видимости, никогда не видны из объемлющих областей.</text:p>
      <text:p text:style-name="P402">В настоящей версии языка определена <text:span text:style-name="T1096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97">объявлены</text:span> типы, константы, переменные, исключения и подпрограммы стандартной библиотеки языка.</text:p>
      <text:h text:style-name="P416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17">Переменная символьного типа содержит кодпойнт Юникод в формате 32-битного целого числа баз знака. <text:span text:style-name="T354">Нулевые значения допускаются.</text:span></text:p>
      <text:h text:style-name="P477" text:outline-level="5">Синтаксис</text:h>
      <text:p text:style-name="Исходный_20_код">переменн<text:span text:style-name="T657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4">символ</text:span></text:span> и <text:span text:style-name="Source_20_Text"><text:span text:style-name="T804">символ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352">символ в кодировке UTF-8, заключённый в одиночные апострофы</text:span></text:p>
      <text:p text:style-name="P151">№<text:span text:style-name="T424">2</text:span><text:span text:style-name="T644">A</text:span><text:span text:style-name="T424"> <text:s/></text:span><text:s/>// код символа в формате 16-ричного целого числа</text:p>
      <text:p text:style-name="P151">#<text:span text:style-name="T643">2</text:span><text:span text:style-name="T644">A </text:span><text:span text:style-name="T425"><text:s/></text:span><text:s/>// код символа в формате 16-ричного целого числа</text:p>
      <text:h text:style-name="Heading_20_5" text:outline-level="5"><text:span text:style-name="T4">Н</text:span><text:span text:style-name="T1">ачальное значение</text:span></text:h>
      <text:p text:style-name="P118"><text:span text:style-name="T421">Си</text:span><text:span text:style-name="T367">мвол с нулевым кодом.</text:span></text:p>
      <text:h text:style-name="Heading_20_5" text:outline-level="5">Преобразование типов</text:h>
      <text:p text:style-name="P119">При приведении к целочисленному типу возвращает <text:span text:style-name="T472">численное значение</text:span> код<text:span text:style-name="T472">а</text:span> символа.</text:p>
      <text:p text:style-name="P119">При приведении к строке возвращает строку, <text:span text:style-name="T353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<text:soft-page-break/>Строка</text:h>
      <text:p text:style-name="P255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478" text:outline-level="5">Синтаксис</text:h>
      <text:p text:style-name="P257">переменн<text:span text:style-name="T657">ые</text:span><text:line-break/> <text:s text:c="3"/>п1: <text:span text:style-name="T659">строка</text:span>;<text:line-break/> <text:s text:c="3"/>п2: массив <text:span text:style-name="T659">строк</text:span>;</text:p>
      <text:p text:style-name="P256"><text:span text:style-name="T658">Ключевые слова </text:span><text:span text:style-name="Source_20_Text"><text:span text:style-name="T807">строка</text:span></text:span><text:span text:style-name="T658"> и </text:span><text:span text:style-name="Source_20_Text"><text:span text:style-name="T807">строк</text:span></text:span><text:span text:style-name="T658"> полностью эквивалентны и взаимозаменяемы.</text:span></text:p>
      <text:h text:style-name="Heading_20_5" text:outline-level="5">Формат литерала</text:h>
      <text:p text:style-name="P153">"" <text:s text:c="14"/>// <text:span text:style-name="T360">пустая строка</text:span></text:p>
      <text:p text:style-name="P153">"123абв" <text:s text:c="8"/>// <text:span text:style-name="T361">последовательность </text:span>символ<text:span text:style-name="T361">ов</text:span>, заключённ<text:span text:style-name="T355">ая</text:span> в кавычки</text:p>
      <text:p text:style-name="P152">"123""абв" <text:s text:c="6"/>// <text:span text:style-name="T356">для добавления в строку символа " его нужно удвоить</text:span></text:p>
      <text:p text:style-name="P248"><text:span text:style-name="T357">""#41</text:span>№20№<text:span text:style-name="T357">42#0A <text:s text:c="2"/>// последовательность </text:span><text:span text:style-name="T359">16-ричных </text:span><text:span text:style-name="T358">кодов символов </text:span><text:span text:style-name="T645">с кавычками в начале</text:span></text:p>
      <text:p text:style-name="P248">"<text:span text:style-name="T359">123</text:span>"<text:span text:style-name="T646">#</text:span><text:span text:style-name="T359">20"абв"№0А // </text:span><text:span text:style-name="T362">символы в кавычках и коды можно комбинировать</text:span></text:p>
      <text:h text:style-name="Heading_20_5" text:outline-level="5"><text:span text:style-name="T1">Начальное </text:span><text:span text:style-name="T3">з</text:span><text:span text:style-name="T1">начение</text:span></text:h>
      <text:p text:style-name="P120"><text:span text:style-name="T171">П</text:span>устая строка.</text:p>
      <text:h text:style-name="Heading_20_5" text:outline-level="5">Преобразование типов</text:h>
      <text:p text:style-name="P121">При приведении к целому или дробному числу выполняется преобразова<text:span text:style-name="T412">ние из</text:span> текст<text:span text:style-name="T368">ово</text:span><text:span text:style-name="T412">го</text:span><text:span text:style-name="T368"> представлени</text:span><text:span text:style-name="T412">я</text:span> <text:span text:style-name="T369">числа</text:span>, при ошибках возникает исключение <text:span text:style-name="Source_20_Text"><text:span text:style-name="T804">ОшибкаКонвертации</text:span></text:span>.</text:p>
      <text:p text:style-name="P121">При приведении к моменту выполняется преобразова<text:span text:style-name="T413">ние из</text:span> <text:span text:style-name="T363">стандартно</text:span><text:span text:style-name="T413">го</text:span><text:span text:style-name="T363"> </text:span>текстово<text:span text:style-name="T413">го</text:span> представлени<text:span text:style-name="T413">я</text:span> даты и/или времени, при ошибках возникает исключение <text:span text:style-name="Source_20_Text"><text:span text:style-name="T804">ОшибкаКонвертации</text:span></text:span>.</text:p>
      <text:p text:style-name="P122">При приведении к логическому значению <text:span text:style-name="T364">строка должна иметь одно из следующих значений, без учёта регистра:</text:span></text:p>
      <text:p text:style-name="Исходный_20_код"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Исходный_20_код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123">Любые значения простых типов приводятся к строковому типу без ошибок.</text:p>
      <text:h text:style-name="Heading_20_4" text:outline-level="4">Целое</text:h>
      <text:p text:style-name="P258">Переменная целого типа содержит 64-битное целочисленное значение со знаком.</text:p>
      <text:h text:style-name="P479" text:outline-level="5">Синтаксис</text:h>
      <text:p text:style-name="P271">переменн<text:span text:style-name="T657">ые</text:span><text:line-break/> <text:s text:c="3"/>п1: <text:span text:style-name="T660">целое</text:span>;<text:line-break/> <text:s text:c="3"/>п2: массив <text:span text:style-name="T660">целых</text:span>;</text:p>
      <text:p text:style-name="P259">Ключевые слова <text:span text:style-name="Source_20_Text"><text:span text:style-name="T808">целое</text:span></text:span> и <text:span text:style-name="Source_20_Text"><text:span text:style-name="T808">цел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десятичны<text:span text:style-name="T988">е</text:span> цифр<text:span text:style-name="T988">ы</text:span></text:p>
      <text:p text:style-name="Исходный_20_код">-$0123456789abcdef // 16-ричны<text:span text:style-name="T988">е</text:span> цифр<text:span text:style-name="T988">ы</text:span> (латиница)</text:p>
      <text:p text:style-name="Исходный_20_код">-$0123456789абцдеф // 16-ричны<text:span text:style-name="T988">е</text:span> цифр<text:span text:style-name="T988">ы</text:span> (кириллица)</text:p>
      <text:p text:style-name="P124"><text:soft-page-break/>Для отрицательных чисел <text:span text:style-name="T473">применяется</text:span> знак «-» в начале литерала; знак «<text:span text:style-name="T474">+»</text:span> для положительных чисел не допускается. <text:span text:style-name="T370">Регистр символов 16-ричных цифр не учитывается, </text:span><text:span text:style-name="T371">латинские и кириллические </text:span><text:span text:style-name="T372">цифры</text:span><text:span text:style-name="T371"> можно </text:span><text:span text:style-name="T373">смешивать</text:span><text:span text:style-name="T371">.</text:span></text:p>
      <text:h text:style-name="Heading_20_5" text:outline-level="5">Начальное значение</text:h>
      <text:p text:style-name="P116"><text:span text:style-name="T422">Н</text:span>уль.</text:p>
      <text:h text:style-name="P484" text:outline-level="5">Преобразование типов</text:h>
      <text:p text:style-name="P125">Целочисленные значения приводятся к любым простым типам без ошибок, <text:span text:style-name="T681">за исключением типа </text:span><text:span text:style-name="Source_20_Text"><text:span text:style-name="T810">объект</text:span></text:span>.</text:p>
      <text:p text:style-name="P126">При приведении к символьному типу целое число означает кодпо<text:span text:style-name="T989">й</text:span>нт Юникод <text:span text:style-name="T375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4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28">Переменная дробного типа содержит 64-битное вещественное значение с двойной точностью.</text:p>
      <text:p text:style-name="P260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7">на</text:span> нуль.</text:p>
      <text:h text:style-name="P480" text:outline-level="5">Синтаксис</text:h>
      <text:p text:style-name="P272">переменн<text:span text:style-name="T657">ые</text:span><text:line-break/> <text:s text:c="3"/>п1: <text:span text:style-name="T661">дробное</text:span>;<text:line-break/> <text:s text:c="3"/>п2: массив <text:span text:style-name="T661">дробных</text:span>;</text:p>
      <text:p text:style-name="P261">Ключевые слова <text:span text:style-name="Source_20_Text"><text:span text:style-name="T809">дробное</text:span></text:span> и <text:span text:style-name="Source_20_Text"><text:span text:style-name="T809">дробн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376">0123456.789 <text:s text:c="5"/>// представление с десятичной точкой</text:span></text:p>
      <text:p text:style-name="Исходный_20_код">-<text:span text:style-name="T376">0123456.789е+123 // экспоненциальное представление</text:span></text:p>
      <text:p text:style-name="P157"/>
      <text:p text:style-name="P157"><text:span text:style-name="T418">д1</text:span> := <text:s/>0/0; <text:s text:c="6"/>// <text:span text:style-name="T418">нечисло</text:span></text:p>
      <text:p text:style-name="P158">д2 := <text:s/>1/0; <text:s text:c="6"/>// +бесконечность</text:p>
      <text:p text:style-name="P158">д<text:span text:style-name="T475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7">символа экспоненциальной части может использоваться латинская «E» </text:span><text:span text:style-name="T385">и</text:span><text:span text:style-name="T377"> кириллическая «Е» или «Э» в любом регистре. </text:span><text:span text:style-name="T379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3"><text:span text:style-name="T172">Н</text:span>уль.</text:p>
      <text:h text:style-name="P485" text:outline-level="5">Преобразование типов</text:h>
      <text:p text:style-name="P130">При приведении к строке число конвертируется в строковое представление в <text:span text:style-name="T378">десятичном или экспоненциальном </text:span>формате, <text:span text:style-name="T383">в зависимости от того, какой из них короче</text:span>. <text:span text:style-name="T476">Для </text:span><text:span text:style-name="T477">небольших</text:span><text:span text:style-name="T476"> чисел, е</text:span><text:span text:style-name="T379">сли дробная часть числа равна нулю, </text:span><text:span text:style-name="T384">полученное </text:span><text:span text:style-name="T380">строковое представление будет целочисленным.</text:span></text:p>
      <text:p text:style-name="P146"><text:soft-page-break/>При приведении к строке нечисло <text:span text:style-name="T426">преобразуется в</text:span> <text:span text:style-name="T478">текст </text:span>"Nan", а бесконечность — <text:span text:style-name="T427">в</text:span> "+Inf" или "-Inf". <text:span text:style-name="T419">Эти </text:span><text:span text:style-name="T479">строковые</text:span><text:span text:style-name="T420"> </text:span><text:span text:style-name="T419">значения </text:span><text:span text:style-name="T480">(в любом регистре) </text:span><text:span text:style-name="T419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6">дробного числа </text:span>к целому дробная часть отбрасывается без округления. <text:span text:style-name="T452">Значение </text:span><text:span text:style-name="T811">нечисло</text:span><text:span text:style-name="T452"> и бесконечные значения при приведении к целому вызывают исключение </text:span><text:span text:style-name="Source_20_Text"><text:span text:style-name="T811">НеверноеЧисло</text:span></text:span><text:span text:style-name="T452">.</text:span></text:p>
      <text:p text:style-name="P132">При приведении к моменту число означает <text:span text:style-name="T382">количество</text:span> суток, считая от «нулевого» момента.</text:p>
      <text:h text:style-name="Heading_20_4" text:outline-level="4">Момент</text:h>
      <text:p text:style-name="P352"><text:span text:style-name="T387">Переменная типа </text:span><text:span text:style-name="Source_20_Text"><text:span text:style-name="T812">момент</text:span></text:span><text:span text:style-name="T387"> содержит значение даты и времени — </text:span><text:span text:style-name="T406">64-битное </text:span><text:span text:style-name="T388">вещественное </text:span><text:span text:style-name="T405">число с двойной точностью</text:span><text:span text:style-name="T388">, означающее </text:span><text:span text:style-name="T387">число суток, прошедшее от «нулевого» момента. </text:span><text:span text:style-name="T394">Целая часть числа соответствует количеств</text:span><text:span text:style-name="T400">у</text:span><text:span text:style-name="T394"> полных суток, а д</text:span><text:span text:style-name="T381">робная — </text:span><text:span text:style-name="T391">суточному </text:span><text:span text:style-name="T381">времени, выраженному в долях суток.</text:span></text:p>
      <text:p text:style-name="P352"><text:span text:style-name="T387">Нулевым моментом считается </text:span><text:span text:style-name="T990">полночь</text:span><text:span text:style-name="T387"> </text:span>1899-12-30 00:00:00. <text:span text:style-name="T390">Б</text:span><text:span text:style-name="T388">олее поздние даты представлены положительными </text:span><text:span text:style-name="T389">числами, более ранние — отрицательными</text:span>. </text:p>
      <text:h text:style-name="P481" text:outline-level="5">Синтаксис</text:h>
      <text:p text:style-name="P263">переменн<text:span text:style-name="T657">ые</text:span><text:line-break/> <text:s text:c="3"/>п1: <text:span text:style-name="T662">момент</text:span>;<text:line-break/> <text:s text:c="3"/>п2: массив <text:span text:style-name="T662">моментов</text:span>;</text:p>
      <text:p text:style-name="P262">Ключевые слова <text:span text:style-name="Source_20_Text"><text:span text:style-name="T813">момент</text:span></text:span> и <text:span text:style-name="Source_20_Text"><text:span text:style-name="T813">момент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2">12:45:50.25</text:span>` <text:s text:c="5"/>// <text:span text:style-name="T392">время</text:span> в обратных апострофах</text:p>
      <text:p text:style-name="P154">`2023-09-15 <text:span text:style-name="T392">12:45</text:span>` // <text:span text:style-name="T392">дата и время</text:span> в обратных апострофах</text:p>
      <text:p text:style-name="P155">`09-15 <text:span text:style-name="T392">12:</text:span><text:span text:style-name="T397">00</text:span>` <text:s text:c="5"/>// <text:span text:style-name="T397">полдень 15 сентября текущего года</text:span></text:p>
      <text:p text:style-name="P155">`15 <text:span text:style-name="T392">12:</text:span><text:span text:style-name="T397">00</text:span>` <text:s text:c="8"/>// <text:span text:style-name="T397">полдень 15 числа текущего месяца</text:span></text:p>
      <text:p text:style-name="P155">`15` <text:s text:c="14"/>// <text:span text:style-name="T397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93">.</text:span></text:p>
      <text:p text:style-name="P135">Может быть указана только дата, только время или <text:span text:style-name="T395">обе </text:span><text:span text:style-name="T396">части</text:span> <text:span text:style-name="T401">вместе </text:span>— <text:span text:style-name="T394">в последнем случае дата и время разделяются пробелом</text:span>. <text:span text:style-name="T399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4">за ними </text:span>символом «-» — по умолчанию подставляются, соответственно, текущи<text:span text:style-name="T402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8">В качестве </text:span><text:span text:style-name="T403">значения </text:span><text:span text:style-name="T398">секунд можно указать дробное число.</text:span></text:p>
      <text:p text:style-name="P145"><text:span text:style-name="T194">Примечание:</text:span> при указании литерала даты в исходном коде, если опущены год или месяц, то их текущие значения <text:span text:style-name="T647">вычисляются</text:span> <text:span text:style-name="T414">в момент</text:span> компиляции программы и <text:span text:style-name="T415">в дальнейшем </text:span>остаются постоянными.</text:p>
      <text:h text:style-name="Heading_20_5" text:outline-level="5">Начальное значение</text:h>
      <text:p text:style-name="P137"><text:span text:style-name="T423">П</text:span>олночь 1899-12-30.</text:p>
      <text:h text:style-name="Heading_20_5" text:outline-level="5">Преобразование типов</text:h>
      <text:p text:style-name="P138">Моменты взаимно-однозначно приводятся к дробным числам и обратно.</text:p>
      <text:p text:style-name="P139"><text:soft-page-break/>При приведении момента к целому числу дробная часть (т. е., значение суточного времени) отбрасывается без округления. <text:span text:style-name="T452">Значение </text:span><text:span text:style-name="T8">нечисло</text:span><text:span text:style-name="T452"> и бесконечные значения при приведении к целому вызывают исключение </text:span><text:span text:style-name="Source_20_Text"><text:span text:style-name="T811">НеверноеЧисло</text:span></text:span><text:span text:style-name="T452">.</text:span></text:p>
      <text:p text:style-name="P140">Приведение момента к строке выполняется по следующим правилам:</text:p>
      <text:list xml:id="list586531098" text:style-name="L8">
        <text:list-item>
          <text:p text:style-name="P508"><text:span text:style-name="T177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7"> или </text:span><text:span text:style-name="T181">бесконечное значение</text:span><text:span text:style-name="T177">, </text:span><text:span text:style-name="T170">преобразование вернёт строку "Nan", "+Inf" или "-Inf".</text:span></text:p>
        </text:list-item>
        <text:list-item>
          <text:p text:style-name="P508"><text:span text:style-name="T416">Моменты</text:span> с ненулевой целой и дробной частью возвращают <text:span text:style-name="T163">строков</text:span><text:span text:style-name="T169">ые</text:span><text:span text:style-name="T163"> представлени</text:span><text:span text:style-name="T169">я</text:span><text:span text:style-name="T163"> даты и времени </text:span><text:span text:style-name="T178">в стандартном формате</text:span><text:span text:style-name="T163">, разделённые пробелом.</text:span></text:p>
        </text:list-item>
        <text:list-item>
          <text:p text:style-name="P509"><text:span text:style-name="T167">Моменты</text:span><text:span text:style-name="T163"> с ненулевой целой и нулевой дробной частью возвращают строковое представлени</text:span><text:span text:style-name="T168">е</text:span><text:span text:style-name="T163"> даты.</text:span></text:p>
        </text:list-item>
        <text:list-item>
          <text:p text:style-name="P510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0">"</text:span><text:span text:style-name="T176">n</text:span><text:span text:style-name="T170">an", "</text:span><text:span text:style-name="T176">i</text:span><text:span text:style-name="T170">nf", "</text:span><text:span text:style-name="T175">+</text:span><text:span text:style-name="T176">i</text:span><text:span text:style-name="T170">nf" или "-</text:span><text:span text:style-name="T176">i</text:span><text:span text:style-name="T170">nf" </text:span><text:span text:style-name="T174">в любом регистре</text:span><text:span text:style-name="T170">. </text:span><text:span text:style-name="T173">При ошибках преобразования возникает исключение </text:span><text:span text:style-name="Source_20_Text"><text:span text:style-name="T814">ОшибкаКонвертации</text:span></text:span><text:span text:style-name="T173">.</text:span></text:p>
      <text:h text:style-name="Heading_20_4" text:outline-level="4">Логическое</text:h>
      <text:p text:style-name="P264">Переменная логического типа имеет одно из двух значений: истинное или ложное. <text:span text:style-name="T898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482" text:outline-level="5">Синтаксис</text:h>
      <text:p text:style-name="P273">переменн<text:span text:style-name="T657">ые</text:span><text:line-break/> <text:s text:c="3"/>п1: <text:span text:style-name="T663">логическое</text:span>;<text:line-break/> <text:s text:c="3"/>п2: массив <text:span text:style-name="T663">логических</text:span>;</text:p>
      <text:p text:style-name="P265"><text:span text:style-name="T179">Ключевые слова </text:span><text:span text:style-name="Source_20_Text"><text:span text:style-name="T815">логическое</text:span></text:span><text:span text:style-name="T179"> и </text:span><text:span text:style-name="Source_20_Text"><text:span text:style-name="T815">логических</text:span></text:span><text:span text:style-name="T179"> полностью эквивалентны и взаимозаменяемы.</text:span></text:p>
      <text:h text:style-name="P486" text:outline-level="5">Формат литерала</text:h>
      <text:p text:style-name="P266"><text:span text:style-name="T407">В качестве литералов в исходном коде применяются ключевые слова </text:span><text:span text:style-name="Source_20_Text"><text:span text:style-name="T816">да</text:span></text:span><text:span text:style-name="T407"> и </text:span><text:span text:style-name="Source_20_Text"><text:span text:style-name="T816">нет</text:span></text:span><text:span text:style-name="T179">.</text:span></text:p>
      <text:h text:style-name="Heading_20_5" text:outline-level="5">Начальное значение</text:h>
      <text:p text:style-name="P147">Ложь.</text:p>
      <text:h text:style-name="Heading_20_5" text:outline-level="5">Преобразование типов</text:h>
      <text:p text:style-name="P141">При приведении логического значения к целому <text:span text:style-name="T408">истина</text:span> соответствует значени<text:span text:style-name="T408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40">приводится к</text:span> значению "да", а ложь — <text:span text:style-name="T740">к </text:span>значению "<text:span text:style-name="T409">нет". </text:span><text:span text:style-name="T410">При приведении строки к логическому допустимы следующие строковые значения, </text:span><text:span text:style-name="T411">в любом регистре</text:span><text:span text:style-name="T410">:</text:span></text:p>
      <text:p text:style-name="P156"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P144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275">Любые другие строковые значения вызовут исключение <text:span text:style-name="Source_20_Text"><text:span text:style-name="T804">ОшибкаКонвертации</text:span></text:span>.</text:p>
      <text:h text:style-name="P432" text:outline-level="4">Объект</text:h>
      <text:p text:style-name="P267">Переменная типа <text:span text:style-name="Source_20_Text"><text:span text:style-name="T817">объект</text:span></text:span><text:span text:style-name="T672"> содержит дескриптор встроенного объекта Клаус — например, </text:span><text:span text:style-name="T732">открытого </text:span><text:span text:style-name="T672">файла, окна и др. подобных объектов</text:span>. <text:span text:style-name="T672">Такие объекты создаются и уничтожаются вызовами функций встроенной библиотеки. </text:span><text:span text:style-name="T732">Переменной типа </text:span><text:span text:style-name="Source_20_Text"><text:span text:style-name="T818">объект</text:span></text:span><text:span text:style-name="T732"> можно присвоить значение</text:span><text:span text:style-name="T674"> </text:span><text:span text:style-name="Source_20_Text"><text:span text:style-name="T819">пусто</text:span></text:span><text:span text:style-name="T674">, </text:span><text:span text:style-name="T732">либо непустое значение, возвращаемое функцией</text:span><text:span text:style-name="T672">. </text:span><text:span text:style-name="T732">Кроме того, переменны</text:span><text:span text:style-name="T733">м</text:span><text:span text:style-name="T732"> типа </text:span><text:span text:style-name="Source_20_Text"><text:span text:style-name="T818">объект</text:span></text:span><text:span text:style-name="T732"> можно присваивать </text:span><text:span text:style-name="T733">значения</text:span><text:span text:style-name="T732"> други</text:span><text:span text:style-name="T733">х</text:span><text:span text:style-name="T732"> переменны</text:span><text:span text:style-name="T733">х</text:span><text:span text:style-name="T732"> этого же типа.</text:span></text:p>
      <text:p text:style-name="P268"><text:soft-page-break/><text:span text:style-name="T734">Значение типа </text:span><text:span text:style-name="Source_20_Text"><text:span text:style-name="T820">объект</text:span></text:span><text:span text:style-name="T73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2"> </text:span></text:p>
      <text:p text:style-name="P27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4">ОшибкаВыполнения</text:span></text:span>. <text:span text:style-name="T673">Например, каждый открытый файл должен быть закрыт, каждое созданное окно уничтожено, и т. п.</text:span></text:p>
      <text:p text:style-name="P276"><text:span text:style-name="T688">Присваивание переменной типа </text:span><text:span text:style-name="Source_20_Text"><text:span text:style-name="T821">объект</text:span></text:span><text:span text:style-name="T688"> значения </text:span><text:span text:style-name="Source_20_Text"><text:span text:style-name="T821">пусто</text:span></text:span><text:span text:style-name="T688"> не уничтожает объект. Для уничтожения объектов нужно вызывать соответствующие функции встроенной библиотеки.</text:span></text:p>
      <text:p text:style-name="P285">Физически <text:span text:style-name="T163">объект</text:span> представляет собой 32-битное целое число <text:span text:style-name="T737">со знаком</text:span>, которое является индексом во внутреннем списке объектов Клаус. Значение <text:span text:style-name="Source_20_Text"><text:span text:style-name="T804">пусто</text:span></text:span> соответствует <text:span text:style-name="T676">нулевому </text:span><text:span text:style-name="T675">целочисленному значению, </text:span><text:span text:style-name="T737">отрицательные значения не применяются</text:span>.</text:p>
      <text:p text:style-name="P286">При уничтожении объектов их <text:span text:style-name="T736">целочисленные </text:span>дескрипторы<text:span text:style-name="T736"> </text:span>высвобождаются и <text:span text:style-name="T677">могут быть (и, скорее всего, сразу же будут) использованы повторно при создании других объектов. </text:span><text:span text:style-name="T678">Если программист присвоил значение одного и того же </text:span><text:span text:style-name="T735">объекта</text:span><text:span text:style-name="T678"> нескольким переменным, то его ответственностью является обнуление всех этих переменных при уничтожении объекта.</text:span></text:p>
      <text:h text:style-name="P483" text:outline-level="5">Синтаксис</text:h>
      <text:p text:style-name="P274">переменн<text:span text:style-name="T657">ые</text:span><text:line-break/> <text:s text:c="3"/><text:span text:style-name="T760">п</text:span>1: <text:span text:style-name="T671">объект</text:span>;<text:line-break/> <text:s text:c="3"/><text:span text:style-name="T760">п</text:span>2: массив <text:span text:style-name="T671">объектов</text:span>;</text:p>
      <text:p text:style-name="P267"><text:span text:style-name="T179">Ключевые слова </text:span><text:span text:style-name="Source_20_Text"><text:span text:style-name="T822">объект</text:span></text:span><text:span text:style-name="T179"> и </text:span><text:span text:style-name="Source_20_Text"><text:span text:style-name="T822">объектов</text:span></text:span><text:span text:style-name="T179"> полностью эквивалентны и взаимозаменяемы.</text:span></text:p>
      <text:h text:style-name="P487" text:outline-level="5">Формат литерала</text:h>
      <text:p text:style-name="P267"><text:span text:style-name="T407">В качестве литерал</text:span><text:span text:style-name="T679">а</text:span><text:span text:style-name="T407"> в исходном коде применя</text:span><text:span text:style-name="T679">е</text:span><text:span text:style-name="T407">тся ключев</text:span><text:span text:style-name="T679">ое</text:span><text:span text:style-name="T407"> слов</text:span><text:span text:style-name="T679">о</text:span><text:span text:style-name="T407"> </text:span><text:span text:style-name="Source_20_Text"><text:span text:style-name="T823">пусто</text:span></text:span><text:span text:style-name="T179">. </text:span><text:span text:style-name="T180">Иные значения дескриптора объекта не могут быть указаны буквально.</text:span></text:p>
      <text:h text:style-name="P488" text:outline-level="5">Начальное значение</text:h>
      <text:p text:style-name="P148"><text:span text:style-name="T680">Пусто</text:span>.</text:p>
      <text:h text:style-name="P488" text:outline-level="5">Преобразование типов</text:h>
      <text:p text:style-name="P277">Приведение других типов к типу <text:span text:style-name="Source_20_Text"><text:span text:style-name="T804">объект</text:span></text:span> не допускается.</text:p>
      <text:p text:style-name="P142">П<text:span text:style-name="T684">риведени</text:span><text:span text:style-name="T685">е</text:span><text:span text:style-name="T684"> </text:span><text:span text:style-name="T686">значения</text:span><text:span text:style-name="T683"> типа </text:span><text:span text:style-name="Source_20_Text"><text:span text:style-name="T824">объект</text:span></text:span> к целому <text:span text:style-name="T682">возвращает физическое значение </text:span><text:span text:style-name="T686">дескриптора</text:span><text:span text:style-name="T683"> </text:span><text:span text:style-name="T682">— 32-битное целое </text:span><text:span text:style-name="T738">число</text:span>. <text:span text:style-name="T682">Значение </text:span><text:span text:style-name="Source_20_Text"><text:span text:style-name="T824">пусто</text:span></text:span><text:span text:style-name="T682"> </text:span><text:span text:style-name="T687">приводится к</text:span><text:span text:style-name="T682"> нулю.</text:span></text:p>
      <text:p text:style-name="P278">При приведении <text:span text:style-name="T689">объекта </text:span>к строке возвращается строковое представление <text:span text:style-name="T739">численного значения </text:span><text:span text:style-name="T686">дескриптора </text:span><text:span text:style-name="T739">в 16-ричном формате</text:span>.</text:p>
      <text:h text:style-name="Heading_20_3" text:outline-level="3"><text:span text:style-name="T648">Составные</text:span> типы</text:h>
      <text:h text:style-name="Heading_20_4" text:outline-level="4">Массив</text:h>
      <text:p text:style-name="P250">Переменная типа <text:span text:style-name="Source_20_Text"><text:span text:style-name="T804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9">Элементы массива могут иметь любой тип — простой или составной.</text:span></text:p>
      <text:h text:style-name="P489" text:outline-level="5"><text:soft-page-break/>Синтаксис</text:h>
      <text:p text:style-name="P251">Определение массивного типа состоит из ключевого слова <text:span text:style-name="Source_20_Text"><text:span text:style-name="T804">массив</text:span></text:span> и следующего за ним определения типа элемента массива. <text:span text:style-name="T650">Для определения многомерн</text:span><text:span text:style-name="T651">ых</text:span><text:span text:style-name="T650"> массив</text:span><text:span text:style-name="T651">ов</text:span><text:span text:style-name="T650"> можно использовать разные формы ключевого слова: </text:span><text:span text:style-name="Source_20_Text"><text:span text:style-name="T825">массив</text:span></text:span><text:span text:style-name="T13"> </text:span><text:span text:style-name="Source_20_Text"><text:span text:style-name="T825">массивов</text:span></text:span><text:span text:style-name="T650">, </text:span><text:span text:style-name="Source_20_Text"><text:span text:style-name="T825">массив</text:span></text:span><text:span text:style-name="T13"> </text:span><text:span text:style-name="Source_20_Text"><text:span text:style-name="T825">массивов</text:span></text:span><text:span text:style-name="T13"> </text:span><text:span text:style-name="Source_20_Text"><text:span text:style-name="T825">массивов</text:span></text:span><text:span text:style-name="T650"> и т. п.</text:span></text:p>
      <text:p text:style-name="P270">тип<text:line-break/> <text:s text:c="3"/>тМЦ = массив целых;<text:line-break/> <text:s text:c="3"/><text:span text:style-name="T653">т</text:span><text:span text:style-name="T665">МСД</text:span><text:span text:style-name="T666">кС</text:span><text:span text:style-name="T653"> = массив словарей дробных ключ символ;</text:span><text:line-break/>переменная<text:line-break/> <text:s text:c="3"/><text:span text:style-name="T652">мойМассив: массив массивов </text:span><text:span text:style-name="T654">моментов</text:span><text:span text:style-name="T652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2">окончание ключ строка;</text:span></text:p>
      <text:p text:style-name="P252">Ключевые слова <text:span text:style-name="Source_20_Text"><text:span text:style-name="T804">массив</text:span></text:span> и <text:span text:style-name="Source_20_Text"><text:span text:style-name="T804">массивов</text:span></text:span> полностью эквивалентны и взаимозаменяемы.</text:p>
      <text:p text:style-name="P269"><text:span text:style-name="T667">В исходном коде программы д</text:span>ля обращения к элементу массива <text:span text:style-name="T668">нужно указать </text:span>индекс элемента в квадратных скобках после имени переменной-массива.</text:p>
      <text:p text:style-name="Исходный_20_код">переменная<text:line-break/> <text:s text:c="3"/>м1: массив целых;<text:line-break/> <text:s text:c="3"/>м2: массив массивов моментов;<text:line-break/><text:span text:style-name="T664">начало<text:line-break/> <text:s text:c="3"/>м1[0] := 10;<text:line-break/> <text:s text:c="3"/>м2[1][10] := `2023-07-06 12:00`;<text:line-break/>окончание.</text:span></text:p>
      <text:h text:style-name="Heading_20_5" text:outline-level="5">Начальное значение</text:h>
      <text:p text:style-name="P253">Пустой массив.</text:p>
      <text:h text:style-name="Heading_20_5" text:outline-level="5">Преобразование типов</text:h>
      <text:p text:style-name="P254"><text:span text:style-name="T655">Явное п</text:span>риведение массивов к другим типам данных запрещено.</text:p>
      <text:p text:style-name="P254">Переменной типа <text:span text:style-name="Source_20_Text"><text:span text:style-name="T804">массив</text:span></text:span> можно присвоить значение — массив, состоящий из элементов такого же типа или типа, совместимого по присваиванию. <text:span text:style-name="T656">Например, массиву дробных можно присвоить массив целых, а массиву строк можно присвоить массив символов.</text:span></text:p>
      <text:h text:style-name="P417" text:outline-level="2">Выражения и операции</text:h>
      <text:p text:style-name="P327">Выражения в Клаусе записываются в инфиксной форме, для группировки операций используются круглые скобки.</text:p>
      <text:p text:style-name="P334"><text:span text:style-name="T961">Операции в выражениях выполняются в порядке </text:span><text:span text:style-name="T750">возрастания</text:span><text:span text:style-name="T961"> приоритета </text:span><text:span text:style-name="T745">(чем меньше приоритет, тем раньше)</text:span><text:span text:style-name="T961">. Равноприоритетные операции выполняются по порядку слева направо. </text:span><text:span text:style-name="T747">Д</text:span><text:span text:style-name="T430">ля бинарных операций сначала вычисляется левый, а затем правый операнд</text:span><text:span text:style-name="T961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9">значения</text:span><text:span text:style-name="T961"> выражения.</text:span></text:p>
      <text:p text:style-name="P334">Арифметические операции возвращают целый результат, если оба операнда целые. <text:span text:style-name="T46">Е</text:span>сли хотя бы один операнд дробный, то <text:span text:style-name="T50">операция вернёт дробный </text:span>результат.</text:p>
      <text:p text:style-name="P297">Операции целочисленного деления и остатка от деления, <text:span text:style-name="T761">а также побитовые операции,</text:span> определены <text:span text:style-name="T53">только</text:span> для цел<text:span text:style-name="T54">очисленных</text:span> операндов и возвращают <text:span text:style-name="T54">целочисленный</text:span> результа<text:span text:style-name="T761">т</text:span>.</text:p>
      <text:p text:style-name="P8">Сложение и вычитание определены для <text:span text:style-name="T762">чисел, либо для </text:span>момента и числа: можно <text:span text:style-name="T48">прибавить</text:span> <text:span text:style-name="T48">к</text:span> момент<text:span text:style-name="T48">у</text:span> <text:span text:style-name="T47">(целое или дробное) </text:span>число <text:span text:style-name="T47">суток</text:span> и <text:span text:style-name="T48">вычесть из</text:span> момент<text:span text:style-name="T48">а</text:span> число <text:span text:style-name="T47">суток</text:span>. <text:span text:style-name="T49">В обоих случаях </text:span><text:span text:style-name="T58">момент должен быть левым операндом, </text:span><text:span text:style-name="T65">и</text:span><text:span text:style-name="T58"> </text:span><text:span text:style-name="T49">результатом операции является момент.</text:span></text:p>
      <text:p text:style-name="P6"><text:soft-page-break/>Операция соединения определена для символов и строк в люб<text:span text:style-name="T55">ых сочетаниях</text:span> и возвращает строковый результат. <text:span text:style-name="T428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4001227886" text:style-name="L9">
        <text:list-item>
          <text:p text:style-name="P512">символы можно сравнивать с символами, но не со строками;</text:p>
        </text:list-item>
        <text:list-item>
          <text:p text:style-name="P513">строки можно сравнивать со строками, но не с символами;</text:p>
        </text:list-item>
        <text:list-item>
          <text:p text:style-name="P511"><text:span text:style-name="T42">целые и дробные числа можно сравнивать </text:span><text:span text:style-name="T51">между собой </text:span><text:span text:style-name="T43">в любых сочетаниях</text:span><text:span text:style-name="T42">;</text:span></text:p>
        </text:list-item>
        <text:list-item>
          <text:p text:style-name="P514">моменты можно сравнивать с моментами;</text:p>
        </text:list-item>
        <text:list-item>
          <text:p text:style-name="P514">логические <text:span text:style-name="T56">значения</text:span> можно сравнивать <text:span text:style-name="T52">между собой:</text:span> <text:span text:style-name="Source_20_Text"><text:span text:style-name="T804">да</text:span></text:span> больше, чем <text:span text:style-name="Source_20_Text"><text:span text:style-name="T804">нет</text:span></text:span>.</text:p>
        </text:list-item>
        <text:list-item>
          <text:p text:style-name="P515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4">объект</text:span></text:span>. <text:span text:style-name="T742">При сравнении объектов значение </text:span><text:span text:style-name="Source_20_Text"><text:span text:style-name="T826">пусто</text:span></text:span><text:span text:style-name="T742"> </text:span><text:span text:style-name="T743">считается</text:span><text:span text:style-name="T742"> наименьшим.</text:span></text:p>
        </text:list-item>
      </text:list>
      <text:p text:style-name="P149">Операции сравнения запрещены для дробных чисел <text:span text:style-name="T74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4">Не</text:span></text:span><text:span text:style-name="Source_20_Text"><text:span text:style-name="T827">верное</text:span></text:span><text:span text:style-name="Source_20_Text"><text:span text:style-name="T804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3">нечислом</text:span>, то результатом операции также будет <text:span text:style-name="T1">нечисло</text:span>.</text:p>
      <text:p text:style-name="P298">Значения составных типов — массивы, словари, структуры — не могут быть операндами в выражениях.</text:p>
      <text:h text:style-name="P422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39">О</text:span>перанд<text:span text:style-name="T39">ы</text:span></text:p>
          </table:table-cell>
          <table:table-cell table:style-name="Таблица1.A1" office:value-type="string">
            <text:p text:style-name="P1"><text:span text:style-name="T40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88"><text:span text:style-name="T57">У</text:span>нарный минус</text:p>
          </table:table-cell>
          <table:table-cell table:style-name="Таблица1.A1" office:value-type="string">
            <text:p text:style-name="P288">число</text:p>
          </table:table-cell>
          <table:table-cell table:style-name="Таблица1.A1" office:value-type="string">
            <text:p text:style-name="P288">число</text:p>
          </table:table-cell>
          <table:table-cell table:style-name="Таблица1.A1" office:value-type="string">
            <text:p text:style-name="P287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88"><text:span text:style-name="T57">У</text:span>нарное отрицание</text:p>
          </table:table-cell>
          <table:table-cell table:style-name="Таблица1.A1" office:value-type="string">
            <text:p text:style-name="P288">логический, <text:span text:style-name="T746">целый</text:span></text:p>
          </table:table-cell>
          <table:table-cell table:style-name="Таблица1.A1" office:value-type="string">
            <text:p text:style-name="P288">логический, <text:span text:style-name="T746">целый</text:span></text:p>
          </table:table-cell>
          <table:table-cell table:style-name="Таблица1.A1" office:value-type="string">
            <text:p text:style-name="P287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6">Возведение в с</text:span>тепень</text:p>
          </table:table-cell>
          <table:table-cell table:style-name="Таблица1.A1" office:value-type="string">
            <text:p text:style-name="P290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1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1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4">момент</text:span></text:p>
          </table:table-cell>
          <table:table-cell table:style-name="Таблица1.A1" office:value-type="string">
            <text:p text:style-name="P4">число, <text:span text:style-name="T4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4">момент</text:span></text:p>
          </table:table-cell>
          <table:table-cell table:style-name="Таблица1.A1" office:value-type="string">
            <text:p text:style-name="P4">число, <text:span text:style-name="T4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294">&amp;</text:p>
          </table:table-cell>
          <table:table-cell table:style-name="Таблица1.A1" office:value-type="string">
            <text:p text:style-name="P292">Побитовое И</text:p>
          </table:table-cell>
          <table:table-cell table:style-name="Таблица1.A1" office:value-type="string">
            <text:p text:style-name="P292">целые</text:p>
          </table:table-cell>
          <table:table-cell table:style-name="Таблица1.A1" office:value-type="string">
            <text:p text:style-name="P292">целое</text:p>
          </table:table-cell>
          <table:table-cell table:style-name="Таблица1.A1" office:value-type="string">
            <text:p text:style-name="P293">4</text:p>
          </table:table-cell>
        </table:table-row>
        <table:table-row>
          <table:table-cell table:style-name="Таблица1.A2" office:value-type="string">
            <text:p text:style-name="P294">|</text:p>
          </table:table-cell>
          <table:table-cell table:style-name="Таблица1.A1" office:value-type="string">
            <text:p text:style-name="P292">Побитовое ИЛИ</text:p>
          </table:table-cell>
          <table:table-cell table:style-name="Таблица1.A1" office:value-type="string">
            <text:p text:style-name="P292">целые</text:p>
          </table:table-cell>
          <table:table-cell table:style-name="Таблица1.A1" office:value-type="string">
            <text:p text:style-name="P292">целое</text:p>
          </table:table-cell>
          <table:table-cell table:style-name="Таблица1.A1" office:value-type="string">
            <text:p text:style-name="P293">5</text:p>
          </table:table-cell>
        </table:table-row>
        <table:table-row>
          <table:table-cell table:style-name="Таблица1.A2" office:value-type="string">
            <text:p text:style-name="P294">~</text:p>
          </table:table-cell>
          <table:table-cell table:style-name="Таблица1.A1" office:value-type="string">
            <text:p text:style-name="P292">Побитовое Искл. ИЛИ</text:p>
          </table:table-cell>
          <table:table-cell table:style-name="Таблица1.A1" office:value-type="string">
            <text:p text:style-name="P292">целые</text:p>
          </table:table-cell>
          <table:table-cell table:style-name="Таблица1.A1" office:value-type="string">
            <text:p text:style-name="P292">целое</text:p>
          </table:table-cell>
          <table:table-cell table:style-name="Таблица1.A1" office:value-type="string">
            <text:p text:style-name="P293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293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89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89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49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49">Логическое </text:span>И<text:span text:style-name="T3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9</text:p>
          </table:table-cell>
        </table:table-row>
        <table:table-row>
          <table:table-cell table:style-name="Таблица1.A2" office:value-type="string">
            <text:p text:style-name="P3">~<text:span text:style-name="T751">~</text:span></text:p>
          </table:table-cell>
          <table:table-cell table:style-name="Таблица1.A1" office:value-type="string">
            <text:p text:style-name="P4"><text:span text:style-name="T749">Логическое </text:span>Искл. И<text:span text:style-name="T3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9</text:p>
          </table:table-cell>
        </table:table-row>
      </table:table>
      <text:h text:style-name="P418" text:outline-level="2" text:is-list-header="true">Инструкции</text:h>
      <text:h text:style-name="P423" text:outline-level="3"><text:span text:style-name="T955">Ничего — п</text:span>устая инструкция</text:h>
      <text:p text:style-name="P212">Пустая инструкция записывается ключевым словом <text:span text:style-name="Source_20_Text"><text:span text:style-name="T828">ничего</text:span></text:span>:</text:p>
      <text:p text:style-name="Исходный_20_код"><text:span text:style-name="T541">начало</text:span><text:line-break/> <text:s text:c="3"/>ничего;<text:line-break/><text:span text:style-name="T541">окончание.</text:span></text:p>
      <text:p text:style-name="P212"><text:soft-page-break/>Эта инструкция не выполняет никаких действий. Она может использоваться в тех случаях, когда <text:span text:style-name="T539">правила </text:span>синтаксис<text:span text:style-name="T539">а</text:span> требу<text:span text:style-name="T539">ю</text:span>т наличия инструкции, <text:span text:style-name="T543">которая фактически не нужна, </text:span><text:span text:style-name="T540">например:</text:span></text:p>
      <text:p text:style-name="P224"><text:span text:style-name="T542">начало</text:span><text:line-break/> <text:s text:c="3"/>если всёХорошо то ничего<text:line-break/> <text:s text:c="3"/>иначе вывести("Что-то пошло не так!");<text:line-break/><text:span text:style-name="T542">окончание.</text:span></text:p>
      <text:h text:style-name="P424" text:outline-level="3"><text:span text:style-name="T955">И</text:span>нструкци<text:span text:style-name="T73">я</text:span> присваивания</text:h>
      <text:p text:style-name="P10">Инструкци<text:span text:style-name="T73">я</text:span> присваивания предназначен<text:span text:style-name="T73">а</text:span> для установки значени<text:span text:style-name="T74">я</text:span> переменн<text:span text:style-name="T74">ой </text:span><text:span text:style-name="T612">или части переменной — элемента массива, </text:span><text:span text:style-name="T613">элемента </text:span><text:span text:style-name="T612">словаря, поля структуры</text:span>.</text:p>
      <text:p text:style-name="P10"><text:span text:style-name="T75">В </text:span>Клаус<text:span text:style-name="T75">е</text:span> <text:span text:style-name="T75">определен</text:span><text:span text:style-name="T611">ы</text:span> <text:span text:style-name="T76">две</text:span> разновидност<text:span text:style-name="T76">и</text:span> инструкци<text:span text:style-name="T77">й</text:span> присваивания: прост<text:span text:style-name="T75">ая</text:span> и <text:span text:style-name="T78">вычисляющи</text:span><text:span text:style-name="T107">е</text:span>.</text:p>
      <text:h text:style-name="P433" text:outline-level="4">Простое присваивание</text:h>
      <text:p text:style-name="P10">Простое присваивание записывается в <text:span text:style-name="T79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80">должно возвращать</text:span><text:span text:style-name="T75"> значение соответствующего типа, </text:span><text:span text:style-name="T80">которое будет присвоено указанной переменной</text:span><text:span text:style-name="T75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1">Для </text:span><text:span text:style-name="T82">присваивания значения</text:span><text:span text:style-name="T81"> пол</text:span><text:span text:style-name="T82">ю</text:span><text:span text:style-name="T81"> структур</text:span><text:span text:style-name="T83">ы</text:span><text:span text:style-name="T81"> им</text:span><text:span text:style-name="T83">я</text:span><text:span text:style-name="T81"> пол</text:span><text:span text:style-name="T83">я</text:span><text:span text:style-name="T81"> указыва</text:span><text:span text:style-name="T83">е</text:span><text:span text:style-name="T81">тся через точку после </text:span><text:span text:style-name="T84">пути к структуре</text:span><text:span text:style-name="T81">. </text:span><text:span text:style-name="T85">Д</text:span><text:span text:style-name="T81">ля </text:span><text:span text:style-name="T86">присваивания значения</text:span><text:span text:style-name="T81"> элемент</text:span><text:span text:style-name="T86">у</text:span><text:span text:style-name="T81"> массив</text:span><text:span text:style-name="T87">а</text:span><text:span text:style-name="T81"> </text:span><text:span text:style-name="T88">(</text:span><text:span text:style-name="T81">словар</text:span><text:span text:style-name="T87">я</text:span><text:span text:style-name="T88">)</text:span><text:span text:style-name="T81"> индекс </text:span><text:span text:style-name="T89">массива </text:span><text:span text:style-name="T88">(</text:span><text:span text:style-name="T81">ключ </text:span><text:span text:style-name="T89">словаря</text:span><text:span text:style-name="T88">)</text:span><text:span text:style-name="T81"> указывается в квадратных скобках </text:span><text:span text:style-name="T90">после пути к массиву/словарю, </text:span><text:span text:style-name="T91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oft-page-break/><text:s text:c="4"/>сл["Ключ"].с2п1[1][0].с1п1 := "Новое значение";</text:p>
      <text:p text:style-name="P9">окончание.</text:p>
      <text:h text:style-name="P434" text:outline-level="4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92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2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2">=</text:span></text:p>
          </table:table-cell>
          <table:table-cell table:style-name="Таблица2.B2" office:value-type="string">
            <text:p text:style-name="P14">Разделить и пр<text:span text:style-name="T93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4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2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295">Вычислить И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295">Вычислить ИЛИ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295">Вычислить Искл. ИЛИ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tab/>А += 1; // прибавляет к переменной А единицу</text:p>
      <text:p text:style-name="P9"><text:tab/>Б *= 2; // удваивает значение переменной Б</text:p>
      <text:p text:style-name="P9"><text:tab/>В ^= 3; // возводит переменную В в третью степень</text:p>
      <text:p text:style-name="P9">окончание;</text:p>
      <text:h text:style-name="P433" text:outline-level="4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164354455" text:style-name="L10">
        <text:list-item>
          <text:p text:style-name="P516">Строковой переменной может быть присвоено символьное значение, но не наоборот;</text:p>
        </text:list-item>
        <text:list-item>
          <text:p text:style-name="P516">Дробной переменной может быть присвоено целое значение, но не наоборот;</text:p>
        </text:list-item>
        <text:list-item>
          <text:p text:style-name="P516">В остальных случаях требуется точное соответствие типов.</text:p>
        </text:list-item>
      </text:list>
      <text:p text:style-name="P20">Для <text:span text:style-name="T95">переменных </text:span>составных типов:</text:p>
      <text:list xml:id="list3225249249" text:style-name="L11">
        <text:list-item>
          <text:p text:style-name="P517">Массиву может быть присвоен массив, состоящий из элементов совместимого типа;</text:p>
        </text:list-item>
        <text:list-item>
          <text:p text:style-name="P517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517">Структуре может быть присвоена структура, имеющая ровно столько же полей с точно такими же именами (<text:span text:style-name="T96">без учёта регистра</text:span>) и значениями совместимых типов. <text:span text:style-name="T614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433" text:outline-level="4"><text:soft-page-break/>Копирование данных <text:span text:style-name="T97">при присваивании</text:span></text:h>
      <text:p text:style-name="P22">С логической точки зрения, каждая переменная языка Клаус содержит <text:span text:style-name="T98">свою собственную</text:span> копию данных<text:span text:style-name="T98">. </text:span><text:span text:style-name="T99">П</text:span><text:span text:style-name="T98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00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1">у</text:span> же <text:span text:style-name="T101">копию</text:span> <text:span text:style-name="T101">данных</text:span>, что хранится в переменной-источнике, так что в оперативной памяти имеется <text:span text:style-name="T571">лишь </text:span>одна копия данных, на которую ссылаются две <text:span text:style-name="T102">(или более) </text:span>переменны<text:span text:style-name="T102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3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4">словаря</text:span> целых <text:span text:style-name="T104">словарю</text:span> дробных вызовет немедленное копирование <text:span text:style-name="T105">всех ключей и значений</text:span><text:span text:style-name="T106"> из одного </text:span><text:span text:style-name="T104">словаря</text:span><text:span text:style-name="T106"> в другой</text:span>.</text:p>
      <text:p text:style-name="P16">Кроме того, копирование-по-требованию выполняется <text:span text:style-name="T68">лишь </text:span>для всего значения переменной как целого и не работает <text:span text:style-name="T69">ни </text:span>для отдельных элементов массивов и словарей, <text:span text:style-name="T69">ни для </text:span><text:span text:style-name="T70">отдельных </text:span><text:span text:style-name="T69">полей структур</text:span>. Например, если переменная А содержит <text:span text:style-name="T71">ссылку на </text:span>массив, полученн<text:span text:style-name="T72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44">мояПроцедура();<text:line-break/> <text:s text:c="3"/>мояВтораяПроцедура(10, 20, "тридцать");</text:span><text:line-break/>окончание.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5">теряется</text:span>. <text:span text:style-name="T545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5">мояПеременная := мояФункция('А', "Б");</text:span><text:line-break/>окончание.</text:p>
      <text:p text:style-name="P21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6">результат := вычислитьОдно(</text:span><text:span text:style-name="T547">1, 2</text:span><text:span text:style-name="T546">) + вычислитьДругое(</text:span><text:span text:style-name="T547">3, 4, 5</text:span><text:span text:style-name="T546">) </text:span><text:span text:style-name="T549">+ 1</text:span><text:span text:style-name="T546">;<text:line-break/> <text:s text:c="3"/></text:span><text:span text:style-name="T548">если вычислитьТретье() &gt; 0 то результат := 0;</text:span><text:line-break/>окончание.</text:p>
      <text:h text:style-name="Heading_20_3" text:outline-level="3"><text:span text:style-name="T956">Завершить — и</text:span>нструкция завершения программы</text:h>
      <text:p text:style-name="P216">Для завершения работы программы используется инструкция:</text:p>
      <text:p text:style-name="Исходный_20_код"><text:soft-page-break/>завершить &lt;код&gt;;</text:p>
      <text:p text:style-name="P216">где <text:span text:style-name="T1">код</text:span> — цело<text:span text:style-name="T550">е число </text:span><text:span text:style-name="T551">(или выражение целочисленного типа)</text:span>, котор<text:span text:style-name="T550">ое</text:span> будет выдан<text:span text:style-name="T550">о</text:span> операционной системе в качестве кода завершения процесса. <text:span text:style-name="T551">Если программа была выполнена успешно, она должна вернуть код завершения </text:span><text:span text:style-name="T553">р</text:span><text:span text:style-name="T551">авный нулю. Ненулевой код завершения свидетельствует об ошибке, возникшей при выполнении программы.</text:span></text:p>
      <text:p text:style-name="P217">Так, если при выполнении программы возникают необработанные исключения, программа будет <text:span text:style-name="T572">по умолчанию </text:span>завершена с кодом <text:span text:style-name="T1">-1</text:span>. <text:span text:style-name="T552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9">завершить</text:span></text:span><text:span text:style-name="T552">, то код завершения по умолчанию будет равен нулю.</text:span></text:p>
      <text:p text:style-name="P218">Инструкция <text:span text:style-name="Source_20_Text"><text:span text:style-name="T804">завершить</text:span></text:span> <text:span text:style-name="T555">допустима</text:span> внутри подпрограмм любого уровня вложенности. Если инструкция <text:span text:style-name="Source_20_Text"><text:span text:style-name="T804">завершить</text:span></text:span> <text:span text:style-name="T556">выполняется</text:span> <text:span text:style-name="T554">внутри составно</text:span><text:span text:style-name="T566">го блока</text:span><text:span text:style-name="T554">, содержаще</text:span><text:span text:style-name="T566">го</text:span><text:span text:style-name="T554"> секцию </text:span><text:span text:style-name="Source_20_Text"><text:span text:style-name="T830">напоследок</text:span></text:span><text:span text:style-name="T554">, то инструкции в этой секции будут выполнены перед </text:span><text:span text:style-name="T567">выходом из блока</text:span><text:span text:style-name="T554"> — так, как если бы инструкция </text:span><text:span text:style-name="Source_20_Text"><text:span text:style-name="T830">завершить</text:span></text:span><text:span text:style-name="T554"> вызвала исключение.</text:span></text:p>
      <text:h text:style-name="Heading_20_3" text:outline-level="3"><text:span text:style-name="T956">Вернуть — и</text:span>нструкция возврата <text:span text:style-name="T570">из подпрограммы</text:span></text:h>
      <text:p text:style-name="P220">Инструкция возврата используется для завершения работы процедуры и<text:span text:style-name="T562">ли </text:span><text:span text:style-name="T563">функции с</text:span> указани<text:span text:style-name="T563">ем</text:span> значения, возвращаемого функцией.</text:p>
      <text:p text:style-name="P225">процедура мояПроцедура();<text:line-break/><text:span text:style-name="T557">начало<text:line-break/> <text:s text:c="3"/>вернуться;<text:line-break/>окончание;<text:line-break/></text:span></text:p>
      <text:p text:style-name="P225"><text:span text:style-name="T557">функция</text:span> моя<text:span text:style-name="T557">Функция</text:span>(): <text:span text:style-name="T561">строка</text:span>;<text:line-break/><text:span text:style-name="T557">начало<text:line-break/> <text:s text:c="3"/>вернуть "результат";<text:line-break/>окончание;</text:span></text:p>
      <text:p text:style-name="P221">Ключевые слова <text:span text:style-name="Source_20_Text"><text:span text:style-name="T804">вернуть</text:span></text:span> и <text:span text:style-name="Source_20_Text"><text:span text:style-name="T804">вернуться</text:span></text:span> полностью эквивалентны <text:span text:style-name="T573">и взаимозаменяемы</text:span>.</text:p>
      <text:p text:style-name="P222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9">Если все инструкции в теле функции были выполнены, и функция не была явно завершена инструкцией </text:span><text:span text:style-name="Source_20_Text"><text:span text:style-name="T831">вернуть</text:span></text:span><text:span text:style-name="T559">, то она вернёт нулевое начальное значение соответствующего типа.</text:span></text:p>
      <text:p text:style-name="P222">Для процедур <text:span text:style-name="T574">указывать </text:span>возвращаем<text:span text:style-name="T558">о</text:span>е значение не допускается.</text:p>
      <text:p text:style-name="P223">Если инструкция <text:span text:style-name="Source_20_Text"><text:span text:style-name="T804">вернуть</text:span></text:span> выполняется в теле основной программы, то она работает в точности так же, как инструкция <text:span text:style-name="Source_20_Text"><text:span text:style-name="T804">завершить</text:span></text:span>. В этом случае возвращаемое значение должно быть цел<text:span text:style-name="T564">ым числом </text:span><text:span text:style-name="T569">и означает код завершения процесса</text:span>.</text:p>
      <text:p text:style-name="P219">Если инструкция <text:span text:style-name="Source_20_Text"><text:span text:style-name="T832">вернуть</text:span></text:span> <text:span text:style-name="T556">выполняется</text:span> <text:span text:style-name="T554">внутри составно</text:span><text:span text:style-name="T565">го блока</text:span><text:span text:style-name="T554">, содержаще</text:span><text:span text:style-name="T565">го</text:span><text:span text:style-name="T554"> секцию </text:span><text:span text:style-name="Source_20_Text"><text:span text:style-name="T830">напоследок</text:span></text:span><text:span text:style-name="T554">, то инструкции в этой секции будут выполнены перед </text:span><text:span text:style-name="T568">выходом</text:span><text:span text:style-name="T560"> из </text:span><text:span text:style-name="T565">блока</text:span><text:span text:style-name="T554"> — так, как если бы инструкция </text:span><text:span text:style-name="Source_20_Text"><text:span text:style-name="T833">вернуть</text:span></text:span><text:span text:style-name="T554"> вызвала исключение.</text:span></text:p>
      <text:h text:style-name="Heading_20_3" text:outline-level="3"><text:span text:style-name="T957">Начало...конец — с</text:span>оставной блок инструкций</text:h>
      <text:p text:style-name="P226">Составной блок<text:span text:style-name="T584"> </text:span>представляет собой инструкцию, которая может содержать <text:span text:style-name="T1011">одну или </text:span>несколько других инструкций и предоставл<text:span text:style-name="T763">я</text:span><text:span text:style-name="T598">ет</text:span> средства для обработки исключений.</text:p>
      <text:p text:style-name="P227">Составной блок начинается ключевым словом <text:span text:style-name="Source_20_Text"><text:span text:style-name="T804">начало</text:span></text:span> и заканчивается словом <text:span text:style-name="Source_20_Text"><text:span text:style-name="T804">конец</text:span></text:span> или <text:span text:style-name="Source_20_Text"><text:span text:style-name="T804">окончание</text:span></text:span>. <text:span text:style-name="T579">Ключевые с</text:span><text:span text:style-name="T575">лова </text:span><text:span text:style-name="Source_20_Text"><text:span text:style-name="T834">конец</text:span></text:span><text:span text:style-name="T575"> и </text:span><text:span text:style-name="Source_20_Text"><text:span text:style-name="T834">окончание</text:span></text:span><text:span text:style-name="T575"> полностью эквивалентны и взаимозаменяемы. </text:span><text:span text:style-name="T576">Между началом и окончанием блока мо</text:span><text:span text:style-name="T580">жет</text:span><text:span text:style-name="T576"> находиться </text:span><text:span text:style-name="T1010">одна или несколько</text:span><text:span text:style-name="T580"> </text:span><text:span text:style-name="T576">други</text:span><text:span text:style-name="T580">х</text:span><text:span text:style-name="T576"> инструкци</text:span><text:span text:style-name="T580">й</text:span><text:span text:style-name="T576"> (в т. ч., вложенн</text:span><text:span text:style-name="T1012">ые</text:span><text:span text:style-name="T576"> составны</text:span><text:span text:style-name="T1012">е</text:span><text:span text:style-name="T576"> блок</text:span><text:span text:style-name="T1012">и</text:span><text:span text:style-name="T576">).</text:span></text:p>
      <text:p text:style-name="Исходный_20_код"><text:soft-page-break/>начало<text:line-break/> <text:s text:c="3"/><text:span text:style-name="T577">выполнитьОдно();<text:line-break/> <text:s text:c="3"/>выполнитьДругое();<text:line-break/></text:span><text:span text:style-name="T578">конец</text:span>;</text:p>
      <text:p text:style-name="P228"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585">Тело основной программы </text:span><text:span text:style-name="T588">и</text:span><text:span text:style-name="T585"> любой процедуры или функции </text:span><text:span text:style-name="T586">также </text:span><text:span text:style-name="T585">представляет собой составной блок.</text:span></text:p>
      <text:p text:style-name="Исходный_20_код"><text:span text:style-name="T581">если А &gt; Б то </text:span>чтоТоОдно()<text:line-break/>иначе чтоТоДругое();</text:p>
      <text:p text:style-name="Исходный_20_код"/>
      <text:p text:style-name="P229">если <text:span text:style-name="T582">Ы &lt; </text:span><text:span text:style-name="T583">Я</text:span><text:span text:style-name="T582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30">Инструкции в теле составного блока выполняются по порядку <text:span text:style-name="T764">одна за другой</text:span>. Если при выполнении<text:span text:style-name="T587"> </text:span>инструкции возникло исключение, то следующие <text:span text:style-name="T587">за ней </text:span>инструкции не выполняются, и управление <text:span text:style-name="T599">немедленно </text:span>передаётся в секцию обработки исключений.</text:p>
      <text:p text:style-name="P231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4">исключение</text:span></text:span> или <text:span text:style-name="Source_20_Text"><text:span text:style-name="T804">исключения</text:span></text:span>.</text:p>
      <text:p text:style-name="P232">начало<text:line-break/> <text:s text:c="3"/>подготовкаКРаботе();<text:line-break/> <text:s text:c="3"/>выполнитьРаботу();<text:line-break/><text:span text:style-name="T577">исключени</text:span><text:span text:style-name="T600">е</text:span><text:span text:style-name="T577"><text:line-break/> <text:s text:c="3"/></text:span><text:span text:style-name="T589">сообщить("Возникла какая-то ошибка!");<text:line-break/></text:span>окончание;</text:p>
      <text:p text:style-name="P234">Если блок не имеет секции обработки исключений, то возникшее исключение всплывает в объемлющий блок, имеющий такую секцию — <text:span text:style-name="T601">в т.ч., возможно, за предел</text:span><text:span text:style-name="T638">ы</text:span><text:span text:style-name="T601"> выполняемой подпрограммы</text:span>. Если такой объемлющий блок <text:span text:style-name="T602">вообще </text:span>отсутствует, то выполнение программы завершается с кодом -1.</text:p>
      <text:p text:style-name="P233">Секция обработки исключений может быть простой или детализированной.</text:p>
      <text:p text:style-name="P233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0">любое </text:span>исключение считается подавленным, <text:span text:style-name="T639">если его всплытие не было возобновлено</text:span>.</text:p>
      <text:p text:style-name="P235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4">бросить</text:span></text:span>.</text:p>
      <text:p text:style-name="P236">Детализированная секция обработки исключений <text:span text:style-name="T603">содержит</text:span> одну или несколько инструкций перехвата исключений <text:span text:style-name="Source_20_Text"><text:span text:style-name="T804">когда.</text:span></text:span><text:span text:style-name="Source_20_Text"><text:span text:style-name="T14">..</text:span></text:span><text:span text:style-name="Source_20_Text"><text:span text:style-name="T804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<text:soft-page-break/>начало<text:line-break/> <text:s text:c="3"/><text:span text:style-name="T592">ч</text:span> := <text:span text:style-name="T592">целое("Не число");</text:span><text:line-break/>исключение<text:line-break/> <text:s text:c="3"/><text:span text:style-name="T592">когда ОшибкаКонвертации тогда ч := 0;<text:line-break/> <text:s text:c="3"/>когда люб</text:span><text:span text:style-name="T765">ое</text:span><text:span text:style-name="T592"> тогда сообщить("Какая-то неожиданная ошибка!");</text:span><text:line-break/>конец;</text:p>
      <text:p text:style-name="P239"><text:span text:style-name="T641">Составной б</text:span>лок может заканчиваться секцией гарантированного завершения.</text:p>
      <text:p text:style-name="P237">Если в блоке <text:span text:style-name="T596">есть</text:span> секция <text:span text:style-name="T593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5">Также управление передаётся в эту секцию при выходе из блока инструкциями </text:span><text:span text:style-name="Source_20_Text"><text:span text:style-name="T835">прервать</text:span></text:span><text:span text:style-name="T595">, </text:span><text:span text:style-name="Source_20_Text"><text:span text:style-name="T835">продолжить</text:span></text:span><text:span text:style-name="T595">, </text:span><text:span text:style-name="Source_20_Text"><text:span text:style-name="T835">вернуть</text:span></text:span><text:span text:style-name="T595"> и </text:span><text:span text:style-name="Source_20_Text"><text:span text:style-name="T835">завершить</text:span></text:span><text:span text:style-name="T595">.</text:span></text:p>
      <text:p text:style-name="P238">Секция гарантированного завершения начинается ключевым словом <text:span text:style-name="Source_20_Text"><text:span text:style-name="T804">напоследок</text:span></text:span>. Эта секция должна располагаться в конце блока, после основной секции и секции обработки исключений.</text:p>
      <text:p text:style-name="P241"><text:span text:style-name="T594">скрытьКурсор();<text:line-break/></text:span>начало<text:line-break/><text:span text:style-name="T594"> <text:s text:c="3"/>чтоТоВыполнить();<text:line-break/></text:span> <text:s text:c="3"/><text:span text:style-name="T594">ещёЧтоТоВыполнить();</text:span></text:p>
      <text:p text:style-name="P247"><text:s text:c="4"/><text:span text:style-name="T597">вернуть 0;</text:span></text:p>
      <text:p text:style-name="P249">исключение</text:p>
      <text:p text:style-name="P247"><text:s text:c="4"/><text:span text:style-name="T642">сообщить(текст_исключения());</text:span><text:line-break/>напоследок<text:line-break/> <text:s text:c="3"/><text:span text:style-name="T594">показатьКурсор();</text:span><text:line-break/>конец;</text:p>
      <text:h text:style-name="Heading_20_3" text:outline-level="3"><text:span text:style-name="T958">Когда...тогда — и</text:span>нструкция перехвата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7">(т. е., после ключевого слова </text:span><text:span text:style-name="Source_20_Text"><text:span text:style-name="T836">исключение</text:span></text:span><text:span text:style-name="T12">)</text:span><text:span text:style-name="T627"> </text:span>и не может соседствовать в н<text:span text:style-name="T628">ей</text:span> с какими-то <text:span text:style-name="T633">ещё</text:span> инструкциями, кроме <text:span text:style-name="T633">других </text:span>инструкций перехвата.</text:p>
      <text:p text:style-name="P240">Инструкция начинается ключевым словом <text:span text:style-name="Source_20_Text"><text:span text:style-name="T804">когда</text:span></text:span>, за которым следует одно из трёх:</text:p>
      <text:list xml:id="list517852795" text:style-name="L12">
        <text:list-item>
          <text:p text:style-name="P518">Перечень имён исключений через запятую;</text:p>
        </text:list-item>
        <text:list-item>
          <text:p text:style-name="P518">Определение переменной исключения;</text:p>
        </text:list-item>
        <text:list-item>
          <text:p text:style-name="P518">Ключевое слово <text:span text:style-name="Source_20_Text"><text:span text:style-name="T804">любое</text:span></text:span> (или <text:span text:style-name="Source_20_Text"><text:span text:style-name="T804">любой</text:span></text:span>, <text:span text:style-name="Source_20_Text"><text:span text:style-name="T804">любая</text:span></text:span>).</text:p>
        </text:list-item>
      </text:list>
      <text:p text:style-name="P240">Далее следует ключевое слово <text:span text:style-name="Source_20_Text"><text:span text:style-name="T804">тогда</text:span></text:span>, а за ним тело инструкции <text:span text:style-name="T609">перехвата</text:span> — ровно одна инструкция, <text:span text:style-name="T616">которая будет выполнена в </text:span><text:span text:style-name="T617">том</text:span><text:span text:style-name="T616"> случае, </text:span><text:span text:style-name="T617">если подходящее исключение возникло при выполнении основной секции составного блока</text:span>. <text:span text:style-name="T610">Чтобы просто подавить исключение, телом инструкции перехвата может быть пустой </text:span><text:span text:style-name="T618">составной </text:span><text:span text:style-name="T610">блок или инструкция </text:span><text:span text:style-name="Source_20_Text"><text:span text:style-name="T837">ничего</text:span></text:span><text:span text:style-name="T610">. </text:span><text:span text:style-name="T619">Чтобы возобновить всплытие </text:span><text:span text:style-name="T634">перехваченного</text:span><text:span text:style-name="T619"> исключения, используется инструкция </text:span><text:span text:style-name="Source_20_Text"><text:span text:style-name="T838">бросить</text:span></text:span><text:span text:style-name="T619">.</text:span></text:p>
      <text:p text:style-name="P242"><text:span text:style-name="T604">н</text:span>ачало<text:line-break/> <text:s text:c="3"/><text:span text:style-name="T604">выполнитьОдно();<text:line-break/> <text:s text:c="3"/>выполнитьДругое();</text:span><text:line-break/>исключения<text:line-break/> <text:s text:c="3"/><text:span text:style-name="T604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5">Неверный программист.</text:span><text:span text:style-name="T604">");<text:line-break/> <text:s text:c="3"/></text:span><text:span text:style-name="T605">когда </text:span><text:span text:style-name="T606">о</text:span><text:span text:style-name="T605">ш: МояОшибка тогда начало</text:span></text:p>
      <text:p text:style-name="P242"><text:span text:style-name="T605"><text:s text:c="8"/></text:span><text:span text:style-name="T606">о</text:span><text:span text:style-name="T605">ш.текст := </text:span><text:span text:style-name="T606">о</text:span><text:span text:style-name="T605">ш.текст ++ " Не волнуйтесь, так и было задумано! ;)";</text:span></text:p>
      <text:p text:style-name="P242"><text:s text:c="8"/><text:span text:style-name="T605">бросить;</text:span></text:p>
      <text:p text:style-name="P243"><text:s text:c="4"/><text:span text:style-name="T605">конец;</text:span></text:p>
      <text:p text:style-name="P243"><text:soft-page-break/><text:s text:c="4"/><text:span text:style-name="T607">когда люб</text:span><text:span text:style-name="T608">ое</text:span><text:span text:style-name="T607"> тогда завершить 100;</text:span><text:line-break/>конец;</text:p>
      <text:p text:style-name="Text_20_body">Если в инструкции перехвата не объявлена переменная, а перечислены одно или несколько имён исключений, то тело <text:span text:style-name="T636">инструкции</text:span> выполняется при возникновении любого из них. <text:span text:style-name="T635">П</text:span>ри этом <text:span text:style-name="T635">можно</text:span> узнать, какое именно из исключений возникло, <text:span text:style-name="T635">и получить текст сообщения об ошибке вызовом функций </text:span><text:span text:style-name="Source_20_Text"><text:span text:style-name="T839">имя_исключения()</text:span></text:span><text:span text:style-name="T635"> и </text:span><text:span text:style-name="Source_20_Text"><text:span text:style-name="T839">текст_исключения()</text:span></text:span><text:span text:style-name="T635">, но нет возможности</text:span> модифицировать <text:span text:style-name="T635">текст или </text:span>параметры <text:span text:style-name="T635">исключения</text:span>.</text:p>
      <text:p text:style-name="P246"><text:span text:style-name="T766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4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244">Для <text:span text:style-name="T622">доступа к параметрам исключения нужно объявить переменную — </text:span>указать <text:span text:style-name="T622">её имя </text:span>после ключевого слова <text:span text:style-name="Source_20_Text"><text:span text:style-name="T804">когда</text:span></text:span> и отделить двоеточием от имени исключения. Такая инструкция может перехватывать только од<text:span text:style-name="T625">и</text:span><text:span text:style-name="T626">н</text:span><text:span text:style-name="T625"> вид</text:span> исключени<text:span text:style-name="T625">я</text:span>.</text:p>
      <text:p text:style-name="P244"><text:span text:style-name="T624">Объявленная п</text:span>еременная <text:span text:style-name="T623">принадлежит</text:span> области видимости объемлющей подпрограммы (и имя должно быть уникально в её пределах), однако <text:span text:style-name="T620">фактически </text:span>создаётся <text:span text:style-name="T637">лишь </text:span>при входе в тело инструкции перехвата и уничтожается при выходе из него. Это приводит к тому, <text:span text:style-name="T620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245">Переменная представляет собой структуру, которая содержит:</text:p>
      <text:list xml:id="list2549174543" text:style-name="L13">
        <text:list-item>
          <text:p text:style-name="P520">Поле <text:span text:style-name="Source_20_Text"><text:span text:style-name="T804">текст</text:span></text:span> строкового типа, содержащее текст сообщения об ошибке;</text:p>
        </text:list-item>
        <text:list-item>
          <text:p text:style-name="P519"><text:span text:style-name="T621">Поля простых типов, соответствующие параметрам </text:span><text:span text:style-name="T629">в определении </text:span><text:span text:style-name="T621">исключения.</text:span></text:p>
        </text:list-item>
      </text:list>
      <text:p text:style-name="Text_20_body">Эти поля получают <text:span text:style-name="T629">свои </text:span>значения при создании исключения <text:span text:style-name="T629">и могут быть изменены </text:span><text:span text:style-name="T630">при его перехвате. Следует иметь в виду, что если текст сообщения </text:span><text:span text:style-name="T960">об ошибке </text:span><text:span text:style-name="T630">содержал спецификаторы вида </text:span><text:span text:style-name="Source_20_Text"><text:span text:style-name="T805">%(</text:span></text:span><text:span text:style-name="Source_20_Text"><text:span text:style-name="T875">имя</text:span></text:span><text:span text:style-name="Source_20_Text"><text:span text:style-name="T805">)</text:span></text:span><text:span text:style-name="T630">, то в момент перехвата поле </text:span><text:span text:style-name="Source_20_Text"><text:span text:style-name="T805">текст</text:span></text:span><text:span text:style-name="T630"> </text:span><text:span text:style-name="T631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7">формированию</text:span><text:span text:style-name="T631"> текста сообщения </text:span><text:span text:style-name="T632">об ошибке; </text:span><text:span text:style-name="T768">для того, чтобы изменить текст сообщения, нужно присвоить новое значение полю </text:span><text:span text:style-name="Source_20_Text"><text:span text:style-name="T806">текст</text:span></text:span><text:span text:style-name="T631">.</text:span></text:p>
      <text:p text:style-name="P328">Модификация данных перехваченного исключения имеет смысл лишь в том случае, если его всплытие будет возобновлено инструкцией <text:span text:style-name="Source_20_Text"><text:span text:style-name="T804">бросить</text:span></text:span>.</text:p>
      <text:h text:style-name="Heading_20_3" text:outline-level="3"><text:span text:style-name="T959">Ошибка — и</text:span>нструкция создания исключения</text:h>
      <text:p text:style-name="P329"><text:span text:style-name="T953">Эта и</text:span>нструкция применяется для того, чтобы прервать последовательность выполнения <text:span text:style-name="T944">программы</text:span> и создать всплывающее исключение. Созданное исключение должно быть подавлено в секции <text:span text:style-name="Source_20_Text">исключения</text:span> одного из объемлющих составных блоков, либо выполнение программы будет <text:span text:style-name="T954">прервано</text:span> с кодом завершения -1.</text:p>
      <text:p text:style-name="P330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5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35"><text:span text:style-name="T951">исключение<text:line-break/> <text:s text:c="3"/>МояОшибка</text:span><text:span text:style-name="T952">(п1, п2: целое; п3: строка) сообщение "Тут какая-то ошибка";</text:span><text:line-break/><text:span text:style-name="T951"> <text:s text:c="3"/></text:span><text:span text:style-name="T952">Ещё</text:span><text:span text:style-name="T951">Ошибка</text:span><text:span text:style-name="T952">(стр, симв: целое);</text:span><text:line-break/>начало<text:line-break/> <text:s text:c="3"/>ошибка ОшибкаВыполнения;<text:line-break/> <text:s text:c="3"/><text:span text:style-name="T950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31"><text:soft-page-break/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32"><text:span text:style-name="T948">Если для исключения определены параметры</text:span><text:span text:style-name="T946">, </text:span><text:span text:style-name="T948">то</text:span><text:span text:style-name="T946"> текст сообщения об ошибке может содержать спецификаторы вида </text:span><text:span text:style-name="Source_20_Text"><text:span text:style-name="T946">%(имя)</text:span></text:span><text:span text:style-name="T946">, </text:span><text:span text:style-name="T947">где </text:span><text:span text:style-name="Source_20_Text"><text:span text:style-name="T947">имя</text:span></text:span><text:span text:style-name="T947"> — имя параметра исключения. </text:span><text:span text:style-name="T949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333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Стандартная библиотека</text:h>
      <text:h text:style-name="P425" text:outline-level="3"><text:span text:style-name="T696">Базовый в</text:span>вод-вывод</text:h>
      <text:p text:style-name="P279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Константы</text:h>
      <text:p text:style-name="Исходный_20_код">константы<text:line-break/> <text:s text:c="3"/>НС = ""№0Д№0А; // новая строка<text:line-break/> <text:s text:c="3"/><text:span text:style-name="T691">Таб = №09; <text:s text:c="4"/>// символ табуляции</text:span></text:p>
      <text:h text:style-name="Heading_20_4" text:outline-level="4">Процедура вывести()</text:h>
      <text:p text:style-name="P109"><text:span text:style-name="T274">п</text:span>роцедура вывести(<text:span text:style-name="T278">вх </text:span>арг0, арг1, арг2, ...);</text:p>
      <text:p text:style-name="P85">Выводит значения, переданные в параметрах, в стандартный поток вывода. <text:span text:style-name="T281">По умолчанию поток вывода направлен на экран терминала, но он может быть переназначен средствами операционной системы </text:span><text:span text:style-name="T282">при запуске программы</text:span><text:span text:style-name="T281">.</text:span></text:p>
      <text:p text:style-name="P85"><text:span text:style-name="T280">Допускает любое количество </text:span><text:span text:style-name="T769">параметров</text:span><text:span text:style-name="T280"> простых типов. </text:span>Перед записью в поток значения <text:span text:style-name="T770">параметров</text:span><text:span text:style-name="T349"> </text:span>преобразуются в строк<text:span text:style-name="T445">овые</text:span> прямым приведением типа.</text:p>
      <text:p text:style-name="P88">При ошибках может вызывать исключение <text:span text:style-name="Source_20_Text"><text:span text:style-name="T804">ОшибкаВводаВывода</text:span></text:span>.</text:p>
      <text:p text:style-name="P87"><text:span text:style-name="T194">Примечание:</text:span> для перевода строки нужно передать в параметре символ LF (<text:span text:style-name="Source_20_Text">№0</text:span><text:span text:style-name="Source_20_Text"><text:span text:style-name="T878">А</text:span></text:span>) или константу <text:span text:style-name="Source_20_Text"><text:span text:style-name="T804">НС</text:span></text:span>.</text:p>
      <text:h text:style-name="Heading_20_4" text:outline-level="4">Процедура сообщить()</text:h>
      <text:p text:style-name="P84">процедура <text:span text:style-name="T277">сообщить</text:span>(<text:span text:style-name="T278">вх </text:span>арг0, арг1, арг2, ...);</text:p>
      <text:p text:style-name="P83">Выводит значения, переданные в параметрах, в стандартный поток <text:span text:style-name="T276">сообщений об ошибках</text:span>. <text:span text:style-name="T276">По умолчанию этот </text:span><text:span text:style-name="T481">направлен на экран терминала</text:span><text:span text:style-name="T276">, но может быть переназначен средствами операционной системы при запуске программы.</text:span></text:p>
      <text:p text:style-name="P83"><text:span text:style-name="T280">Допускает любое количество </text:span><text:span text:style-name="T771">параметров</text:span><text:span text:style-name="T280"> простых типов. </text:span>Перед записью в поток значения <text:span text:style-name="T771">параметров</text:span><text:span text:style-name="T348"> </text:span>преобразуются в строк<text:span text:style-name="T444">овые</text:span> прямым приведением типа.</text:p>
      <text:p text:style-name="P89">При ошибках может вызывать исключение <text:span text:style-name="Source_20_Text"><text:span text:style-name="T804">ОшибкаВводаВывода</text:span></text:span>.</text:p>
      <text:p text:style-name="P91"><text:span text:style-name="T195">Примечание:</text:span><text:span text:style-name="T275"> для перевода строки нужно передать в параметре символ LF (</text:span><text:span text:style-name="Source_20_Text"><text:span text:style-name="T275">№0</text:span></text:span><text:span text:style-name="Source_20_Text"><text:span text:style-name="T878">А</text:span></text:span><text:span text:style-name="T275">) или константу </text:span><text:span text:style-name="Source_20_Text"><text:span text:style-name="T840">НС</text:span></text:span><text:span text:style-name="T275">.</text:span></text:p>
      <text:h text:style-name="P435" text:outline-level="4"><text:soft-page-break/>Функция <text:span text:style-name="T443">ввести</text:span>()</text:h>
      <text:p text:style-name="P86"><text:span text:style-name="T279">функция</text:span> <text:span text:style-name="T443">ввести</text:span>(<text:span text:style-name="T284">вых </text:span>арг0, арг1, арг2, ...): <text:span text:style-name="T305">целое;</text:span></text:p>
      <text:p text:style-name="P90">Читает значения переданных <text:span text:style-name="T772">параметров</text:span> из стандартного потока ввода <text:span text:style-name="T280">и возвращает количество прочитанных значений</text:span>. <text:s/><text:span text:style-name="T283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0">Допускает любое количество </text:span><text:span text:style-name="T773">параметров</text:span><text:span text:style-name="T280"> простых типов. </text:span><text:span text:style-name="T291">С</text:span>читывает из потока все символы до ближайшего <text:span text:style-name="T525">символа окончания</text:span> строки (<text:span text:style-name="Source_20_Text">№0</text:span><text:span text:style-name="Source_20_Text"><text:span text:style-name="T878">А</text:span></text:span>, <text:span text:style-name="Source_20_Text"><text:span text:style-name="T525">№0</text:span></text:span><text:span text:style-name="Source_20_Text"><text:span text:style-name="T877">Д</text:span></text:span><text:span text:style-name="T525"> или </text:span><text:span text:style-name="Source_20_Text"><text:span text:style-name="T526">№1</text:span></text:span><text:span text:style-name="Source_20_Text"><text:span text:style-name="T878">А</text:span></text:span>), <text:span text:style-name="T436">выбирает значения из полученной строки и по порядку присваивает их переданным </text:span><text:span text:style-name="T774">параметрам</text:span><text:span text:style-name="T436">.</text:span> <text:span text:style-name="T436">В</text:span><text:span text:style-name="T432">ыполняет следующие действия, в</text:span> зависимости от типа переданного <text:span text:style-name="T775">параметра</text:span>:</text:p>
      <text:list xml:id="list477706284" text:style-name="L14">
        <text:list-item>
          <text:p text:style-name="P521"><text:span text:style-name="T2">Символ.</text:span><text:span text:style-name="T431"> </text:span><text:span text:style-name="T433">Выбирает следующий символ из прочитанной строки</text:span><text:span text:style-name="T295">, </text:span><text:span text:style-name="T296">конвертирует его в кодпойнт </text:span><text:span text:style-name="T297">Unicode</text:span><text:span text:style-name="T295"> </text:span><text:span text:style-name="T284">и присваивает </text:span><text:span text:style-name="T776">параметру</text:span><text:span text:style-name="T284">. </text:span><text:span text:style-name="T286">Символ </text:span><text:span text:style-name="T527">окончания строки</text:span><text:span text:style-name="T286"> считывается из потока, но не попадает в возвращаемое значение </text:span><text:span text:style-name="T776">параметра</text:span><text:span text:style-name="T286">.</text:span></text:p>
        </text:list-item>
        <text:list-item>
          <text:p text:style-name="P522"><text:span text:style-name="T1">Строка.</text:span> <text:span text:style-name="T434">П</text:span><text:span text:style-name="T298">рисваивает </text:span><text:span text:style-name="T777">параметру</text:span><text:span text:style-name="T298"> </text:span><text:span text:style-name="T437">всю оставшуюся строку </text:span>и возвращает управление. <text:span text:style-name="T286">Символ </text:span><text:span text:style-name="T534">окончания строки</text:span><text:span text:style-name="T286"> считывается из потока, но не попадает в возвращаемое значение </text:span><text:span text:style-name="T778">параметра</text:span><text:span text:style-name="T286">. </text:span>Все <text:span text:style-name="T778">параметры</text:span>, следующие за строковым <text:span text:style-name="T778">параметром</text:span>, остаются непрочитанными — <text:span text:style-name="T285">т. е., </text:span><text:span text:style-name="T299">получают</text:span><text:span text:style-name="T285"> нулевые начальные значения</text:span>.</text:p>
        </text:list-item>
        <text:list-item>
          <text:p text:style-name="P523"><text:span text:style-name="T1">Другие типы.</text:span> <text:span text:style-name="T438">Пропускает пробел</text:span><text:span text:style-name="T441">ы</text:span><text:span text:style-name="T438"> и табуляции </text:span><text:span text:style-name="T287">(</text:span><text:span text:style-name="Source_20_Text"><text:span text:style-name="T287">№20</text:span></text:span><text:span text:style-name="T287">, </text:span><text:span text:style-name="Source_20_Text"><text:span text:style-name="T288">№09</text:span></text:span><text:span text:style-name="T287">), </text:span><text:span text:style-name="T438">считывает часть строки до ближайшего пробела или табуляции</text:span><text:span text:style-name="T287"> </text:span><text:span text:style-name="T288">и приводит </text:span><text:span text:style-name="T438">полученный текст</text:span><text:span text:style-name="T288"> к типу данных соответствующего </text:span><text:span text:style-name="T435">по порядку </text:span><text:span text:style-name="T779">параметра</text:span><text:span text:style-name="T288">. </text:span><text:span text:style-name="T289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8">Если в строке, полученной из потока, оказалось меньше </text:span><text:span text:style-name="T439">данных</text:span><text:span text:style-name="T288">, чем </text:span><text:span text:style-name="T440">нужно для заполнения всех </text:span><text:span text:style-name="T288">передан</text:span><text:span text:style-name="T440">ных</text:span><text:span text:style-name="T288"> </text:span><text:span text:style-name="T780">параметров</text:span><text:span text:style-name="T288">, </text:span><text:span text:style-name="T290">то оставшиеся </text:span><text:span text:style-name="T781">параметры</text:span><text:span text:style-name="T290"> </text:span><text:span text:style-name="T303">не </text:span><text:span text:style-name="T290">будут прочитаны и получат нулевые начальные значения. Если в строке больше </text:span><text:span text:style-name="T442">данных</text:span><text:span text:style-name="T290">, чем передано </text:span><text:span text:style-name="T782">параметров</text:span><text:span text:style-name="T290">, то оставшаяся часть строки будет отброшена.</text:span></text:p>
      <text:p text:style-name="P92">Функция возвращает количество фактически прочитанных <text:span text:style-name="T783">значений</text:span>. При ошибках <text:span text:style-name="T292">преобразования</text:span> <text:span text:style-name="T292">значений из </text:span><text:span text:style-name="T301">их </text:span><text:span text:style-name="T293">текст</text:span><text:span text:style-name="T300">овых представлений</text:span><text:span text:style-name="T293"> </text:span>создаётся исключение <text:span text:style-name="Source_20_Text"><text:span text:style-name="T804">ОшибкаКонвертации</text:span></text:span>, при ошибках чтения — исключение <text:span text:style-name="Source_20_Text"><text:span text:style-name="T804">ОшибкаВводаВывода</text:span></text:span>.</text:p>
      <text:p text:style-name="P204"><text:span text:style-name="T194">Примечание </text:span><text:span text:style-name="T196">1</text:span><text:span text:style-name="T194">:</text:span> чтение и запись значений моментов может быть взаимно <text:span text:style-name="T311">не</text:span>однозначн<text:span text:style-name="T304">а</text:span>, т. к. при приведении момента к строке текстов<text:span text:style-name="T302">ы</text:span>е представлени<text:span text:style-name="T302">я</text:span> даты и времени разделяются пробелом. Это может приводить к необходимости считывать момент в два <text:span text:style-name="T784">параметра</text:span>, расположенных друг за другом — <text:span text:style-name="T294">сначала дату, затем время — и</text:span> складывать <text:span text:style-name="T312">полученные</text:span> значения.</text:p>
      <text:p text:style-name="P209"><text:span text:style-name="T194">Примечание 2:</text:span> не рекомендуется использовать эту функцию в сквозном режиме терминала, <text:span text:style-name="T528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8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8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41">прочестьСимвол()</text:span></text:span><text:span text:style-name="T518"> выполняются немедленно. </text:span><text:span text:style-name="T519">В том числе функция читает из потока и возвращает символ </text:span><text:span text:style-name="Source_20_Text"><text:span text:style-name="T519">№0</text:span></text:span><text:span text:style-name="Source_20_Text"><text:span text:style-name="T530">A</text:span></text:span><text:span text:style-name="T519">, соответствующий нажатию клавиши </text:span><text:span text:style-name="T15">Enter</text:span><text:span text:style-name="T519">, </text:span><text:span text:style-name="T529">а также </text:span><text:span text:style-name="T533">любые другие управляющие </text:span><text:span text:style-name="T529">символы </text:span><text:span text:style-name="T533">(если терминал отправляет их в поток)</text:span><text:span text:style-name="T519">.</text:span></text:p>
      <text:p text:style-name="P206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1">В этом режиме при нажатии </text:span><text:span text:style-name="T16">Enter</text:span><text:span text:style-name="T531"> функция </text:span><text:span text:style-name="T532">вернёт символ </text:span><text:span text:style-name="Source_20_Text"><text:span text:style-name="T532">№0D</text:span></text:span><text:span text:style-name="T532">.</text:span></text:p>
      <text:p text:style-name="P207"><text:soft-page-break/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591">Символ</text:span>()</text:h>
      <text:p text:style-name="Исходный_20_код">функция есть<text:span text:style-name="T591">Символ</text:span>: логическое;</text:p>
      <text:p text:style-name="P208">Возвращает истинное значение, если в потоке ввода есть <text:span text:style-name="T523">непрочитанные </text:span>данные. <text:span text:style-name="T520">В этом случае функци</text:span><text:span text:style-name="T521">я</text:span><text:span text:style-name="T520"> </text:span><text:span text:style-name="Source_20_Text"><text:span text:style-name="T842">прочестьСимвол()</text:span></text:span><text:span text:style-name="T520"> не ожида</text:span><text:span text:style-name="T522">е</text:span><text:span text:style-name="T520">т ввода от пользователя, а немедленно возвраща</text:span><text:span text:style-name="T524">е</text:span><text:span text:style-name="T520">т </text:span><text:span text:style-name="T524">следующий символ</text:span><text:span text:style-name="T520"> из потока.</text:span></text:p>
      <text:h text:style-name="P426" text:outline-level="3"><text:span text:style-name="T514">Управление</text:span> терминалом</text:h>
      <text:p text:style-name="P186">Функции <text:span text:style-name="T514">управления</text:span> терминалом реализованы путём выдачи <text:span text:style-name="T494">ESC-</text:span>последовательностей <text:span text:style-name="T510">в стандартный поток вывода </text:span><text:span text:style-name="T511">или поток сообщений </text:span><text:span text:style-name="T515">об ошибках</text:span>, в соответствии со стандартом ECMA-<text:span text:style-name="T494">48. </text:span><text:span text:style-name="T757">Эти функции могут не работать или о</text:span><text:span text:style-name="T494">собенности </text:span><text:span text:style-name="T757">их </text:span><text:span text:style-name="T494">работы могут </text:span><text:span text:style-name="T758">раз</text:span><text:span text:style-name="T494">личаться в зависимости от реализации терминала, используемого для запуска программы.</text:span></text:p>
      <text:h text:style-name="P436" text:outline-level="4">Константы</text:h>
      <text:p text:style-name="P309"><text:span text:style-name="T787">к</text:span><text:span text:style-name="T755">онстанты<text:line-break/> <text:s text:c="3"/>// </text:span><text:span text:style-name="T786">Идентификаторы стандартных потоков<text:line-break/> <text:s text:c="3"/></text:span><text:span text:style-name="T788">идС</text:span><text:span text:style-name="T786">тдВывод = 1;<text:line-break/> <text:s text:c="3"/></text:span><text:span text:style-name="T788">идС</text:span><text:span text:style-name="T786">тдСообщ = 2;</text:span><text:span text:style-name="T755"><text:line-break/> <text:s text:c="3"/>// </text:span><text:span text:style-name="T785">Режимы терминала<text:line-break/> <text:s text:c="3"/>трКанон = нет;<text:line-break/> <text:s text:c="3"/>трСквозной = да;</text:span></text:p>
      <text:p text:style-name="P309"><text:span text:style-name="T787">константы</text:span><text:span text:style-name="T785"><text:line-break/></text:span> <text:s text:c="3"/>// <text:span text:style-name="T785">Стили шрифта</text:span><text:line-break/> <text:s text:c="3"/><text:span text:style-name="T755">стшЖирный <text:s/>= </text:span>1; // жирный шрифт<text:line-break/> <text:s text:c="3"/><text:span text:style-name="T755">стшКурсив <text:s/>= </text:span>2; // курсив<text:line-break/> <text:s text:c="3"/><text:span text:style-name="T755">стшПодчерк = </text:span>4; // одинарное подчёркивание<text:line-break/> <text:s text:c="3"/><text:span text:style-name="T755">стшЗачерк <text:s/>= </text:span>8; // <text:span text:style-name="T756">за</text:span>чёркнутый текст</text:p>
      <text:h text:style-name="P437" text:outline-level="4">Процедура <text:span text:style-name="T512">терминал</text:span><text:span text:style-name="T496">()</text:span></text:h>
      <text:p text:style-name="P202"><text:span text:style-name="T482">процедура </text:span><text:span text:style-name="T512">терминал</text:span><text:span text:style-name="T482">(</text:span><text:span text:style-name="T483">вх </text:span><text:span text:style-name="T512">поток</text:span><text:span text:style-name="T482">: целое; </text:span><text:span text:style-name="T516">вх сквозной: логическое</text:span><text:span text:style-name="T482">);</text:span></text:p>
      <text:p text:style-name="P184"><text:span text:style-name="T512">Выбирает один из двух стандартных потоков, с которым будут работать все последующие вызовы функций </text:span><text:span text:style-name="T514">управления терминалом, </text:span><text:span text:style-name="T517">и устанавливает для него режим работы</text:span><text:span text:style-name="T508">.</text:span></text:p>
      <text:p text:style-name="P184"><text:span text:style-name="T512">Параметр </text:span><text:span text:style-name="T10">поток</text:span><text:span text:style-name="T512"> может иметь одно из двух значений: </text:span><text:span text:style-name="Source_20_Text"><text:span text:style-name="T843">идСтдВывод</text:span></text:span><text:span text:style-name="T512"> — стандартный поток вывода, </text:span><text:span text:style-name="Source_20_Text"><text:span text:style-name="T843">идСтдСообщ</text:span></text:span><text:span text:style-name="T512"> — стандартный поток сообщений </text:span><text:span text:style-name="T513">об ошибках</text:span><text:span text:style-name="T512">.</text:span></text:p>
      <text:p text:style-name="P203">Если параметр <text:span text:style-name="Source_20_Text"><text:span text:style-name="T804">сквозной</text:span></text:span> имеет значение <text:span text:style-name="Source_20_Text"><text:span text:style-name="T844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437" text:outline-level="4">Процедура размерЭкрана<text:span text:style-name="T496">()</text:span></text:h>
      <text:p text:style-name="Исходный_20_код"><text:span text:style-name="T482">процедура размер</text:span><text:span text:style-name="T484">Экрана</text:span><text:span text:style-name="T482">(</text:span><text:span text:style-name="T483">вх </text:span><text:span text:style-name="T482">горз, верт: целое);</text:span></text:p>
      <text:p text:style-name="P183">Устанавливает размер<text:span text:style-name="T507">ы</text:span> окна терминала. <text:span text:style-name="T508">Параметр </text:span><text:span text:style-name="Source_20_Text"><text:span text:style-name="T845">горз</text:span></text:span><text:span text:style-name="T508"> означает количество символов по горизонтали, а параметр </text:span><text:span text:style-name="Source_20_Text"><text:span text:style-name="T845">верт</text:span></text:span><text:span text:style-name="T508"> — количество строк по вертикали.</text:span></text:p>
      <text:h text:style-name="P438" text:outline-level="4"><text:soft-page-break/>Процедура очиститьЭкран<text:span text:style-name="T496">()</text:span></text:h>
      <text:p text:style-name="Исходный_20_код">процедура очистить<text:span text:style-name="T484">Экран</text:span>;</text:p>
      <text:p text:style-name="Text_20_body">Очищает <text:span text:style-name="T494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496">()</text:span></text:h>
      <text:p text:style-name="Исходный_20_код">процедура очистить<text:span text:style-name="T484">Строку(вх </text:span><text:span text:style-name="T485">где</text:span><text:span text:style-name="T484">: целое)</text:span>;</text:p>
      <text:p text:style-name="P183">Очищает указанную часть строки в позиции курсора, <text:span text:style-name="T495">используя установленный цвет фона</text:span>. Если переданное значение <text:span text:style-name="Source_20_Text"><text:span text:style-name="T804">где</text:span></text:span> отрицательно, очищает строку слева от курсора, включая позицию курсора. Если <text:span text:style-name="Source_20_Text"><text:span text:style-name="T804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439" text:outline-level="4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7">Нумерация строк </text:span><text:span text:style-name="T498">на экране</text:span><text:span text:style-name="T497"> и символов в строке начинается с нуля.</text:span></text:p>
      <text:h text:style-name="P440" text:outline-level="4">Процедура курсорГорз()</text:h>
      <text:p text:style-name="P199">процедура курсор<text:span text:style-name="T488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441" text:outline-level="4">Процедура курсорВерт()</text:h>
      <text:p text:style-name="P199">процедура курсор<text:span text:style-name="T488">Верт</text:span>(вх верт: целое);</text:p>
      <text:p text:style-name="P189">Устанавливает курсор в <text:span text:style-name="T499">переданную строку на экране</text:span>, <text:span text:style-name="T499">горизонтальная</text:span> координата курсора не меняется. Нумерация строк начинается с нуля.</text:p>
      <text:h text:style-name="P442" text:outline-level="4">Процедура скрытьКурсор()</text:h>
      <text:p text:style-name="P199">процедура <text:span text:style-name="T487">скрытьК</text:span>урсор;</text:p>
      <text:p text:style-name="P190">Скрывает мигающий прямоугольник курсора. Скрытый курсор продолжает выполнять свои функции как указатель <text:span text:style-name="T509">текущей </text:span>позиции для вывода текста.</text:p>
      <text:h text:style-name="P443" text:outline-level="4">Процедура показатьКурсор()</text:h>
      <text:p text:style-name="P200">процедура <text:span text:style-name="T487">показатьК</text:span>урсор;</text:p>
      <text:p text:style-name="P185">Делает видимым мигающий прямоугольник курсора, если он был ранее скрыт.</text:p>
      <text:h text:style-name="Heading_20_4" text:outline-level="4"><text:soft-page-break/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4">цвет</text:span></text:span> может принимать значения от 0 до 255 и обозначает номер <text:span text:style-name="T500">в 256-цветной палитре xTerm.</text:span></text:p>
      <text:h text:style-name="P444" text:outline-level="4">Процедура цветШрифта()</text:h>
      <text:p text:style-name="Исходный_20_код">процедура цвет<text:span text:style-name="T489">Шрифта</text:span>(вх цвет: целое);</text:p>
      <text:p text:style-name="P192">Устанавливает переданный цвет <text:span text:style-name="T501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4">цвет</text:span></text:span> может принимать значения от 0 до 255 и обозначает номер <text:span text:style-name="T500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486">стильШрифта</text:span>(<text:span text:style-name="T483">вх </text:span>стиль: целое);</text:p>
      <text:p text:style-name="P193">Устанавливает переданный <text:span text:style-name="T502">стиль</text:span> <text:span text:style-name="T501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4">стиль</text:span></text:span> может принимать следующие значения:</text:p>
      <text:p text:style-name="Исходный_20_код"><text:span text:style-name="T755">константы</text:span><text:line-break/> <text:s text:c="3"/><text:span text:style-name="T755">стшЖирный <text:s/>= </text:span>1; // жирный шрифт</text:p>
      <text:p text:style-name="Исходный_20_код"><text:s text:c="4"/><text:span text:style-name="T755">стшКурсив <text:s/>= </text:span>2; // курсив</text:p>
      <text:p text:style-name="Исходный_20_код"><text:s text:c="4"/><text:span text:style-name="T755">стшПодчерк = </text:span>4; // одинарное подчёркивание</text:p>
      <text:p text:style-name="Исходный_20_код"><text:s text:c="4"/><text:span text:style-name="T755">стшЗачерк <text:s/>= </text:span>8; // <text:span text:style-name="T756">за</text:span>чёркнутый текст</text:p>
      <text:p text:style-name="P196">Эти значения можно комбинировать <text:span text:style-name="T752">с помощью операции побитового </text:span><text:span text:style-name="T753">ИЛИ</text:span>. <text:span text:style-name="T503">Н</text:span>апример, <text:span text:style-name="T879">выражение </text:span><text:span text:style-name="Source_20_Text">1 </text:span><text:span text:style-name="Source_20_Text"><text:span text:style-name="T754">| </text:span></text:span><text:span text:style-name="Source_20_Text">2</text:span> означает жирный курсив, а <text:span text:style-name="Source_20_Text">2 </text:span><text:span text:style-name="Source_20_Text"><text:span text:style-name="T754">| </text:span></text:span><text:span text:style-name="Source_20_Text">4 </text:span><text:span text:style-name="Source_20_Text"><text:span text:style-name="T754">| </text:span></text:span><text:span text:style-name="Source_20_Text">8</text:span> — подчёркнутый и <text:span text:style-name="T879">за</text:span>чёркнутый курсив.</text:p>
      <text:h text:style-name="Heading_20_4" text:outline-level="4">Процедура <text:span text:style-name="T505">сбросить</text:span>Атрибуты()</text:h>
      <text:p text:style-name="P201">процедура <text:span text:style-name="T506">сбросить</text:span><text:span text:style-name="T493">А</text:span><text:span text:style-name="T492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01"><text:span text:style-name="T491">функция</text:span> <text:span text:style-name="T490">цвет256</text:span>(<text:span text:style-name="T483">вх </text:span><text:span text:style-name="T490">кр, зел, син</text:span>: целое): <text:span text:style-name="T491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4">Параметры </text:span><text:span text:style-name="Source_20_Text"><text:span text:style-name="T846">кр</text:span></text:span><text:span text:style-name="T504">, </text:span><text:span text:style-name="Source_20_Text"><text:span text:style-name="T846">зел</text:span></text:span><text:span text:style-name="T504"> и </text:span><text:span text:style-name="Source_20_Text"><text:span text:style-name="T846">син</text:span></text:span><text:span text:style-name="T504"> соответствуют красной, зелёной и синей составляющим и могут принимать значения от 0 до 255.</text:span></text:p>
      <text:h text:style-name="Heading_20_3" text:outline-level="3"><text:soft-page-break/>Файловый ввод-вывод</text:h>
      <text:h text:style-name="P445" text:outline-level="4">Типы</text:h>
      <text:p text:style-name="P363">тип<text:line-break/> <text:s text:c="3"/>// <text:span text:style-name="T1008">Структура информации о файле, заполняемая<text:line-break/> <text:s text:c="3"/>// функциями файлПервый() и файлСледующий()</text:span><text:line-break/> <text:s text:c="3"/>тФайлИнфо <text:span text:style-name="T1008">= структура<text:line-break/> <text:s text:c="7"/>имя: строка; <text:s text:c="4"/>// </text:span><text:span text:style-name="T1009">имя файла</text:span><text:span text:style-name="T1008"><text:line-break/> <text:s text:c="7"/>размер: целое; <text:s text:c="2"/>// </text:span><text:span text:style-name="T1009">размер в байтах</text:span><text:span text:style-name="T1008"><text:line-break/> <text:s text:c="7"/>атрибуты: целое; // </text:span><text:span text:style-name="T1009">атрибуты, объединённые побитовым ИЛИ</text:span><text:span text:style-name="T1008"><text:line-break/> <text:s text:c="7"/>возраст: момент; // </text:span><text:span text:style-name="T1009">дата и время последней модификации</text:span><text:span text:style-name="T1008"><text:line-break/> <text:s text:c="3"/>конец;</text:span></text:p>
      <text:h text:style-name="Heading_20_4" text:outline-level="4">Константы</text:h>
      <text:p text:style-name="P280"><text:span text:style-name="T702">к</text:span><text:span text:style-name="T698">онстанты<text:line-break/> <text:s text:c="3"/>// </text:span><text:span text:style-name="T717">типы</text:span><text:span text:style-name="T701"> файлов</text:span><text:span text:style-name="T698"><text:line-break/> <text:s text:c="3"/></text:span><text:span text:style-name="T700">ф</text:span><text:span text:style-name="T724">т</text:span><text:span text:style-name="T700">Текст <text:s text:c="3"/>= 0; // </text:span><text:span text:style-name="T701">текстовый файл</text:span><text:span text:style-name="T700"><text:line-break/> <text:s text:c="3"/>ф</text:span><text:span text:style-name="T724">т</text:span><text:span text:style-name="T700">Двоичный = 1; // </text:span><text:span text:style-name="T701">файл с произвольным форматом данных</text:span></text:p>
      <text:p text:style-name="P280"/>
      <text:p text:style-name="P362"><text:span text:style-name="T703">константы<text:line-break/></text:span><text:span text:style-name="T701"> <text:s text:c="3"/>// режим </text:span><text:span text:style-name="T1006">открытия файла</text:span><text:line-break/> <text:s text:c="3"/>ф<text:span text:style-name="T731">р</text:span><text:span text:style-name="T730">д</text:span>Чтение <text:s text:c="3"/><text:span text:style-name="T698">= </text:span><text:span text:style-name="T728">$0</text:span><text:span text:style-name="T725">1</text:span><text:span text:style-name="T698">; // </text:span><text:span text:style-name="T725">разрешить чтение файла</text:span><text:line-break/> <text:s text:c="3"/>ф<text:span text:style-name="T731">р</text:span><text:span text:style-name="T730">д</text:span>Запись <text:s text:c="3"/><text:span text:style-name="T698">= </text:span><text:span text:style-name="T728">$0</text:span><text:span text:style-name="T725">2</text:span><text:span text:style-name="T698">; // </text:span><text:span text:style-name="T725">разрешить запись в файл</text:span></text:p>
      <text:p text:style-name="P362"/>
      <text:p text:style-name="P362"><text:span text:style-name="T703">константы<text:line-break/></text:span><text:span text:style-name="T701"> <text:s text:c="3"/>// режим совместного доступа к файлу<text:line-break/></text:span> <text:s text:c="3"/>ф<text:span text:style-name="T729">с</text:span><text:span text:style-name="T725">дИсключить</text:span> <text:span text:style-name="T698">= </text:span><text:span text:style-name="T728">$1</text:span><text:span text:style-name="T698">0; // </text:span><text:span text:style-name="T701">закрыть другим процессам доступ к файлу</text:span><text:line-break/> <text:s text:c="3"/>ф<text:span text:style-name="T729">с</text:span><text:span text:style-name="T725">д</text:span>Чтение <text:s text:c="3"/><text:span text:style-name="T698">= </text:span><text:span text:style-name="T728">$20</text:span><text:span text:style-name="T698">; // </text:span><text:span text:style-name="T701">разрешить другим процессам чтение файла</text:span><text:line-break/> <text:s text:c="3"/>ф<text:span text:style-name="T729">с</text:span><text:span text:style-name="T726">д</text:span>Любой <text:s text:c="4"/><text:span text:style-name="T698">= </text:span><text:span text:style-name="T728">$40</text:span><text:span text:style-name="T698">; // </text:span><text:span text:style-name="T701">разрешить другим процессам любые действия с файлом</text:span></text:p>
      <text:p text:style-name="P280"/>
      <text:p text:style-name="P281">константы<text:line-break/> <text:s text:c="3"/>// позиционирвание в файле<text:line-break/> <text:s text:c="3"/>ф<text:span text:style-name="T727">п</text:span>ОтНачала <text:s text:c="4"/>= 0; // <text:span text:style-name="T704">считая от начала файла</text:span><text:line-break/> <text:s text:c="3"/>ф<text:span text:style-name="T727">п</text:span>ОтКонца <text:s text:c="5"/>= 1; // <text:span text:style-name="T704">считая от конца файла</text:span><text:line-break/> <text:s text:c="3"/>ф<text:span text:style-name="T727">п</text:span>Относительно = 2; // <text:span text:style-name="T704">считая от текущей позиции в файле</text:span></text:p>
      <text:p text:style-name="P281"/>
      <text:p text:style-name="P282">константы<text:line-break/> <text:s text:c="3"/>// <text:span text:style-name="T996">атрибуты файлов</text:span><text:line-break/> <text:s text:c="3"/><text:span text:style-name="T997">фаТолькоЧтение</text:span> = $00000001;</text:p>
      <text:p text:style-name="P282"><text:s text:c="4"/><text:span text:style-name="T997">фаСкрытый</text:span> <text:s text:c="5"/>= $00000002;</text:p>
      <text:p text:style-name="P282"><text:s text:c="4"/><text:span text:style-name="T997">фаСистемный</text:span> <text:s text:c="3"/>= $00000004;</text:p>
      <text:p text:style-name="P282"><text:s text:c="4"/><text:span text:style-name="T997">фаМеткаТома</text:span> <text:s text:c="3"/>= $00000008;</text:p>
      <text:p text:style-name="P282"><text:s text:c="4"/><text:span text:style-name="T997">фаКаталог</text:span> <text:s text:c="5"/>= $00000010;</text:p>
      <text:p text:style-name="P282"><text:s text:c="4"/><text:span text:style-name="T997">фаАрхивный</text:span> <text:s text:c="4"/>= $00000020;</text:p>
      <text:p text:style-name="P282"><text:s text:c="4"/><text:span text:style-name="T997">фаНормальный</text:span> <text:s text:c="2"/>= $00000080;</text:p>
      <text:p text:style-name="P282"><text:s text:c="4"/><text:span text:style-name="T997">фаВременный</text:span> <text:s text:c="3"/>= $00000100;</text:p>
      <text:p text:style-name="P282"><text:s text:c="4"/><text:span text:style-name="T997">фаСимвСсылка</text:span> <text:s text:c="2"/>= $00000400;</text:p>
      <text:p text:style-name="P282"><text:s text:c="4"/><text:span text:style-name="T997">фаСжатый</text:span> <text:s text:c="6"/>= $00000800;</text:p>
      <text:p text:style-name="P282"><text:s text:c="4"/><text:span text:style-name="T997">фаШифрованный</text:span> <text:s/>= $00004000;</text:p>
      <text:p text:style-name="P282"><text:s text:c="4"/><text:span text:style-name="T997">фаВиртуальный</text:span> <text:s/>= $00010000;</text:p>
      <text:h text:style-name="P446" text:outline-level="4"><text:span text:style-name="T719">Ф</text:span>ункция <text:span text:style-name="T699">файл</text:span><text:span text:style-name="T721">Создать</text:span>()</text:h>
      <text:p text:style-name="P296">функция файл<text:span text:style-name="T723">Создать</text:span>(вх <text:span text:style-name="T718">типФайла</text:span>: целое; вх имя: строка; вх <text:span text:style-name="T722">режим</text:span>: целое): <text:span text:style-name="T705">объект</text:span>;</text:p>
      <text:p text:style-name="P299"><text:soft-page-break/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4">ОшибкаВводаВывода</text:span></text:span>.</text:p>
      <text:p text:style-name="P306">Параметр <text:span text:style-name="Source_20_Text"><text:span text:style-name="T804">тип</text:span></text:span><text:span text:style-name="Source_20_Text"><text:span text:style-name="T847">Файла</text:span></text:span> означает тип данных создаваемого файла. Значение <text:span text:style-name="Source_20_Text"><text:span text:style-name="T804">фтТекст</text:span></text:span> означает текстовый файл в кодировке UTF-8, значение <text:span text:style-name="Source_20_Text"><text:span text:style-name="T804">фтДвоичный</text:span></text:span> — данные в произвольном формате. <text:span text:style-name="T801">Ф</text:span><text:span text:style-name="T800">ункции </text:span><text:span text:style-name="Source_20_Text"><text:span text:style-name="T848">файлЗаписать()</text:span></text:span><text:span text:style-name="T800"> и </text:span><text:span text:style-name="Source_20_Text"><text:span text:style-name="T848">файлПрочесть()</text:span></text:span><text:span text:style-name="T800"> обращаются к файлу по-разному, </text:span><text:span text:style-name="T801">в зависимости от значения этого параметра</text:span><text:span text:style-name="T800">.</text:span></text:p>
      <text:p text:style-name="P301">Параметр <text:span text:style-name="Source_20_Text"><text:span text:style-name="T804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4">фсдХХХХ</text:span></text:span>.</text:p>
      <text:p text:style-name="P30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3"><text:span text:style-name="T795">Успешно с</text:span>озданный файл должен быть закрыт вызовом функции <text:span text:style-name="Source_20_Text"><text:span text:style-name="T804">файлЗакрыть()</text:span></text:span>.</text:p>
      <text:h text:style-name="P447" text:outline-level="4"><text:span text:style-name="T719">Ф</text:span>ункция <text:span text:style-name="T699">файлОткрыть</text:span>()</text:h>
      <text:p text:style-name="P310">функция файлОткрыть(вх <text:span text:style-name="T718">типФайла</text:span>: целое; вх имя: строка; вх р<text:span text:style-name="T715">е</text:span>ж<text:span text:style-name="T716">им</text:span>: целое): <text:span text:style-name="T705">объект</text:span>;</text:p>
      <text:p text:style-name="P299">Открывает существующий файл с указанным именем <text:span text:style-name="T889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4">ОшибкаВводаВывода</text:span></text:span>.</text:p>
      <text:p text:style-name="P307">Параметр <text:span text:style-name="Source_20_Text"><text:span text:style-name="T804">тип</text:span></text:span><text:span text:style-name="Source_20_Text"><text:span text:style-name="T847">Файла</text:span></text:span> означает тип данных <text:span text:style-name="T802">открываемого</text:span> файла. Значение <text:span text:style-name="Source_20_Text"><text:span text:style-name="T804">фтТекст</text:span></text:span> означает текстовый файл в кодировке UTF-8, значение <text:span text:style-name="Source_20_Text"><text:span text:style-name="T804">фтДвоичный</text:span></text:span> — данные в произвольном формате. <text:span text:style-name="T801">Ф</text:span><text:span text:style-name="T800">ункции </text:span><text:span text:style-name="Source_20_Text"><text:span text:style-name="T848">файлЗаписать()</text:span></text:span><text:span text:style-name="T800"> и </text:span><text:span text:style-name="Source_20_Text"><text:span text:style-name="T848">файлПрочесть()</text:span></text:span><text:span text:style-name="T800"> обращаются к файлу по-разному, </text:span><text:span text:style-name="T801">в зависимости от значения этого параметра</text:span><text:span text:style-name="T800">.</text:span></text:p>
      <text:p text:style-name="P300">Параметр <text:span text:style-name="Source_20_Text"><text:span text:style-name="T804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3">открытому</text:span> файлу со стороны других процессов. <text:span text:style-name="T789">Для этого используются константы </text:span><text:span text:style-name="Source_20_Text"><text:span text:style-name="T849">фрдХХХХ</text:span></text:span><text:span text:style-name="T790"> и </text:span><text:span text:style-name="Source_20_Text"><text:span text:style-name="T849">фсдХХХХ</text:span></text:span><text:span text:style-name="T790">, которые можно комбинировать </text:span><text:span text:style-name="T791">с помощью операции побитового «ИЛИ». </text:span><text:span text:style-name="T792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50">режим</text:span></text:span><text:span text:style-name="T792"> выражение </text:span><text:span text:style-name="Source_20_Text"><text:span text:style-name="T792">фрдЧтение | фрдЗапись | фсдЧтение</text:span></text:span><text:span text:style-name="T792">.</text:span></text:p>
      <text:p text:style-name="P302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4"><text:span text:style-name="T794">Успе</text:span><text:span text:style-name="T795">ш</text:span><text:span text:style-name="T794">но о</text:span><text:span text:style-name="T793">ткрытый</text:span> файл должен быть закрыт вызовом функции <text:span text:style-name="Source_20_Text"><text:span text:style-name="T804">файлЗакрыть()</text:span></text:span>.</text:p>
      <text:h text:style-name="Heading_20_4" text:outline-level="4"><text:span text:style-name="T719">П</text:span>роцедура <text:span text:style-name="T699">файлЗакрыть</text:span>()</text:h>
      <text:p text:style-name="Исходный_20_код">процедура файлЗакрыть(<text:span text:style-name="T707">вв </text:span>файл: объект);</text:p>
      <text:p text:style-name="Text_20_body">Закры<text:span text:style-name="T796">в</text:span>ает <text:span text:style-name="T796">файл, открытый вызовом функции </text:span><text:span text:style-name="Source_20_Text"><text:span text:style-name="T851">файлСоздать()</text:span></text:span><text:span text:style-name="T796"> или </text:span><text:span text:style-name="Source_20_Text"><text:span text:style-name="T851">файлОткрыть()</text:span></text:span><text:span text:style-name="T796">, и присваивает значение </text:span><text:span text:style-name="Source_20_Text"><text:span text:style-name="T851">пусто</text:span></text:span><text:span text:style-name="T796"> переданному объекту.</text:span></text:p>
      <text:p text:style-name="P305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4">ОшибкаВыполнения</text:span></text:span>. Поэтому вызов этой функции желательно помещать в секцию <text:span text:style-name="Source_20_Text"><text:span text:style-name="T804">напоследок</text:span></text:span> составного блока, <text:s/>например:</text:p>
      <text:p text:style-name="P311">переменная<text:line-break/> <text:s text:c="3"/>ф: объект;<text:line-break/>начало<text:line-break/> <text:s text:c="3"/><text:span text:style-name="T797">ф := файлОткрыть</text:span>(<text:span text:style-name="T797">фтТекст, "мой-файл.txt", фрдЗапись | фсдИсключить</text:span>);<text:line-break/> <text:s text:c="3"/><text:span text:style-name="T797">начало<text:line-break/> <text:s text:c="7"/></text:span><text:span text:style-name="T798">файлРазмер(ф, 0);</text:span><text:span text:style-name="T797"><text:line-break/> <text:s text:c="7"/>файлЗаписать(ф, "Вот такие числа:", НС);<text:line-break/></text:span><text:soft-page-break/><text:span text:style-name="T797"> <text:s text:c="7"/>файлЗаписать(ф, 10, ' ', 20, ' ', 30, НС);<text:line-break/> <text:s text:c="3"/></text:span><text:span text:style-name="T799">исключение<text:line-break/> <text:s text:c="7"/>когда </text:span><text:span text:style-name="T890">любое</text:span><text:span text:style-name="T799"> тогда сообщить("Ошибка при записи в файл.");</text:span><text:span text:style-name="T797"><text:line-break/> <text:s text:c="3"/>напоследок<text:line-break/> <text:s text:c="7"/>файлЗакрыть(ф);<text:line-break/> <text:s text:c="3"/>конец;<text:line-break/></text:span><text:span text:style-name="T799">исключение<text:line-break/> <text:s text:c="3"/>когда </text:span><text:span text:style-name="T890">любое</text:span><text:span text:style-name="T799"> тогда сообщить("Ошибка при открытии файла.");</text:span><text:line-break/><text:span text:style-name="T797">окончание</text:span>.</text:p>
      <text:h text:style-name="P448" text:outline-level="4"><text:span text:style-name="T719">Ф</text:span>ункция файл<text:span text:style-name="T720">Размер</text:span>()</text:h>
      <text:p text:style-name="P291"><text:span text:style-name="T706">функция</text:span> файл<text:span text:style-name="T720">Размер</text:span>(<text:span text:style-name="T708">вх </text:span>файл: объект): <text:span text:style-name="T709">целое</text:span>;</text:p>
      <text:p text:style-name="P316"><text:span text:style-name="T706">функция</text:span> файл<text:span text:style-name="T748">Размер</text:span>(<text:span text:style-name="T708">вх </text:span>файл: объект; <text:span text:style-name="T709">вх </text:span><text:span text:style-name="T748">размер</text:span><text:span text:style-name="T709">: целое</text:span>): <text:span text:style-name="T709">целое</text:span>;</text:p>
      <text:p text:style-name="P312">Возвращает размер <text:span text:style-name="T886">переданного </text:span>файла в байтах.</text:p>
      <text:p text:style-name="P31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88">При этом позиция чтения-записи будет установлена в конец файла.</text:span></text:p>
      <text:h text:style-name="P448" text:outline-level="4"><text:span text:style-name="T719">Ф</text:span>ункция файлПоз()</text:h>
      <text:p text:style-name="P283"><text:span text:style-name="T706">функция</text:span> файл<text:span text:style-name="T706">Поз</text:span>(<text:span text:style-name="T708">вх </text:span>файл: объект): <text:span text:style-name="T709">целое</text:span>;</text:p>
      <text:p text:style-name="P284"><text:span text:style-name="T706">функция</text:span> файл<text:span text:style-name="T706">Поз</text:span>(<text:span text:style-name="T708">вх </text:span>файл: объект; <text:span text:style-name="T709">вх поз: целое</text:span>): <text:span text:style-name="T709">целое</text:span>;</text:p>
      <text:p text:style-name="P284"><text:span text:style-name="T706">функция</text:span> файл<text:span text:style-name="T706">Поз</text:span>(<text:span text:style-name="T708">вх </text:span>файл: объект; <text:span text:style-name="T709">вх поз: целое; вх откуда: целое</text:span>): <text:span text:style-name="T709">целое</text:span>;</text:p>
      <text:p text:style-name="P313">Возвращает текущую позицию чтения-записи <text:span text:style-name="T887">для </text:span>переданного файла — <text:span text:style-name="T887">номер байта, считая от начала файла</text:span>. <text:span text:style-name="T887">Первый байт в файле имеет номер 0.</text:span></text:p>
      <text:p text:style-name="P31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3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4">ОшибкаВводаВывода</text:span></text:span><text:span text:style-name="T894">.</text:span></text:p>
      <text:p text:style-name="P31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11301274" text:style-name="L15">
        <text:list-item>
          <text:p text:style-name="P524"><text:span text:style-name="Source_20_Text"><text:span text:style-name="T891">фпОтНачала</text:span></text:span><text:span text:style-name="T891"> — в </text:span><text:span text:style-name="Source_20_Text"><text:span text:style-name="T891">поз</text:span></text:span><text:span text:style-name="T891"> передан номер байта, считая от начала файла. </text:span><text:span text:style-name="T892">Это значение используется по умолчанию.</text:span></text:p>
        </text:list-item>
        <text:list-item>
          <text:p text:style-name="P525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525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4" text:outline-level="4"><text:span text:style-name="T719">П</text:span>роцедура файлПрочесть()</text:h>
      <text:p text:style-name="P325"><text:span text:style-name="T713">процедура</text:span> файл<text:span text:style-name="T710">Прочесть</text:span>(<text:span text:style-name="T708">вх </text:span>файл: объект; <text:span text:style-name="T711">вых </text:span><text:span text:style-name="T712">арг1, арг2, арг3, ...</text:span>);</text:p>
      <text:p text:style-name="P317">Читает данные из переданного файла, начиная с текущей позиции чтения-записи, и <text:span text:style-name="T896">по порядку </text:span><text:span text:style-name="T907">присваивает</text:span> прочитанные значения переданны<text:span text:style-name="T907">м</text:span> параметр<text:span text:style-name="T907">ам</text:span>. Позиция чтения-записи сдвигается к концу файла <text:span text:style-name="T895">на число прочитанных байт</text:span><text:span text:style-name="T926">ов</text:span>. Если в файле недостаточно данных, чтобы <text:span text:style-name="T937">прочесть </text:span><text:span text:style-name="T895">все переданны</text:span><text:span text:style-name="T937">е</text:span><text:span text:style-name="T895"> параметр</text:span><text:span text:style-name="T937">ы</text:span><text:span text:style-name="T895">, возникает исключение </text:span><text:span text:style-name="Source_20_Text"><text:span text:style-name="T895">ОшибкаВводаВывода</text:span></text:span><text:span text:style-name="T895">.</text:span></text:p>
      <text:p text:style-name="P318"><text:soft-page-break/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4">иначе возникнет исключение </text:span><text:span text:style-name="Source_20_Text"><text:span text:style-name="T904">ОшибкаВводаВывода</text:span></text:span>.</text:p>
      <text:h text:style-name="Heading_20_5" text:outline-level="5">Двоичный файл</text:h>
      <text:p text:style-name="P322">При чтении данных из двоичного файла, в зависимости от типа <text:span text:style-name="T919">каждого </text:span><text:span text:style-name="T897">переданного </text:span>параметра, <text:span text:style-name="T918">процедура</text:span><text:span text:style-name="T916"> </text:span>выполня<text:span text:style-name="T916">ет</text:span> следующие действия:</text:p>
      <text:list xml:id="list3879478188" text:style-name="L16">
        <text:list-item>
          <text:p text:style-name="P526"><text:span text:style-name="Source_20_Text"><text:span text:style-name="T896">строка</text:span></text:span><text:span text:style-name="T896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5">число</text:span><text:span text:style-name="T896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528"><text:span text:style-name="Source_20_Text">объект</text:span> — значение этого типа не может быть прочитано из файла. При попытке чтения возник<text:span text:style-name="T903">н</text:span>ет исключение <text:span text:style-name="Source_20_Text">НеверныйТип</text:span>.</text:p>
        </text:list-item>
        <text:list-item>
          <text:p text:style-name="P529"><text:span text:style-name="T19">д</text:span><text:span text:style-name="T1">ругие простые типы</text:span> — читает из файла <text:span text:style-name="T939">один или несколько байтов</text:span>, <text:span text:style-name="T938">в соответствии с</text:span> размер<text:span text:style-name="T938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531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5" text:outline-level="5">Текстовый файл</text:h>
      <text:p text:style-name="P323">При чтении данных из <text:span text:style-name="T901">текстового</text:span> файла, в зависимости от типа <text:span text:style-name="T920">каждого </text:span><text:span text:style-name="T897">переданного </text:span>параметра, <text:span text:style-name="T918">процедура</text:span><text:span text:style-name="T916"> </text:span>выполня<text:span text:style-name="T916">ет</text:span> следующие действия:</text:p>
      <text:list xml:id="list3397525250" text:style-name="L17">
        <text:list-item>
          <text:p text:style-name="P535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535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6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535"><text:span text:style-name="Source_20_Text">объект</text:span> — <text:span text:style-name="T896">значение этого типа не может быть прочитано из файла. При попытке чтения возник</text:span><text:span text:style-name="T902">н</text:span><text:span text:style-name="T896">ет исключение </text:span><text:span text:style-name="Source_20_Text"><text:span text:style-name="T896">НеверныйТип</text:span></text:span><text:span text:style-name="T896">.</text:span></text:p>
        </text:list-item>
        <text:list-item>
          <text:p text:style-name="P537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0">возврата каретки, </text:span>перевода строки, либо до конца файла. <text:span text:style-name="T899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9">ОшибкаКонвертации</text:span></text:span><text:span text:style-name="T899">.</text:span></text:p>
        </text:list-item>
        <text:list-item>
          <text:p text:style-name="P534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<text:span text:style-name="T719">П</text:span>роцедура файлЗаписать()</text:h>
      <text:p text:style-name="P326"><text:span text:style-name="T713">процедура</text:span> файл<text:span text:style-name="T714">Записать</text:span>(<text:span text:style-name="T708">вх </text:span>файл: объект; <text:span text:style-name="T711">вх </text:span><text:span text:style-name="T712">арг1, арг2, арг3, ...</text:span>);</text:p>
      <text:p text:style-name="P32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5">Текущая позиция чтения-записи смещается к концу файла на число записанных байт</text:span><text:span text:style-name="T927">ов</text:span><text:span text:style-name="T925">. </text:span><text:span text:style-name="T908">При ошибках записи возник</text:span><text:span text:style-name="T962">а</text:span><text:span text:style-name="T908">ет исключение </text:span><text:span text:style-name="Source_20_Text"><text:span text:style-name="T908">ОшибкаВводаВывода</text:span></text:span><text:span text:style-name="T908">.</text:span></text:p>
      <text:p text:style-name="P31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490" text:outline-level="5">Двоичный файл</text:h>
      <text:p text:style-name="P321">При <text:span text:style-name="T909">записи</text:span> данных <text:span text:style-name="T909">в</text:span> двоичн<text:span text:style-name="T909">ый</text:span> файл, в зависимости от типа <text:span text:style-name="T921">каждого </text:span><text:span text:style-name="T897">переданного </text:span>параметра, <text:span text:style-name="T917">процедура</text:span><text:span text:style-name="T916"> </text:span>выполня<text:span text:style-name="T916">ет</text:span> следующие действия:</text:p>
      <text:list xml:id="list141624718890674" text:continue-list="list3879478188" text:style-name="L16">
        <text:list-item>
          <text:p text:style-name="P527"><text:soft-page-break/><text:span text:style-name="Source_20_Text"><text:span text:style-name="T896">строка</text:span></text:span><text:span text:style-name="T896"> — </text:span><text:span text:style-name="T910">записывает в файл </text:span><text:span text:style-name="T896">64-битное целое со знаком, представляющее собой длину строки в байтах. Затем, если </text:span><text:span text:style-name="T910">строка непустая</text:span><text:span text:style-name="T896">, </text:span><text:span text:style-name="T910">записывает</text:span><text:span text:style-name="T896"> </text:span><text:span text:style-name="T941">один или несколько</text:span><text:span text:style-name="T896"> байтов — </text:span><text:span text:style-name="T910">содержимое строки </text:span><text:span text:style-name="T911">в кодировке UTF-8</text:span><text:span text:style-name="T896">.</text:span></text:p>
        </text:list-item>
        <text:list-item>
          <text:p text:style-name="P530"><text:span text:style-name="T19">д</text:span><text:span text:style-name="T1">ругие простые типы</text:span> — <text:span text:style-name="T912">записывает в файл</text:span> <text:span text:style-name="T940">один или несколько</text:span> байт<text:span text:style-name="T928">ов</text:span>, <text:span text:style-name="T940">в соответствии с</text:span> размер<text:span text:style-name="T940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532"><text:span text:style-name="T19">с</text:span><text:span text:style-name="T1">оставные типы</text:span> — значения составных типов не могут быть <text:span text:style-name="T913">записаны в файл</text:span>.</text:p>
        </text:list-item>
      </text:list>
      <text:h text:style-name="P491" text:outline-level="5">Текстовый файл</text:h>
      <text:p text:style-name="P320">При <text:span text:style-name="T914">записи данных в текстовый файл</text:span>, в зависимости от типа <text:span text:style-name="T922">каждого </text:span><text:span text:style-name="T897">переданного </text:span>параметра, <text:span text:style-name="T918">процедура</text:span><text:span text:style-name="T916"> </text:span>выполня<text:span text:style-name="T916">ет</text:span> следующие действия:</text:p>
      <text:list xml:id="list141625457243603" text:continue-numbering="true" text:style-name="L16">
        <text:list-item>
          <text:p text:style-name="P536"><text:span text:style-name="Source_20_Text">символ</text:span> — <text:span text:style-name="T915">записывает в файл</text:span> один символ в кодировке UTF-8.</text:p>
        </text:list-item>
        <text:list-item>
          <text:p text:style-name="P536"><text:span text:style-name="Source_20_Text">строка</text:span> — <text:span text:style-name="T916">записывает в файл символы в кодировке UTF-8, составляющие содержимое строки</text:span><text:span text:style-name="T906">. </text:span><text:span text:style-name="T916">Никакие дополнительные символы, свидетельствующие об окончании строки, </text:span><text:span text:style-name="T942">в</text:span><text:span text:style-name="T916"> файл не записываются.</text:span></text:p>
        </text:list-item>
        <text:list-item>
          <text:p text:style-name="P538"><text:span text:style-name="T18">д</text:span><text:span text:style-name="T1">ругие простые типы</text:span> — <text:span text:style-name="T916">записывает в файл </text:span><text:span text:style-name="T923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533"><text:span text:style-name="T18">с</text:span><text:span text:style-name="T1">оставные типы</text:span> — значения составных типов не могут быть <text:span text:style-name="T924">записаны в файл</text:span>.</text:p>
        </text:list-item>
      </text:list>
      <text:h text:style-name="P449" text:outline-level="4"><text:span text:style-name="T975">Функция</text:span> файл<text:span text:style-name="T971">Есть</text:span>()</text:h>
      <text:p text:style-name="Исходный_20_код"><text:span text:style-name="T972">функция</text:span> файлЕсть(вх имя: строка): <text:span text:style-name="T972">логическое</text:span>;</text:p>
      <text:p text:style-name="P338">Возвращает истинное значение, если существует файл, <text:span text:style-name="T973">но не каталог,</text:span> с указанным именем.</text:p>
      <text:h text:style-name="P450" text:outline-level="4"><text:span text:style-name="T975">Функция</text:span> файл<text:span text:style-name="T971">Есть</text:span><text:span text:style-name="T974">Кат</text:span>()</text:h>
      <text:p text:style-name="P342"><text:span text:style-name="T972">функция</text:span> файлЕсть<text:span text:style-name="T974">Кат</text:span>(вх имя: строка): <text:span text:style-name="T972">логическое</text:span>;</text:p>
      <text:p text:style-name="P339">Возвращает истинное значение, если существует <text:span text:style-name="T973">каталог</text:span> с указанным именем.</text:p>
      <text:h text:style-name="Heading_20_4" text:outline-level="4">Функция файл<text:span text:style-name="T979">В</text:span>рмКат()</text:h>
      <text:p text:style-name="Исходный_20_код">функция файлВрмКаталог(вх общий: логическое): строка;</text:p>
      <text:p text:style-name="P34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82">если это поддерживается операционной системой</text:span>.</text:p>
      <text:h text:style-name="P451" text:outline-level="4">Функция файл<text:span text:style-name="T978">В</text:span>рм<text:span text:style-name="T977">Имя</text:span>()</text:h>
      <text:p text:style-name="P343">функция файлВрмКаталог(вх общий: логическое; <text:span text:style-name="T977">вх префикс: строка</text:span>): строка;</text:p>
      <text:p text:style-name="P345">Возвращает путь <text:span text:style-name="T977">и имя файла, которые можно использовать для создания </text:span><text:span text:style-name="T980">временного файла</text:span>. Если в параметре <text:span text:style-name="Source_20_Text">общий</text:span> передано истинное значение, функция вернёт <text:span text:style-name="T981">путь к</text:span><text:span text:style-name="T980"> файл</text:span><text:span text:style-name="T981">у</text:span><text:span text:style-name="T980"> в </text:span>глобальн<text:span text:style-name="T980">ом</text:span> временн<text:span text:style-name="T980">ом</text:span> каталог<text:span text:style-name="T980">е</text:span>, в противном случае — <text:span text:style-name="T980">во </text:span>временн<text:span text:style-name="T980">ом</text:span> каталог<text:span text:style-name="T980">е</text:span> текущего пользователя, <text:span text:style-name="T982">если это поддерживается операционной системой</text:span>.</text:p>
      <text:p text:style-name="P34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4" text:outline-level="4"><text:soft-page-break/>Функция файлПолн<text:span text:style-name="T983">ыйПуть</text:span>()</text:h>
      <text:p text:style-name="Исходный_20_код">функция файлПолн<text:span text:style-name="T983">ыйПуть</text:span>(вх <text:span text:style-name="T984">путь</text:span>: строка): строка;</text:p>
      <text:p text:style-name="P347">Дополняет переданный относительный путь к файлу <text:span text:style-name="T987">или каталогу </text:span>до абсолютного, <text:span text:style-name="T986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47">Если в параметре <text:span text:style-name="Source_20_Text"><text:span text:style-name="T985">путь</text:span></text:span> передано пустое значение, возвращает полный путь к текущему каталогу.</text:p>
      <text:h text:style-name="P452" text:outline-level="4">Функция файл<text:span text:style-name="T1021">Выполняемый</text:span>()</text:h>
      <text:p text:style-name="P353">функция файл<text:span text:style-name="T1021">Выполняемый</text:span>(): строка;</text:p>
      <text:p text:style-name="P348"><text:span text:style-name="T991">Возвращает имя файла выполняемой программы</text:span>.</text:p>
      <text:h text:style-name="P453" text:outline-level="4">Функция файл<text:span text:style-name="T992">ДомКат</text:span>()</text:h>
      <text:p text:style-name="P354">функция файл<text:span text:style-name="T992">ДомКат</text:span>(): строка;</text:p>
      <text:p text:style-name="P349"><text:span text:style-name="T991">Возвращает </text:span><text:span text:style-name="T992">путь к домашнему каталогу текущего пользователя операционной системы</text:span>.</text:p>
      <text:h text:style-name="P454" text:outline-level="4">Функция файл<text:span text:style-name="T993">Атрибуты</text:span>()</text:h>
      <text:p text:style-name="P355">функция файл<text:span text:style-name="T993">Атрибуты</text:span>(<text:span text:style-name="T993">вх имя: строка</text:span>): <text:span text:style-name="T993">целое</text:span>;</text:p>
      <text:p text:style-name="P350"><text:span text:style-name="T991">Возвращает </text:span><text:span text:style-name="T994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9">При ошибках создаёт исключение </text:span><text:span text:style-name="Source_20_Text"><text:span text:style-name="T999">ОшибкаВводаВывода</text:span></text:span><text:span text:style-name="T999">.</text:span></text:p>
      <text:p text:style-name="P359">Возможны<text:span text:style-name="T998">м</text:span> значения<text:span text:style-name="T998">м</text:span> атрибутов <text:span text:style-name="T995">соответствуют</text:span> констант<text:span text:style-name="T998">ы</text:span> <text:span text:style-name="Source_20_Text">фаХХХХ</text:span>. <text:span text:style-name="T998">Некоторые атрибуты могут быть неприменимы, в зависимости от операционной системы.</text:span></text:p>
      <text:h text:style-name="P455" text:outline-level="4">Функция файл<text:span text:style-name="T1000">Возраст</text:span>()</text:h>
      <text:p text:style-name="P356">функция файл<text:span text:style-name="T1000">Возраст</text:span>(<text:span text:style-name="T993">вх имя: строка</text:span>): <text:span text:style-name="T1000">момент</text:span>;</text:p>
      <text:p text:style-name="P351"><text:span text:style-name="T991">Возвращает </text:span><text:span text:style-name="T1000">дату и время последней модификации</text:span><text:span text:style-name="T994"> файла</text:span>. <text:span text:style-name="T999">При ошибках создаёт исключение </text:span><text:span text:style-name="Source_20_Text"><text:span text:style-name="T999">ОшибкаВводаВывода</text:span></text:span><text:span text:style-name="T999">.</text:span></text:p>
      <text:h text:style-name="P456" text:outline-level="4">Функция файл<text:span text:style-name="T1007">Переместить</text:span>()</text:h>
      <text:p text:style-name="P357"><text:span text:style-name="T1001">процедура</text:span> файл<text:span text:style-name="T1007">Переместить</text:span>(<text:span text:style-name="T993">вх </text:span><text:span text:style-name="T1001">откуда, куда</text:span><text:span text:style-name="T993">: строка</text:span>);</text:p>
      <text:p text:style-name="P360">Переименовывает <text:span text:style-name="T1003">и/</text:span>или перемещает файл <text:span text:style-name="T1004">с переданными именем</text:span>. <text:span text:style-name="T1002">При ошибках создаёт исключение </text:span><text:span text:style-name="Source_20_Text"><text:span text:style-name="T1002">ОшибкаВводаВывода</text:span></text:span><text:span text:style-name="T1002">.</text:span></text:p>
      <text:h text:style-name="P457" text:outline-level="4">Функция файл<text:span text:style-name="T1005">Удалить</text:span>()</text:h>
      <text:p text:style-name="P358"><text:span text:style-name="T1001">процедура</text:span> файл<text:span text:style-name="T1005">Удалить</text:span>(<text:span text:style-name="T993">вх </text:span><text:span text:style-name="T1005">имя</text:span><text:span text:style-name="T993">: строка</text:span>);</text:p>
      <text:p text:style-name="P361"><text:span text:style-name="T1005">Удаляет</text:span> файл <text:span text:style-name="T1004">с переданными именем</text:span>. <text:span text:style-name="T1002">При ошибках создаёт исключение </text:span><text:span text:style-name="Source_20_Text"><text:span text:style-name="T1002">ОшибкаВводаВывода</text:span></text:span><text:span text:style-name="T1002">.</text:span></text:p>
      <text:h text:style-name="Heading_20_4" text:outline-level="4"><text:soft-page-break/>Функция файлПервый()</text:h>
      <text:p text:style-name="Исходный_20_код">функция файлПервый(вх шаблон: строка; вых инфо: тФайлИнфо): объект;</text:p>
      <text:p text:style-name="P366">Создаёт объект — список файлов, подходящих под переданный <text:span text:style-name="Source_20_Text">шаблон</text:span>, и заполняет <text:span text:style-name="T1013">переданную </text:span>структуру <text:span text:style-name="T1013">данными</text:span> о первом из найденных файлов.</text:p>
      <text:p text:style-name="P366">Шаблон может содержать абсолютный или относительный путь к каталогу, а также маску имени файла с символами «*» и «?».</text:p>
      <text:p text:style-name="P36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5" text:outline-level="5">Пример</text:h>
      <text:p text:style-name="P373">// <text:span text:style-name="T1015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тФайлИнфо;<text:line-break/> <text:s text:c="3"/>найдено: логическое;<text:line-break/>начало<text:line-break/> <text:s text:c="3"/>шаблон := файлПолныйПуть(файлДомКат() ++ "*"<text:span text:style-name="T1014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5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458" text:outline-level="4">Функция файл<text:span text:style-name="T1016">Следующий</text:span>()</text:h>
      <text:p text:style-name="P365">функция файл<text:span text:style-name="T1016">Следующий</text:span>(вх <text:span text:style-name="T1016">список</text:span>: <text:span text:style-name="T1016">объект</text:span>; вых инфо: тФайлИнфо): <text:span text:style-name="T1016">логическое</text:span>;</text:p>
      <text:p text:style-name="P36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8">нет</text:span></text:span>; <text:span text:style-name="T1020">в этом случае структура </text:span><text:span text:style-name="Source_20_Text"><text:span text:style-name="T1020">инфо</text:span></text:span><text:span text:style-name="T1020"> остаётся незаполненной.</text:span></text:p>
      <text:p text:style-name="P367"><text:soft-page-break/><text:span text:style-name="T1018">Объект</text:span> <text:span text:style-name="Source_20_Text"><text:span text:style-name="T1018">с</text:span></text:span><text:span text:style-name="Source_20_Text"><text:span text:style-name="T1017">писок</text:span></text:span><text:span text:style-name="T1017"> должен быть создан вызовом функции </text:span><text:span text:style-name="Source_20_Text"><text:span text:style-name="T1017">файлПервый()</text:span></text:span><text:span text:style-name="T1017"> и в дальнейшем уничтожен вызовом процедуры </text:span><text:span text:style-name="Source_20_Text"><text:span text:style-name="T1017">уничтожить()</text:span></text:span><text:span text:style-name="T1017">.</text:span></text:p>
      <text:p text:style-name="P368"><text:span text:style-name="T1019">П</text:span>ример использования <text:span text:style-name="T1019">см. </text:span>в описании функции <text:span text:style-name="Source_20_Text">файлПервый()</text:span>.</text:p>
      <text:h text:style-name="P427" text:outline-level="3">Массивы</text:h>
      <text:h text:style-name="Heading_20_4" text:outline-level="4">Функция длина()</text:h>
      <text:p text:style-name="P110">функция длина(вх <text:span text:style-name="T313">м</text:span>: <text:span text:style-name="T306">массив</text:span>): целое;</text:p>
      <text:p text:style-name="P110">функция длина(вв <text:span text:style-name="T313">м</text:span>: <text:span text:style-name="T306">массив</text:span>; <text:span text:style-name="T110">вх </text:span><text:span text:style-name="T140">размер</text:span>: целое): целое;</text:p>
      <text:p text:style-name="P25">Возвращает <text:span text:style-name="T307">количество элементов в переданном массиве</text:span>.</text:p>
      <text:p text:style-name="P25">Если передан параметр <text:span text:style-name="Source_20_Text"><text:span text:style-name="T852">размер</text:span></text:span>, то функция установит для переданно<text:span text:style-name="T307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8">массива</text:span> сохраняется, <text:span text:style-name="T308">а новые элементы добавляются в конец массива и инициализируются нулевыми начальными значениями</text:span><text:span text:style-name="T111">. Если новая длина меньше старой, то </text:span><text:span text:style-name="T309">сохраняются прежние значения элементов от нуля до новой длины, а остальные элементы </text:span><text:span text:style-name="T310">уничтожаются</text:span><text:span text:style-name="T156">.</text:span></text:p>
      <text:h text:style-name="Heading_20_4" text:outline-level="4">Процедура добавить()</text:h>
      <text:p text:style-name="P111"><text:span text:style-name="T313">процедура</text:span> <text:span text:style-name="T313">добавить</text:span>(вв <text:span text:style-name="T313">м</text:span>: <text:span text:style-name="T306">массив</text:span>; <text:span text:style-name="T110">вх </text:span><text:span text:style-name="T313">элемент</text:span>);</text:p>
      <text:p text:style-name="P93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2"><text:span text:style-name="T313">процедура</text:span> <text:span text:style-name="T314">вставить</text:span>(вв <text:span text:style-name="T313">м</text:span>: <text:span text:style-name="T306">массив</text:span>; <text:span text:style-name="T110">вх </text:span><text:span text:style-name="T315">индекс: целое; вх </text:span><text:span text:style-name="T313">элемент</text:span>);</text:p>
      <text:p text:style-name="P94"><text:span text:style-name="T317">Вставляет в массив</text:span> переданный <text:span text:style-name="T318">элемент</text:span>. <text:span text:style-name="T316">Если переданный </text:span><text:span text:style-name="Source_20_Text"><text:span text:style-name="T853">индекс</text:span></text:span><text:span text:style-name="T316"> равен длине массива, то элемент добавляется в конец массива; </text:span><text:span text:style-name="T317">е</text:span><text:span text:style-name="T316">сли </text:span><text:span text:style-name="T317">меньше, то элемент вставляется в переданную позицию, а все элементы, начиная от переданного индекса, включительно, сдвигаются </text:span><text:span text:style-name="T322">в сторону увеличения индекса</text:span><text:span text:style-name="T317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4">НеверныйИндекс</text:span></text:span>.</text:p>
      <text:h text:style-name="Heading_20_4" text:outline-level="4">Процедура удалить()</text:h>
      <text:p text:style-name="P113"><text:span text:style-name="T313">процедура</text:span> <text:span text:style-name="T319">удалить</text:span>(вв <text:span text:style-name="T313">м</text:span>: <text:span text:style-name="T306">массив</text:span>; <text:span text:style-name="T110">вх </text:span><text:span text:style-name="T315">индекс: целое</text:span>);</text:p>
      <text:p text:style-name="P114"><text:span text:style-name="T313">процедура</text:span> <text:span text:style-name="T319">удалить</text:span>(вв <text:span text:style-name="T313">м</text:span>: <text:span text:style-name="T306">массив</text:span>; <text:span text:style-name="T110">вх </text:span><text:span text:style-name="T315">индекс, </text:span><text:span text:style-name="T320">кво</text:span><text:span text:style-name="T315">: целое</text:span>);</text:p>
      <text:p text:style-name="P95"><text:span text:style-name="T321">Удаляет элементы из массива</text:span>.</text:p>
      <text:p text:style-name="P95"><text:span text:style-name="T323">Удаляет переданное количество элементов, начиная от указанного индекса, включительно. </text:span><text:span text:style-name="T324">Если параметр </text:span><text:span text:style-name="Source_20_Text"><text:span text:style-name="T854">кво</text:span></text:span><text:span text:style-name="T324"> не передан, удаляет один элемент.</text:span><text:span text:style-name="T323"> </text:span><text:span text:style-name="T324">Если после удалённых элементов остались ещё элементы, </text:span><text:span text:style-name="T325">то </text:span><text:span text:style-name="T324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4">НеверныйИндекс</text:span></text:span>.</text:p>
      <text:h text:style-name="P428" text:outline-level="3"><text:soft-page-break/>Словари</text:h>
      <text:h text:style-name="P459" text:outline-level="4">Функция длина()</text:h>
      <text:p text:style-name="P82">функция длина(вх <text:span text:style-name="T328">сл</text:span>: <text:span text:style-name="T329">словарь</text:span>): целое;</text:p>
      <text:p text:style-name="P81"><text:span text:style-name="T110">Возвращает </text:span><text:span text:style-name="T307">количество элементов в переданном </text:span><text:span text:style-name="T328">словаре</text:span><text:span text:style-name="T110">.</text:span></text:p>
      <text:h text:style-name="P459" text:outline-level="4">Процедура добавить()</text:h>
      <text:p text:style-name="P115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0">вх </text:span><text:span text:style-name="T329">ключ</text:span>);</text:p>
      <text:p text:style-name="P82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0">вх </text:span><text:span text:style-name="T329">ключ, </text:span><text:span text:style-name="T330">значение</text:span>);</text:p>
      <text:p text:style-name="P97">Добавляет <text:span text:style-name="T338">в словарь </text:span>переданный <text:span text:style-name="Source_20_Text"><text:span text:style-name="T855">ключ</text:span></text:span>. <text:span text:style-name="T331">Если передано </text:span><text:span text:style-name="Source_20_Text"><text:span text:style-name="T855">значение</text:span></text:span><text:span text:style-name="T331">, то оно присваивается добавленному ключу; если нет, то новый ключ получает нулевое начальное значение</text:span>.</text:p>
      <text:p text:style-name="P97"><text:span text:style-name="T332">Если </text:span><text:span text:style-name="T333">указанный</text:span><text:span text:style-name="T332"> ключ уже существует в словаре, то новое значение присваивается существующему ключу, </text:span><text:span text:style-name="T333">либо не меняется, если новое значение </text:span><text:span text:style-name="T334">не передано</text:span><text:span text:style-name="T332">.</text:span></text:p>
      <text:h text:style-name="P459" text:outline-level="4">Процедура вставить()</text:h>
      <text:p text:style-name="P82"><text:span text:style-name="T313">процедура</text:span> <text:span text:style-name="T314">вставить</text:span>(вв <text:span text:style-name="T335">сл</text:span>: <text:span text:style-name="T336">словарь</text:span>; <text:span text:style-name="T110">вх </text:span><text:span text:style-name="T337">ключ, значение</text:span>);</text:p>
      <text:p text:style-name="P96"><text:span text:style-name="T341">Добавляет</text:span><text:span text:style-name="T317"> в </text:span><text:span text:style-name="T339">словарь переданн</text:span><text:span text:style-name="T340">ую пару</text:span><text:span text:style-name="T339"> ключ-</text:span><text:span text:style-name="T340">значение или присваивает новое значение переданному ключу, </text:span><text:span text:style-name="T350">если тот уже сущес</text:span><text:span text:style-name="T351">т</text:span><text:span text:style-name="T350">вует в словаре</text:span>. <text:span text:style-name="T339">Эквивалентным вызову этой функции является присваивание:</text:span></text:p>
      <text:p text:style-name="Исходный_20_код">сл[ключ] := значение;</text:p>
      <text:h text:style-name="P459" text:outline-level="4">Процедура удалить()</text:h>
      <text:p text:style-name="P82"><text:span text:style-name="T313">процедура</text:span> <text:span text:style-name="T319">удалить</text:span>(вв <text:span text:style-name="T342">сл</text:span>: <text:span text:style-name="T342">словарь</text:span>; <text:span text:style-name="T110">вх </text:span><text:span text:style-name="T342">ключ</text:span>);</text:p>
      <text:p text:style-name="P96"><text:span text:style-name="T321">Удаляет из </text:span><text:span text:style-name="T342">словаря переданный ключ и соответствующее ему значение</text:span>. <text:span text:style-name="T343">Если указанный ключ отсутствует в словаре, создаётся исключение </text:span><text:span text:style-name="Source_20_Text"><text:span text:style-name="T856">НеверныйКлюч</text:span></text:span><text:span text:style-name="T343">.</text:span></text:p>
      <text:h text:style-name="P430" text:outline-level="3">Числа</text:h>
      <text:h text:style-name="Heading_20_4" text:outline-level="4">Константы</text:h>
      <text:p text:style-name="Исходный_20_код"><text:span text:style-name="T697">константы</text:span><text:line-break/> <text:s text:c="3"/>МинЦелое <text:span text:style-name="T693">= -9223372036854775808; <text:s text:c="3"/>// </text:span><text:span text:style-name="T694">Минимальное значение целого числа</text:span><text:line-break/> <text:s text:c="3"/><text:span text:style-name="T692">максЦелое </text:span><text:span text:style-name="T694">= 9223372036854775807; <text:s text:c="3"/>// Максимальное значение целого числа</text:span><text:span text:style-name="T692"><text:line-break/> <text:s text:c="3"/>минДробное </text:span><text:span text:style-name="T694">= 2.2250738585072E-308; <text:s/>// Минимальное значение дробного числа</text:span><text:span text:style-name="T692"><text:line-break/> <text:s text:c="3"/>максДробное </text:span><text:span text:style-name="T694">= 1.79769313486232E308; // Максимальное значение дробного числа</text:span><text:span text:style-name="T692"><text:line-break/> <text:s text:c="3"/>Pi </text:span><text:span text:style-name="T694">= 3.14159265358979; <text:s text:c="13"/>// Значение числа Пи</text:span></text:p>
      <text:p text:style-name="Исходный_20_код"><text:span text:style-name="T695"><text:s text:c="4"/>Пи</text:span><text:span text:style-name="T692"> </text:span><text:span text:style-name="T694">= 3.14159265358979; <text:s text:c="13"/>// Значение числа Пи</text:span></text:p>
      <text:h text:style-name="P460" text:outline-level="4">Функци<text:span text:style-name="T450">я</text:span> <text:span text:style-name="T446">нечисло</text:span>()</text:h>
      <text:p text:style-name="P162">функция <text:span text:style-name="T446">нечисло(</text:span><text:span text:style-name="T451">вх </text:span><text:span text:style-name="T446">число: дробное)</text:span>: <text:span text:style-name="T446">логическое</text:span>;</text:p>
      <text:p text:style-name="P102"><text:soft-page-break/>Возвращает <text:span text:style-name="T446">истин</text:span><text:span text:style-name="T448">у</text:span><text:span text:style-name="T446">, если переданный параметр имеет значение </text:span><text:span text:style-name="T7">нечисло</text:span>.</text:p>
      <text:h text:style-name="P461" text:outline-level="4">Функци<text:span text:style-name="T450">я</text:span> <text:span text:style-name="T447">конечно</text:span>()</text:h>
      <text:p text:style-name="P163">функция <text:span text:style-name="T447">конечно</text:span><text:span text:style-name="T446">(</text:span><text:span text:style-name="T451">вх </text:span><text:span text:style-name="T446">число: дробное)</text:span>: <text:span text:style-name="T446">логическое</text:span>;</text:p>
      <text:p text:style-name="P103">Возвращает <text:span text:style-name="T446">истин</text:span><text:span text:style-name="T448">у</text:span><text:span text:style-name="T446">, если переданный параметр имеет </text:span><text:span text:style-name="T449">конечное численное </text:span><text:span text:style-name="T446">значение</text:span>. <text:span text:style-name="T449">Возвращает ложь, если значение переданного параметра — </text:span><text:span text:style-name="T17">нечисло</text:span><text:span text:style-name="T449"> или бесконечность с любым знаком.</text:span></text:p>
      <text:h text:style-name="P462" text:outline-level="4">Функци<text:span text:style-name="T450">я</text:span> <text:span text:style-name="T453">округл</text:span>()</text:h>
      <text:p text:style-name="P164">функция <text:span text:style-name="T453">округл</text:span><text:span text:style-name="T446">(</text:span><text:span text:style-name="T451">вх </text:span><text:span text:style-name="T446">число: дробное)</text:span>: <text:span text:style-name="T453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4">НеверноеЧисло</text:span></text:span>.</text:p>
      <text:h text:style-name="P463" text:outline-level="4">Функци<text:span text:style-name="T450">я</text:span> <text:span text:style-name="T454">цел</text:span>()</text:h>
      <text:p text:style-name="P165">функция <text:span text:style-name="T454">цел</text:span><text:span text:style-name="T446">(</text:span><text:span text:style-name="T451">вх </text:span><text:span text:style-name="T446">число: дробное)</text:span>: <text:span text:style-name="T455">дробное</text:span>;</text:p>
      <text:p text:style-name="P168">Возвращает целую часть переданного числа.</text:p>
      <text:h text:style-name="P464" text:outline-level="4">Функци<text:span text:style-name="T450">я</text:span> <text:span text:style-name="T456">дроб</text:span>()</text:h>
      <text:p text:style-name="P166">функция <text:span text:style-name="T456">дроб</text:span><text:span text:style-name="T446">(</text:span><text:span text:style-name="T451">вх </text:span><text:span text:style-name="T446">число: дробное)</text:span>: <text:span text:style-name="T455">дробное</text:span>;</text:p>
      <text:p text:style-name="P169">Возвращает <text:span text:style-name="T456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465" text:outline-level="4">Функция <text:span text:style-name="T458">cos</text:span>()</text:h>
      <text:p text:style-name="P170">функция <text:span text:style-name="T458">cos</text:span>(число: дробное): дробное;</text:p>
      <text:p text:style-name="P175">Возвращает <text:span text:style-name="T458">ко</text:span>синус переданного числа.</text:p>
      <text:h text:style-name="P466" text:outline-level="4">Функция <text:span text:style-name="T459">tg</text:span>()</text:h>
      <text:p text:style-name="P171">функция <text:span text:style-name="T459">tg</text:span>(число: дробное): дробное;</text:p>
      <text:p text:style-name="P176">Возвращает <text:span text:style-name="T459">тангенс</text:span> переданного числа.</text:p>
      <text:h text:style-name="P467" text:outline-level="4">Функция <text:span text:style-name="T460">arc</text:span>sin()</text:h>
      <text:p text:style-name="P172">функция <text:span text:style-name="T460">arc</text:span>sin(число: дробное): дробное;</text:p>
      <text:p text:style-name="P177">Возвращает <text:span text:style-name="T460">арк</text:span>синус переданного числа.</text:p>
      <text:h text:style-name="P467" text:outline-level="4"><text:soft-page-break/>Функция <text:span text:style-name="T460">arc</text:span><text:span text:style-name="T458">cos</text:span>()</text:h>
      <text:p text:style-name="P172">функция <text:span text:style-name="T460">arc</text:span><text:span text:style-name="T458">cos</text:span>(число: дробное): дробное;</text:p>
      <text:p text:style-name="P177">Возвращает <text:span text:style-name="T460">арк</text:span><text:span text:style-name="T458">ко</text:span>синус переданного числа.</text:p>
      <text:h text:style-name="P467" text:outline-level="4">Функция <text:span text:style-name="T460">arc</text:span><text:span text:style-name="T459">tg</text:span>()</text:h>
      <text:p text:style-name="P172">функция <text:span text:style-name="T460">arc</text:span><text:span text:style-name="T459">tg</text:span>(число: дробное): дробное;</text:p>
      <text:p text:style-name="P177">Возвращает <text:span text:style-name="T460">арк</text:span><text:span text:style-name="T459">тангенс</text:span> переданного числа.</text:p>
      <text:h text:style-name="P468" text:outline-level="4">Функция <text:span text:style-name="T461">ln</text:span>()</text:h>
      <text:p text:style-name="P173">функция <text:span text:style-name="T461">ln</text:span>(число: дробное): дробное;</text:p>
      <text:p text:style-name="P178">Возвращает <text:span text:style-name="T461">натуральный логарифм</text:span> переданного числа.</text:p>
      <text:h text:style-name="P468" text:outline-level="4">Функция <text:span text:style-name="T461">exp</text:span>()</text:h>
      <text:p text:style-name="P173">функция <text:span text:style-name="T461">exp</text:span>(число: дробное): дробное;</text:p>
      <text:p text:style-name="P179"><text:span text:style-name="T457">Возвращает </text:span><text:span text:style-name="T461">экспоненту</text:span><text:span text:style-name="T457"> переданного числа — </text:span><text:span text:style-name="T461">т. е., число, возведённое в степень </text:span><text:bookmark text:name="firstHeading"/><text:span text:style-name="T193">e</text:span><text:span text:style-name="T457">.</text:span></text:p>
      <text:h text:style-name="P469" text:outline-level="4">Функция <text:span text:style-name="T535">случайное</text:span>()</text:h>
      <text:p text:style-name="P210">функция <text:span text:style-name="T535">случайное</text:span>(<text:span text:style-name="T535">макс</text:span>: <text:span text:style-name="T535">целое</text:span>): <text:span text:style-name="T535">целое</text:span>;</text:p>
      <text:p text:style-name="P211"><text:span text:style-name="T457">Возвращает </text:span><text:span text:style-name="T536">случайное число в диапазоне от 0 включительно до переданного значения </text:span><text:span text:style-name="Source_20_Text"><text:span text:style-name="T537">макс</text:span></text:span><text:span text:style-name="T536">, но не включая </text:span><text:span text:style-name="Source_20_Text"><text:span text:style-name="T537">макс</text:span></text:span><text:span text:style-name="T457">. </text:span><text:span text:style-name="T538">Генератор </text:span><text:span text:style-name="T880">псевдо</text:span><text:span text:style-name="T538">случайных чисел инициализируется при первом обращении к функции.</text:span></text:p>
      <text:h text:style-name="P429" text:outline-level="3">Моменты</text:h>
      <text:h text:style-name="Heading_20_4" text:outline-level="4">Функци<text:span text:style-name="T976">я</text:span> дата()</text:h>
      <text:p text:style-name="P340">функция дата: момент;<text:line-break/><text:span text:style-name="T963">функция дата(м: момент): момент;</text:span></text:p>
      <text:p text:style-name="P104">Возвращает значение <text:span text:style-name="T965">переданного момента</text:span> с <text:span text:style-name="T965">обнулённ</text:span><text:span text:style-name="T967">ым временем</text:span> — <text:span text:style-name="T966">т. е., только </text:span><text:span text:style-name="T967">дату</text:span>. <text:span text:style-name="T965">Если параметр не передан, возвращает текущ</text:span><text:span text:style-name="T967">ую дату</text:span><text:span text:style-name="T965">.</text:span></text:p>
      <text:h text:style-name="Heading_20_4" text:outline-level="4">Функция время()</text:h>
      <text:p text:style-name="P101">функция <text:span text:style-name="T326">время</text:span>: момент;<text:line-break/>функция <text:span text:style-name="T964">время</text:span>(м: момент): момент;</text:p>
      <text:p text:style-name="P100">Возвращает значение <text:span text:style-name="T965">переданного момента</text:span> с <text:span text:style-name="T965">обнулённой</text:span> датой — <text:span text:style-name="T966">т. е., только время</text:span>. <text:span text:style-name="T965">Если параметр не передан, возвращает текущ</text:span><text:span text:style-name="T966">ее время</text:span><text:span text:style-name="T965">.</text:span></text:p>
      <text:h text:style-name="Heading_20_4" text:outline-level="4"><text:soft-page-break/>Функция сейчас()</text:h>
      <text:p text:style-name="P106">функция <text:span text:style-name="T327">сейчас</text:span>: момент;</text:p>
      <text:p text:style-name="P105">Возвращает значение те<text:span text:style-name="T881">ку</text:span>щего момента — дату и время.</text:p>
      <text:h text:style-name="P428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08">Возвращает <text:span text:style-name="T344">текст сообщения об ошибке</text:span> активного исключения <text:span text:style-name="T346">с </text:span><text:span text:style-name="T345">уже </text:span><text:span text:style-name="T346">добавленными в него </text:span><text:span text:style-name="T345">значениями параметров </text:span><text:span text:style-name="T347">исключения</text:span>. Эту функцию можно вызывать только в секции обработки исключений, иначе она вернёт пустую строку.</text:p>
      <text:h text:style-name="P428" text:outline-level="3">Строки</text:h>
      <text:p text:style-name="P27">В<text:span text:style-name="T112">о всех</text:span> строковых функция<text:span text:style-name="T115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6">е</text:span> нумеруются начиная с нуля: первый байт имеет индекс 0, а последний имеет <text:span text:style-name="T118">индекс</text:span> на единицу меньший, чем длина строки.</text:p>
      <text:p text:style-name="P28"><text:span text:style-name="T117">Б</text:span>иблиотечные функции поддерживают внутреннюю целостность строки, не допуская появления в ней некорректных символов, <text:span text:style-name="T113">и вызыв</text:span><text:span text:style-name="T214">ют</text:span><text:span text:style-name="T113"> исключение </text:span><text:span text:style-name="Source_20_Text"><text:span text:style-name="T857">Не</text:span></text:span><text:span text:style-name="Source_20_Text"><text:span text:style-name="T858">верный</text:span></text:span><text:span text:style-name="Source_20_Text"><text:span text:style-name="T857">Символ</text:span></text:span><text:span text:style-name="T113"> в случае ошибок</text:span>. Например, <text:span text:style-name="T114">такое исключение возникнет при </text:span>вставк<text:span text:style-name="T114">е</text:span> подстроки в позицию, соответствующую середине многобайтового символа, <text:span text:style-name="T114">при </text:span>удалени<text:span text:style-name="T114">и</text:span> из строки части многобайтового символа, а также в других <text:span text:style-name="T114">аналогичных ситуациях</text:span>.</text:p>
      <text:h text:style-name="P470" text:outline-level="4"><text:span text:style-name="T151">Функция </text:span><text:span text:style-name="T109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0">вх </text:span><text:span text:style-name="T140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9">ов</text:span>.</text:p>
      <text:p text:style-name="P24">Если передан параметр <text:span text:style-name="Source_20_Text"><text:span text:style-name="T852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7">ами</text:span> (<text:span text:style-name="Source_20_Text"><text:span text:style-name="T187">№</text:span></text:span><text:span text:style-name="Source_20_Text">20</text:span>) <text:span text:style-name="T111">до указанной длины.</text:span></text:p>
      <text:p text:style-name="P26">Если новая длина меньше старой, то <text:span text:style-name="T156">прежнее содержимое строки обрезается справа до указанной длины. </text:span><text:span text:style-name="T157">В этом случае</text:span><text:span text:style-name="T156"> </text:span>должна быть указана такая новая длина, чтобы последний символ в строке, если он занимает несколько байт<text:span text:style-name="T930">ов</text:span>, не оказался разбит на части — <text:span text:style-name="T149">иначе</text:span> возникнет ошибка <text:span text:style-name="Source_20_Text"><text:span text:style-name="T804">НеверныйСимвол</text:span></text:span><text:span text:style-name="T156">.</text:span>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5">Буквы кириллицы занимают в </text:span><text:span text:style-name="T218">кодировке </text:span><text:span text:style-name="T217">UTF-8</text:span></text:p>
      <text:p text:style-name="P55"><text:span text:style-name="T215"><text:s text:c="4"/>// </text:span><text:span text:style-name="T219">по два</text:span><text:span text:style-name="T215"> байта, </text:span><text:span text:style-name="T216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471" text:outline-level="4"><text:span text:style-name="T152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0">строки </text:span><text:span text:style-name="Source_20_Text"><text:span text:style-name="T859">стр</text:span></text:span>. <text:span text:style-name="T124">Строка не должна быть пустой; п</text:span><text:span text:style-name="T120">ереданный индекс </text:span><text:span text:style-name="T121">должен </text:span><text:span text:style-name="T123">быть в </text:span><text:span text:style-name="T150">пределах строки</text:span><text:span text:style-name="T122"> и </text:span><text:span text:style-name="T150">должен </text:span><text:span text:style-name="T121">соответствовать началу символа в строке, иначе возникнет исключение </text:span><text:span text:style-name="Source_20_Text"><text:span text:style-name="T860">НеверныйСимвол</text:span></text:span><text:span text:style-name="T120">.</text:span></text:p>
      <text:p text:style-name="P30">Если параметр <text:span text:style-name="Source_20_Text"><text:span text:style-name="T804">индекс</text:span></text:span> не указан, <text:span text:style-name="T119">он считается равным 0, и функция</text:span> возвращает первый символ в строке.</text:p>
      <text:h text:style-name="Heading_20_4" text:outline-level="4"><text:span text:style-name="T153">Функция </text:span>след()</text:h>
      <text:p text:style-name="Исходный_20_код">функция след(<text:span text:style-name="T125">вх стр: строка; вх и</text:span><text:span text:style-name="T126">н</text:span><text:span text:style-name="T125">д</text:span><text:span text:style-name="T126">е</text:span><text:span text:style-name="T125">кс: целое</text:span>): целое;</text:p>
      <text:p text:style-name="Исходный_20_код">функция след(<text:span text:style-name="T125">вх стр: строка; вх и</text:span><text:span text:style-name="T126">н</text:span><text:span text:style-name="T125">д</text:span><text:span text:style-name="T126">е</text:span><text:span text:style-name="T125">кс, кво: целое</text:span>): целое;</text:p>
      <text:p text:style-name="Исходный_20_код">функция след(<text:span text:style-name="T125">вх стр: строка; вх и</text:span><text:span text:style-name="T126">н</text:span><text:span text:style-name="T125">д</text:span><text:span text:style-name="T126">е</text:span><text:span text:style-name="T125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61">индекс</text:span></text:span>. <text:span text:style-name="T12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2">НеверныйСимвол</text:span></text:span><text:span text:style-name="T127">.</text:span></text:p>
      <text:p text:style-name="P35">В параметре <text:span text:style-name="Source_20_Text"><text:span text:style-name="T804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9">(справа от </text:span><text:span text:style-name="Source_20_Text"><text:span text:style-name="T863">индекс</text:span></text:span><text:span text:style-name="T129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4">симв</text:span></text:span>, то функция запишет в него фактически пройденное количество символов. Т<text:span text:style-name="T128">аким образом, чтобы посчитать общее количество символов в строке, можно передать 0 в параметре </text:span><text:span text:style-name="Source_20_Text"><text:span text:style-name="T864">индекс</text:span></text:span><text:span text:style-name="T128"> и </text:span><text:span text:style-name="Source_20_Text"><text:span text:style-name="T864">максЦелое</text:span></text:span><text:span text:style-name="T128"> в параметре </text:span><text:span text:style-name="Source_20_Text"><text:span text:style-name="T864">кво</text:span></text:span><text:span text:style-name="T128">.</text:span></text:p>
      <text:h text:style-name="P474" text:outline-level="4"><text:span text:style-name="T154">Функция </text:span><text:span text:style-name="T130">пред</text:span>()</text:h>
      <text:p text:style-name="P23">функция <text:span text:style-name="T131">пред</text:span>(<text:span text:style-name="T125">вх стр: строка; вх и</text:span><text:span text:style-name="T126">н</text:span><text:span text:style-name="T125">д</text:span><text:span text:style-name="T126">е</text:span><text:span text:style-name="T125">кс: целое</text:span>): целое;</text:p>
      <text:p text:style-name="P23">функция <text:span text:style-name="T131">пред</text:span>(<text:span text:style-name="T125">вх стр: строка; вх и</text:span><text:span text:style-name="T126">н</text:span><text:span text:style-name="T125">д</text:span><text:span text:style-name="T126">е</text:span><text:span text:style-name="T125">кс, кво: целое</text:span>): целое;</text:p>
      <text:p text:style-name="P23">функция <text:span text:style-name="T131">пред</text:span>(<text:span text:style-name="T125">вх стр: строка; вх и</text:span><text:span text:style-name="T126">н</text:span><text:span text:style-name="T125">д</text:span><text:span text:style-name="T126">е</text:span><text:span text:style-name="T125">кс, кво: целое; вых симв: целое</text:span>): целое;</text:p>
      <text:p text:style-name="P34">Возвращает позицию в байтах, соответствующую началу <text:span text:style-name="T132">предыдущего</text:span> символа в строке, считая от символа, переданного в параметре <text:span text:style-name="Source_20_Text"><text:span text:style-name="T861">индекс</text:span></text:span>. <text:span text:style-name="T133">Для получения позиции последнего символа в строке в параметре </text:span><text:span text:style-name="Source_20_Text"><text:span text:style-name="T865">индекс</text:span></text:span><text:span text:style-name="T133"> нужно передать значение, большее или равное длине строки в байтах. </text:span><text:span text:style-name="T134">Если переданный индекс находится в пределах строки, то он должен </text:span><text:span text:style-name="T127">соответствовать началу символа в строке, иначе возникнет исключение </text:span><text:span text:style-name="Source_20_Text"><text:span text:style-name="T862">НеверныйСимвол</text:span></text:span><text:span text:style-name="T127">.</text:span></text:p>
      <text:p text:style-name="P36"><text:soft-page-break/>В параметре <text:span text:style-name="Source_20_Text"><text:span text:style-name="T804">кво</text:span></text:span> можно передать количество символов, на которое необходимо сместиться: 1 — <text:span text:style-name="T135">предыдущий</text:span> символ, 2 — через один символ, и т. п. Если переданное количество превышает число оставшихся <text:span text:style-name="T129">(</text:span><text:span text:style-name="T136">слева</text:span><text:span text:style-name="T129"> от </text:span><text:span text:style-name="Source_20_Text"><text:span text:style-name="T863">индекс</text:span></text:span><text:span text:style-name="T129">) </text:span>символов <text:span text:style-name="T137">до начала строки</text:span>, то функция вернёт <text:span text:style-name="T137">0</text:span>.</text:p>
      <text:p text:style-name="P38">Если передан параметр <text:span text:style-name="Source_20_Text"><text:span text:style-name="T804">симв</text:span></text:span>, то функция запишет в него фактически пройденное количество символов. Т<text:span text:style-name="T128">аким образом, чтобы посчитать общее количество символов в строке, можно передать </text:span><text:span text:style-name="Source_20_Text"><text:span text:style-name="T866">максЦелое</text:span></text:span><text:span text:style-name="T128"> в параметр</text:span><text:span text:style-name="T138">ах</text:span><text:span text:style-name="T128"> </text:span><text:span text:style-name="Source_20_Text"><text:span text:style-name="T864">индекс</text:span></text:span><text:span text:style-name="T128"> и </text:span><text:span text:style-name="Source_20_Text"><text:span text:style-name="T864">кво</text:span></text:span><text:span text:style-name="T128">.</text:span></text:p>
      <text:p text:style-name="P43"><text:span text:style-name="T194">Примечание:</text:span> для <text:span text:style-name="T882">строки из </text:span>многобайтовых символов функция <text:span text:style-name="Source_20_Text"><text:span text:style-name="T804">след()</text:span></text:span> работает быстрее, чем <text:span text:style-name="Source_20_Text"><text:span text:style-name="T804">пред()</text:span></text:span>.</text:p>
      <text:h text:style-name="Heading_20_4" text:outline-level="4"><text:span text:style-name="T155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39">размер</text:span>: целое): строка;</text:p>
      <text:p text:style-name="P39">Возвращает часть строки указанного размера, начиная с указанного индекса. <text:span text:style-name="T12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2">НеверныйСимвол</text:span></text:span><text:span text:style-name="T127">.</text:span></text:p>
      <text:p text:style-name="P42">Если параметр <text:span text:style-name="Source_20_Text"><text:span text:style-name="T804">размер</text:span></text:span> <text:span text:style-name="T144">не передан</text:span> <text:span text:style-name="T142">или выходит за пределы строки</text:span>, то функция вернёт часть строки от указанного индекса до конца строки. <text:span text:style-name="T143">В противном случае, </text:span><text:span text:style-name="Source_20_Text"><text:span text:style-name="T867">размер</text:span></text:span><text:span text:style-name="T141"> должен иметь такое значение, чтобы последний символ в возвращаемой </text:span><text:span text:style-name="T146">под</text:span><text:span text:style-name="T141">строке, </text:span><text:span text:style-name="T148">если он занимает несколько байт</text:span><text:span text:style-name="T931">ов</text:span><text:span text:style-name="T148">,</text:span><text:span text:style-name="T141"> не </text:span><text:span text:style-name="T145">оказался разбит</text:span><text:span text:style-name="T141"> на части —</text:span><text:span text:style-name="T127"> иначе возникнет исключение </text:span><text:span text:style-name="Source_20_Text"><text:span text:style-name="T862">НеверныйСимвол</text:span></text:span><text:span text:style-name="T141">.</text:span></text:p>
      <text:h text:style-name="Heading_20_4" text:outline-level="4"><text:span text:style-name="T158">Процедура</text:span> добавить()</text:h>
      <text:p text:style-name="Исходный_20_код"><text:span text:style-name="T158">процедура</text:span> добавить(в<text:span text:style-name="T158">в</text:span> стр1: <text:span text:style-name="T158">строка; вх</text:span> стр2: строка);</text:p>
      <text:p text:style-name="P44">Добавляет значение <text:span text:style-name="Source_20_Text"><text:span text:style-name="T804">стр2</text:span></text:span> в конец строки <text:span text:style-name="Source_20_Text"><text:span text:style-name="T804">стр1</text:span></text:span>. <text:span text:style-name="T159">Эквивалентным вызову этой функции является </text:span><text:span text:style-name="T188">присваивание</text:span><text:span text:style-name="T159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4">подстр</text:span></text:span> в указанную позицию строки <text:span text:style-name="Source_20_Text"><text:span text:style-name="T804">стр</text:span></text:span>, <text:span text:style-name="T160">так что символы из строки </text:span><text:span text:style-name="Source_20_Text"><text:span text:style-name="T868">подстр</text:span></text:span><text:span text:style-name="T160"> </text:span><text:span text:style-name="T189">окажутся</text:span><text:span text:style-name="T160"> в строке </text:span><text:span text:style-name="Source_20_Text"><text:span text:style-name="T868">стр</text:span></text:span><text:span text:style-name="T160"> непосредственно перед </text:span><text:span text:style-name="T161">тем </text:span><text:span text:style-name="T160">символом, на который указывает </text:span><text:span text:style-name="Source_20_Text"><text:span text:style-name="T868">индекс</text:span></text:span><text:span text:style-name="T160">. П</text:span>ри этом длина строки <text:span text:style-name="Source_20_Text"><text:span text:style-name="T804">стр</text:span></text:span> увеличивается на длину строки <text:span text:style-name="Source_20_Text"><text:span text:style-name="T804">подстр</text:span></text:span>.</text:p>
      <text:p text:style-name="P40"><text:span text:style-name="T162">Если переданный </text:span><text:span text:style-name="Source_20_Text"><text:span text:style-name="T869">индекс</text:span></text:span><text:span text:style-name="T162"> больше или равен длине </text:span><text:span text:style-name="Source_20_Text"><text:span text:style-name="T870">стр</text:span></text:span><text:span text:style-name="T162">, то </text:span><text:span text:style-name="T164">подстр</text:span><text:span text:style-name="T165">ока</text:span><text:span text:style-name="T162"> будет добавлена к </text:span><text:span text:style-name="T164">стр</text:span><text:span text:style-name="T165">оке</text:span><text:span text:style-name="T164"> </text:span><text:span text:style-name="T162">справа. В противном случае з</text:span><text:span text:style-name="T127">начение индекса должно соответствовать началу символа в строке, иначе возникнет исключение </text:span><text:span text:style-name="Source_20_Text"><text:span text:style-name="T862">НеверныйСимвол</text:span></text:span><text:span text:style-name="T127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2">ов</text:span>, начиная с переданного индекса, включительно.</text:p>
      <text:p text:style-name="P41"><text:span text:style-name="T182">З</text:span><text:span text:style-name="T127">начение индекса должно соответствовать началу символа в строке, иначе возникнет исключение </text:span><text:span text:style-name="Source_20_Text"><text:span text:style-name="T862">НеверныйСимвол</text:span></text:span><text:span text:style-name="T127">.</text:span></text:p>
      <text:p text:style-name="P47">Если строка содержит меньше <text:span text:style-name="T183">байт</text:span><text:span text:style-name="T933">ов</text:span> справа от индекса, чем передано в параметре <text:span text:style-name="Source_20_Text"><text:span text:style-name="T804">число</text:span></text:span>, то будут удалены все <text:span text:style-name="T184">байты</text:span> до конца строки. <text:span text:style-name="T183">В противном случае, переданное число </text:span><text:span text:style-name="T185">должно быть таким, чтобы последний </text:span><text:soft-page-break/><text:span text:style-name="T185">удаляемый символ, если он </text:span><text:span text:style-name="T186">занимает несколько байт</text:span><text:span text:style-name="T934">ов</text:span><text:span text:style-name="T185">, не оказался разбит на части — </text:span><text:span text:style-name="T127">иначе возникнет исключение </text:span><text:span text:style-name="Source_20_Text"><text:span text:style-name="T862">НеверныйСимвол</text:span></text:span><text:span text:style-name="T127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0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4">стр1</text:span></text:span><text:span text:style-name="T163"> </text:span>байты из <text:span text:style-name="Source_20_Text"><text:span text:style-name="T804">стр2</text:span></text:span>.</text:p>
      <text:p text:style-name="P48"><text:span text:style-name="T191">Из </text:span><text:span text:style-name="Source_20_Text"><text:span text:style-name="T871">стр2</text:span></text:span><text:span text:style-name="T191"> копируется </text:span><text:span text:style-name="T192">указанное </text:span><text:span text:style-name="Source_20_Text"><text:span text:style-name="T871">число</text:span></text:span><text:span text:style-name="T191"> байт</text:span><text:span text:style-name="T935">ов</text:span><text:span text:style-name="T191">, начиная от </text:span><text:span text:style-name="Source_20_Text"><text:span text:style-name="T871">индекс2</text:span></text:span><text:span text:style-name="T191">, включительно; </text:span><text:span text:style-name="T192">эти байты размещаются в </text:span><text:span text:style-name="Source_20_Text"><text:span text:style-name="T872">стр1</text:span></text:span><text:span text:style-name="T166">,</text:span><text:span text:style-name="T192"> начиная от </text:span><text:span text:style-name="Source_20_Text"><text:span text:style-name="T872">индекс</text:span></text:span><text:span text:style-name="T192">, и заменяют собой байты, которые раньше находились в </text:span><text:span text:style-name="Source_20_Text"><text:span text:style-name="T872">стр1</text:span></text:span><text:span text:style-name="T192"> в этих позициях. Если длины </text:span><text:span text:style-name="Source_20_Text"><text:span text:style-name="T872">стр1</text:span></text:span><text:span text:style-name="T192"> не </text:span><text:span text:style-name="T197">хватает</text:span><text:span text:style-name="T192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4">число</text:span></text:span>, то копируются все байты от <text:span text:style-name="Source_20_Text"><text:span text:style-name="T804">индекс2</text:span></text:span> до конца <text:span text:style-name="Source_20_Text"><text:span text:style-name="T804">стр2</text:span></text:span>. Если не передан <text:span text:style-name="Source_20_Text"><text:span text:style-name="T804">индекс2</text:span></text:span>, то копируется вся <text:span text:style-name="Source_20_Text"><text:span text:style-name="T804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09">в обеих строках </text:span>не оказался при копировании разбит на части, иначе возникнет ошибка <text:span text:style-name="Source_20_Text"><text:span text:style-name="T804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05">тр1</text:span>, <text:span text:style-name="T205">стр2</text:span>: строка;</text:p>
      <text:p text:style-name="Исходный_20_код">начало</text:p>
      <text:p text:style-name="P56"><text:s text:c="4"/>// <text:span text:style-name="T221">Б</text:span><text:span text:style-name="T206">уквы </text:span><text:span text:style-name="T208">к</text:span><text:span text:style-name="T206">ириллицы</text:span> <text:span text:style-name="T206">занимают в кодировке UTF-8 </text:span></text:p>
      <text:p text:style-name="P56"><text:span text:style-name="T206"><text:s text:c="4"/>// </text:span><text:span text:style-name="T222">по </text:span><text:span text:style-name="T206">два байта, а арабские цифры - </text:span><text:span text:style-name="T207">один </text:span><text:span text:style-name="T221">байт</text:span><text:span text:style-name="T206">.</text:span></text:p>
      <text:p text:style-name="Исходный_20_код"><text:s text:c="4"/><text:span text:style-name="T205">стр1</text:span> := "1234АБВГ";</text:p>
      <text:p text:style-name="Исходный_20_код"><text:s text:c="4"/><text:span text:style-name="T205">стр2</text:span> := "0000";</text:p>
      <text:p text:style-name="Исходный_20_код"><text:s text:c="4"/>вписать(с<text:span text:style-name="T205">тр1</text:span>, 2, <text:span text:style-name="T205">стр2</text:span>); <text:s text:c="14"/>// <text:span text:style-name="T202">с</text:span><text:span text:style-name="T223">тр1</text:span><text:span text:style-name="T199"> = </text:span><text:span text:style-name="T200">12000</text:span><text:span text:style-name="T201">0</text:span><text:span text:style-name="T200">БВГ</text:span></text:p>
      <text:p text:style-name="P52"><text:s text:c="4"/>вписать(с<text:span text:style-name="T205">тр1</text:span>, максЦелое, <text:span text:style-name="T205">стр2</text:span>, 0, 2); // <text:span text:style-name="T202">с</text:span><text:span text:style-name="T223">тр1</text:span><text:span text:style-name="T202"> = </text:span><text:span text:style-name="T200">12000</text:span><text:span text:style-name="T201">0</text:span><text:span text:style-name="T200">БВГ</text:span><text:span text:style-name="T203">00</text:span></text:p>
      <text:p text:style-name="P51"><text:s text:c="4"/>вписать(с<text:span text:style-name="T205">тр1</text:span>, <text:span text:style-name="T198">7</text:span>, <text:span text:style-name="T205">стр2</text:span>); <text:s text:c="14"/>// <text:span text:style-name="T204">ошибка</text:span></text:p>
      <text:p text:style-name="Исходный_20_код"><text:s text:c="4"/>вписать(с<text:span text:style-name="T205">тр1</text:span>, 6, <text:span text:style-name="T205">стр2</text:span>, 0, 3); <text:s text:c="8"/>// <text:span text:style-name="T204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4">что</text:span></text:span> в строке <text:span text:style-name="Source_20_Text"><text:span text:style-name="T804">где</text:span></text:span> и возвращает индекс первого байта найденной подстроки. <text:span text:style-name="T210">Если подстрока не найдена, возвращает -1. Если передан </text:span><text:span text:style-name="Source_20_Text"><text:span text:style-name="T873">начИдкс</text:span></text:span><text:span text:style-name="T210">, поиск начинается с переданного индекса, включительно.</text:span></text:p>
      <text:p text:style-name="P57">Если в параметре <text:span text:style-name="Source_20_Text"><text:span text:style-name="T804">учтРегистр</text:span></text:span> передано <text:span text:style-name="Source_20_Text"><text:span text:style-name="T804">нет</text:span></text:span>, то регистр символов при поиске не учитывается — т. е., <text:span text:style-name="T211">прописные</text:span> буквы считаются равными строчным. <text:span text:style-name="T212">Если этот параметр опущен, функция выполняет поиск </text:span><text:span text:style-name="T213">с учётом регистра</text:span><text:span text:style-name="T212">.</text:span></text:p>
      <text:h text:style-name="P475" text:outline-level="4"><text:soft-page-break/><text:span text:style-name="T224">Процедура</text:span> <text:span text:style-name="T224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6">указанное</text:span> <text:span text:style-name="Source_20_Text"><text:span text:style-name="T804">число</text:span></text:span> байт<text:span text:style-name="T936">ов</text:span>, начиная с переданного индекса, на байты из строки <text:span text:style-name="Source_20_Text"><text:span text:style-name="T804">чем</text:span></text:span>. <text:span text:style-name="T225">Длина строки изменяется соответственно.</text:span></text:p>
      <text:p text:style-name="P69">Значения <text:span text:style-name="Source_20_Text"><text:span text:style-name="T804">индекс</text:span></text:span> и <text:span text:style-name="Source_20_Text"><text:span text:style-name="T804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4">НеверныйСимвол</text:span></text:span>.</text:p>
      <text:h text:style-name="Heading_20_4" text:outline-level="4">Функция формат()</text:h>
      <text:p text:style-name="Исходный_20_код"><text:span text:style-name="T227">ф</text:span>ункция формат(вх шаблон: строка; вх арг<text:span text:style-name="T230">0</text:span>, арг<text:span text:style-name="T230">1</text:span>, арг<text:span text:style-name="T230">2</text:span>, ...): <text:span text:style-name="T237">строка</text:span>;</text:p>
      <text:p text:style-name="P71"><text:span text:style-name="T228">Заменяет все спецификаторы в переданном шаблоне на значения переданных аргументов, </text:span><text:span text:style-name="T238">преобразованные к строке в соответствии с указанным форматом,</text:span><text:span text:style-name="T228"> и возвращает полученную строку.</text:span></text:p>
      <text:p text:style-name="P71"><text:span text:style-name="T228">Спецификатор</text:span><text:span text:style-name="T238">ы</text:span><text:span text:style-name="T228"> </text:span><text:span text:style-name="T229">имеют следующий синтаксис</text:span><text:span text:style-name="T228">:</text:span> </text:p>
      <text:p text:style-name="Исходный_20_код">'%'[<text:span text:style-name="T228">индекс</text:span>':']['-'][<text:span text:style-name="T234">ширина</text:span>]['.'<text:span text:style-name="T228">точность</text:span>]<text:span text:style-name="T228">Тип</text:span></text:p>
      <text:p text:style-name="P308">Символы в апострофах <text:span text:style-name="T884">должны быть указаны</text:span> в шаблон<text:span text:style-name="T883">е</text:span> буквально, без апострофов.</text:p>
      <text:p text:style-name="P30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32">и</text:span>ндекс':'</text:p>
          </table:table-cell>
          <table:table-cell table:style-name="Таблица3.B2" office:value-type="string">
            <text:p text:style-name="P64"><text:span text:style-name="T268">Целое. </text:span>Взять из списка <text:span text:style-name="T236">параметров </text:span><text:span text:style-name="T231">аргумент с указанным индексом. Если </text:span><text:span text:style-name="T467">этот элемент</text:span><text:span text:style-name="T231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3">Этот элемент работает только при условии, что указан</text:span><text:span text:style-name="T234">а</text:span><text:span text:style-name="T233"> </text:span><text:span text:style-name="T234">ширина</text:span><text:span text:style-name="T233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8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5">точность</text:span></text:p>
          </table:table-cell>
          <table:table-cell table:style-name="Таблица3.B2" office:value-type="string">
            <text:p text:style-name="P67"><text:span text:style-name="T268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0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59">В случае ошибок функция со</text:span><text:span text:style-name="T265">з</text:span><text:span text:style-name="T259">даёт исключение </text:span><text:span text:style-name="Source_20_Text"><text:span text:style-name="T874">ОшибкаКонвертации</text:span></text:span><text:span text:style-name="T259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492" text:outline-level="5">Типы спецификаторов</text:h>
      <text:p text:style-name="P74"><text:span text:style-name="T242">«</text:span><text:span text:style-name="T248">I</text:span><text:span text:style-name="T242">» или «</text:span>Ц» — целое число. <text:span text:style-name="T240">А</text:span>ргумент должен быть целым. Значение конвертируется в строковое представление целого числа. <text:span text:style-name="T239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3">E</text:span>» <text:span text:style-name="T244">(лат.)</text:span> <text:span text:style-name="T243">или «</text:span>Э» — экспоненциальный формат. Аргумент может быть целым или дробным. <text:span text:style-name="T241">Число приводится к строке в экспоненциальном </text:span><text:span text:style-name="T245">(научном) </text:span><text:span text:style-name="T241">формате. </text:span><text:span text:style-name="T246">Точность определяет общее количество цифр в </text:span><text:span text:style-name="T247">мантиссе</text:span><text:span text:style-name="T246"> числа, </text:span><text:span text:style-name="T266">п</text:span><text:span text:style-name="T247">орядок записывается тремя цифрами.</text:span></text:p>
      <text:p text:style-name="P70"><text:soft-page-break/>«F» <text:span text:style-name="T249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0">Для слишком больших чисел используется экспоненциальный формат.</text:span></text:p>
      <text:p text:style-name="P70">«G» <text:span text:style-name="T251">или «О» (кир.) — общий числовой формат. Аргумент может быть целым или дробным. </text:span><text:span text:style-name="T252">Число приводится к строке в фиксированном или экспоненциальном формате в зависимости от того, что получится короче. </text:span><text:span text:style-name="T253">Точность определяет общее количество цифр в строковом представлении числа.</text:span></text:p>
      <text:p text:style-name="P70">«<text:span text:style-name="T254">N</text:span>» <text:span text:style-name="T254">или «Ч» — </text:span><text:span text:style-name="T256">такой же формат числа, как</text:span><text:span text:style-name="T254"> с фиксированной точкой, </text:span><text:span text:style-name="T256">но</text:span><text:span text:style-name="T254"> </text:span><text:span text:style-name="T257">с добавлением</text:span><text:span text:style-name="T254"> разделител</text:span><text:span text:style-name="T257">ей</text:span><text:span text:style-name="T254"> групп разрядов.</text:span></text:p>
      <text:p text:style-name="P72">«<text:span text:style-name="T255">D</text:span>»<text:span text:style-name="T254"> или «</text:span><text:span text:style-name="T255">Д</text:span><text:span text:style-name="T254">» — </text:span><text:span text:style-name="T255">дата </text:span><text:span text:style-name="T261">в стандартном формате: YYYY-MM-DD. </text:span><text:span text:style-name="T263">Аргумент должен быть моментом. </text:span><text:span text:style-name="T270">Точность не применяется.</text:span></text:p>
      <text:p text:style-name="P73">«<text:span text:style-name="T255">T</text:span>» <text:span text:style-name="T254">(лат.) или «</text:span><text:span text:style-name="T255">В</text:span><text:span text:style-name="T254">» (кир.) — </text:span><text:span text:style-name="T255">время </text:span><text:span text:style-name="T261">в стандартном формате: </text:span><text:span text:style-name="T885">hh</text:span><text:span text:style-name="T261">:</text:span><text:span text:style-name="T885">mm</text:span><text:span text:style-name="T261">:</text:span><text:span text:style-name="T885">ss</text:span><text:span text:style-name="T261">. </text:span><text:span text:style-name="T263">Аргумент должен быть моментом. </text:span><text:span text:style-name="T270">Точность не применяется.</text:span></text:p>
      <text:p text:style-name="P73">«<text:span text:style-name="T254">M</text:span>» <text:span text:style-name="T254">(лат.) или «М» (кир.) — </text:span><text:span text:style-name="T255">дата </text:span><text:span text:style-name="T262">и </text:span><text:span text:style-name="T255">время </text:span><text:span text:style-name="T262">в стандартном формате, разделённые пробелом. </text:span><text:span text:style-name="T263">Аргумент должен быть моментом. </text:span><text:span text:style-name="T270">Точность не применяется.</text:span></text:p>
      <text:p text:style-name="P73">«S» <text:span text:style-name="T255">или «С» (кир.) — строка. Аргумент может быть любого простого типа — строковые </text:span><text:span text:style-name="T267">значения</text:span><text:span text:style-name="T255"> копируются, а значения других типов </text:span><text:span text:style-name="T465">конвертируются</text:span><text:span text:style-name="T255"> в строку прямым приведением типа.</text:span><text:span text:style-name="T263"> </text:span><text:span text:style-name="T270">Точность не применяется.</text:span></text:p>
      <text:p text:style-name="P70">«X» <text:span text:style-name="T258">(лат.) или «Ш» — шестнадцатеричное представление целого числа. Аргумент </text:span><text:span text:style-name="T264">может</text:span><text:span text:style-name="T258"> быть целым,</text:span><text:span text:style-name="T264"> символом </text:span><text:span text:style-name="T690">или объектом</text:span><text:span text:style-name="T258">. Точность определяет </text:span><text:span text:style-name="T269">минимальное </text:span><text:span text:style-name="T258">количество цифр — если нужно, слева будут добавлены нули.</text:span></text:p>
      <text:h text:style-name="Heading_20_5" text:outline-level="5">Пример</text:h>
      <text:p text:style-name="P80">стр := формат("<text:span text:style-name="T272">Меня зовут %s %s. Мне %i лет.</text:span>", "<text:span text:style-name="T471">Пётр</text:span>", "<text:span text:style-name="T272">Иванов</text:span>", <text:span text:style-name="T272">15</text:span>);</text:p>
      <text:p text:style-name="P80">// <text:span text:style-name="T466">стр = "</text:span><text:span text:style-name="T272">Меня зовут </text:span><text:span text:style-name="T471">Пётр</text:span><text:span text:style-name="T272"> Иванов. Мне 15 лет."</text:span></text:p>
      <text:p text:style-name="P182"/>
      <text:p text:style-name="P182">стр := формат("<text:span text:style-name="T272">Меня зовут %</text:span><text:span text:style-name="T468">1:</text:span><text:span text:style-name="T272">s %</text:span><text:span text:style-name="T468">0:</text:span><text:span text:style-name="T272">s. Мне %</text:span><text:span text:style-name="T469">2:</text:span><text:span text:style-name="T272">i лет.</text:span>", "<text:span text:style-name="T471">Пётр</text:span>", "<text:span text:style-name="T272">Иванов</text:span>", <text:span text:style-name="T272">15</text:span>);</text:p>
      <text:p text:style-name="P182">// <text:span text:style-name="T466">стр = "</text:span><text:span text:style-name="T272">Меня зовут </text:span><text:span text:style-name="T464">Иван</text:span><text:span text:style-name="T470">ов</text:span><text:span text:style-name="T272"> </text:span><text:span text:style-name="T471">Пётр</text:span><text:span text:style-name="T272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3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1">момент(44567.123)</text:span>); <text:s/>// стр = "[ <text:s text:c="3"/>2022-01-06]"</text:p>
      <text:p text:style-name="P79">стр := формат("[%-14д]", <text:span text:style-name="T271">момент(44567.123)</text:span>); // стр = "[2022-01-06 <text:s text:c="3"/>]"</text:p>
      <text:p text:style-name="P79">стр := формат("[%14t]", <text:span text:style-name="T271">момент(44567.123)</text:span>); <text:s/>// стр = "[ <text:s text:c="5"/>02:57:07]"</text:p>
      <text:p text:style-name="P79">стр := формат("[%-14в]", <text:span text:style-name="T271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472" text:outline-level="4"><text:span text:style-name="T152">Функция </text:span><text:span text:style-name="T968">загл</text:span>()</text:h>
      <text:p text:style-name="P341">функция <text:span text:style-name="T968">загл</text:span>(вх стр: строка): <text:span text:style-name="T968">строка</text:span>;</text:p>
      <text:p text:style-name="P31"><text:soft-page-break/><text:span text:style-name="T969">Возвращает строку, в которой все строчные буквы заменены на прописные</text:span>.</text:p>
      <text:h text:style-name="P473" text:outline-level="4"><text:span text:style-name="T152">Функция </text:span><text:span text:style-name="T969">строч</text:span>()</text:h>
      <text:p text:style-name="P336">функция <text:span text:style-name="T969">строч</text:span>(вх стр: строка): <text:span text:style-name="T968">строка</text:span>;</text:p>
      <text:p text:style-name="P32"><text:span text:style-name="T969">Возвращает строку, в которой все прописные буквы заменены на строчные</text:span>.</text:p>
      <text:h text:style-name="P431" text:outline-level="3">Разное</text:h>
      <text:h text:style-name="P476" text:outline-level="4">Процедура уничтожить()</text:h>
      <text:p text:style-name="Исходный_20_код">процедура уничтожить(вв о: объект);</text:p>
      <text:p text:style-name="P337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37"><text:span text:style-name="T970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70">пусто</text:span></text:span><text:span text:style-name="T970">, — процедура будет выполнена без ошибок.</text:span></text:p>
      <text:h text:style-name="Heading_20_4" text:outline-level="4"><text:span text:style-name="T462">Процедура</text:span> пауза<text:span text:style-name="T462">()</text:span></text:h>
      <text:p text:style-name="Исходный_20_код"><text:span text:style-name="T463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8-02T14:16:23.378322509</dc:date>
    <meta:editing-duration>P6DT22H57M52S</meta:editing-duration>
    <meta:editing-cycles>1831</meta:editing-cycles>
    <meta:generator>LibreOffice/7.3.7.2$Linux_X86_64 LibreOffice_project/30$Build-2</meta:generator>
    <meta:document-statistic meta:table-count="3" meta:image-count="0" meta:object-count="0" meta:page-count="46" meta:paragraph-count="1148" meta:word-count="12692" meta:character-count="95754" meta:non-whitespace-character-count="82377"/>
  </office:meta>
</office:document-meta>
</file>